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7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1.0752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9252in"/>
    </style:style>
    <style:style style:name="co12" style:family="table-column">
      <style:table-column-properties fo:break-before="auto" style:column-width="1.0217in"/>
    </style:style>
    <style:style style:name="co13" style:family="table-column">
      <style:table-column-properties fo:break-before="auto" style:column-width="0.7453in"/>
    </style:style>
    <style:style style:name="co14" style:family="table-column">
      <style:table-column-properties fo:break-before="auto" style:column-width="0.8717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1.472in"/>
    </style:style>
    <style:style style:name="co18" style:family="table-column">
      <style:table-column-properties fo:break-before="auto" style:column-width="1.1827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9465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0.657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49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6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4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8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3" style:family="table-cell" style:parent-style-name="Default" style:data-style-name="N1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0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1" style:family="table-cell" style:parent-style-name="Default" style:data-style-name="N1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4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31" style:family="table-cell" style:parent-style-name="Default" style:data-style-name="N122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7" style:family="table-cell" style:parent-style-name="Default" style:data-style-name="N12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8" style:family="table-cell" style:parent-style-name="Default" style:data-style-name="N122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0" style:family="table-cell" style:parent-style-name="Default" style:data-style-name="N122">
      <style:table-cell-properties style:text-align-source="fix" style:repeat-content="false" fo:background-color="transparent" fo:border="0.74pt solid #000000"/>
      <style:paragraph-properties fo:text-align="start" fo:margin-left="0in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start" fo:margin-left="0in"/>
      <style:text-properties style:font-name="Liberation Sans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5" style:family="table-cell" style:parent-style-name="Default" style:data-style-name="N49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12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7" style:family="table-cell" style:parent-style-name="Default">
      <style:table-cell-properties fo:background-color="#333333" style:text-align-source="fix" style:repeat-content="false" fo:border="0.74pt solid #000000"/>
      <style:paragraph-properties fo:text-align="start" fo:margin-left="0in"/>
      <style:text-properties fo:font-size="14pt" style:font-size-asian="14pt" style:font-size-complex="14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  <style:text-properties fo:font-size="8pt" style:font-size-asian="8pt" style:font-size-complex="8pt"/>
      <style:map style:condition="is-true-formula([.$Q1]=&quot;Walkx&quot;)" style:apply-style-name="TS-Walk-Style" style:base-cell-address="Events.A1"/>
      <style:map style:condition="is-true-formula([.$Q1]=&quot;Walkt&quot;)" style:apply-style-name="TS-Walk-Tentative" style:base-cell-address="Events.A1"/>
      <style:map style:condition="is-true-formula([.$Q1]=&quot;Walk&quot;)" style:apply-style-name="TS-Walk-Hidden" style:base-cell-address="Events.A1"/>
      <style:map style:condition="is-true-formula([.$Q1]=&quot;Hikex&quot;)" style:apply-style-name="TS-Hike" style:base-cell-address="Events.A1"/>
      <style:map style:condition="is-true-formula([.$Q1]=&quot;Hiket&quot;)" style:apply-style-name="TS-Hike-Tentative" style:base-cell-address="Events.A1"/>
      <style:map style:condition="is-true-formula([.$Q1]=&quot;Hike&quot;)" style:apply-style-name="TS-Hike-Hidden" style:base-cell-address="Events.A1"/>
      <style:map style:condition="is-true-formula([.$Q1]=&quot;Tripx&quot;)" style:apply-style-name="TS-Trip" style:base-cell-address="Events.A1"/>
      <style:map style:condition="is-true-formula([.$Q1]=&quot;Tript&quot;)" style:apply-style-name="TS-Trip-Tentative" style:base-cell-address="Events.A1"/>
      <style:map style:condition="is-true-formula([.$Q1]=&quot;Trip&quot;)" style:apply-style-name="TS-Trip-Hidden" style:base-cell-address="Events.A1"/>
      <style:map style:condition="is-true-formula([.$Q1]=&quot;Holidayx&quot;)" style:apply-style-name="TS-Holiday" style:base-cell-address="Events.A1"/>
      <style:map style:condition="is-true-formula([.$Q1]=&quot;Holidayt&quot;)" style:apply-style-name="TS-Holiday-Tentative" style:base-cell-address="Events.A1"/>
      <style:map style:condition="is-true-formula([.$Q1]=&quot;Holiday&quot;)" style:apply-style-name="Untitled1" style:base-cell-address="Events.A1"/>
      <style:map style:condition="is-true-formula([.$Q1]=&quot;Specialx&quot;)" style:apply-style-name="TS-Special" style:base-cell-address="Events.A1"/>
      <style:map style:condition="is-true-formula([.$Q1]=&quot;Specialt&quot;)" style:apply-style-name="TS-Special-Tentative" style:base-cell-address="Events.A1"/>
      <style:map style:condition="is-true-formula([.$Q1]=&quot;Special&quot;)" style:apply-style-name="TS-Special-Hidden" style:base-cell-address="Events.A1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7"/>
        <table:table-column table:style-name="co7" table:default-cell-style-name="ce17"/>
        <table:table-column table:style-name="co8" table:default-cell-style-name="ce14"/>
        <table:table-column table:style-name="co9" table:default-cell-style-name="ce14"/>
        <table:table-column table:style-name="co10" table:default-cell-style-name="ce17"/>
        <table:table-column table:style-name="co11" table:default-cell-style-name="ce6"/>
        <table:table-column table:style-name="co12" table:default-cell-style-name="ce17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3" table:default-cell-style-name="ce14"/>
        <table:table-column table:style-name="co8" table:default-cell-style-name="ce19"/>
        <table:table-column table:style-name="co17" table:default-cell-style-name="ce14"/>
        <table:table-column table:style-name="co18" table:default-cell-style-name="ce14"/>
        <table:table-column table:style-name="co19" table:number-columns-repeated="16361" table:default-cell-style-name="ce14"/>
        <table:table-column table:style-name="co19" table:number-columns-repeated="3" table:default-cell-style-name="ce19"/>
        <table:table-row table:style-name="ro1">
          <table:table-cell table:style-name="ce1" office:value-type="string" calcext:value-type="string">
            <text:p>date</text:p>
          </table:table-cell>
          <table:table-cell table:style-name="ce13" office:value-type="string" calcext:value-type="string">
            <text:p>dayOfYear</text:p>
          </table:table-cell>
          <table:table-cell table:style-name="ce24" office:value-type="string" calcext:value-type="string">
            <text:p>month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weekday</text:p>
          </table:table-cell>
          <table:table-cell table:style-name="ce31" office:value-type="string" calcext:value-type="string">
            <text:p>sunrise</text:p>
          </table:table-cell>
          <table:table-cell table:style-name="ce31" office:value-type="string" calcext:value-type="string">
            <text:p>sunset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startDt</text:p>
          </table:table-cell>
          <table:table-cell table:style-name="ce31" office:value-type="string" calcext:value-type="string">
            <text:p>startTm</text:p>
          </table:table-cell>
          <table:table-cell table:style-name="ce1" office:value-type="string" calcext:value-type="string">
            <text:p>endDt</text:p>
          </table:table-cell>
          <table:table-cell table:style-name="ce31" office:value-type="string" calcext:value-type="string">
            <text:p>endTm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show</text:p>
          </table:table-cell>
          <table:table-cell table:style-name="ce24" office:value-type="string" calcext:value-type="string">
            <text:p>url</text:p>
          </table:table-cell>
          <table:table-cell table:style-name="ce24" office:value-type="string" calcext:value-type="string">
            <text:p>notes</text:p>
          </table:table-cell>
          <table:table-cell table:style-name="ce24" office:value-type="string" calcext:value-type="string">
            <text:p>format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start</text:p>
          </table:table-cell>
          <table:table-cell table:style-name="ce24" office:value-type="string" calcext:value-type="string">
            <text:p>end</text:p>
          </table:table-cell>
          <table:table-cell table:style-name="ce12" table:number-columns-repeated="16361"/>
          <table:table-cell table:style-name="ce27" table:number-columns-repeated="3"/>
        </table:table-row>
        <table:table-row table:style-name="ro2">
          <table:table-cell office:value-type="date" office:date-value="2022-09-18" calcext:value-type="date">
            <text:p>2022-09-18</text:p>
          </table:table-cell>
          <table:table-cell table:formula="of:=[.$A2]-DATE(YEAR([.$A2]);1;0)" office:value-type="float" office:value="261" calcext:value-type="float">
            <text:p>261</text:p>
          </table:table-cell>
          <table:table-cell table:formula="of:=TEXT([.$A2];&quot;MMM&quot;)" office:value-type="string" office:string-value="Sep" calcext:value-type="string">
            <text:p>Sep</text:p>
          </table:table-cell>
          <table:table-cell table:formula="of:=DAY([.A2])" office:value-type="float" office:value="18" calcext:value-type="float">
            <text:p>18</text:p>
          </table:table-cell>
          <table:table-cell table:formula="of:=TEXT([.$A2];&quot;DDD&quot;)" office:value-type="string" office:string-value="Sun" calcext:value-type="string">
            <text:p>Sun</text:p>
          </table:table-cell>
          <table:table-cell table:formula="of:=VLOOKUP([.$B2];[$Sun.A$2:$Sun.C$367];2)" office:value-type="string" office:string-value="6:39:00" calcext:value-type="string">
            <text:p>6:39:00</text:p>
          </table:table-cell>
          <table:table-cell table:formula="of:=VLOOKUP([.$A2]-DATE(YEAR([.$A2]);1;0);[$Sun.A$2:$Sun.C$367];3)" office:value-type="string" office:string-value="19:00:00" calcext:value-type="string">
            <text:p>19:00:00</text:p>
          </table:table-cell>
          <table:table-cell office:value-type="string" calcext:value-type="string">
            <text:p>Long Walk</text:p>
          </table:table-cell>
          <table:table-cell table:style-name="ce6" table:formula="of:=[.$A2]" office:value-type="date" office:date-value="2022-09-18" calcext:value-type="date">
            <text:p>2022-09-18</text:p>
          </table:table-cell>
          <table:table-cell table:formula="of:=[.$F2]" office:value-type="string" office:string-value="6:39:00" calcext:value-type="string">
            <text:p>6:3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]);ISBLANK([.$N2]));&quot;None&quot;;CONCATENATE([.$M2];[.$N2];&quot;&quot;))" office:value-type="string" office:string-value="Walkx" calcext:value-type="string">
            <text:p>Walkx</text:p>
          </table:table-cell>
          <table:table-cell table:formula="of:=IF(ISBLANK([.$N2]);&quot;XXXXXXXXXXXXXXX&quot;;CONCATENATE(IF([.$N2]=&quot;t&quot;;&quot;[TBD: &quot;;&quot;&quot;);IF(ISBLANK([.$H2]);&quot;&quot;;[.$H2]); IF([.$N2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2]);&quot;XXXXXXXXXXXXXX&quot;;CONCATENATE(IF(ISBLANK([.$I2]);;TEXT([.$I2];&quot;YYYY-MM-DD&quot;));IF(ISBLANK([.$J2]);;CONCATENATE(&quot;T&quot;;;TEXT([.$J2];&quot;HH:MM:SS&quot;)))))" office:value-type="string" office:string-value="2022-09-18T06:39:00" calcext:value-type="string">
            <text:p>2022-09-18T06:39:00</text:p>
          </table:table-cell>
          <table:table-cell table:style-name="ce8" table:formula="of:=IF(ISBLANK([.$N2]);&quot;XXXXXXXXXXX&quot;;CONCATENATE(IF(ISBLANK([.$K2]);;TEXT([.$K2];&quot;YYYY-MM-DD&quot;));IF(ISBLANK([.$L2]);;CONCATENATE(&quot;T&quot;;;TEXT([.$L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19" calcext:value-type="date">
            <text:p>2022-09-19</text:p>
          </table:table-cell>
          <table:table-cell table:style-name="ce11" table:formula="of:=[.$A3]-DATE(YEAR([.$A3]);1;0)" office:value-type="float" office:value="262" calcext:value-type="float">
            <text:p>262</text:p>
          </table:table-cell>
          <table:table-cell table:style-name="ce15" table:formula="of:=TEXT([.$A3];&quot;MMM&quot;)" office:value-type="string" office:string-value="Sep" calcext:value-type="string">
            <text:p>Sep</text:p>
          </table:table-cell>
          <table:table-cell table:style-name="ce15" table:formula="of:=DAY([.A3])" office:value-type="float" office:value="19" calcext:value-type="float">
            <text:p>19</text:p>
          </table:table-cell>
          <table:table-cell table:style-name="ce15" table:formula="of:=TEXT([.$A3];&quot;DDD&quot;)" office:value-type="string" office:string-value="Mon" calcext:value-type="string">
            <text:p>Mon</text:p>
          </table:table-cell>
          <table:table-cell table:style-name="ce18" table:formula="of:=VLOOKUP([.$B3];[$Sun.A$2:$Sun.C$367];2)" office:value-type="string" office:string-value="6:40:00" calcext:value-type="string">
            <text:p>6:40:00</text:p>
          </table:table-cell>
          <table:table-cell table:style-name="ce18" table:formula="of:=VLOOKUP([.$A3]-DATE(YEAR([.$A3]);1;0);[$Sun.A$2:$Sun.C$367];3)" office:value-type="string" office:string-value="18:58:00" calcext:value-type="string">
            <text:p>18:5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]" office:value-type="date" office:date-value="2022-09-19" calcext:value-type="date">
            <text:p>2022-09-19</text:p>
          </table:table-cell>
          <table:table-cell table:style-name="ce18" table:formula="of:=[.$F3]" office:value-type="string" office:string-value="6:40:00" calcext:value-type="string">
            <text:p>6:4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]);ISBLANK([.$N3]));&quot;None&quot;;CONCATENATE([.$M3];[.$N3];&quot;&quot;))" office:value-type="string" office:string-value="Walkx" calcext:value-type="string">
            <text:p>Walkx</text:p>
          </table:table-cell>
          <table:table-cell table:formula="of:=IF(ISBLANK([.$N3]);&quot;XXXXXXXXXXXXXXX&quot;;CONCATENATE(IF([.$N3]=&quot;t&quot;;&quot;[TBD: &quot;;&quot;&quot;);IF(ISBLANK([.$H3]);&quot;&quot;;[.$H3]); IF([.$N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]);&quot;XXXXXXXXXXXXXX&quot;;CONCATENATE(IF(ISBLANK([.$I3]);;TEXT([.$I3];&quot;YYYY-MM-DD&quot;));IF(ISBLANK([.$J3]);;CONCATENATE(&quot;T&quot;;;TEXT([.$J3];&quot;HH:MM:SS&quot;)))))" office:value-type="string" office:string-value="2022-09-19T06:40:00" calcext:value-type="string">
            <text:p>2022-09-19T06:40:00</text:p>
          </table:table-cell>
          <table:table-cell table:style-name="ce25" table:formula="of:=IF(ISBLANK([.$N3]);&quot;XXXXXXXXXXX&quot;;CONCATENATE(IF(ISBLANK([.$K3]);;TEXT([.$K3];&quot;YYYY-MM-DD&quot;));IF(ISBLANK([.$L3]);;CONCATENATE(&quot;T&quot;;;TEXT([.$L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1" calcext:value-type="date">
            <text:p>2022-09-21</text:p>
          </table:table-cell>
          <table:table-cell table:style-name="ce11" table:formula="of:=[.$A4]-DATE(YEAR([.$A4]);1;0)" office:value-type="float" office:value="264" calcext:value-type="float">
            <text:p>264</text:p>
          </table:table-cell>
          <table:table-cell table:style-name="ce15" table:formula="of:=TEXT([.$A4];&quot;MMM&quot;)" office:value-type="string" office:string-value="Sep" calcext:value-type="string">
            <text:p>Sep</text:p>
          </table:table-cell>
          <table:table-cell table:style-name="ce15" table:formula="of:=DAY([.A4])" office:value-type="float" office:value="21" calcext:value-type="float">
            <text:p>21</text:p>
          </table:table-cell>
          <table:table-cell table:style-name="ce15" table:formula="of:=TEXT([.$A4];&quot;DDD&quot;)" office:value-type="string" office:string-value="Wed" calcext:value-type="string">
            <text:p>Wed</text:p>
          </table:table-cell>
          <table:table-cell table:style-name="ce18" table:formula="of:=VLOOKUP([.$B4];[$Sun.A$2:$Sun.C$367];2)" office:value-type="string" office:string-value="6:42:00" calcext:value-type="string">
            <text:p>6:42:00</text:p>
          </table:table-cell>
          <table:table-cell table:style-name="ce18" table:formula="of:=VLOOKUP([.$A4]-DATE(YEAR([.$A4]);1;0);[$Sun.A$2:$Sun.C$367];3)" office:value-type="string" office:string-value="18:55:00" calcext:value-type="string">
            <text:p>18:5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]" office:value-type="date" office:date-value="2022-09-21" calcext:value-type="date">
            <text:p>2022-09-21</text:p>
          </table:table-cell>
          <table:table-cell table:style-name="ce18" table:formula="of:=[.$F4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]);ISBLANK([.$N4]));&quot;None&quot;;CONCATENATE([.$M4];[.$N4];&quot;&quot;))" office:value-type="string" office:string-value="Walkx" calcext:value-type="string">
            <text:p>Walkx</text:p>
          </table:table-cell>
          <table:table-cell table:formula="of:=IF(ISBLANK([.$N4]);&quot;XXXXXXXXXXXXXXX&quot;;CONCATENATE(IF([.$N4]=&quot;t&quot;;&quot;[TBD: &quot;;&quot;&quot;);IF(ISBLANK([.$H4]);&quot;&quot;;[.$H4]); IF([.$N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]);&quot;XXXXXXXXXXXXXX&quot;;CONCATENATE(IF(ISBLANK([.$I4]);;TEXT([.$I4];&quot;YYYY-MM-DD&quot;));IF(ISBLANK([.$J4]);;CONCATENATE(&quot;T&quot;;;TEXT([.$J4];&quot;HH:MM:SS&quot;)))))" office:value-type="string" office:string-value="2022-09-21T06:42:00" calcext:value-type="string">
            <text:p>2022-09-21T06:42:00</text:p>
          </table:table-cell>
          <table:table-cell table:style-name="ce25" table:formula="of:=IF(ISBLANK([.$N4]);&quot;XXXXXXXXXXX&quot;;CONCATENATE(IF(ISBLANK([.$K4]);;TEXT([.$K4];&quot;YYYY-MM-DD&quot;));IF(ISBLANK([.$L4]);;CONCATENATE(&quot;T&quot;;;TEXT([.$L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3" calcext:value-type="date">
            <text:p>2022-09-23</text:p>
          </table:table-cell>
          <table:table-cell table:style-name="ce11" table:formula="of:=[.$A5]-DATE(YEAR([.$A5]);1;0)" office:value-type="float" office:value="266" calcext:value-type="float">
            <text:p>266</text:p>
          </table:table-cell>
          <table:table-cell table:style-name="ce15" table:formula="of:=TEXT([.$A5];&quot;MMM&quot;)" office:value-type="string" office:string-value="Sep" calcext:value-type="string">
            <text:p>Sep</text:p>
          </table:table-cell>
          <table:table-cell table:style-name="ce15" table:formula="of:=DAY([.A5])" office:value-type="float" office:value="23" calcext:value-type="float">
            <text:p>23</text:p>
          </table:table-cell>
          <table:table-cell table:style-name="ce15" table:formula="of:=TEXT([.$A5];&quot;DDD&quot;)" office:value-type="string" office:string-value="Fri" calcext:value-type="string">
            <text:p>Fri</text:p>
          </table:table-cell>
          <table:table-cell table:style-name="ce18" table:formula="of:=VLOOKUP([.$B5];[$Sun.A$2:$Sun.C$367];2)" office:value-type="string" office:string-value="6:44:00" calcext:value-type="string">
            <text:p>6:44:00</text:p>
          </table:table-cell>
          <table:table-cell table:style-name="ce18" table:formula="of:=VLOOKUP([.$A5]-DATE(YEAR([.$A5]);1;0);[$Sun.A$2:$Sun.C$367];3)" office:value-type="string" office:string-value="18:51:00" calcext:value-type="string">
            <text:p>18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]" office:value-type="date" office:date-value="2022-09-23" calcext:value-type="date">
            <text:p>2022-09-23</text:p>
          </table:table-cell>
          <table:table-cell table:style-name="ce18" table:formula="of:=[.$F5]" office:value-type="string" office:string-value="6:44:00" calcext:value-type="string">
            <text:p>6:4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]);ISBLANK([.$N5]));&quot;None&quot;;CONCATENATE([.$M5];[.$N5];&quot;&quot;))" office:value-type="string" office:string-value="Walkx" calcext:value-type="string">
            <text:p>Walkx</text:p>
          </table:table-cell>
          <table:table-cell table:formula="of:=IF(ISBLANK([.$N5]);&quot;XXXXXXXXXXXXXXX&quot;;CONCATENATE(IF([.$N5]=&quot;t&quot;;&quot;[TBD: &quot;;&quot;&quot;);IF(ISBLANK([.$H5]);&quot;&quot;;[.$H5]); IF([.$N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]);&quot;XXXXXXXXXXXXXX&quot;;CONCATENATE(IF(ISBLANK([.$I5]);;TEXT([.$I5];&quot;YYYY-MM-DD&quot;));IF(ISBLANK([.$J5]);;CONCATENATE(&quot;T&quot;;;TEXT([.$J5];&quot;HH:MM:SS&quot;)))))" office:value-type="string" office:string-value="2022-09-23T06:44:00" calcext:value-type="string">
            <text:p>2022-09-23T06:44:00</text:p>
          </table:table-cell>
          <table:table-cell table:style-name="ce25" table:formula="of:=IF(ISBLANK([.$N5]);&quot;XXXXXXXXXXX&quot;;CONCATENATE(IF(ISBLANK([.$K5]);;TEXT([.$K5];&quot;YYYY-MM-DD&quot;));IF(ISBLANK([.$L5]);;CONCATENATE(&quot;T&quot;;;TEXT([.$L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6]-DATE(YEAR([.$A6]);1;0)" office:value-type="float" office:value="268" calcext:value-type="float">
            <text:p>268</text:p>
          </table:table-cell>
          <table:table-cell table:formula="of:=TEXT([.$A6];&quot;MMM&quot;)" office:value-type="string" office:string-value="Sep" calcext:value-type="string">
            <text:p>Sep</text:p>
          </table:table-cell>
          <table:table-cell table:formula="of:=DAY([.A6])" office:value-type="float" office:value="25" calcext:value-type="float">
            <text:p>25</text:p>
          </table:table-cell>
          <table:table-cell table:formula="of:=TEXT([.$A6];&quot;DDD&quot;)" office:value-type="string" office:string-value="Sun" calcext:value-type="string">
            <text:p>Sun</text:p>
          </table:table-cell>
          <table:table-cell table:formula="of:=VLOOKUP([.$B6];[$Sun.A$2:$Sun.C$367];2)" office:value-type="string" office:string-value="6:46:00" calcext:value-type="string">
            <text:p>6:46:00</text:p>
          </table:table-cell>
          <table:table-cell table:formula="of:=VLOOKUP([.$A6]-DATE(YEAR([.$A6]);1;0);[$Sun.A$2:$Sun.C$367];3)" office:value-type="string" office:string-value="18:48:00" calcext:value-type="string">
            <text:p>18:48:00</text:p>
          </table:table-cell>
          <table:table-cell office:value-type="string" calcext:value-type="string">
            <text:p>Day Hike</text:p>
          </table:table-cell>
          <table:table-cell table:style-name="ce6" table:formula="of:=[.$A6]" office:value-type="date" office:date-value="2022-09-25" calcext:value-type="date">
            <text:p>2022-09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6]);ISBLANK([.$N6]));&quot;None&quot;;CONCATENATE([.$M6];[.$N6];&quot;&quot;))" office:value-type="string" office:string-value="Hike" calcext:value-type="string">
            <text:p>Hike</text:p>
          </table:table-cell>
          <table:table-cell table:formula="of:=IF(ISBLANK([.$N6]);&quot;XXXXXXXXXXXXXXX&quot;;CONCATENATE(IF([.$N6]=&quot;t&quot;;&quot;[TBD: &quot;;&quot;&quot;);IF(ISBLANK([.$H6]);&quot;&quot;;[.$H6]); IF([.$N6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6]);&quot;XXXXXXXXXXXXXX&quot;;CONCATENATE(IF(ISBLANK([.$I6]);;TEXT([.$I6];&quot;YYYY-MM-DD&quot;));IF(ISBLANK([.$J6]);;CONCATENATE(&quot;T&quot;;;TEXT([.$J6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6]);&quot;XXXXXXXXXXX&quot;;CONCATENATE(IF(ISBLANK([.$K6]);;TEXT([.$K6];&quot;YYYY-MM-DD&quot;));IF(ISBLANK([.$L6]);;CONCATENATE(&quot;T&quot;;;TEXT([.$L6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09-25" calcext:value-type="date">
            <text:p>2022-09-25</text:p>
          </table:table-cell>
          <table:table-cell table:formula="of:=[.$A7]-DATE(YEAR([.$A7]);1;0)" office:value-type="float" office:value="268" calcext:value-type="float">
            <text:p>268</text:p>
          </table:table-cell>
          <table:table-cell table:formula="of:=TEXT([.$A7];&quot;MMM&quot;)" office:value-type="string" office:string-value="Sep" calcext:value-type="string">
            <text:p>Sep</text:p>
          </table:table-cell>
          <table:table-cell table:formula="of:=DAY([.A7])" office:value-type="float" office:value="25" calcext:value-type="float">
            <text:p>25</text:p>
          </table:table-cell>
          <table:table-cell table:formula="of:=TEXT([.$A7];&quot;DDD&quot;)" office:value-type="string" office:string-value="Sun" calcext:value-type="string">
            <text:p>Sun</text:p>
          </table:table-cell>
          <table:table-cell table:formula="of:=VLOOKUP([.$B7];[$Sun.A$2:$Sun.C$367];2)" office:value-type="string" office:string-value="6:46:00" calcext:value-type="string">
            <text:p>6:46:00</text:p>
          </table:table-cell>
          <table:table-cell table:formula="of:=VLOOKUP([.$A7]-DATE(YEAR([.$A7]);1;0);[$Sun.A$2:$Sun.C$367];3)" office:value-type="string" office:string-value="18:48:00" calcext:value-type="string">
            <text:p>18:48:00</text:p>
          </table:table-cell>
          <table:table-cell office:value-type="string" calcext:value-type="string">
            <text:p>Long Walk</text:p>
          </table:table-cell>
          <table:table-cell table:style-name="ce6" table:formula="of:=[.$A7]" office:value-type="date" office:date-value="2022-09-25" calcext:value-type="date">
            <text:p>2022-09-25</text:p>
          </table:table-cell>
          <table:table-cell table:formula="of:=[.$F7]" office:value-type="string" office:string-value="6:46:00" calcext:value-type="string">
            <text:p>6:4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]);ISBLANK([.$N7]));&quot;None&quot;;CONCATENATE([.$M7];[.$N7];&quot;&quot;))" office:value-type="string" office:string-value="Walkx" calcext:value-type="string">
            <text:p>Walkx</text:p>
          </table:table-cell>
          <table:table-cell table:formula="of:=IF(ISBLANK([.$N7]);&quot;XXXXXXXXXXXXXXX&quot;;CONCATENATE(IF([.$N7]=&quot;t&quot;;&quot;[TBD: &quot;;&quot;&quot;);IF(ISBLANK([.$H7]);&quot;&quot;;[.$H7]); IF([.$N7]=&quot;t&quot;;&quot;?]&quot;;&quot;&quot;)))" office:value-type="string" office:string-value="Long Walk" calcext:value-type="string">
            <text:p>Long Walk</text:p>
          </table:table-cell>
          <table:table-cell table:style-name="ce8" table:formula="of:=IF(ISBLANK([.$N7]);&quot;XXXXXXXXXXXXXX&quot;;CONCATENATE(IF(ISBLANK([.$I7]);;TEXT([.$I7];&quot;YYYY-MM-DD&quot;));IF(ISBLANK([.$J7]);;CONCATENATE(&quot;T&quot;;;TEXT([.$J7];&quot;HH:MM:SS&quot;)))))" office:value-type="string" office:string-value="2022-09-25T06:46:00" calcext:value-type="string">
            <text:p>2022-09-25T06:46:00</text:p>
          </table:table-cell>
          <table:table-cell table:style-name="ce8" table:formula="of:=IF(ISBLANK([.$N7]);&quot;XXXXXXXXXXX&quot;;CONCATENATE(IF(ISBLANK([.$K7]);;TEXT([.$K7];&quot;YYYY-MM-DD&quot;));IF(ISBLANK([.$L7]);;CONCATENATE(&quot;T&quot;;;TEXT([.$L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09-26" calcext:value-type="date">
            <text:p>2022-09-26</text:p>
          </table:table-cell>
          <table:table-cell table:style-name="ce11" table:formula="of:=[.$A8]-DATE(YEAR([.$A8]);1;0)" office:value-type="float" office:value="269" calcext:value-type="float">
            <text:p>269</text:p>
          </table:table-cell>
          <table:table-cell table:style-name="ce15" table:formula="of:=TEXT([.$A8];&quot;MMM&quot;)" office:value-type="string" office:string-value="Sep" calcext:value-type="string">
            <text:p>Sep</text:p>
          </table:table-cell>
          <table:table-cell table:style-name="ce15" table:formula="of:=DAY([.A8])" office:value-type="float" office:value="26" calcext:value-type="float">
            <text:p>26</text:p>
          </table:table-cell>
          <table:table-cell table:style-name="ce15" table:formula="of:=TEXT([.$A8];&quot;DDD&quot;)" office:value-type="string" office:string-value="Mon" calcext:value-type="string">
            <text:p>Mon</text:p>
          </table:table-cell>
          <table:table-cell table:style-name="ce18" table:formula="of:=VLOOKUP([.$B8];[$Sun.A$2:$Sun.C$367];2)" office:value-type="string" office:string-value="6:47:00" calcext:value-type="string">
            <text:p>6:47:00</text:p>
          </table:table-cell>
          <table:table-cell table:style-name="ce18" table:formula="of:=VLOOKUP([.$A8]-DATE(YEAR([.$A8]);1;0);[$Sun.A$2:$Sun.C$367];3)" office:value-type="string" office:string-value="18:46:00" calcext:value-type="string">
            <text:p>18:4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]" office:value-type="date" office:date-value="2022-09-26" calcext:value-type="date">
            <text:p>2022-09-26</text:p>
          </table:table-cell>
          <table:table-cell table:style-name="ce18" table:formula="of:=[.$F8]" office:value-type="string" office:string-value="6:47:00" calcext:value-type="string">
            <text:p>6:4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]);ISBLANK([.$N8]));&quot;None&quot;;CONCATENATE([.$M8];[.$N8];&quot;&quot;))" office:value-type="string" office:string-value="Walkx" calcext:value-type="string">
            <text:p>Walkx</text:p>
          </table:table-cell>
          <table:table-cell table:formula="of:=IF(ISBLANK([.$N8]);&quot;XXXXXXXXXXXXXXX&quot;;CONCATENATE(IF([.$N8]=&quot;t&quot;;&quot;[TBD: &quot;;&quot;&quot;);IF(ISBLANK([.$H8]);&quot;&quot;;[.$H8]); IF([.$N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]);&quot;XXXXXXXXXXXXXX&quot;;CONCATENATE(IF(ISBLANK([.$I8]);;TEXT([.$I8];&quot;YYYY-MM-DD&quot;));IF(ISBLANK([.$J8]);;CONCATENATE(&quot;T&quot;;;TEXT([.$J8];&quot;HH:MM:SS&quot;)))))" office:value-type="string" office:string-value="2022-09-26T06:47:00" calcext:value-type="string">
            <text:p>2022-09-26T06:47:00</text:p>
          </table:table-cell>
          <table:table-cell table:style-name="ce25" table:formula="of:=IF(ISBLANK([.$N8]);&quot;XXXXXXXXXXX&quot;;CONCATENATE(IF(ISBLANK([.$K8]);;TEXT([.$K8];&quot;YYYY-MM-DD&quot;));IF(ISBLANK([.$L8]);;CONCATENATE(&quot;T&quot;;;TEXT([.$L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28" calcext:value-type="date">
            <text:p>2022-09-28</text:p>
          </table:table-cell>
          <table:table-cell table:style-name="ce11" table:formula="of:=[.$A9]-DATE(YEAR([.$A9]);1;0)" office:value-type="float" office:value="271" calcext:value-type="float">
            <text:p>271</text:p>
          </table:table-cell>
          <table:table-cell table:style-name="ce15" table:formula="of:=TEXT([.$A9];&quot;MMM&quot;)" office:value-type="string" office:string-value="Sep" calcext:value-type="string">
            <text:p>Sep</text:p>
          </table:table-cell>
          <table:table-cell table:style-name="ce15" table:formula="of:=DAY([.A9])" office:value-type="float" office:value="28" calcext:value-type="float">
            <text:p>28</text:p>
          </table:table-cell>
          <table:table-cell table:style-name="ce15" table:formula="of:=TEXT([.$A9];&quot;DDD&quot;)" office:value-type="string" office:string-value="Wed" calcext:value-type="string">
            <text:p>Wed</text:p>
          </table:table-cell>
          <table:table-cell table:style-name="ce18" table:formula="of:=VLOOKUP([.$B9];[$Sun.A$2:$Sun.C$367];2)" office:value-type="string" office:string-value="6:49:00" calcext:value-type="string">
            <text:p>6:49:00</text:p>
          </table:table-cell>
          <table:table-cell table:style-name="ce18" table:formula="of:=VLOOKUP([.$A9]-DATE(YEAR([.$A9]);1;0);[$Sun.A$2:$Sun.C$367];3)" office:value-type="string" office:string-value="18:43:00" calcext:value-type="string">
            <text:p>18:4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]" office:value-type="date" office:date-value="2022-09-28" calcext:value-type="date">
            <text:p>2022-09-28</text:p>
          </table:table-cell>
          <table:table-cell table:style-name="ce18" table:formula="of:=[.$F9]" office:value-type="string" office:string-value="6:49:00" calcext:value-type="string">
            <text:p>6:4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]);ISBLANK([.$N9]));&quot;None&quot;;CONCATENATE([.$M9];[.$N9];&quot;&quot;))" office:value-type="string" office:string-value="Walkx" calcext:value-type="string">
            <text:p>Walkx</text:p>
          </table:table-cell>
          <table:table-cell table:formula="of:=IF(ISBLANK([.$N9]);&quot;XXXXXXXXXXXXXXX&quot;;CONCATENATE(IF([.$N9]=&quot;t&quot;;&quot;[TBD: &quot;;&quot;&quot;);IF(ISBLANK([.$H9]);&quot;&quot;;[.$H9]); IF([.$N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]);&quot;XXXXXXXXXXXXXX&quot;;CONCATENATE(IF(ISBLANK([.$I9]);;TEXT([.$I9];&quot;YYYY-MM-DD&quot;));IF(ISBLANK([.$J9]);;CONCATENATE(&quot;T&quot;;;TEXT([.$J9];&quot;HH:MM:SS&quot;)))))" office:value-type="string" office:string-value="2022-09-28T06:49:00" calcext:value-type="string">
            <text:p>2022-09-28T06:49:00</text:p>
          </table:table-cell>
          <table:table-cell table:style-name="ce25" table:formula="of:=IF(ISBLANK([.$N9]);&quot;XXXXXXXXXXX&quot;;CONCATENATE(IF(ISBLANK([.$K9]);;TEXT([.$K9];&quot;YYYY-MM-DD&quot;));IF(ISBLANK([.$L9]);;CONCATENATE(&quot;T&quot;;;TEXT([.$L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09-30" calcext:value-type="date">
            <text:p>2022-09-30</text:p>
          </table:table-cell>
          <table:table-cell table:style-name="ce11" table:formula="of:=[.$A10]-DATE(YEAR([.$A10]);1;0)" office:value-type="float" office:value="273" calcext:value-type="float">
            <text:p>273</text:p>
          </table:table-cell>
          <table:table-cell table:style-name="ce15" table:formula="of:=TEXT([.$A10];&quot;MMM&quot;)" office:value-type="string" office:string-value="Sep" calcext:value-type="string">
            <text:p>Sep</text:p>
          </table:table-cell>
          <table:table-cell table:style-name="ce15" table:formula="of:=DAY([.A10])" office:value-type="float" office:value="30" calcext:value-type="float">
            <text:p>30</text:p>
          </table:table-cell>
          <table:table-cell table:style-name="ce15" table:formula="of:=TEXT([.$A10];&quot;DDD&quot;)" office:value-type="string" office:string-value="Fri" calcext:value-type="string">
            <text:p>Fri</text:p>
          </table:table-cell>
          <table:table-cell table:style-name="ce18" table:formula="of:=VLOOKUP([.$B10];[$Sun.A$2:$Sun.C$367];2)" office:value-type="string" office:string-value="6:51:00" calcext:value-type="string">
            <text:p>6:51:00</text:p>
          </table:table-cell>
          <table:table-cell table:style-name="ce18" table:formula="of:=VLOOKUP([.$A10]-DATE(YEAR([.$A10]);1;0);[$Sun.A$2:$Sun.C$367];3)" office:value-type="string" office:string-value="18:39:00" calcext:value-type="string">
            <text:p>18:3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]" office:value-type="date" office:date-value="2022-09-30" calcext:value-type="date">
            <text:p>2022-09-30</text:p>
          </table:table-cell>
          <table:table-cell table:style-name="ce18" table:formula="of:=[.$F10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]);ISBLANK([.$N10]));&quot;None&quot;;CONCATENATE([.$M10];[.$N10];&quot;&quot;))" office:value-type="string" office:string-value="Walkx" calcext:value-type="string">
            <text:p>Walkx</text:p>
          </table:table-cell>
          <table:table-cell table:formula="of:=IF(ISBLANK([.$N10]);&quot;XXXXXXXXXXXXXXX&quot;;CONCATENATE(IF([.$N10]=&quot;t&quot;;&quot;[TBD: &quot;;&quot;&quot;);IF(ISBLANK([.$H10]);&quot;&quot;;[.$H10]); IF([.$N1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]);&quot;XXXXXXXXXXXXXX&quot;;CONCATENATE(IF(ISBLANK([.$I10]);;TEXT([.$I10];&quot;YYYY-MM-DD&quot;));IF(ISBLANK([.$J10]);;CONCATENATE(&quot;T&quot;;;TEXT([.$J10];&quot;HH:MM:SS&quot;)))))" office:value-type="string" office:string-value="2022-09-30T06:51:00" calcext:value-type="string">
            <text:p>2022-09-30T06:51:00</text:p>
          </table:table-cell>
          <table:table-cell table:style-name="ce25" table:formula="of:=IF(ISBLANK([.$N10]);&quot;XXXXXXXXXXX&quot;;CONCATENATE(IF(ISBLANK([.$K10]);;TEXT([.$K10];&quot;YYYY-MM-DD&quot;));IF(ISBLANK([.$L10]);;CONCATENATE(&quot;T&quot;;;TEXT([.$L1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1]-DATE(YEAR([.$A11]);1;0)" office:value-type="float" office:value="275" calcext:value-type="float">
            <text:p>275</text:p>
          </table:table-cell>
          <table:table-cell table:formula="of:=TEXT([.$A11];&quot;MMM&quot;)" office:value-type="string" office:string-value="Oct" calcext:value-type="string">
            <text:p>Oct</text:p>
          </table:table-cell>
          <table:table-cell table:formula="of:=DAY([.A11])" office:value-type="float" office:value="2" calcext:value-type="float">
            <text:p>2</text:p>
          </table:table-cell>
          <table:table-cell table:formula="of:=TEXT([.$A11];&quot;DDD&quot;)" office:value-type="string" office:string-value="Sun" calcext:value-type="string">
            <text:p>Sun</text:p>
          </table:table-cell>
          <table:table-cell table:formula="of:=VLOOKUP([.$B11];[$Sun.A$2:$Sun.C$367];2)" office:value-type="string" office:string-value="6:53:00" calcext:value-type="string">
            <text:p>6:53:00</text:p>
          </table:table-cell>
          <table:table-cell table:formula="of:=VLOOKUP([.$A11]-DATE(YEAR([.$A11]);1;0);[$Sun.A$2:$Sun.C$367];3)" office:value-type="string" office:string-value="18:36:00" calcext:value-type="string">
            <text:p>18:36:00</text:p>
          </table:table-cell>
          <table:table-cell office:value-type="string" calcext:value-type="string">
            <text:p>Day Hike</text:p>
          </table:table-cell>
          <table:table-cell table:style-name="ce6" table:formula="of:=[.$A11]" office:value-type="date" office:date-value="2022-10-02" calcext:value-type="date">
            <text:p>2022-10-0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]);ISBLANK([.$N11]));&quot;None&quot;;CONCATENATE([.$M11];[.$N11];&quot;&quot;))" office:value-type="string" office:string-value="Hikex" calcext:value-type="string">
            <text:p>Hikex</text:p>
          </table:table-cell>
          <table:table-cell table:formula="of:=IF(ISBLANK([.$N11]);&quot;XXXXXXXXXXXXXXX&quot;;CONCATENATE(IF([.$N11]=&quot;t&quot;;&quot;[TBD: &quot;;&quot;&quot;);IF(ISBLANK([.$H11]);&quot;&quot;;[.$H11]); IF([.$N11]=&quot;t&quot;;&quot;?]&quot;;&quot;&quot;)))" office:value-type="string" office:string-value="Day Hike" calcext:value-type="string">
            <text:p>Day Hike</text:p>
          </table:table-cell>
          <table:table-cell table:style-name="ce8" table:formula="of:=IF(ISBLANK([.$N11]);&quot;XXXXXXXXXXXXXX&quot;;CONCATENATE(IF(ISBLANK([.$I11]);;TEXT([.$I11];&quot;YYYY-MM-DD&quot;));IF(ISBLANK([.$J11]);;CONCATENATE(&quot;T&quot;;;TEXT([.$J11];&quot;HH:MM:SS&quot;)))))" office:value-type="string" office:string-value="2022-10-02" calcext:value-type="string">
            <text:p>2022-10-02</text:p>
          </table:table-cell>
          <table:table-cell table:style-name="ce8" table:formula="of:=IF(ISBLANK([.$N11]);&quot;XXXXXXXXXXX&quot;;CONCATENATE(IF(ISBLANK([.$K11]);;TEXT([.$K11];&quot;YYYY-MM-DD&quot;));IF(ISBLANK([.$L11]);;CONCATENATE(&quot;T&quot;;;TEXT([.$L1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02" calcext:value-type="date">
            <text:p>2022-10-02</text:p>
          </table:table-cell>
          <table:table-cell table:formula="of:=[.$A12]-DATE(YEAR([.$A12]);1;0)" office:value-type="float" office:value="275" calcext:value-type="float">
            <text:p>275</text:p>
          </table:table-cell>
          <table:table-cell table:formula="of:=TEXT([.$A12];&quot;MMM&quot;)" office:value-type="string" office:string-value="Oct" calcext:value-type="string">
            <text:p>Oct</text:p>
          </table:table-cell>
          <table:table-cell table:formula="of:=DAY([.A12])" office:value-type="float" office:value="2" calcext:value-type="float">
            <text:p>2</text:p>
          </table:table-cell>
          <table:table-cell table:formula="of:=TEXT([.$A12];&quot;DDD&quot;)" office:value-type="string" office:string-value="Sun" calcext:value-type="string">
            <text:p>Sun</text:p>
          </table:table-cell>
          <table:table-cell table:formula="of:=VLOOKUP([.$B12];[$Sun.A$2:$Sun.C$367];2)" office:value-type="string" office:string-value="6:53:00" calcext:value-type="string">
            <text:p>6:53:00</text:p>
          </table:table-cell>
          <table:table-cell table:formula="of:=VLOOKUP([.$A12]-DATE(YEAR([.$A12]);1;0);[$Sun.A$2:$Sun.C$367];3)" office:value-type="string" office:string-value="18:36:00" calcext:value-type="string">
            <text:p>18:36:00</text:p>
          </table:table-cell>
          <table:table-cell office:value-type="string" calcext:value-type="string">
            <text:p>Long Walk</text:p>
          </table:table-cell>
          <table:table-cell table:style-name="ce6" table:formula="of:=[.$A12]" office:value-type="date" office:date-value="2022-10-02" calcext:value-type="date">
            <text:p>2022-10-02</text:p>
          </table:table-cell>
          <table:table-cell table:formula="of:=[.$F12]" office:value-type="string" office:string-value="6:53:00" calcext:value-type="string">
            <text:p>6:5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2]);ISBLANK([.$N12]));&quot;None&quot;;CONCATENATE([.$M12];[.$N12];&quot;&quot;))" office:value-type="string" office:string-value="Walk" calcext:value-type="string">
            <text:p>Walk</text:p>
          </table:table-cell>
          <table:table-cell table:formula="of:=IF(ISBLANK([.$N12]);&quot;XXXXXXXXXXXXXXX&quot;;CONCATENATE(IF([.$N12]=&quot;t&quot;;&quot;[TBD: &quot;;&quot;&quot;);IF(ISBLANK([.$H12]);&quot;&quot;;[.$H12]); IF([.$N12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2]);&quot;XXXXXXXXXXXXXX&quot;;CONCATENATE(IF(ISBLANK([.$I12]);;TEXT([.$I12];&quot;YYYY-MM-DD&quot;));IF(ISBLANK([.$J12]);;CONCATENATE(&quot;T&quot;;;TEXT([.$J12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2]);&quot;XXXXXXXXXXX&quot;;CONCATENATE(IF(ISBLANK([.$K12]);;TEXT([.$K12];&quot;YYYY-MM-DD&quot;));IF(ISBLANK([.$L12]);;CONCATENATE(&quot;T&quot;;;TEXT([.$L12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03" calcext:value-type="date">
            <text:p>2022-10-03</text:p>
          </table:table-cell>
          <table:table-cell table:style-name="ce11" table:formula="of:=[.$A13]-DATE(YEAR([.$A13]);1;0)" office:value-type="float" office:value="276" calcext:value-type="float">
            <text:p>276</text:p>
          </table:table-cell>
          <table:table-cell table:style-name="ce15" table:formula="of:=TEXT([.$A13];&quot;MMM&quot;)" office:value-type="string" office:string-value="Oct" calcext:value-type="string">
            <text:p>Oct</text:p>
          </table:table-cell>
          <table:table-cell table:style-name="ce15" table:formula="of:=DAY([.A13])" office:value-type="float" office:value="3" calcext:value-type="float">
            <text:p>3</text:p>
          </table:table-cell>
          <table:table-cell table:style-name="ce15" table:formula="of:=TEXT([.$A13];&quot;DDD&quot;)" office:value-type="string" office:string-value="Mon" calcext:value-type="string">
            <text:p>Mon</text:p>
          </table:table-cell>
          <table:table-cell table:style-name="ce18" table:formula="of:=VLOOKUP([.$B13];[$Sun.A$2:$Sun.C$367];2)" office:value-type="string" office:string-value="6:54:00" calcext:value-type="string">
            <text:p>6:54:00</text:p>
          </table:table-cell>
          <table:table-cell table:style-name="ce18" table:formula="of:=VLOOKUP([.$A13]-DATE(YEAR([.$A13]);1;0);[$Sun.A$2:$Sun.C$367];3)" office:value-type="string" office:string-value="18:34:00" calcext:value-type="string">
            <text:p>18:3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]" office:value-type="date" office:date-value="2022-10-03" calcext:value-type="date">
            <text:p>2022-10-03</text:p>
          </table:table-cell>
          <table:table-cell table:style-name="ce18" table:formula="of:=[.$F13]" office:value-type="string" office:string-value="6:54:00" calcext:value-type="string">
            <text:p>6:5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]);ISBLANK([.$N13]));&quot;None&quot;;CONCATENATE([.$M13];[.$N13];&quot;&quot;))" office:value-type="string" office:string-value="Walkx" calcext:value-type="string">
            <text:p>Walkx</text:p>
          </table:table-cell>
          <table:table-cell table:formula="of:=IF(ISBLANK([.$N13]);&quot;XXXXXXXXXXXXXXX&quot;;CONCATENATE(IF([.$N13]=&quot;t&quot;;&quot;[TBD: &quot;;&quot;&quot;);IF(ISBLANK([.$H13]);&quot;&quot;;[.$H13]); IF([.$N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]);&quot;XXXXXXXXXXXXXX&quot;;CONCATENATE(IF(ISBLANK([.$I13]);;TEXT([.$I13];&quot;YYYY-MM-DD&quot;));IF(ISBLANK([.$J13]);;CONCATENATE(&quot;T&quot;;;TEXT([.$J13];&quot;HH:MM:SS&quot;)))))" office:value-type="string" office:string-value="2022-10-03T06:54:00" calcext:value-type="string">
            <text:p>2022-10-03T06:54:00</text:p>
          </table:table-cell>
          <table:table-cell table:style-name="ce25" table:formula="of:=IF(ISBLANK([.$N13]);&quot;XXXXXXXXXXX&quot;;CONCATENATE(IF(ISBLANK([.$K13]);;TEXT([.$K13];&quot;YYYY-MM-DD&quot;));IF(ISBLANK([.$L13]);;CONCATENATE(&quot;T&quot;;;TEXT([.$L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5" calcext:value-type="date">
            <text:p>2022-10-05</text:p>
          </table:table-cell>
          <table:table-cell table:style-name="ce11" table:formula="of:=[.$A14]-DATE(YEAR([.$A14]);1;0)" office:value-type="float" office:value="278" calcext:value-type="float">
            <text:p>278</text:p>
          </table:table-cell>
          <table:table-cell table:style-name="ce15" table:formula="of:=TEXT([.$A14];&quot;MMM&quot;)" office:value-type="string" office:string-value="Oct" calcext:value-type="string">
            <text:p>Oct</text:p>
          </table:table-cell>
          <table:table-cell table:style-name="ce15" table:formula="of:=DAY([.A14])" office:value-type="float" office:value="5" calcext:value-type="float">
            <text:p>5</text:p>
          </table:table-cell>
          <table:table-cell table:style-name="ce15" table:formula="of:=TEXT([.$A14];&quot;DDD&quot;)" office:value-type="string" office:string-value="Wed" calcext:value-type="string">
            <text:p>Wed</text:p>
          </table:table-cell>
          <table:table-cell table:style-name="ce18" table:formula="of:=VLOOKUP([.$B14];[$Sun.A$2:$Sun.C$367];2)" office:value-type="string" office:string-value="6:56:00" calcext:value-type="string">
            <text:p>6:56:00</text:p>
          </table:table-cell>
          <table:table-cell table:style-name="ce18" table:formula="of:=VLOOKUP([.$A14]-DATE(YEAR([.$A14]);1;0);[$Sun.A$2:$Sun.C$367];3)" office:value-type="string" office:string-value="18:31:00" calcext:value-type="string">
            <text:p>18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]" office:value-type="date" office:date-value="2022-10-05" calcext:value-type="date">
            <text:p>2022-10-05</text:p>
          </table:table-cell>
          <table:table-cell table:style-name="ce18" table:formula="of:=[.$F14]" office:value-type="string" office:string-value="6:56:00" calcext:value-type="string">
            <text:p>6:5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]);ISBLANK([.$N14]));&quot;None&quot;;CONCATENATE([.$M14];[.$N14];&quot;&quot;))" office:value-type="string" office:string-value="Walkx" calcext:value-type="string">
            <text:p>Walkx</text:p>
          </table:table-cell>
          <table:table-cell table:formula="of:=IF(ISBLANK([.$N14]);&quot;XXXXXXXXXXXXXXX&quot;;CONCATENATE(IF([.$N14]=&quot;t&quot;;&quot;[TBD: &quot;;&quot;&quot;);IF(ISBLANK([.$H14]);&quot;&quot;;[.$H14]); IF([.$N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]);&quot;XXXXXXXXXXXXXX&quot;;CONCATENATE(IF(ISBLANK([.$I14]);;TEXT([.$I14];&quot;YYYY-MM-DD&quot;));IF(ISBLANK([.$J14]);;CONCATENATE(&quot;T&quot;;;TEXT([.$J14];&quot;HH:MM:SS&quot;)))))" office:value-type="string" office:string-value="2022-10-05T06:56:00" calcext:value-type="string">
            <text:p>2022-10-05T06:56:00</text:p>
          </table:table-cell>
          <table:table-cell table:style-name="ce25" table:formula="of:=IF(ISBLANK([.$N14]);&quot;XXXXXXXXXXX&quot;;CONCATENATE(IF(ISBLANK([.$K14]);;TEXT([.$K14];&quot;YYYY-MM-DD&quot;));IF(ISBLANK([.$L14]);;CONCATENATE(&quot;T&quot;;;TEXT([.$L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07" calcext:value-type="date">
            <text:p>2022-10-07</text:p>
          </table:table-cell>
          <table:table-cell table:style-name="ce11" table:formula="of:=[.$A15]-DATE(YEAR([.$A15]);1;0)" office:value-type="float" office:value="280" calcext:value-type="float">
            <text:p>280</text:p>
          </table:table-cell>
          <table:table-cell table:style-name="ce15" table:formula="of:=TEXT([.$A15];&quot;MMM&quot;)" office:value-type="string" office:string-value="Oct" calcext:value-type="string">
            <text:p>Oct</text:p>
          </table:table-cell>
          <table:table-cell table:style-name="ce15" table:formula="of:=DAY([.A15])" office:value-type="float" office:value="7" calcext:value-type="float">
            <text:p>7</text:p>
          </table:table-cell>
          <table:table-cell table:style-name="ce15" table:formula="of:=TEXT([.$A15];&quot;DDD&quot;)" office:value-type="string" office:string-value="Fri" calcext:value-type="string">
            <text:p>Fri</text:p>
          </table:table-cell>
          <table:table-cell table:style-name="ce18" table:formula="of:=VLOOKUP([.$B15];[$Sun.A$2:$Sun.C$367];2)" office:value-type="string" office:string-value="6:59:00" calcext:value-type="string">
            <text:p>6:59:00</text:p>
          </table:table-cell>
          <table:table-cell table:style-name="ce18" table:formula="of:=VLOOKUP([.$A15]-DATE(YEAR([.$A15]);1;0);[$Sun.A$2:$Sun.C$367];3)" office:value-type="string" office:string-value="18:28:00" calcext:value-type="string">
            <text:p>18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]" office:value-type="date" office:date-value="2022-10-07" calcext:value-type="date">
            <text:p>2022-10-07</text:p>
          </table:table-cell>
          <table:table-cell table:style-name="ce18" table:formula="of:=[.$F15]" office:value-type="string" office:string-value="6:59:00" calcext:value-type="string">
            <text:p>6:5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]);ISBLANK([.$N15]));&quot;None&quot;;CONCATENATE([.$M15];[.$N15];&quot;&quot;))" office:value-type="string" office:string-value="Walkx" calcext:value-type="string">
            <text:p>Walkx</text:p>
          </table:table-cell>
          <table:table-cell table:formula="of:=IF(ISBLANK([.$N15]);&quot;XXXXXXXXXXXXXXX&quot;;CONCATENATE(IF([.$N15]=&quot;t&quot;;&quot;[TBD: &quot;;&quot;&quot;);IF(ISBLANK([.$H15]);&quot;&quot;;[.$H15]); IF([.$N1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]);&quot;XXXXXXXXXXXXXX&quot;;CONCATENATE(IF(ISBLANK([.$I15]);;TEXT([.$I15];&quot;YYYY-MM-DD&quot;));IF(ISBLANK([.$J15]);;CONCATENATE(&quot;T&quot;;;TEXT([.$J15];&quot;HH:MM:SS&quot;)))))" office:value-type="string" office:string-value="2022-10-07T06:59:00" calcext:value-type="string">
            <text:p>2022-10-07T06:59:00</text:p>
          </table:table-cell>
          <table:table-cell table:style-name="ce25" table:formula="of:=IF(ISBLANK([.$N15]);&quot;XXXXXXXXXXX&quot;;CONCATENATE(IF(ISBLANK([.$K15]);;TEXT([.$K15];&quot;YYYY-MM-DD&quot;));IF(ISBLANK([.$L15]);;CONCATENATE(&quot;T&quot;;;TEXT([.$L1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08" calcext:value-type="date">
            <text:p>2022-10-08</text:p>
          </table:table-cell>
          <table:table-cell table:formula="of:=[.$A16]-DATE(YEAR([.$A16]);1;0)" office:value-type="float" office:value="281" calcext:value-type="float">
            <text:p>281</text:p>
          </table:table-cell>
          <table:table-cell table:formula="of:=TEXT([.$A16];&quot;MMM&quot;)" office:value-type="string" office:string-value="Oct" calcext:value-type="string">
            <text:p>Oct</text:p>
          </table:table-cell>
          <table:table-cell table:formula="of:=DAY([.A16])" office:value-type="float" office:value="8" calcext:value-type="float">
            <text:p>8</text:p>
          </table:table-cell>
          <table:table-cell table:formula="of:=TEXT([.$A16];&quot;DDD&quot;)" office:value-type="string" office:string-value="Sat" calcext:value-type="string">
            <text:p>Sat</text:p>
          </table:table-cell>
          <table:table-cell table:formula="of:=VLOOKUP([.$B16];[$Sun.A$2:$Sun.C$367];2)" office:value-type="string" office:string-value="7:00:00" calcext:value-type="string">
            <text:p>7:00:00</text:p>
          </table:table-cell>
          <table:table-cell table:formula="of:=VLOOKUP([.$A16]-DATE(YEAR([.$A16]);1;0);[$Sun.A$2:$Sun.C$367];3)" office:value-type="string" office:string-value="18:26:00" calcext:value-type="string">
            <text:p>18:26:00</text:p>
          </table:table-cell>
          <table:table-cell office:value-type="string" calcext:value-type="string">
            <text:p>Backpacking</text:p>
          </table:table-cell>
          <table:table-cell table:style-name="ce6" table:formula="of:=[.$A16]" office:value-type="date" office:date-value="2022-10-08" calcext:value-type="date">
            <text:p>2022-10-08</text:p>
          </table:table-cell>
          <table:table-cell/>
          <table:table-cell office:value-type="date" office:date-value="2022-10-11" calcext:value-type="date">
            <text:p>2022-10-11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6]);ISBLANK([.$N16]));&quot;None&quot;;CONCATENATE([.$M16];[.$N16];&quot;&quot;))" office:value-type="string" office:string-value="Tripx" calcext:value-type="string">
            <text:p>Tripx</text:p>
          </table:table-cell>
          <table:table-cell table:formula="of:=IF(ISBLANK([.$N16]);&quot;XXXXXXXXXXXXXXX&quot;;CONCATENATE(IF([.$N16]=&quot;t&quot;;&quot;[TBD: &quot;;&quot;&quot;);IF(ISBLANK([.$H16]);&quot;&quot;;[.$H16]); IF([.$N16]=&quot;t&quot;;&quot;?]&quot;;&quot;&quot;)))" office:value-type="string" office:string-value="Backpacking" calcext:value-type="string">
            <text:p>Backpacking</text:p>
          </table:table-cell>
          <table:table-cell table:style-name="ce8" table:formula="of:=IF(ISBLANK([.$N16]);&quot;XXXXXXXXXXXXXX&quot;;CONCATENATE(IF(ISBLANK([.$I16]);;TEXT([.$I16];&quot;YYYY-MM-DD&quot;));IF(ISBLANK([.$J16]);;CONCATENATE(&quot;T&quot;;;TEXT([.$J16];&quot;HH:MM:SS&quot;)))))" office:value-type="string" office:string-value="2022-10-08" calcext:value-type="string">
            <text:p>2022-10-08</text:p>
          </table:table-cell>
          <table:table-cell table:style-name="ce8" table:formula="of:=IF(ISBLANK([.$N16]);&quot;XXXXXXXXXXX&quot;;CONCATENATE(IF(ISBLANK([.$K16]);;TEXT([.$K16];&quot;YYYY-MM-DD&quot;));IF(ISBLANK([.$L16]);;CONCATENATE(&quot;T&quot;;;TEXT([.$L16];&quot;HH:MM:SS&quot;)))))" office:value-type="string" office:string-value="2022-10-11" calcext:value-type="string">
            <text:p>2022-10-11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7]-DATE(YEAR([.$A17]);1;0)" office:value-type="float" office:value="282" calcext:value-type="float">
            <text:p>282</text:p>
          </table:table-cell>
          <table:table-cell table:formula="of:=TEXT([.$A17];&quot;MMM&quot;)" office:value-type="string" office:string-value="Oct" calcext:value-type="string">
            <text:p>Oct</text:p>
          </table:table-cell>
          <table:table-cell table:formula="of:=DAY([.A17])" office:value-type="float" office:value="9" calcext:value-type="float">
            <text:p>9</text:p>
          </table:table-cell>
          <table:table-cell table:formula="of:=TEXT([.$A17];&quot;DDD&quot;)" office:value-type="string" office:string-value="Sun" calcext:value-type="string">
            <text:p>Sun</text:p>
          </table:table-cell>
          <table:table-cell table:formula="of:=VLOOKUP([.$B17];[$Sun.A$2:$Sun.C$367];2)" office:value-type="string" office:string-value="7:01:00" calcext:value-type="string">
            <text:p>7:01:00</text:p>
          </table:table-cell>
          <table:table-cell table:formula="of:=VLOOKUP([.$A17]-DATE(YEAR([.$A17]);1;0);[$Sun.A$2:$Sun.C$367];3)" office:value-type="string" office:string-value="18:25:00" calcext:value-type="string">
            <text:p>18:25:00</text:p>
          </table:table-cell>
          <table:table-cell office:value-type="string" calcext:value-type="string">
            <text:p>Day Hike</text:p>
          </table:table-cell>
          <table:table-cell table:style-name="ce6" table:formula="of:=[.$A17]" office:value-type="date" office:date-value="2022-10-09" calcext:value-type="date">
            <text:p>2022-10-0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7]);ISBLANK([.$N17]));&quot;None&quot;;CONCATENATE([.$M17];[.$N17];&quot;&quot;))" office:value-type="string" office:string-value="Hike" calcext:value-type="string">
            <text:p>Hike</text:p>
          </table:table-cell>
          <table:table-cell table:formula="of:=IF(ISBLANK([.$N17]);&quot;XXXXXXXXXXXXXXX&quot;;CONCATENATE(IF([.$N17]=&quot;t&quot;;&quot;[TBD: &quot;;&quot;&quot;);IF(ISBLANK([.$H17]);&quot;&quot;;[.$H17]); IF([.$N17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7]);&quot;XXXXXXXXXXXXXX&quot;;CONCATENATE(IF(ISBLANK([.$I17]);;TEXT([.$I17];&quot;YYYY-MM-DD&quot;));IF(ISBLANK([.$J17]);;CONCATENATE(&quot;T&quot;;;TEXT([.$J17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7]);&quot;XXXXXXXXXXX&quot;;CONCATENATE(IF(ISBLANK([.$K17]);;TEXT([.$K17];&quot;YYYY-MM-DD&quot;));IF(ISBLANK([.$L17]);;CONCATENATE(&quot;T&quot;;;TEXT([.$L17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09" calcext:value-type="date">
            <text:p>2022-10-09</text:p>
          </table:table-cell>
          <table:table-cell table:formula="of:=[.$A18]-DATE(YEAR([.$A18]);1;0)" office:value-type="float" office:value="282" calcext:value-type="float">
            <text:p>282</text:p>
          </table:table-cell>
          <table:table-cell table:formula="of:=TEXT([.$A18];&quot;MMM&quot;)" office:value-type="string" office:string-value="Oct" calcext:value-type="string">
            <text:p>Oct</text:p>
          </table:table-cell>
          <table:table-cell table:formula="of:=DAY([.A18])" office:value-type="float" office:value="9" calcext:value-type="float">
            <text:p>9</text:p>
          </table:table-cell>
          <table:table-cell table:formula="of:=TEXT([.$A18];&quot;DDD&quot;)" office:value-type="string" office:string-value="Sun" calcext:value-type="string">
            <text:p>Sun</text:p>
          </table:table-cell>
          <table:table-cell table:formula="of:=VLOOKUP([.$B18];[$Sun.A$2:$Sun.C$367];2)" office:value-type="string" office:string-value="7:01:00" calcext:value-type="string">
            <text:p>7:01:00</text:p>
          </table:table-cell>
          <table:table-cell table:formula="of:=VLOOKUP([.$A18]-DATE(YEAR([.$A18]);1;0);[$Sun.A$2:$Sun.C$367];3)" office:value-type="string" office:string-value="18:25:00" calcext:value-type="string">
            <text:p>18:25:00</text:p>
          </table:table-cell>
          <table:table-cell office:value-type="string" calcext:value-type="string">
            <text:p>Long Walk</text:p>
          </table:table-cell>
          <table:table-cell table:style-name="ce6" table:formula="of:=[.$A18]" office:value-type="date" office:date-value="2022-10-09" calcext:value-type="date">
            <text:p>2022-10-09</text:p>
          </table:table-cell>
          <table:table-cell table:formula="of:=[.$F18]" office:value-type="string" office:string-value="7:01:00" calcext:value-type="string">
            <text:p>7:0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18]);ISBLANK([.$N18]));&quot;None&quot;;CONCATENATE([.$M18];[.$N18];&quot;&quot;))" office:value-type="string" office:string-value="Walk" calcext:value-type="string">
            <text:p>Walk</text:p>
          </table:table-cell>
          <table:table-cell table:formula="of:=IF(ISBLANK([.$N18]);&quot;XXXXXXXXXXXXXXX&quot;;CONCATENATE(IF([.$N18]=&quot;t&quot;;&quot;[TBD: &quot;;&quot;&quot;);IF(ISBLANK([.$H18]);&quot;&quot;;[.$H18]); IF([.$N18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18]);&quot;XXXXXXXXXXXXXX&quot;;CONCATENATE(IF(ISBLANK([.$I18]);;TEXT([.$I18];&quot;YYYY-MM-DD&quot;));IF(ISBLANK([.$J18]);;CONCATENATE(&quot;T&quot;;;TEXT([.$J18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18]);&quot;XXXXXXXXXXX&quot;;CONCATENATE(IF(ISBLANK([.$K18]);;TEXT([.$K18];&quot;YYYY-MM-DD&quot;));IF(ISBLANK([.$L18]);;CONCATENATE(&quot;T&quot;;;TEXT([.$L18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0-10" calcext:value-type="date">
            <text:p>2022-10-10</text:p>
          </table:table-cell>
          <table:table-cell table:formula="of:=[.$A19]-DATE(YEAR([.$A19]);1;0)" office:value-type="float" office:value="283" calcext:value-type="float">
            <text:p>283</text:p>
          </table:table-cell>
          <table:table-cell table:formula="of:=TEXT([.$A19];&quot;MMM&quot;)" office:value-type="string" office:string-value="Oct" calcext:value-type="string">
            <text:p>Oct</text:p>
          </table:table-cell>
          <table:table-cell table:formula="of:=DAY([.A19])" office:value-type="float" office:value="10" calcext:value-type="float">
            <text:p>10</text:p>
          </table:table-cell>
          <table:table-cell table:formula="of:=TEXT([.$A19];&quot;DDD&quot;)" office:value-type="string" office:string-value="Mon" calcext:value-type="string">
            <text:p>Mon</text:p>
          </table:table-cell>
          <table:table-cell table:formula="of:=VLOOKUP([.$B19];[$Sun.A$2:$Sun.C$367];2)" office:value-type="string" office:string-value="7:02:00" calcext:value-type="string">
            <text:p>7:02:00</text:p>
          </table:table-cell>
          <table:table-cell table:formula="of:=VLOOKUP([.$A19]-DATE(YEAR([.$A19]);1;0);[$Sun.A$2:$Sun.C$367];3)" office:value-type="string" office:string-value="18:23:00" calcext:value-type="string">
            <text:p>18:23:00</text:p>
          </table:table-cell>
          <table:table-cell table:style-name="ce19" office:value-type="string" calcext:value-type="string">
            <text:p>Columbus Day</text:p>
          </table:table-cell>
          <table:table-cell table:style-name="ce6" table:formula="of:=[.$A19]" office:value-type="date" office:date-value="2022-10-10" calcext:value-type="date">
            <text:p>2022-10-10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19]);ISBLANK([.$N19]));&quot;None&quot;;CONCATENATE([.$M19];[.$N19];&quot;&quot;))" office:value-type="string" office:string-value="Holidayx" calcext:value-type="string">
            <text:p>Holidayx</text:p>
          </table:table-cell>
          <table:table-cell table:formula="of:=IF(ISBLANK([.$N19]);&quot;XXXXXXXXXXXXXXX&quot;;CONCATENATE(IF([.$N19]=&quot;t&quot;;&quot;[TBD: &quot;;&quot;&quot;);IF(ISBLANK([.$H19]);&quot;&quot;;[.$H19]); IF([.$N19]=&quot;t&quot;;&quot;?]&quot;;&quot;&quot;)))" office:value-type="string" office:string-value="Columbus Day" calcext:value-type="string">
            <text:p>Columbus Day</text:p>
          </table:table-cell>
          <table:table-cell table:style-name="ce8" table:formula="of:=IF(ISBLANK([.$N19]);&quot;XXXXXXXXXXXXXX&quot;;CONCATENATE(IF(ISBLANK([.$I19]);;TEXT([.$I19];&quot;YYYY-MM-DD&quot;));IF(ISBLANK([.$J19]);;CONCATENATE(&quot;T&quot;;;TEXT([.$J19];&quot;HH:MM:SS&quot;)))))" office:value-type="string" office:string-value="2022-10-10" calcext:value-type="string">
            <text:p>2022-10-10</text:p>
          </table:table-cell>
          <table:table-cell table:style-name="ce8" table:formula="of:=IF(ISBLANK([.$N19]);&quot;XXXXXXXXXXX&quot;;CONCATENATE(IF(ISBLANK([.$K19]);;TEXT([.$K19];&quot;YYYY-MM-DD&quot;));IF(ISBLANK([.$L19]);;CONCATENATE(&quot;T&quot;;;TEXT([.$L19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0" calcext:value-type="date">
            <text:p>2022-10-10</text:p>
          </table:table-cell>
          <table:table-cell table:style-name="ce11" table:formula="of:=[.$A20]-DATE(YEAR([.$A20]);1;0)" office:value-type="float" office:value="283" calcext:value-type="float">
            <text:p>283</text:p>
          </table:table-cell>
          <table:table-cell table:style-name="ce15" table:formula="of:=TEXT([.$A20];&quot;MMM&quot;)" office:value-type="string" office:string-value="Oct" calcext:value-type="string">
            <text:p>Oct</text:p>
          </table:table-cell>
          <table:table-cell table:style-name="ce15" table:formula="of:=DAY([.A20])" office:value-type="float" office:value="10" calcext:value-type="float">
            <text:p>10</text:p>
          </table:table-cell>
          <table:table-cell table:style-name="ce15" table:formula="of:=TEXT([.$A20];&quot;DDD&quot;)" office:value-type="string" office:string-value="Mon" calcext:value-type="string">
            <text:p>Mon</text:p>
          </table:table-cell>
          <table:table-cell table:style-name="ce18" table:formula="of:=VLOOKUP([.$B20];[$Sun.A$2:$Sun.C$367];2)" office:value-type="string" office:string-value="7:02:00" calcext:value-type="string">
            <text:p>7:02:00</text:p>
          </table:table-cell>
          <table:table-cell table:style-name="ce18" table:formula="of:=VLOOKUP([.$A20]-DATE(YEAR([.$A20]);1;0);[$Sun.A$2:$Sun.C$367];3)" office:value-type="string" office:string-value="18:23:00" calcext:value-type="string">
            <text:p>18:2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0]" office:value-type="date" office:date-value="2022-10-10" calcext:value-type="date">
            <text:p>2022-10-10</text:p>
          </table:table-cell>
          <table:table-cell table:style-name="ce18" table:formula="of:=[.$F20]" office:value-type="string" office:string-value="7:02:00" calcext:value-type="string">
            <text:p>7:0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0]);ISBLANK([.$N20]));&quot;None&quot;;CONCATENATE([.$M20];[.$N20];&quot;&quot;))" office:value-type="string" office:string-value="Walk" calcext:value-type="string">
            <text:p>Walk</text:p>
          </table:table-cell>
          <table:table-cell table:formula="of:=IF(ISBLANK([.$N20]);&quot;XXXXXXXXXXXXXXX&quot;;CONCATENATE(IF([.$N20]=&quot;t&quot;;&quot;[TBD: &quot;;&quot;&quot;);IF(ISBLANK([.$H20]);&quot;&quot;;[.$H20]); IF([.$N20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0]);&quot;XXXXXXXXXXXXXX&quot;;CONCATENATE(IF(ISBLANK([.$I20]);;TEXT([.$I20];&quot;YYYY-MM-DD&quot;));IF(ISBLANK([.$J20]);;CONCATENATE(&quot;T&quot;;;TEXT([.$J20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0]);&quot;XXXXXXXXXXX&quot;;CONCATENATE(IF(ISBLANK([.$K20]);;TEXT([.$K20];&quot;YYYY-MM-DD&quot;));IF(ISBLANK([.$L20]);;CONCATENATE(&quot;T&quot;;;TEXT([.$L20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1" calcext:value-type="date">
            <text:p>2022-10-11</text:p>
          </table:table-cell>
          <table:table-cell table:formula="of:=[.$A21]-DATE(YEAR([.$A21]);1;0)" office:value-type="float" office:value="284" calcext:value-type="float">
            <text:p>284</text:p>
          </table:table-cell>
          <table:table-cell table:formula="of:=TEXT([.$A21];&quot;MMM&quot;)" office:value-type="string" office:string-value="Oct" calcext:value-type="string">
            <text:p>Oct</text:p>
          </table:table-cell>
          <table:table-cell table:formula="of:=DAY([.A21])" office:value-type="float" office:value="11" calcext:value-type="float">
            <text:p>11</text:p>
          </table:table-cell>
          <table:table-cell table:formula="of:=TEXT([.$A21];&quot;DDD&quot;)" office:value-type="string" office:string-value="Tue" calcext:value-type="string">
            <text:p>Tue</text:p>
          </table:table-cell>
          <table:table-cell table:formula="of:=VLOOKUP([.$B21];[$Sun.A$2:$Sun.C$367];2)" office:value-type="string" office:string-value="7:03:00" calcext:value-type="string">
            <text:p>7:03:00</text:p>
          </table:table-cell>
          <table:table-cell table:formula="of:=VLOOKUP([.$A21]-DATE(YEAR([.$A21]);1;0);[$Sun.A$2:$Sun.C$367];3)" office:value-type="string" office:string-value="18:22:00" calcext:value-type="string">
            <text:p>18:22:00</text:p>
          </table:table-cell>
          <table:table-cell table:style-name="ce6" office:value-type="string" calcext:value-type="string">
            <text:p>No Outings</text:p>
          </table:table-cell>
          <table:table-cell table:style-name="ce6" table:formula="of:=[.$A21]" office:value-type="date" office:date-value="2022-10-11" calcext:value-type="date">
            <text:p>2022-10-11</text:p>
          </table:table-cell>
          <table:table-cell/>
          <table:table-cell office:value-type="date" office:date-value="2022-10-18" calcext:value-type="date">
            <text:p>2022-10-18</text:p>
          </table:table-cell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 in Town</text:p>
          </table:table-cell>
          <table:table-cell table:style-name="ce22" table:formula="of:=IF(AND(ISBLANK([.$M21]);ISBLANK([.$N21]));&quot;None&quot;;CONCATENATE([.$M21];[.$N21];&quot;&quot;))" office:value-type="string" office:string-value="Specialx" calcext:value-type="string">
            <text:p>Specialx</text:p>
          </table:table-cell>
          <table:table-cell table:formula="of:=IF(ISBLANK([.$N21]);&quot;XXXXXXXXXXXXXXX&quot;;CONCATENATE(IF([.$N21]=&quot;t&quot;;&quot;[TBD: &quot;;&quot;&quot;);IF(ISBLANK([.$H21]);&quot;&quot;;[.$H21]); IF([.$N21]=&quot;t&quot;;&quot;?]&quot;;&quot;&quot;)))" office:value-type="string" office:string-value="No Outings" calcext:value-type="string">
            <text:p>No Outings</text:p>
          </table:table-cell>
          <table:table-cell table:style-name="ce8" table:formula="of:=IF(ISBLANK([.$N21]);&quot;XXXXXXXXXXXXXX&quot;;CONCATENATE(IF(ISBLANK([.$I21]);;TEXT([.$I21];&quot;YYYY-MM-DD&quot;));IF(ISBLANK([.$J21]);;CONCATENATE(&quot;T&quot;;;TEXT([.$J21];&quot;HH:MM:SS&quot;)))))" office:value-type="string" office:string-value="2022-10-11" calcext:value-type="string">
            <text:p>2022-10-11</text:p>
          </table:table-cell>
          <table:table-cell table:style-name="ce8" table:formula="of:=IF(ISBLANK([.$N21]);&quot;XXXXXXXXXXX&quot;;CONCATENATE(IF(ISBLANK([.$K21]);;TEXT([.$K21];&quot;YYYY-MM-DD&quot;));IF(ISBLANK([.$L21]);;CONCATENATE(&quot;T&quot;;;TEXT([.$L21];&quot;HH:MM:SS&quot;)))))" office:value-type="string" office:string-value="2022-10-18" calcext:value-type="string">
            <text:p>2022-10-18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2" calcext:value-type="date">
            <text:p>2022-10-12</text:p>
          </table:table-cell>
          <table:table-cell table:style-name="ce11" table:formula="of:=[.$A22]-DATE(YEAR([.$A22]);1;0)" office:value-type="float" office:value="285" calcext:value-type="float">
            <text:p>285</text:p>
          </table:table-cell>
          <table:table-cell table:style-name="ce15" table:formula="of:=TEXT([.$A22];&quot;MMM&quot;)" office:value-type="string" office:string-value="Oct" calcext:value-type="string">
            <text:p>Oct</text:p>
          </table:table-cell>
          <table:table-cell table:style-name="ce15" table:formula="of:=DAY([.A22])" office:value-type="float" office:value="12" calcext:value-type="float">
            <text:p>12</text:p>
          </table:table-cell>
          <table:table-cell table:style-name="ce15" table:formula="of:=TEXT([.$A22];&quot;DDD&quot;)" office:value-type="string" office:string-value="Wed" calcext:value-type="string">
            <text:p>Wed</text:p>
          </table:table-cell>
          <table:table-cell table:style-name="ce18" table:formula="of:=VLOOKUP([.$B22];[$Sun.A$2:$Sun.C$367];2)" office:value-type="string" office:string-value="7:04:00" calcext:value-type="string">
            <text:p>7:04:00</text:p>
          </table:table-cell>
          <table:table-cell table:style-name="ce18" table:formula="of:=VLOOKUP([.$A22]-DATE(YEAR([.$A22]);1;0);[$Sun.A$2:$Sun.C$367];3)" office:value-type="string" office:string-value="18:20:00" calcext:value-type="string">
            <text:p>18:2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2]" office:value-type="date" office:date-value="2022-10-12" calcext:value-type="date">
            <text:p>2022-10-12</text:p>
          </table:table-cell>
          <table:table-cell table:style-name="ce18" table:formula="of:=[.$F22]" office:value-type="string" office:string-value="7:04:00" calcext:value-type="string">
            <text:p>7:0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2]);ISBLANK([.$N22]));&quot;None&quot;;CONCATENATE([.$M22];[.$N22];&quot;&quot;))" office:value-type="string" office:string-value="Walk" calcext:value-type="string">
            <text:p>Walk</text:p>
          </table:table-cell>
          <table:table-cell table:formula="of:=IF(ISBLANK([.$N22]);&quot;XXXXXXXXXXXXXXX&quot;;CONCATENATE(IF([.$N22]=&quot;t&quot;;&quot;[TBD: &quot;;&quot;&quot;);IF(ISBLANK([.$H22]);&quot;&quot;;[.$H22]); IF([.$N2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2]);&quot;XXXXXXXXXXXXXX&quot;;CONCATENATE(IF(ISBLANK([.$I22]);;TEXT([.$I22];&quot;YYYY-MM-DD&quot;));IF(ISBLANK([.$J22]);;CONCATENATE(&quot;T&quot;;;TEXT([.$J2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2]);&quot;XXXXXXXXXXX&quot;;CONCATENATE(IF(ISBLANK([.$K22]);;TEXT([.$K22];&quot;YYYY-MM-DD&quot;));IF(ISBLANK([.$L22]);;CONCATENATE(&quot;T&quot;;;TEXT([.$L2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4" calcext:value-type="date">
            <text:p>2022-10-14</text:p>
          </table:table-cell>
          <table:table-cell table:style-name="ce11" table:formula="of:=[.$A23]-DATE(YEAR([.$A23]);1;0)" office:value-type="float" office:value="287" calcext:value-type="float">
            <text:p>287</text:p>
          </table:table-cell>
          <table:table-cell table:style-name="ce15" table:formula="of:=TEXT([.$A23];&quot;MMM&quot;)" office:value-type="string" office:string-value="Oct" calcext:value-type="string">
            <text:p>Oct</text:p>
          </table:table-cell>
          <table:table-cell table:style-name="ce15" table:formula="of:=DAY([.A23])" office:value-type="float" office:value="14" calcext:value-type="float">
            <text:p>14</text:p>
          </table:table-cell>
          <table:table-cell table:style-name="ce15" table:formula="of:=TEXT([.$A23];&quot;DDD&quot;)" office:value-type="string" office:string-value="Fri" calcext:value-type="string">
            <text:p>Fri</text:p>
          </table:table-cell>
          <table:table-cell table:style-name="ce18" table:formula="of:=VLOOKUP([.$B23];[$Sun.A$2:$Sun.C$367];2)" office:value-type="string" office:string-value="7:06:00" calcext:value-type="string">
            <text:p>7:06:00</text:p>
          </table:table-cell>
          <table:table-cell table:style-name="ce18" table:formula="of:=VLOOKUP([.$A23]-DATE(YEAR([.$A23]);1;0);[$Sun.A$2:$Sun.C$367];3)" office:value-type="string" office:string-value="18:17:00" calcext:value-type="string">
            <text:p>18:1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3]" office:value-type="date" office:date-value="2022-10-14" calcext:value-type="date">
            <text:p>2022-10-14</text:p>
          </table:table-cell>
          <table:table-cell table:style-name="ce18" table:formula="of:=[.$F23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3]);ISBLANK([.$N23]));&quot;None&quot;;CONCATENATE([.$M23];[.$N23];&quot;&quot;))" office:value-type="string" office:string-value="Walk" calcext:value-type="string">
            <text:p>Walk</text:p>
          </table:table-cell>
          <table:table-cell table:formula="of:=IF(ISBLANK([.$N23]);&quot;XXXXXXXXXXXXXXX&quot;;CONCATENATE(IF([.$N23]=&quot;t&quot;;&quot;[TBD: &quot;;&quot;&quot;);IF(ISBLANK([.$H23]);&quot;&quot;;[.$H23]); IF([.$N23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3]);&quot;XXXXXXXXXXXXXX&quot;;CONCATENATE(IF(ISBLANK([.$I23]);;TEXT([.$I23];&quot;YYYY-MM-DD&quot;));IF(ISBLANK([.$J23]);;CONCATENATE(&quot;T&quot;;;TEXT([.$J23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3]);&quot;XXXXXXXXXXX&quot;;CONCATENATE(IF(ISBLANK([.$K23]);;TEXT([.$K23];&quot;YYYY-MM-DD&quot;));IF(ISBLANK([.$L23]);;CONCATENATE(&quot;T&quot;;;TEXT([.$L23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4]-DATE(YEAR([.$A24]);1;0)" office:value-type="float" office:value="289" calcext:value-type="float">
            <text:p>289</text:p>
          </table:table-cell>
          <table:table-cell table:formula="of:=TEXT([.$A24];&quot;MMM&quot;)" office:value-type="string" office:string-value="Oct" calcext:value-type="string">
            <text:p>Oct</text:p>
          </table:table-cell>
          <table:table-cell table:formula="of:=DAY([.A24])" office:value-type="float" office:value="16" calcext:value-type="float">
            <text:p>16</text:p>
          </table:table-cell>
          <table:table-cell table:formula="of:=TEXT([.$A24];&quot;DDD&quot;)" office:value-type="string" office:string-value="Sun" calcext:value-type="string">
            <text:p>Sun</text:p>
          </table:table-cell>
          <table:table-cell table:formula="of:=VLOOKUP([.$B24];[$Sun.A$2:$Sun.C$367];2)" office:value-type="string" office:string-value="7:08:00" calcext:value-type="string">
            <text:p>7:08:00</text:p>
          </table:table-cell>
          <table:table-cell table:formula="of:=VLOOKUP([.$A24]-DATE(YEAR([.$A24]);1;0);[$Sun.A$2:$Sun.C$367];3)" office:value-type="string" office:string-value="18:14:00" calcext:value-type="string">
            <text:p>18:14:00</text:p>
          </table:table-cell>
          <table:table-cell office:value-type="string" calcext:value-type="string">
            <text:p>Day Hike</text:p>
          </table:table-cell>
          <table:table-cell table:style-name="ce6" table:formula="of:=[.$A24]" office:value-type="date" office:date-value="2022-10-16" calcext:value-type="date">
            <text:p>2022-10-1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4]);ISBLANK([.$N24]));&quot;None&quot;;CONCATENATE([.$M24];[.$N24];&quot;&quot;))" office:value-type="string" office:string-value="Hike" calcext:value-type="string">
            <text:p>Hike</text:p>
          </table:table-cell>
          <table:table-cell table:formula="of:=IF(ISBLANK([.$N24]);&quot;XXXXXXXXXXXXXXX&quot;;CONCATENATE(IF([.$N24]=&quot;t&quot;;&quot;[TBD: &quot;;&quot;&quot;);IF(ISBLANK([.$H24]);&quot;&quot;;[.$H24]); IF([.$N24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4]);&quot;XXXXXXXXXXXXXX&quot;;CONCATENATE(IF(ISBLANK([.$I24]);;TEXT([.$I24];&quot;YYYY-MM-DD&quot;));IF(ISBLANK([.$J24]);;CONCATENATE(&quot;T&quot;;;TEXT([.$J24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4]);&quot;XXXXXXXXXXX&quot;;CONCATENATE(IF(ISBLANK([.$K24]);;TEXT([.$K24];&quot;YYYY-MM-DD&quot;));IF(ISBLANK([.$L24]);;CONCATENATE(&quot;T&quot;;;TEXT([.$L24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office:value-type="date" office:date-value="2022-10-16" calcext:value-type="date">
            <text:p>2022-10-16</text:p>
          </table:table-cell>
          <table:table-cell table:formula="of:=[.$A25]-DATE(YEAR([.$A25]);1;0)" office:value-type="float" office:value="289" calcext:value-type="float">
            <text:p>289</text:p>
          </table:table-cell>
          <table:table-cell table:formula="of:=TEXT([.$A25];&quot;MMM&quot;)" office:value-type="string" office:string-value="Oct" calcext:value-type="string">
            <text:p>Oct</text:p>
          </table:table-cell>
          <table:table-cell table:formula="of:=DAY([.A25])" office:value-type="float" office:value="16" calcext:value-type="float">
            <text:p>16</text:p>
          </table:table-cell>
          <table:table-cell table:formula="of:=TEXT([.$A25];&quot;DDD&quot;)" office:value-type="string" office:string-value="Sun" calcext:value-type="string">
            <text:p>Sun</text:p>
          </table:table-cell>
          <table:table-cell table:formula="of:=VLOOKUP([.$B25];[$Sun.A$2:$Sun.C$367];2)" office:value-type="string" office:string-value="7:08:00" calcext:value-type="string">
            <text:p>7:08:00</text:p>
          </table:table-cell>
          <table:table-cell table:formula="of:=VLOOKUP([.$A25]-DATE(YEAR([.$A25]);1;0);[$Sun.A$2:$Sun.C$367];3)" office:value-type="string" office:string-value="18:14:00" calcext:value-type="string">
            <text:p>18:14:00</text:p>
          </table:table-cell>
          <table:table-cell office:value-type="string" calcext:value-type="string">
            <text:p>Long Walk</text:p>
          </table:table-cell>
          <table:table-cell table:style-name="ce6" table:formula="of:=[.$A25]" office:value-type="date" office:date-value="2022-10-16" calcext:value-type="date">
            <text:p>2022-10-16</text:p>
          </table:table-cell>
          <table:table-cell table:formula="of:=[.$F25]" office:value-type="string" office:string-value="7:08:00" calcext:value-type="string">
            <text:p>7:0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#find-us</text:p>
          </table:table-cell>
          <table:table-cell/>
          <table:table-cell table:style-name="ce22" table:formula="of:=IF(AND(ISBLANK([.$M25]);ISBLANK([.$N25]));&quot;None&quot;;CONCATENATE([.$M25];[.$N25];&quot;&quot;))" office:value-type="string" office:string-value="Walk" calcext:value-type="string">
            <text:p>Walk</text:p>
          </table:table-cell>
          <table:table-cell table:formula="of:=IF(ISBLANK([.$N25]);&quot;XXXXXXXXXXXXXXX&quot;;CONCATENATE(IF([.$N25]=&quot;t&quot;;&quot;[TBD: &quot;;&quot;&quot;);IF(ISBLANK([.$H25]);&quot;&quot;;[.$H25]); IF([.$N25]=&quot;t&quot;;&quot;?]&quot;;&quot;&quot;)))" office:value-type="string" office:string-value="XXXXXXXXXXXXXXX" calcext:value-type="string">
            <text:p>XXXXXXXXXXXXXXX</text:p>
          </table:table-cell>
          <table:table-cell table:style-name="ce8" table:formula="of:=IF(ISBLANK([.$N25]);&quot;XXXXXXXXXXXXXX&quot;;CONCATENATE(IF(ISBLANK([.$I25]);;TEXT([.$I25];&quot;YYYY-MM-DD&quot;));IF(ISBLANK([.$J25]);;CONCATENATE(&quot;T&quot;;;TEXT([.$J25];&quot;HH:MM:SS&quot;)))))" office:value-type="string" office:string-value="XXXXXXXXXXXXXX" calcext:value-type="string">
            <text:p>XXXXXXXXXXXXXX</text:p>
          </table:table-cell>
          <table:table-cell table:style-name="ce8" table:formula="of:=IF(ISBLANK([.$N25]);&quot;XXXXXXXXXXX&quot;;CONCATENATE(IF(ISBLANK([.$K25]);;TEXT([.$K25];&quot;YYYY-MM-DD&quot;));IF(ISBLANK([.$L25]);;CONCATENATE(&quot;T&quot;;;TEXT([.$L25];&quot;HH:MM:SS&quot;)))))" office:value-type="string" office:string-value="XXXXXXXXXXX" calcext:value-type="string">
            <text:p>XXXXXXXXXXX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0-17" calcext:value-type="date">
            <text:p>2022-10-17</text:p>
          </table:table-cell>
          <table:table-cell table:style-name="ce11" table:formula="of:=[.$A26]-DATE(YEAR([.$A26]);1;0)" office:value-type="float" office:value="290" calcext:value-type="float">
            <text:p>290</text:p>
          </table:table-cell>
          <table:table-cell table:style-name="ce15" table:formula="of:=TEXT([.$A26];&quot;MMM&quot;)" office:value-type="string" office:string-value="Oct" calcext:value-type="string">
            <text:p>Oct</text:p>
          </table:table-cell>
          <table:table-cell table:style-name="ce15" table:formula="of:=DAY([.A26])" office:value-type="float" office:value="17" calcext:value-type="float">
            <text:p>17</text:p>
          </table:table-cell>
          <table:table-cell table:style-name="ce15" table:formula="of:=TEXT([.$A26];&quot;DDD&quot;)" office:value-type="string" office:string-value="Mon" calcext:value-type="string">
            <text:p>Mon</text:p>
          </table:table-cell>
          <table:table-cell table:style-name="ce18" table:formula="of:=VLOOKUP([.$B26];[$Sun.A$2:$Sun.C$367];2)" office:value-type="string" office:string-value="7:09:00" calcext:value-type="string">
            <text:p>7:09:00</text:p>
          </table:table-cell>
          <table:table-cell table:style-name="ce18" table:formula="of:=VLOOKUP([.$A26]-DATE(YEAR([.$A26]);1;0);[$Sun.A$2:$Sun.C$367];3)" office:value-type="string" office:string-value="18:12:00" calcext:value-type="string">
            <text:p>18:1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6]" office:value-type="date" office:date-value="2022-10-17" calcext:value-type="date">
            <text:p>2022-10-17</text:p>
          </table:table-cell>
          <table:table-cell table:style-name="ce18" table:formula="of:=[.$F26]" office:value-type="string" office:string-value="7:09:00" calcext:value-type="string">
            <text:p>7:0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6]);ISBLANK([.$N26]));&quot;None&quot;;CONCATENATE([.$M26];[.$N26];&quot;&quot;))" office:value-type="string" office:string-value="Walk" calcext:value-type="string">
            <text:p>Walk</text:p>
          </table:table-cell>
          <table:table-cell table:formula="of:=IF(ISBLANK([.$N26]);&quot;XXXXXXXXXXXXXXX&quot;;CONCATENATE(IF([.$N26]=&quot;t&quot;;&quot;[TBD: &quot;;&quot;&quot;);IF(ISBLANK([.$H26]);&quot;&quot;;[.$H26]); IF([.$N26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26]);&quot;XXXXXXXXXXXXXX&quot;;CONCATENATE(IF(ISBLANK([.$I26]);;TEXT([.$I26];&quot;YYYY-MM-DD&quot;));IF(ISBLANK([.$J26]);;CONCATENATE(&quot;T&quot;;;TEXT([.$J26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26]);&quot;XXXXXXXXXXX&quot;;CONCATENATE(IF(ISBLANK([.$K26]);;TEXT([.$K26];&quot;YYYY-MM-DD&quot;));IF(ISBLANK([.$L26]);;CONCATENATE(&quot;T&quot;;;TEXT([.$L26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19" calcext:value-type="date">
            <text:p>2022-10-19</text:p>
          </table:table-cell>
          <table:table-cell table:style-name="ce11" table:formula="of:=[.$A27]-DATE(YEAR([.$A27]);1;0)" office:value-type="float" office:value="292" calcext:value-type="float">
            <text:p>292</text:p>
          </table:table-cell>
          <table:table-cell table:style-name="ce15" table:formula="of:=TEXT([.$A27];&quot;MMM&quot;)" office:value-type="string" office:string-value="Oct" calcext:value-type="string">
            <text:p>Oct</text:p>
          </table:table-cell>
          <table:table-cell table:style-name="ce15" table:formula="of:=DAY([.A27])" office:value-type="float" office:value="19" calcext:value-type="float">
            <text:p>19</text:p>
          </table:table-cell>
          <table:table-cell table:style-name="ce15" table:formula="of:=TEXT([.$A27];&quot;DDD&quot;)" office:value-type="string" office:string-value="Wed" calcext:value-type="string">
            <text:p>Wed</text:p>
          </table:table-cell>
          <table:table-cell table:style-name="ce18" table:formula="of:=VLOOKUP([.$B27];[$Sun.A$2:$Sun.C$367];2)" office:value-type="string" office:string-value="7:11:00" calcext:value-type="string">
            <text:p>7:11:00</text:p>
          </table:table-cell>
          <table:table-cell table:style-name="ce18" table:formula="of:=VLOOKUP([.$A27]-DATE(YEAR([.$A27]);1;0);[$Sun.A$2:$Sun.C$367];3)" office:value-type="string" office:string-value="18:09:00" calcext:value-type="string">
            <text:p>18:0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7]" office:value-type="date" office:date-value="2022-10-19" calcext:value-type="date">
            <text:p>2022-10-19</text:p>
          </table:table-cell>
          <table:table-cell table:style-name="ce18" table:formula="of:=[.$F27]" office:value-type="string" office:string-value="7:11:00" calcext:value-type="string">
            <text:p>7:1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7]);ISBLANK([.$N27]));&quot;None&quot;;CONCATENATE([.$M27];[.$N27];&quot;&quot;))" office:value-type="string" office:string-value="Walkx" calcext:value-type="string">
            <text:p>Walkx</text:p>
          </table:table-cell>
          <table:table-cell table:formula="of:=IF(ISBLANK([.$N27]);&quot;XXXXXXXXXXXXXXX&quot;;CONCATENATE(IF([.$N27]=&quot;t&quot;;&quot;[TBD: &quot;;&quot;&quot;);IF(ISBLANK([.$H27]);&quot;&quot;;[.$H27]); IF([.$N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7]);&quot;XXXXXXXXXXXXXX&quot;;CONCATENATE(IF(ISBLANK([.$I27]);;TEXT([.$I27];&quot;YYYY-MM-DD&quot;));IF(ISBLANK([.$J27]);;CONCATENATE(&quot;T&quot;;;TEXT([.$J27];&quot;HH:MM:SS&quot;)))))" office:value-type="string" office:string-value="2022-10-19T07:11:00" calcext:value-type="string">
            <text:p>2022-10-19T07:11:00</text:p>
          </table:table-cell>
          <table:table-cell table:style-name="ce25" table:formula="of:=IF(ISBLANK([.$N27]);&quot;XXXXXXXXXXX&quot;;CONCATENATE(IF(ISBLANK([.$K27]);;TEXT([.$K27];&quot;YYYY-MM-DD&quot;));IF(ISBLANK([.$L27]);;CONCATENATE(&quot;T&quot;;;TEXT([.$L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1" calcext:value-type="date">
            <text:p>2022-10-21</text:p>
          </table:table-cell>
          <table:table-cell table:style-name="ce11" table:formula="of:=[.$A28]-DATE(YEAR([.$A28]);1;0)" office:value-type="float" office:value="294" calcext:value-type="float">
            <text:p>294</text:p>
          </table:table-cell>
          <table:table-cell table:style-name="ce15" table:formula="of:=TEXT([.$A28];&quot;MMM&quot;)" office:value-type="string" office:string-value="Oct" calcext:value-type="string">
            <text:p>Oct</text:p>
          </table:table-cell>
          <table:table-cell table:style-name="ce15" table:formula="of:=DAY([.A28])" office:value-type="float" office:value="21" calcext:value-type="float">
            <text:p>21</text:p>
          </table:table-cell>
          <table:table-cell table:style-name="ce15" table:formula="of:=TEXT([.$A28];&quot;DDD&quot;)" office:value-type="string" office:string-value="Fri" calcext:value-type="string">
            <text:p>Fri</text:p>
          </table:table-cell>
          <table:table-cell table:style-name="ce18" table:formula="of:=VLOOKUP([.$B28];[$Sun.A$2:$Sun.C$367];2)" office:value-type="string" office:string-value="7:14:00" calcext:value-type="string">
            <text:p>7:14:00</text:p>
          </table:table-cell>
          <table:table-cell table:style-name="ce18" table:formula="of:=VLOOKUP([.$A28]-DATE(YEAR([.$A28]);1;0);[$Sun.A$2:$Sun.C$367];3)" office:value-type="string" office:string-value="18:07:00" calcext:value-type="string">
            <text:p>18:0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28]" office:value-type="date" office:date-value="2022-10-21" calcext:value-type="date">
            <text:p>2022-10-21</text:p>
          </table:table-cell>
          <table:table-cell table:style-name="ce18" table:formula="of:=[.$F28]" office:value-type="string" office:string-value="7:14:00" calcext:value-type="string">
            <text:p>7:1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28]);ISBLANK([.$N28]));&quot;None&quot;;CONCATENATE([.$M28];[.$N28];&quot;&quot;))" office:value-type="string" office:string-value="Walkx" calcext:value-type="string">
            <text:p>Walkx</text:p>
          </table:table-cell>
          <table:table-cell table:formula="of:=IF(ISBLANK([.$N28]);&quot;XXXXXXXXXXXXXXX&quot;;CONCATENATE(IF([.$N28]=&quot;t&quot;;&quot;[TBD: &quot;;&quot;&quot;);IF(ISBLANK([.$H28]);&quot;&quot;;[.$H28]); IF([.$N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28]);&quot;XXXXXXXXXXXXXX&quot;;CONCATENATE(IF(ISBLANK([.$I28]);;TEXT([.$I28];&quot;YYYY-MM-DD&quot;));IF(ISBLANK([.$J28]);;CONCATENATE(&quot;T&quot;;;TEXT([.$J28];&quot;HH:MM:SS&quot;)))))" office:value-type="string" office:string-value="2022-10-21T07:14:00" calcext:value-type="string">
            <text:p>2022-10-21T07:14:00</text:p>
          </table:table-cell>
          <table:table-cell table:style-name="ce25" table:formula="of:=IF(ISBLANK([.$N28]);&quot;XXXXXXXXXXX&quot;;CONCATENATE(IF(ISBLANK([.$K28]);;TEXT([.$K28];&quot;YYYY-MM-DD&quot;));IF(ISBLANK([.$L28]);;CONCATENATE(&quot;T&quot;;;TEXT([.$L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29]-DATE(YEAR([.$A29]);1;0)" office:value-type="float" office:value="296" calcext:value-type="float">
            <text:p>296</text:p>
          </table:table-cell>
          <table:table-cell table:formula="of:=TEXT([.$A29];&quot;MMM&quot;)" office:value-type="string" office:string-value="Oct" calcext:value-type="string">
            <text:p>Oct</text:p>
          </table:table-cell>
          <table:table-cell table:formula="of:=DAY([.A29])" office:value-type="float" office:value="23" calcext:value-type="float">
            <text:p>23</text:p>
          </table:table-cell>
          <table:table-cell table:formula="of:=TEXT([.$A29];&quot;DDD&quot;)" office:value-type="string" office:string-value="Sun" calcext:value-type="string">
            <text:p>Sun</text:p>
          </table:table-cell>
          <table:table-cell table:formula="of:=VLOOKUP([.$B29];[$Sun.A$2:$Sun.C$367];2)" office:value-type="string" office:string-value="7:16:00" calcext:value-type="string">
            <text:p>7:16:00</text:p>
          </table:table-cell>
          <table:table-cell table:formula="of:=VLOOKUP([.$A29]-DATE(YEAR([.$A29]);1;0);[$Sun.A$2:$Sun.C$367];3)" office:value-type="string" office:string-value="18:04:00" calcext:value-type="string">
            <text:p>18:04:00</text:p>
          </table:table-cell>
          <table:table-cell office:value-type="string" calcext:value-type="string">
            <text:p>Day Hike</text:p>
          </table:table-cell>
          <table:table-cell table:style-name="ce6" table:formula="of:=[.$A29]" office:value-type="date" office:date-value="2022-10-23" calcext:value-type="date">
            <text:p>2022-10-2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29]);ISBLANK([.$N29]));&quot;None&quot;;CONCATENATE([.$M29];[.$N29];&quot;&quot;))" office:value-type="string" office:string-value="Hiket" calcext:value-type="string">
            <text:p>Hiket</text:p>
          </table:table-cell>
          <table:table-cell table:formula="of:=IF(ISBLANK([.$N29]);&quot;XXXXXXXXXXXXXXX&quot;;CONCATENATE(IF([.$N29]=&quot;t&quot;;&quot;[TBD: &quot;;&quot;&quot;);IF(ISBLANK([.$H29]);&quot;&quot;;[.$H29]); IF([.$N2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29]);&quot;XXXXXXXXXXXXXX&quot;;CONCATENATE(IF(ISBLANK([.$I29]);;TEXT([.$I29];&quot;YYYY-MM-DD&quot;));IF(ISBLANK([.$J29]);;CONCATENATE(&quot;T&quot;;;TEXT([.$J29];&quot;HH:MM:SS&quot;)))))" office:value-type="string" office:string-value="2022-10-23" calcext:value-type="string">
            <text:p>2022-10-23</text:p>
          </table:table-cell>
          <table:table-cell table:style-name="ce8" table:formula="of:=IF(ISBLANK([.$N29]);&quot;XXXXXXXXXXX&quot;;CONCATENATE(IF(ISBLANK([.$K29]);;TEXT([.$K29];&quot;YYYY-MM-DD&quot;));IF(ISBLANK([.$L29]);;CONCATENATE(&quot;T&quot;;;TEXT([.$L2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23" calcext:value-type="date">
            <text:p>2022-10-23</text:p>
          </table:table-cell>
          <table:table-cell table:formula="of:=[.$A30]-DATE(YEAR([.$A30]);1;0)" office:value-type="float" office:value="296" calcext:value-type="float">
            <text:p>296</text:p>
          </table:table-cell>
          <table:table-cell table:formula="of:=TEXT([.$A30];&quot;MMM&quot;)" office:value-type="string" office:string-value="Oct" calcext:value-type="string">
            <text:p>Oct</text:p>
          </table:table-cell>
          <table:table-cell table:formula="of:=DAY([.A30])" office:value-type="float" office:value="23" calcext:value-type="float">
            <text:p>23</text:p>
          </table:table-cell>
          <table:table-cell table:formula="of:=TEXT([.$A30];&quot;DDD&quot;)" office:value-type="string" office:string-value="Sun" calcext:value-type="string">
            <text:p>Sun</text:p>
          </table:table-cell>
          <table:table-cell table:formula="of:=VLOOKUP([.$B30];[$Sun.A$2:$Sun.C$367];2)" office:value-type="string" office:string-value="7:16:00" calcext:value-type="string">
            <text:p>7:16:00</text:p>
          </table:table-cell>
          <table:table-cell table:formula="of:=VLOOKUP([.$A30]-DATE(YEAR([.$A30]);1;0);[$Sun.A$2:$Sun.C$367];3)" office:value-type="string" office:string-value="18:04:00" calcext:value-type="string">
            <text:p>18:04:00</text:p>
          </table:table-cell>
          <table:table-cell office:value-type="string" calcext:value-type="string">
            <text:p>Long Walk</text:p>
          </table:table-cell>
          <table:table-cell table:style-name="ce6" table:formula="of:=[.$A30]" office:value-type="date" office:date-value="2022-10-23" calcext:value-type="date">
            <text:p>2022-10-23</text:p>
          </table:table-cell>
          <table:table-cell table:formula="of:=[.$F30]" office:value-type="string" office:string-value="7:16:00" calcext:value-type="string">
            <text:p>7:1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0]);ISBLANK([.$N30]));&quot;None&quot;;CONCATENATE([.$M30];[.$N30];&quot;&quot;))" office:value-type="string" office:string-value="Walkt" calcext:value-type="string">
            <text:p>Walkt</text:p>
          </table:table-cell>
          <table:table-cell table:formula="of:=IF(ISBLANK([.$N30]);&quot;XXXXXXXXXXXXXXX&quot;;CONCATENATE(IF([.$N30]=&quot;t&quot;;&quot;[TBD: &quot;;&quot;&quot;);IF(ISBLANK([.$H30]);&quot;&quot;;[.$H30]); IF([.$N3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0]);&quot;XXXXXXXXXXXXXX&quot;;CONCATENATE(IF(ISBLANK([.$I30]);;TEXT([.$I30];&quot;YYYY-MM-DD&quot;));IF(ISBLANK([.$J30]);;CONCATENATE(&quot;T&quot;;;TEXT([.$J30];&quot;HH:MM:SS&quot;)))))" office:value-type="string" office:string-value="2022-10-23T07:16:00" calcext:value-type="string">
            <text:p>2022-10-23T07:16:00</text:p>
          </table:table-cell>
          <table:table-cell table:style-name="ce8" table:formula="of:=IF(ISBLANK([.$N30]);&quot;XXXXXXXXXXX&quot;;CONCATENATE(IF(ISBLANK([.$K30]);;TEXT([.$K30];&quot;YYYY-MM-DD&quot;));IF(ISBLANK([.$L30]);;CONCATENATE(&quot;T&quot;;;TEXT([.$L3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24" calcext:value-type="date">
            <text:p>2022-10-24</text:p>
          </table:table-cell>
          <table:table-cell table:style-name="ce11" table:formula="of:=[.$A31]-DATE(YEAR([.$A31]);1;0)" office:value-type="float" office:value="297" calcext:value-type="float">
            <text:p>297</text:p>
          </table:table-cell>
          <table:table-cell table:style-name="ce15" table:formula="of:=TEXT([.$A31];&quot;MMM&quot;)" office:value-type="string" office:string-value="Oct" calcext:value-type="string">
            <text:p>Oct</text:p>
          </table:table-cell>
          <table:table-cell table:style-name="ce15" table:formula="of:=DAY([.A31])" office:value-type="float" office:value="24" calcext:value-type="float">
            <text:p>24</text:p>
          </table:table-cell>
          <table:table-cell table:style-name="ce15" table:formula="of:=TEXT([.$A31];&quot;DDD&quot;)" office:value-type="string" office:string-value="Mon" calcext:value-type="string">
            <text:p>Mon</text:p>
          </table:table-cell>
          <table:table-cell table:style-name="ce18" table:formula="of:=VLOOKUP([.$B31];[$Sun.A$2:$Sun.C$367];2)" office:value-type="string" office:string-value="7:17:00" calcext:value-type="string">
            <text:p>7:17:00</text:p>
          </table:table-cell>
          <table:table-cell table:style-name="ce18" table:formula="of:=VLOOKUP([.$A31]-DATE(YEAR([.$A31]);1;0);[$Sun.A$2:$Sun.C$367];3)" office:value-type="string" office:string-value="18:02:00" calcext:value-type="string">
            <text:p>18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1]" office:value-type="date" office:date-value="2022-10-24" calcext:value-type="date">
            <text:p>2022-10-24</text:p>
          </table:table-cell>
          <table:table-cell table:style-name="ce18" table:formula="of:=[.$F31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1]);ISBLANK([.$N31]));&quot;None&quot;;CONCATENATE([.$M31];[.$N31];&quot;&quot;))" office:value-type="string" office:string-value="Walkx" calcext:value-type="string">
            <text:p>Walkx</text:p>
          </table:table-cell>
          <table:table-cell table:formula="of:=IF(ISBLANK([.$N31]);&quot;XXXXXXXXXXXXXXX&quot;;CONCATENATE(IF([.$N31]=&quot;t&quot;;&quot;[TBD: &quot;;&quot;&quot;);IF(ISBLANK([.$H31]);&quot;&quot;;[.$H31]); IF([.$N3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1]);&quot;XXXXXXXXXXXXXX&quot;;CONCATENATE(IF(ISBLANK([.$I31]);;TEXT([.$I31];&quot;YYYY-MM-DD&quot;));IF(ISBLANK([.$J31]);;CONCATENATE(&quot;T&quot;;;TEXT([.$J31];&quot;HH:MM:SS&quot;)))))" office:value-type="string" office:string-value="2022-10-24T07:17:00" calcext:value-type="string">
            <text:p>2022-10-24T07:17:00</text:p>
          </table:table-cell>
          <table:table-cell table:style-name="ce25" table:formula="of:=IF(ISBLANK([.$N31]);&quot;XXXXXXXXXXX&quot;;CONCATENATE(IF(ISBLANK([.$K31]);;TEXT([.$K31];&quot;YYYY-MM-DD&quot;));IF(ISBLANK([.$L31]);;CONCATENATE(&quot;T&quot;;;TEXT([.$L3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6" calcext:value-type="date">
            <text:p>2022-10-26</text:p>
          </table:table-cell>
          <table:table-cell table:style-name="ce11" table:formula="of:=[.$A32]-DATE(YEAR([.$A32]);1;0)" office:value-type="float" office:value="299" calcext:value-type="float">
            <text:p>299</text:p>
          </table:table-cell>
          <table:table-cell table:style-name="ce15" table:formula="of:=TEXT([.$A32];&quot;MMM&quot;)" office:value-type="string" office:string-value="Oct" calcext:value-type="string">
            <text:p>Oct</text:p>
          </table:table-cell>
          <table:table-cell table:style-name="ce15" table:formula="of:=DAY([.A32])" office:value-type="float" office:value="26" calcext:value-type="float">
            <text:p>26</text:p>
          </table:table-cell>
          <table:table-cell table:style-name="ce15" table:formula="of:=TEXT([.$A32];&quot;DDD&quot;)" office:value-type="string" office:string-value="Wed" calcext:value-type="string">
            <text:p>Wed</text:p>
          </table:table-cell>
          <table:table-cell table:style-name="ce18" table:formula="of:=VLOOKUP([.$B32];[$Sun.A$2:$Sun.C$367];2)" office:value-type="string" office:string-value="7:19:00" calcext:value-type="string">
            <text:p>7:19:00</text:p>
          </table:table-cell>
          <table:table-cell table:style-name="ce18" table:formula="of:=VLOOKUP([.$A32]-DATE(YEAR([.$A32]);1;0);[$Sun.A$2:$Sun.C$367];3)" office:value-type="string" office:string-value="18:00:00" calcext:value-type="string">
            <text:p>18:0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2]" office:value-type="date" office:date-value="2022-10-26" calcext:value-type="date">
            <text:p>2022-10-26</text:p>
          </table:table-cell>
          <table:table-cell table:style-name="ce18" table:formula="of:=[.$F32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2]);ISBLANK([.$N32]));&quot;None&quot;;CONCATENATE([.$M32];[.$N32];&quot;&quot;))" office:value-type="string" office:string-value="Walkx" calcext:value-type="string">
            <text:p>Walkx</text:p>
          </table:table-cell>
          <table:table-cell table:formula="of:=IF(ISBLANK([.$N32]);&quot;XXXXXXXXXXXXXXX&quot;;CONCATENATE(IF([.$N32]=&quot;t&quot;;&quot;[TBD: &quot;;&quot;&quot;);IF(ISBLANK([.$H32]);&quot;&quot;;[.$H32]); IF([.$N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2]);&quot;XXXXXXXXXXXXXX&quot;;CONCATENATE(IF(ISBLANK([.$I32]);;TEXT([.$I32];&quot;YYYY-MM-DD&quot;));IF(ISBLANK([.$J32]);;CONCATENATE(&quot;T&quot;;;TEXT([.$J32];&quot;HH:MM:SS&quot;)))))" office:value-type="string" office:string-value="2022-10-26T07:19:00" calcext:value-type="string">
            <text:p>2022-10-26T07:19:00</text:p>
          </table:table-cell>
          <table:table-cell table:style-name="ce25" table:formula="of:=IF(ISBLANK([.$N32]);&quot;XXXXXXXXXXX&quot;;CONCATENATE(IF(ISBLANK([.$K32]);;TEXT([.$K32];&quot;YYYY-MM-DD&quot;));IF(ISBLANK([.$L32]);;CONCATENATE(&quot;T&quot;;;TEXT([.$L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0-28" calcext:value-type="date">
            <text:p>2022-10-28</text:p>
          </table:table-cell>
          <table:table-cell table:style-name="ce11" table:formula="of:=[.$A33]-DATE(YEAR([.$A33]);1;0)" office:value-type="float" office:value="301" calcext:value-type="float">
            <text:p>301</text:p>
          </table:table-cell>
          <table:table-cell table:style-name="ce15" table:formula="of:=TEXT([.$A33];&quot;MMM&quot;)" office:value-type="string" office:string-value="Oct" calcext:value-type="string">
            <text:p>Oct</text:p>
          </table:table-cell>
          <table:table-cell table:style-name="ce15" table:formula="of:=DAY([.A33])" office:value-type="float" office:value="28" calcext:value-type="float">
            <text:p>28</text:p>
          </table:table-cell>
          <table:table-cell table:style-name="ce15" table:formula="of:=TEXT([.$A33];&quot;DDD&quot;)" office:value-type="string" office:string-value="Fri" calcext:value-type="string">
            <text:p>Fri</text:p>
          </table:table-cell>
          <table:table-cell table:style-name="ce18" table:formula="of:=VLOOKUP([.$B33];[$Sun.A$2:$Sun.C$367];2)" office:value-type="string" office:string-value="7:22:00" calcext:value-type="string">
            <text:p>7:22:00</text:p>
          </table:table-cell>
          <table:table-cell table:style-name="ce18" table:formula="of:=VLOOKUP([.$A33]-DATE(YEAR([.$A33]);1;0);[$Sun.A$2:$Sun.C$367];3)" office:value-type="string" office:string-value="17:57:00" calcext:value-type="string">
            <text:p>17:5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3]" office:value-type="date" office:date-value="2022-10-28" calcext:value-type="date">
            <text:p>2022-10-28</text:p>
          </table:table-cell>
          <table:table-cell table:style-name="ce18" table:formula="of:=[.$F33]" office:value-type="string" office:string-value="7:22:00" calcext:value-type="string">
            <text:p>7:2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3]);ISBLANK([.$N33]));&quot;None&quot;;CONCATENATE([.$M33];[.$N33];&quot;&quot;))" office:value-type="string" office:string-value="Walkx" calcext:value-type="string">
            <text:p>Walkx</text:p>
          </table:table-cell>
          <table:table-cell table:formula="of:=IF(ISBLANK([.$N33]);&quot;XXXXXXXXXXXXXXX&quot;;CONCATENATE(IF([.$N33]=&quot;t&quot;;&quot;[TBD: &quot;;&quot;&quot;);IF(ISBLANK([.$H33]);&quot;&quot;;[.$H33]); IF([.$N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3]);&quot;XXXXXXXXXXXXXX&quot;;CONCATENATE(IF(ISBLANK([.$I33]);;TEXT([.$I33];&quot;YYYY-MM-DD&quot;));IF(ISBLANK([.$J33]);;CONCATENATE(&quot;T&quot;;;TEXT([.$J33];&quot;HH:MM:SS&quot;)))))" office:value-type="string" office:string-value="2022-10-28T07:22:00" calcext:value-type="string">
            <text:p>2022-10-28T07:22:00</text:p>
          </table:table-cell>
          <table:table-cell table:style-name="ce25" table:formula="of:=IF(ISBLANK([.$N33]);&quot;XXXXXXXXXXX&quot;;CONCATENATE(IF(ISBLANK([.$K33]);;TEXT([.$K33];&quot;YYYY-MM-DD&quot;));IF(ISBLANK([.$L33]);;CONCATENATE(&quot;T&quot;;;TEXT([.$L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4]-DATE(YEAR([.$A34]);1;0)" office:value-type="float" office:value="303" calcext:value-type="float">
            <text:p>303</text:p>
          </table:table-cell>
          <table:table-cell table:formula="of:=TEXT([.$A34];&quot;MMM&quot;)" office:value-type="string" office:string-value="Oct" calcext:value-type="string">
            <text:p>Oct</text:p>
          </table:table-cell>
          <table:table-cell table:formula="of:=DAY([.A34])" office:value-type="float" office:value="30" calcext:value-type="float">
            <text:p>30</text:p>
          </table:table-cell>
          <table:table-cell table:formula="of:=TEXT([.$A34];&quot;DDD&quot;)" office:value-type="string" office:string-value="Sun" calcext:value-type="string">
            <text:p>Sun</text:p>
          </table:table-cell>
          <table:table-cell table:formula="of:=VLOOKUP([.$B34];[$Sun.A$2:$Sun.C$367];2)" office:value-type="string" office:string-value="7:24:00" calcext:value-type="string">
            <text:p>7:24:00</text:p>
          </table:table-cell>
          <table:table-cell table:formula="of:=VLOOKUP([.$A34]-DATE(YEAR([.$A34]);1;0);[$Sun.A$2:$Sun.C$367];3)" office:value-type="string" office:string-value="17:54:00" calcext:value-type="string">
            <text:p>17:54:00</text:p>
          </table:table-cell>
          <table:table-cell office:value-type="string" calcext:value-type="string">
            <text:p>Day Hike</text:p>
          </table:table-cell>
          <table:table-cell table:style-name="ce6" table:formula="of:=[.$A34]" office:value-type="date" office:date-value="2022-10-30" calcext:value-type="date">
            <text:p>2022-10-3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4]);ISBLANK([.$N34]));&quot;None&quot;;CONCATENATE([.$M34];[.$N34];&quot;&quot;))" office:value-type="string" office:string-value="Hiket" calcext:value-type="string">
            <text:p>Hiket</text:p>
          </table:table-cell>
          <table:table-cell table:formula="of:=IF(ISBLANK([.$N34]);&quot;XXXXXXXXXXXXXXX&quot;;CONCATENATE(IF([.$N34]=&quot;t&quot;;&quot;[TBD: &quot;;&quot;&quot;);IF(ISBLANK([.$H34]);&quot;&quot;;[.$H34]); IF([.$N3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4]);&quot;XXXXXXXXXXXXXX&quot;;CONCATENATE(IF(ISBLANK([.$I34]);;TEXT([.$I34];&quot;YYYY-MM-DD&quot;));IF(ISBLANK([.$J34]);;CONCATENATE(&quot;T&quot;;;TEXT([.$J34];&quot;HH:MM:SS&quot;)))))" office:value-type="string" office:string-value="2022-10-30" calcext:value-type="string">
            <text:p>2022-10-30</text:p>
          </table:table-cell>
          <table:table-cell table:style-name="ce8" table:formula="of:=IF(ISBLANK([.$N34]);&quot;XXXXXXXXXXX&quot;;CONCATENATE(IF(ISBLANK([.$K34]);;TEXT([.$K34];&quot;YYYY-MM-DD&quot;));IF(ISBLANK([.$L34]);;CONCATENATE(&quot;T&quot;;;TEXT([.$L3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0-30" calcext:value-type="date">
            <text:p>2022-10-30</text:p>
          </table:table-cell>
          <table:table-cell table:formula="of:=[.$A35]-DATE(YEAR([.$A35]);1;0)" office:value-type="float" office:value="303" calcext:value-type="float">
            <text:p>303</text:p>
          </table:table-cell>
          <table:table-cell table:formula="of:=TEXT([.$A35];&quot;MMM&quot;)" office:value-type="string" office:string-value="Oct" calcext:value-type="string">
            <text:p>Oct</text:p>
          </table:table-cell>
          <table:table-cell table:formula="of:=DAY([.A35])" office:value-type="float" office:value="30" calcext:value-type="float">
            <text:p>30</text:p>
          </table:table-cell>
          <table:table-cell table:formula="of:=TEXT([.$A35];&quot;DDD&quot;)" office:value-type="string" office:string-value="Sun" calcext:value-type="string">
            <text:p>Sun</text:p>
          </table:table-cell>
          <table:table-cell table:formula="of:=VLOOKUP([.$B35];[$Sun.A$2:$Sun.C$367];2)" office:value-type="string" office:string-value="7:24:00" calcext:value-type="string">
            <text:p>7:24:00</text:p>
          </table:table-cell>
          <table:table-cell table:formula="of:=VLOOKUP([.$A35]-DATE(YEAR([.$A35]);1;0);[$Sun.A$2:$Sun.C$367];3)" office:value-type="string" office:string-value="17:54:00" calcext:value-type="string">
            <text:p>17:54:00</text:p>
          </table:table-cell>
          <table:table-cell office:value-type="string" calcext:value-type="string">
            <text:p>Long Walk</text:p>
          </table:table-cell>
          <table:table-cell table:style-name="ce6" table:formula="of:=[.$A35]" office:value-type="date" office:date-value="2022-10-30" calcext:value-type="date">
            <text:p>2022-10-30</text:p>
          </table:table-cell>
          <table:table-cell table:formula="of:=[.$F35]" office:value-type="string" office:string-value="7:24:00" calcext:value-type="string">
            <text:p>7:24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5]);ISBLANK([.$N35]));&quot;None&quot;;CONCATENATE([.$M35];[.$N35];&quot;&quot;))" office:value-type="string" office:string-value="Walkt" calcext:value-type="string">
            <text:p>Walkt</text:p>
          </table:table-cell>
          <table:table-cell table:formula="of:=IF(ISBLANK([.$N35]);&quot;XXXXXXXXXXXXXXX&quot;;CONCATENATE(IF([.$N35]=&quot;t&quot;;&quot;[TBD: &quot;;&quot;&quot;);IF(ISBLANK([.$H35]);&quot;&quot;;[.$H35]); IF([.$N3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35]);&quot;XXXXXXXXXXXXXX&quot;;CONCATENATE(IF(ISBLANK([.$I35]);;TEXT([.$I35];&quot;YYYY-MM-DD&quot;));IF(ISBLANK([.$J35]);;CONCATENATE(&quot;T&quot;;;TEXT([.$J35];&quot;HH:MM:SS&quot;)))))" office:value-type="string" office:string-value="2022-10-30T07:24:00" calcext:value-type="string">
            <text:p>2022-10-30T07:24:00</text:p>
          </table:table-cell>
          <table:table-cell table:style-name="ce8" table:formula="of:=IF(ISBLANK([.$N35]);&quot;XXXXXXXXXXX&quot;;CONCATENATE(IF(ISBLANK([.$K35]);;TEXT([.$K35];&quot;YYYY-MM-DD&quot;));IF(ISBLANK([.$L35]);;CONCATENATE(&quot;T&quot;;;TEXT([.$L3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0-31" calcext:value-type="date">
            <text:p>2022-10-31</text:p>
          </table:table-cell>
          <table:table-cell table:style-name="ce11" table:formula="of:=[.$A36]-DATE(YEAR([.$A36]);1;0)" office:value-type="float" office:value="304" calcext:value-type="float">
            <text:p>304</text:p>
          </table:table-cell>
          <table:table-cell table:style-name="ce15" table:formula="of:=TEXT([.$A36];&quot;MMM&quot;)" office:value-type="string" office:string-value="Oct" calcext:value-type="string">
            <text:p>Oct</text:p>
          </table:table-cell>
          <table:table-cell table:style-name="ce15" table:formula="of:=DAY([.A36])" office:value-type="float" office:value="31" calcext:value-type="float">
            <text:p>31</text:p>
          </table:table-cell>
          <table:table-cell table:style-name="ce15" table:formula="of:=TEXT([.$A36];&quot;DDD&quot;)" office:value-type="string" office:string-value="Mon" calcext:value-type="string">
            <text:p>Mon</text:p>
          </table:table-cell>
          <table:table-cell table:style-name="ce18" table:formula="of:=VLOOKUP([.$B36];[$Sun.A$2:$Sun.C$367];2)" office:value-type="string" office:string-value="7:25:00" calcext:value-type="string">
            <text:p>7:25:00</text:p>
          </table:table-cell>
          <table:table-cell table:style-name="ce18" table:formula="of:=VLOOKUP([.$A36]-DATE(YEAR([.$A36]);1;0);[$Sun.A$2:$Sun.C$367];3)" office:value-type="string" office:string-value="17:53:00" calcext:value-type="string">
            <text:p>17:5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6]" office:value-type="date" office:date-value="2022-10-31" calcext:value-type="date">
            <text:p>2022-10-31</text:p>
          </table:table-cell>
          <table:table-cell table:style-name="ce18" table:formula="of:=[.$F36]" office:value-type="string" office:string-value="7:25:00" calcext:value-type="string">
            <text:p>7:2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6]);ISBLANK([.$N36]));&quot;None&quot;;CONCATENATE([.$M36];[.$N36];&quot;&quot;))" office:value-type="string" office:string-value="Walkx" calcext:value-type="string">
            <text:p>Walkx</text:p>
          </table:table-cell>
          <table:table-cell table:formula="of:=IF(ISBLANK([.$N36]);&quot;XXXXXXXXXXXXXXX&quot;;CONCATENATE(IF([.$N36]=&quot;t&quot;;&quot;[TBD: &quot;;&quot;&quot;);IF(ISBLANK([.$H36]);&quot;&quot;;[.$H36]); IF([.$N3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6]);&quot;XXXXXXXXXXXXXX&quot;;CONCATENATE(IF(ISBLANK([.$I36]);;TEXT([.$I36];&quot;YYYY-MM-DD&quot;));IF(ISBLANK([.$J36]);;CONCATENATE(&quot;T&quot;;;TEXT([.$J36];&quot;HH:MM:SS&quot;)))))" office:value-type="string" office:string-value="2022-10-31T07:25:00" calcext:value-type="string">
            <text:p>2022-10-31T07:25:00</text:p>
          </table:table-cell>
          <table:table-cell table:style-name="ce25" table:formula="of:=IF(ISBLANK([.$N36]);&quot;XXXXXXXXXXX&quot;;CONCATENATE(IF(ISBLANK([.$K36]);;TEXT([.$K36];&quot;YYYY-MM-DD&quot;));IF(ISBLANK([.$L36]);;CONCATENATE(&quot;T&quot;;;TEXT([.$L3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2" calcext:value-type="date">
            <text:p>2022-11-02</text:p>
          </table:table-cell>
          <table:table-cell table:style-name="ce11" table:formula="of:=[.$A37]-DATE(YEAR([.$A37]);1;0)" office:value-type="float" office:value="306" calcext:value-type="float">
            <text:p>306</text:p>
          </table:table-cell>
          <table:table-cell table:style-name="ce15" table:formula="of:=TEXT([.$A37];&quot;MMM&quot;)" office:value-type="string" office:string-value="Nov" calcext:value-type="string">
            <text:p>Nov</text:p>
          </table:table-cell>
          <table:table-cell table:style-name="ce15" table:formula="of:=DAY([.A37])" office:value-type="float" office:value="2" calcext:value-type="float">
            <text:p>2</text:p>
          </table:table-cell>
          <table:table-cell table:style-name="ce15" table:formula="of:=TEXT([.$A37];&quot;DDD&quot;)" office:value-type="string" office:string-value="Wed" calcext:value-type="string">
            <text:p>Wed</text:p>
          </table:table-cell>
          <table:table-cell table:style-name="ce18" table:formula="of:=VLOOKUP([.$B37];[$Sun.A$2:$Sun.C$367];2)" office:value-type="string" office:string-value="6:27:00" calcext:value-type="string">
            <text:p>6:27:00</text:p>
          </table:table-cell>
          <table:table-cell table:style-name="ce18" table:formula="of:=VLOOKUP([.$A37]-DATE(YEAR([.$A37]);1;0);[$Sun.A$2:$Sun.C$367];3)" office:value-type="string" office:string-value="16:51:00" calcext:value-type="string">
            <text:p>16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7]" office:value-type="date" office:date-value="2022-11-02" calcext:value-type="date">
            <text:p>2022-11-02</text:p>
          </table:table-cell>
          <table:table-cell table:style-name="ce18" table:formula="of:=[.$F37]" office:value-type="string" office:string-value="6:27:00" calcext:value-type="string">
            <text:p>6:2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7]);ISBLANK([.$N37]));&quot;None&quot;;CONCATENATE([.$M37];[.$N37];&quot;&quot;))" office:value-type="string" office:string-value="Walkx" calcext:value-type="string">
            <text:p>Walkx</text:p>
          </table:table-cell>
          <table:table-cell table:formula="of:=IF(ISBLANK([.$N37]);&quot;XXXXXXXXXXXXXXX&quot;;CONCATENATE(IF([.$N37]=&quot;t&quot;;&quot;[TBD: &quot;;&quot;&quot;);IF(ISBLANK([.$H37]);&quot;&quot;;[.$H37]); IF([.$N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7]);&quot;XXXXXXXXXXXXXX&quot;;CONCATENATE(IF(ISBLANK([.$I37]);;TEXT([.$I37];&quot;YYYY-MM-DD&quot;));IF(ISBLANK([.$J37]);;CONCATENATE(&quot;T&quot;;;TEXT([.$J37];&quot;HH:MM:SS&quot;)))))" office:value-type="string" office:string-value="2022-11-02T06:27:00" calcext:value-type="string">
            <text:p>2022-11-02T06:27:00</text:p>
          </table:table-cell>
          <table:table-cell table:style-name="ce25" table:formula="of:=IF(ISBLANK([.$N37]);&quot;XXXXXXXXXXX&quot;;CONCATENATE(IF(ISBLANK([.$K37]);;TEXT([.$K37];&quot;YYYY-MM-DD&quot;));IF(ISBLANK([.$L37]);;CONCATENATE(&quot;T&quot;;;TEXT([.$L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04" calcext:value-type="date">
            <text:p>2022-11-04</text:p>
          </table:table-cell>
          <table:table-cell table:style-name="ce11" table:formula="of:=[.$A38]-DATE(YEAR([.$A38]);1;0)" office:value-type="float" office:value="308" calcext:value-type="float">
            <text:p>308</text:p>
          </table:table-cell>
          <table:table-cell table:style-name="ce15" table:formula="of:=TEXT([.$A38];&quot;MMM&quot;)" office:value-type="string" office:string-value="Nov" calcext:value-type="string">
            <text:p>Nov</text:p>
          </table:table-cell>
          <table:table-cell table:style-name="ce15" table:formula="of:=DAY([.A38])" office:value-type="float" office:value="4" calcext:value-type="float">
            <text:p>4</text:p>
          </table:table-cell>
          <table:table-cell table:style-name="ce15" table:formula="of:=TEXT([.$A38];&quot;DDD&quot;)" office:value-type="string" office:string-value="Fri" calcext:value-type="string">
            <text:p>Fri</text:p>
          </table:table-cell>
          <table:table-cell table:style-name="ce18" table:formula="of:=VLOOKUP([.$B38];[$Sun.A$2:$Sun.C$367];2)" office:value-type="string" office:string-value="6:30:00" calcext:value-type="string">
            <text:p>6:30:00</text:p>
          </table:table-cell>
          <table:table-cell table:style-name="ce18" table:formula="of:=VLOOKUP([.$A38]-DATE(YEAR([.$A38]);1;0);[$Sun.A$2:$Sun.C$367];3)" office:value-type="string" office:string-value="16:48:00" calcext:value-type="string">
            <text:p>16:4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38]" office:value-type="date" office:date-value="2022-11-04" calcext:value-type="date">
            <text:p>2022-11-04</text:p>
          </table:table-cell>
          <table:table-cell table:style-name="ce18" table:formula="of:=[.$F38]" office:value-type="string" office:string-value="6:30:00" calcext:value-type="string">
            <text:p>6:3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38]);ISBLANK([.$N38]));&quot;None&quot;;CONCATENATE([.$M38];[.$N38];&quot;&quot;))" office:value-type="string" office:string-value="Walkx" calcext:value-type="string">
            <text:p>Walkx</text:p>
          </table:table-cell>
          <table:table-cell table:formula="of:=IF(ISBLANK([.$N38]);&quot;XXXXXXXXXXXXXXX&quot;;CONCATENATE(IF([.$N38]=&quot;t&quot;;&quot;[TBD: &quot;;&quot;&quot;);IF(ISBLANK([.$H38]);&quot;&quot;;[.$H38]); IF([.$N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38]);&quot;XXXXXXXXXXXXXX&quot;;CONCATENATE(IF(ISBLANK([.$I38]);;TEXT([.$I38];&quot;YYYY-MM-DD&quot;));IF(ISBLANK([.$J38]);;CONCATENATE(&quot;T&quot;;;TEXT([.$J38];&quot;HH:MM:SS&quot;)))))" office:value-type="string" office:string-value="2022-11-04T06:30:00" calcext:value-type="string">
            <text:p>2022-11-04T06:30:00</text:p>
          </table:table-cell>
          <table:table-cell table:style-name="ce25" table:formula="of:=IF(ISBLANK([.$N38]);&quot;XXXXXXXXXXX&quot;;CONCATENATE(IF(ISBLANK([.$K38]);;TEXT([.$K38];&quot;YYYY-MM-DD&quot;));IF(ISBLANK([.$L38]);;CONCATENATE(&quot;T&quot;;;TEXT([.$L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39]-DATE(YEAR([.$A39]);1;0)" office:value-type="float" office:value="310" calcext:value-type="float">
            <text:p>310</text:p>
          </table:table-cell>
          <table:table-cell table:formula="of:=TEXT([.$A39];&quot;MMM&quot;)" office:value-type="string" office:string-value="Nov" calcext:value-type="string">
            <text:p>Nov</text:p>
          </table:table-cell>
          <table:table-cell table:formula="of:=DAY([.A39])" office:value-type="float" office:value="6" calcext:value-type="float">
            <text:p>6</text:p>
          </table:table-cell>
          <table:table-cell table:formula="of:=TEXT([.$A39];&quot;DDD&quot;)" office:value-type="string" office:string-value="Sun" calcext:value-type="string">
            <text:p>Sun</text:p>
          </table:table-cell>
          <table:table-cell table:formula="of:=VLOOKUP([.$B39];[$Sun.A$2:$Sun.C$367];2)" office:value-type="string" office:string-value="6:32:00" calcext:value-type="string">
            <text:p>6:32:00</text:p>
          </table:table-cell>
          <table:table-cell table:formula="of:=VLOOKUP([.$A39]-DATE(YEAR([.$A39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Day Hike</text:p>
          </table:table-cell>
          <table:table-cell table:style-name="ce6" table:formula="of:=[.$A39]" office:value-type="date" office:date-value="2022-11-06" calcext:value-type="date">
            <text:p>2022-11-0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39]);ISBLANK([.$N39]));&quot;None&quot;;CONCATENATE([.$M39];[.$N39];&quot;&quot;))" office:value-type="string" office:string-value="Hiket" calcext:value-type="string">
            <text:p>Hiket</text:p>
          </table:table-cell>
          <table:table-cell table:formula="of:=IF(ISBLANK([.$N39]);&quot;XXXXXXXXXXXXXXX&quot;;CONCATENATE(IF([.$N39]=&quot;t&quot;;&quot;[TBD: &quot;;&quot;&quot;);IF(ISBLANK([.$H39]);&quot;&quot;;[.$H39]); IF([.$N3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39]);&quot;XXXXXXXXXXXXXX&quot;;CONCATENATE(IF(ISBLANK([.$I39]);;TEXT([.$I39];&quot;YYYY-MM-DD&quot;));IF(ISBLANK([.$J39]);;CONCATENATE(&quot;T&quot;;;TEXT([.$J39];&quot;HH:MM:SS&quot;)))))" office:value-type="string" office:string-value="2022-11-06" calcext:value-type="string">
            <text:p>2022-11-06</text:p>
          </table:table-cell>
          <table:table-cell table:style-name="ce8" table:formula="of:=IF(ISBLANK([.$N39]);&quot;XXXXXXXXXXX&quot;;CONCATENATE(IF(ISBLANK([.$K39]);;TEXT([.$K39];&quot;YYYY-MM-DD&quot;));IF(ISBLANK([.$L39]);;CONCATENATE(&quot;T&quot;;;TEXT([.$L3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06" calcext:value-type="date">
            <text:p>2022-11-06</text:p>
          </table:table-cell>
          <table:table-cell table:formula="of:=[.$A40]-DATE(YEAR([.$A40]);1;0)" office:value-type="float" office:value="310" calcext:value-type="float">
            <text:p>310</text:p>
          </table:table-cell>
          <table:table-cell table:formula="of:=TEXT([.$A40];&quot;MMM&quot;)" office:value-type="string" office:string-value="Nov" calcext:value-type="string">
            <text:p>Nov</text:p>
          </table:table-cell>
          <table:table-cell table:formula="of:=DAY([.A40])" office:value-type="float" office:value="6" calcext:value-type="float">
            <text:p>6</text:p>
          </table:table-cell>
          <table:table-cell table:formula="of:=TEXT([.$A40];&quot;DDD&quot;)" office:value-type="string" office:string-value="Sun" calcext:value-type="string">
            <text:p>Sun</text:p>
          </table:table-cell>
          <table:table-cell table:formula="of:=VLOOKUP([.$B40];[$Sun.A$2:$Sun.C$367];2)" office:value-type="string" office:string-value="6:32:00" calcext:value-type="string">
            <text:p>6:32:00</text:p>
          </table:table-cell>
          <table:table-cell table:formula="of:=VLOOKUP([.$A40]-DATE(YEAR([.$A40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Long Walk</text:p>
          </table:table-cell>
          <table:table-cell table:style-name="ce6" table:formula="of:=[.$A40]" office:value-type="date" office:date-value="2022-11-06" calcext:value-type="date">
            <text:p>2022-11-06</text:p>
          </table:table-cell>
          <table:table-cell table:formula="of:=[.$F40]" office:value-type="string" office:string-value="6:32:00" calcext:value-type="string">
            <text:p>6:32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0]);ISBLANK([.$N40]));&quot;None&quot;;CONCATENATE([.$M40];[.$N40];&quot;&quot;))" office:value-type="string" office:string-value="Walkt" calcext:value-type="string">
            <text:p>Walkt</text:p>
          </table:table-cell>
          <table:table-cell table:formula="of:=IF(ISBLANK([.$N40]);&quot;XXXXXXXXXXXXXXX&quot;;CONCATENATE(IF([.$N40]=&quot;t&quot;;&quot;[TBD: &quot;;&quot;&quot;);IF(ISBLANK([.$H40]);&quot;&quot;;[.$H40]); IF([.$N4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0]);&quot;XXXXXXXXXXXXXX&quot;;CONCATENATE(IF(ISBLANK([.$I40]);;TEXT([.$I40];&quot;YYYY-MM-DD&quot;));IF(ISBLANK([.$J40]);;CONCATENATE(&quot;T&quot;;;TEXT([.$J40];&quot;HH:MM:SS&quot;)))))" office:value-type="string" office:string-value="2022-11-06T06:32:00" calcext:value-type="string">
            <text:p>2022-11-06T06:32:00</text:p>
          </table:table-cell>
          <table:table-cell table:style-name="ce8" table:formula="of:=IF(ISBLANK([.$N40]);&quot;XXXXXXXXXXX&quot;;CONCATENATE(IF(ISBLANK([.$K40]);;TEXT([.$K40];&quot;YYYY-MM-DD&quot;));IF(ISBLANK([.$L40]);;CONCATENATE(&quot;T&quot;;;TEXT([.$L4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7" calcext:value-type="date">
            <text:p>2022-11-07</text:p>
          </table:table-cell>
          <table:table-cell table:style-name="ce11" table:formula="of:=[.$A41]-DATE(YEAR([.$A41]);1;0)" office:value-type="float" office:value="311" calcext:value-type="float">
            <text:p>311</text:p>
          </table:table-cell>
          <table:table-cell table:style-name="ce15" table:formula="of:=TEXT([.$A41];&quot;MMM&quot;)" office:value-type="string" office:string-value="Nov" calcext:value-type="string">
            <text:p>Nov</text:p>
          </table:table-cell>
          <table:table-cell table:style-name="ce15" table:formula="of:=DAY([.A41])" office:value-type="float" office:value="7" calcext:value-type="float">
            <text:p>7</text:p>
          </table:table-cell>
          <table:table-cell table:style-name="ce15" table:formula="of:=TEXT([.$A41];&quot;DDD&quot;)" office:value-type="string" office:string-value="Mon" calcext:value-type="string">
            <text:p>Mon</text:p>
          </table:table-cell>
          <table:table-cell table:style-name="ce18" table:formula="of:=VLOOKUP([.$B41];[$Sun.A$2:$Sun.C$367];2)" office:value-type="string" office:string-value="6:33:00" calcext:value-type="string">
            <text:p>6:33:00</text:p>
          </table:table-cell>
          <table:table-cell table:style-name="ce18" table:formula="of:=VLOOKUP([.$A41]-DATE(YEAR([.$A41]);1;0);[$Sun.A$2:$Sun.C$367];3)" office:value-type="string" office:string-value="16:45:00" calcext:value-type="string">
            <text:p>16:4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1]" office:value-type="date" office:date-value="2022-11-07" calcext:value-type="date">
            <text:p>2022-11-07</text:p>
          </table:table-cell>
          <table:table-cell table:style-name="ce18" table:formula="of:=[.$F41]" office:value-type="string" office:string-value="6:33:00" calcext:value-type="string">
            <text:p>6:3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1]);ISBLANK([.$N41]));&quot;None&quot;;CONCATENATE([.$M41];[.$N41];&quot;&quot;))" office:value-type="string" office:string-value="Walkx" calcext:value-type="string">
            <text:p>Walkx</text:p>
          </table:table-cell>
          <table:table-cell table:formula="of:=IF(ISBLANK([.$N41]);&quot;XXXXXXXXXXXXXXX&quot;;CONCATENATE(IF([.$N41]=&quot;t&quot;;&quot;[TBD: &quot;;&quot;&quot;);IF(ISBLANK([.$H41]);&quot;&quot;;[.$H41]); IF([.$N4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1]);&quot;XXXXXXXXXXXXXX&quot;;CONCATENATE(IF(ISBLANK([.$I41]);;TEXT([.$I41];&quot;YYYY-MM-DD&quot;));IF(ISBLANK([.$J41]);;CONCATENATE(&quot;T&quot;;;TEXT([.$J41];&quot;HH:MM:SS&quot;)))))" office:value-type="string" office:string-value="2022-11-07T06:33:00" calcext:value-type="string">
            <text:p>2022-11-07T06:33:00</text:p>
          </table:table-cell>
          <table:table-cell table:style-name="ce25" table:formula="of:=IF(ISBLANK([.$N41]);&quot;XXXXXXXXXXX&quot;;CONCATENATE(IF(ISBLANK([.$K41]);;TEXT([.$K41];&quot;YYYY-MM-DD&quot;));IF(ISBLANK([.$L41]);;CONCATENATE(&quot;T&quot;;;TEXT([.$L4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08" calcext:value-type="date">
            <text:p>2022-11-08</text:p>
          </table:table-cell>
          <table:table-cell table:formula="of:=[.$A42]-DATE(YEAR([.$A42]);1;0)" office:value-type="float" office:value="312" calcext:value-type="float">
            <text:p>312</text:p>
          </table:table-cell>
          <table:table-cell table:formula="of:=TEXT([.$A42];&quot;MMM&quot;)" office:value-type="string" office:string-value="Nov" calcext:value-type="string">
            <text:p>Nov</text:p>
          </table:table-cell>
          <table:table-cell table:formula="of:=DAY([.A42])" office:value-type="float" office:value="8" calcext:value-type="float">
            <text:p>8</text:p>
          </table:table-cell>
          <table:table-cell table:formula="of:=TEXT([.$A42];&quot;DDD&quot;)" office:value-type="string" office:string-value="Tue" calcext:value-type="string">
            <text:p>Tue</text:p>
          </table:table-cell>
          <table:table-cell table:formula="of:=VLOOKUP([.$B42];[$Sun.A$2:$Sun.C$367];2)" office:value-type="string" office:string-value="6:35:00" calcext:value-type="string">
            <text:p>6:35:00</text:p>
          </table:table-cell>
          <table:table-cell table:formula="of:=VLOOKUP([.$A42]-DATE(YEAR([.$A42]);1;0);[$Sun.A$2:$Sun.C$367];3)" office:value-type="string" office:string-value="16:44:00" calcext:value-type="string">
            <text:p>16:44:00</text:p>
          </table:table-cell>
          <table:table-cell table:style-name="ce19" office:value-type="string" calcext:value-type="string">
            <text:p>Election Day</text:p>
          </table:table-cell>
          <table:table-cell table:style-name="ce6" table:formula="of:=[.$A42]" office:value-type="date" office:date-value="2022-11-08" calcext:value-type="date">
            <text:p>2022-11-08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42]);ISBLANK([.$N42]));&quot;None&quot;;CONCATENATE([.$M42];[.$N42];&quot;&quot;))" office:value-type="string" office:string-value="Holidayx" calcext:value-type="string">
            <text:p>Holidayx</text:p>
          </table:table-cell>
          <table:table-cell table:formula="of:=IF(ISBLANK([.$N42]);&quot;XXXXXXXXXXXXXXX&quot;;CONCATENATE(IF([.$N42]=&quot;t&quot;;&quot;[TBD: &quot;;&quot;&quot;);IF(ISBLANK([.$H42]);&quot;&quot;;[.$H42]); IF([.$N42]=&quot;t&quot;;&quot;?]&quot;;&quot;&quot;)))" office:value-type="string" office:string-value="Election Day" calcext:value-type="string">
            <text:p>Election Day</text:p>
          </table:table-cell>
          <table:table-cell table:style-name="ce8" table:formula="of:=IF(ISBLANK([.$N42]);&quot;XXXXXXXXXXXXXX&quot;;CONCATENATE(IF(ISBLANK([.$I42]);;TEXT([.$I42];&quot;YYYY-MM-DD&quot;));IF(ISBLANK([.$J42]);;CONCATENATE(&quot;T&quot;;;TEXT([.$J42];&quot;HH:MM:SS&quot;)))))" office:value-type="string" office:string-value="2022-11-08" calcext:value-type="string">
            <text:p>2022-11-08</text:p>
          </table:table-cell>
          <table:table-cell table:style-name="ce8" table:formula="of:=IF(ISBLANK([.$N42]);&quot;XXXXXXXXXXX&quot;;CONCATENATE(IF(ISBLANK([.$K42]);;TEXT([.$K42];&quot;YYYY-MM-DD&quot;));IF(ISBLANK([.$L42]);;CONCATENATE(&quot;T&quot;;;TEXT([.$L4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09" calcext:value-type="date">
            <text:p>2022-11-09</text:p>
          </table:table-cell>
          <table:table-cell table:style-name="ce11" table:formula="of:=[.$A43]-DATE(YEAR([.$A43]);1;0)" office:value-type="float" office:value="313" calcext:value-type="float">
            <text:p>313</text:p>
          </table:table-cell>
          <table:table-cell table:style-name="ce15" table:formula="of:=TEXT([.$A43];&quot;MMM&quot;)" office:value-type="string" office:string-value="Nov" calcext:value-type="string">
            <text:p>Nov</text:p>
          </table:table-cell>
          <table:table-cell table:style-name="ce15" table:formula="of:=DAY([.A43])" office:value-type="float" office:value="9" calcext:value-type="float">
            <text:p>9</text:p>
          </table:table-cell>
          <table:table-cell table:style-name="ce15" table:formula="of:=TEXT([.$A43];&quot;DDD&quot;)" office:value-type="string" office:string-value="Wed" calcext:value-type="string">
            <text:p>Wed</text:p>
          </table:table-cell>
          <table:table-cell table:style-name="ce18" table:formula="of:=VLOOKUP([.$B43];[$Sun.A$2:$Sun.C$367];2)" office:value-type="string" office:string-value="6:36:00" calcext:value-type="string">
            <text:p>6:36:00</text:p>
          </table:table-cell>
          <table:table-cell table:style-name="ce18" table:formula="of:=VLOOKUP([.$A43]-DATE(YEAR([.$A43]);1;0);[$Sun.A$2:$Sun.C$367];3)" office:value-type="string" office:string-value="16:43:00" calcext:value-type="string">
            <text:p>16:4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3]" office:value-type="date" office:date-value="2022-11-09" calcext:value-type="date">
            <text:p>2022-11-09</text:p>
          </table:table-cell>
          <table:table-cell table:style-name="ce18" table:formula="of:=[.$F43]" office:value-type="string" office:string-value="6:36:00" calcext:value-type="string">
            <text:p>6:3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3]);ISBLANK([.$N43]));&quot;None&quot;;CONCATENATE([.$M43];[.$N43];&quot;&quot;))" office:value-type="string" office:string-value="Walkx" calcext:value-type="string">
            <text:p>Walkx</text:p>
          </table:table-cell>
          <table:table-cell table:formula="of:=IF(ISBLANK([.$N43]);&quot;XXXXXXXXXXXXXXX&quot;;CONCATENATE(IF([.$N43]=&quot;t&quot;;&quot;[TBD: &quot;;&quot;&quot;);IF(ISBLANK([.$H43]);&quot;&quot;;[.$H43]); IF([.$N4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3]);&quot;XXXXXXXXXXXXXX&quot;;CONCATENATE(IF(ISBLANK([.$I43]);;TEXT([.$I43];&quot;YYYY-MM-DD&quot;));IF(ISBLANK([.$J43]);;CONCATENATE(&quot;T&quot;;;TEXT([.$J43];&quot;HH:MM:SS&quot;)))))" office:value-type="string" office:string-value="2022-11-09T06:36:00" calcext:value-type="string">
            <text:p>2022-11-09T06:36:00</text:p>
          </table:table-cell>
          <table:table-cell table:style-name="ce25" table:formula="of:=IF(ISBLANK([.$N43]);&quot;XXXXXXXXXXX&quot;;CONCATENATE(IF(ISBLANK([.$K43]);;TEXT([.$K43];&quot;YYYY-MM-DD&quot;));IF(ISBLANK([.$L43]);;CONCATENATE(&quot;T&quot;;;TEXT([.$L4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11" calcext:value-type="date">
            <text:p>2022-11-11</text:p>
          </table:table-cell>
          <table:table-cell table:formula="of:=[.$A44]-DATE(YEAR([.$A44]);1;0)" office:value-type="float" office:value="315" calcext:value-type="float">
            <text:p>315</text:p>
          </table:table-cell>
          <table:table-cell table:formula="of:=TEXT([.$A44];&quot;MMM&quot;)" office:value-type="string" office:string-value="Nov" calcext:value-type="string">
            <text:p>Nov</text:p>
          </table:table-cell>
          <table:table-cell table:formula="of:=DAY([.A44])" office:value-type="float" office:value="11" calcext:value-type="float">
            <text:p>11</text:p>
          </table:table-cell>
          <table:table-cell table:formula="of:=TEXT([.$A44];&quot;DDD&quot;)" office:value-type="string" office:string-value="Fri" calcext:value-type="string">
            <text:p>Fri</text:p>
          </table:table-cell>
          <table:table-cell table:formula="of:=VLOOKUP([.$B44];[$Sun.A$2:$Sun.C$367];2)" office:value-type="string" office:string-value="6:38:00" calcext:value-type="string">
            <text:p>6:38:00</text:p>
          </table:table-cell>
          <table:table-cell table:formula="of:=VLOOKUP([.$A44]-DATE(YEAR([.$A44]);1;0);[$Sun.A$2:$Sun.C$367];3)" office:value-type="string" office:string-value="16:41:00" calcext:value-type="string">
            <text:p>16:41:00</text:p>
          </table:table-cell>
          <table:table-cell office:value-type="string" calcext:value-type="string">
            <text:p>Backpacking</text:p>
          </table:table-cell>
          <table:table-cell table:style-name="ce6" table:formula="of:=[.$A44]" office:value-type="date" office:date-value="2022-11-11" calcext:value-type="date">
            <text:p>2022-11-11</text:p>
          </table:table-cell>
          <table:table-cell/>
          <table:table-cell office:value-type="date" office:date-value="2022-11-14" calcext:value-type="date">
            <text:p>2022-11-14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4]);ISBLANK([.$N44]));&quot;None&quot;;CONCATENATE([.$M44];[.$N44];&quot;&quot;))" office:value-type="string" office:string-value="Tript" calcext:value-type="string">
            <text:p>Tript</text:p>
          </table:table-cell>
          <table:table-cell table:formula="of:=IF(ISBLANK([.$N44]);&quot;XXXXXXXXXXXXXXX&quot;;CONCATENATE(IF([.$N44]=&quot;t&quot;;&quot;[TBD: &quot;;&quot;&quot;);IF(ISBLANK([.$H44]);&quot;&quot;;[.$H44]); IF([.$N44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44]);&quot;XXXXXXXXXXXXXX&quot;;CONCATENATE(IF(ISBLANK([.$I44]);;TEXT([.$I44];&quot;YYYY-MM-DD&quot;));IF(ISBLANK([.$J44]);;CONCATENATE(&quot;T&quot;;;TEXT([.$J44];&quot;HH:MM:SS&quot;)))))" office:value-type="string" office:string-value="2022-11-11" calcext:value-type="string">
            <text:p>2022-11-11</text:p>
          </table:table-cell>
          <table:table-cell table:style-name="ce8" table:formula="of:=IF(ISBLANK([.$N44]);&quot;XXXXXXXXXXX&quot;;CONCATENATE(IF(ISBLANK([.$K44]);;TEXT([.$K44];&quot;YYYY-MM-DD&quot;));IF(ISBLANK([.$L44]);;CONCATENATE(&quot;T&quot;;;TEXT([.$L44];&quot;HH:MM:SS&quot;)))))" office:value-type="string" office:string-value="2022-11-14" calcext:value-type="string">
            <text:p>2022-11-14</text:p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1" calcext:value-type="date">
            <text:p>2022-11-11</text:p>
          </table:table-cell>
          <table:table-cell table:style-name="ce11" table:formula="of:=[.$A45]-DATE(YEAR([.$A45]);1;0)" office:value-type="float" office:value="315" calcext:value-type="float">
            <text:p>315</text:p>
          </table:table-cell>
          <table:table-cell table:style-name="ce15" table:formula="of:=TEXT([.$A45];&quot;MMM&quot;)" office:value-type="string" office:string-value="Nov" calcext:value-type="string">
            <text:p>Nov</text:p>
          </table:table-cell>
          <table:table-cell table:style-name="ce15" table:formula="of:=DAY([.A45])" office:value-type="float" office:value="11" calcext:value-type="float">
            <text:p>11</text:p>
          </table:table-cell>
          <table:table-cell table:style-name="ce15" table:formula="of:=TEXT([.$A45];&quot;DDD&quot;)" office:value-type="string" office:string-value="Fri" calcext:value-type="string">
            <text:p>Fri</text:p>
          </table:table-cell>
          <table:table-cell table:style-name="ce18" table:formula="of:=VLOOKUP([.$B45];[$Sun.A$2:$Sun.C$367];2)" office:value-type="string" office:string-value="6:38:00" calcext:value-type="string">
            <text:p>6:38:00</text:p>
          </table:table-cell>
          <table:table-cell table:style-name="ce18" table:formula="of:=VLOOKUP([.$A45]-DATE(YEAR([.$A45]);1;0);[$Sun.A$2:$Sun.C$367];3)" office:value-type="string" office:string-value="16:41:00" calcext:value-type="string">
            <text:p>16:4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5]" office:value-type="date" office:date-value="2022-11-11" calcext:value-type="date">
            <text:p>2022-11-11</text:p>
          </table:table-cell>
          <table:table-cell table:style-name="ce18" table:formula="of:=[.$F45]" office:value-type="string" office:string-value="6:38:00" calcext:value-type="string">
            <text:p>6:3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5]);ISBLANK([.$N45]));&quot;None&quot;;CONCATENATE([.$M45];[.$N45];&quot;&quot;))" office:value-type="string" office:string-value="Walkx" calcext:value-type="string">
            <text:p>Walkx</text:p>
          </table:table-cell>
          <table:table-cell table:formula="of:=IF(ISBLANK([.$N45]);&quot;XXXXXXXXXXXXXXX&quot;;CONCATENATE(IF([.$N45]=&quot;t&quot;;&quot;[TBD: &quot;;&quot;&quot;);IF(ISBLANK([.$H45]);&quot;&quot;;[.$H45]); IF([.$N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5]);&quot;XXXXXXXXXXXXXX&quot;;CONCATENATE(IF(ISBLANK([.$I45]);;TEXT([.$I45];&quot;YYYY-MM-DD&quot;));IF(ISBLANK([.$J45]);;CONCATENATE(&quot;T&quot;;;TEXT([.$J45];&quot;HH:MM:SS&quot;)))))" office:value-type="string" office:string-value="2022-11-11T06:38:00" calcext:value-type="string">
            <text:p>2022-11-11T06:38:00</text:p>
          </table:table-cell>
          <table:table-cell table:style-name="ce25" table:formula="of:=IF(ISBLANK([.$N45]);&quot;XXXXXXXXXXX&quot;;CONCATENATE(IF(ISBLANK([.$K45]);;TEXT([.$K45];&quot;YYYY-MM-DD&quot;));IF(ISBLANK([.$L45]);;CONCATENATE(&quot;T&quot;;;TEXT([.$L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8" office:value-type="date" office:date-value="2022-11-11" calcext:value-type="date">
            <text:p>2022-11-11</text:p>
          </table:table-cell>
          <table:table-cell table:formula="of:=[.$A46]-DATE(YEAR([.$A46]);1;0)" office:value-type="float" office:value="315" calcext:value-type="float">
            <text:p>315</text:p>
          </table:table-cell>
          <table:table-cell table:formula="of:=TEXT([.$A46];&quot;MMM&quot;)" office:value-type="string" office:string-value="Nov" calcext:value-type="string">
            <text:p>Nov</text:p>
          </table:table-cell>
          <table:table-cell table:formula="of:=DAY([.A46])" office:value-type="float" office:value="11" calcext:value-type="float">
            <text:p>11</text:p>
          </table:table-cell>
          <table:table-cell table:formula="of:=TEXT([.$A46];&quot;DDD&quot;)" office:value-type="string" office:string-value="Fri" calcext:value-type="string">
            <text:p>Fri</text:p>
          </table:table-cell>
          <table:table-cell table:formula="of:=VLOOKUP([.$B46];[$Sun.A$2:$Sun.C$367];2)" office:value-type="string" office:string-value="6:38:00" calcext:value-type="string">
            <text:p>6:38:00</text:p>
          </table:table-cell>
          <table:table-cell table:formula="of:=VLOOKUP([.$A46]-DATE(YEAR([.$A46]);1;0);[$Sun.A$2:$Sun.C$367];3)" office:value-type="string" office:string-value="16:41:00" calcext:value-type="string">
            <text:p>16:41:00</text:p>
          </table:table-cell>
          <table:table-cell table:style-name="ce19" office:value-type="string" calcext:value-type="string">
            <text:p>Veterans Day</text:p>
          </table:table-cell>
          <table:table-cell table:style-name="ce6" table:formula="of:=[.$A46]" office:value-type="date" office:date-value="2022-11-11" calcext:value-type="date">
            <text:p>2022-11-1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t</text:p>
          </table:table-cell>
          <table:table-cell table:style-name="ce19" table:number-columns-repeated="2"/>
          <table:table-cell table:style-name="ce22" table:formula="of:=IF(AND(ISBLANK([.$M46]);ISBLANK([.$N46]));&quot;None&quot;;CONCATENATE([.$M46];[.$N46];&quot;&quot;))" office:value-type="string" office:string-value="Holidayt" calcext:value-type="string">
            <text:p>Holidayt</text:p>
          </table:table-cell>
          <table:table-cell table:formula="of:=IF(ISBLANK([.$N46]);&quot;XXXXXXXXXXXXXXX&quot;;CONCATENATE(IF([.$N46]=&quot;t&quot;;&quot;[TBD: &quot;;&quot;&quot;);IF(ISBLANK([.$H46]);&quot;&quot;;[.$H46]); IF([.$N46]=&quot;t&quot;;&quot;?]&quot;;&quot;&quot;)))" office:value-type="string" office:string-value="[TBD: Veterans Day?]" calcext:value-type="string">
            <text:p>[TBD: Veterans Day?]</text:p>
          </table:table-cell>
          <table:table-cell table:style-name="ce8" table:formula="of:=IF(ISBLANK([.$N46]);&quot;XXXXXXXXXXXXXX&quot;;CONCATENATE(IF(ISBLANK([.$I46]);;TEXT([.$I46];&quot;YYYY-MM-DD&quot;));IF(ISBLANK([.$J46]);;CONCATENATE(&quot;T&quot;;;TEXT([.$J46];&quot;HH:MM:SS&quot;)))))" office:value-type="string" office:string-value="2022-11-11" calcext:value-type="string">
            <text:p>2022-11-11</text:p>
          </table:table-cell>
          <table:table-cell table:style-name="ce8" table:formula="of:=IF(ISBLANK([.$N46]);&quot;XXXXXXXXXXX&quot;;CONCATENATE(IF(ISBLANK([.$K46]);;TEXT([.$K46];&quot;YYYY-MM-DD&quot;));IF(ISBLANK([.$L46]);;CONCATENATE(&quot;T&quot;;;TEXT([.$L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7]-DATE(YEAR([.$A47]);1;0)" office:value-type="float" office:value="317" calcext:value-type="float">
            <text:p>317</text:p>
          </table:table-cell>
          <table:table-cell table:formula="of:=TEXT([.$A47];&quot;MMM&quot;)" office:value-type="string" office:string-value="Nov" calcext:value-type="string">
            <text:p>Nov</text:p>
          </table:table-cell>
          <table:table-cell table:formula="of:=DAY([.A47])" office:value-type="float" office:value="13" calcext:value-type="float">
            <text:p>13</text:p>
          </table:table-cell>
          <table:table-cell table:formula="of:=TEXT([.$A47];&quot;DDD&quot;)" office:value-type="string" office:string-value="Sun" calcext:value-type="string">
            <text:p>Sun</text:p>
          </table:table-cell>
          <table:table-cell table:formula="of:=VLOOKUP([.$B47];[$Sun.A$2:$Sun.C$367];2)" office:value-type="string" office:string-value="6:40:00" calcext:value-type="string">
            <text:p>6:40:00</text:p>
          </table:table-cell>
          <table:table-cell table:formula="of:=VLOOKUP([.$A47]-DATE(YEAR([.$A47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Day Hike</text:p>
          </table:table-cell>
          <table:table-cell table:style-name="ce6" table:formula="of:=[.$A47]" office:value-type="date" office:date-value="2022-11-13" calcext:value-type="date">
            <text:p>2022-11-13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7]);ISBLANK([.$N47]));&quot;None&quot;;CONCATENATE([.$M47];[.$N47];&quot;&quot;))" office:value-type="string" office:string-value="Hiket" calcext:value-type="string">
            <text:p>Hiket</text:p>
          </table:table-cell>
          <table:table-cell table:formula="of:=IF(ISBLANK([.$N47]);&quot;XXXXXXXXXXXXXXX&quot;;CONCATENATE(IF([.$N47]=&quot;t&quot;;&quot;[TBD: &quot;;&quot;&quot;);IF(ISBLANK([.$H47]);&quot;&quot;;[.$H47]); IF([.$N47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47]);&quot;XXXXXXXXXXXXXX&quot;;CONCATENATE(IF(ISBLANK([.$I47]);;TEXT([.$I47];&quot;YYYY-MM-DD&quot;));IF(ISBLANK([.$J47]);;CONCATENATE(&quot;T&quot;;;TEXT([.$J47];&quot;HH:MM:SS&quot;)))))" office:value-type="string" office:string-value="2022-11-13" calcext:value-type="string">
            <text:p>2022-11-13</text:p>
          </table:table-cell>
          <table:table-cell table:style-name="ce8" table:formula="of:=IF(ISBLANK([.$N47]);&quot;XXXXXXXXXXX&quot;;CONCATENATE(IF(ISBLANK([.$K47]);;TEXT([.$K47];&quot;YYYY-MM-DD&quot;));IF(ISBLANK([.$L47]);;CONCATENATE(&quot;T&quot;;;TEXT([.$L47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13" calcext:value-type="date">
            <text:p>2022-11-13</text:p>
          </table:table-cell>
          <table:table-cell table:formula="of:=[.$A48]-DATE(YEAR([.$A48]);1;0)" office:value-type="float" office:value="317" calcext:value-type="float">
            <text:p>317</text:p>
          </table:table-cell>
          <table:table-cell table:formula="of:=TEXT([.$A48];&quot;MMM&quot;)" office:value-type="string" office:string-value="Nov" calcext:value-type="string">
            <text:p>Nov</text:p>
          </table:table-cell>
          <table:table-cell table:formula="of:=DAY([.A48])" office:value-type="float" office:value="13" calcext:value-type="float">
            <text:p>13</text:p>
          </table:table-cell>
          <table:table-cell table:formula="of:=TEXT([.$A48];&quot;DDD&quot;)" office:value-type="string" office:string-value="Sun" calcext:value-type="string">
            <text:p>Sun</text:p>
          </table:table-cell>
          <table:table-cell table:formula="of:=VLOOKUP([.$B48];[$Sun.A$2:$Sun.C$367];2)" office:value-type="string" office:string-value="6:40:00" calcext:value-type="string">
            <text:p>6:40:00</text:p>
          </table:table-cell>
          <table:table-cell table:formula="of:=VLOOKUP([.$A48]-DATE(YEAR([.$A48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Long Walk</text:p>
          </table:table-cell>
          <table:table-cell table:style-name="ce6" table:formula="of:=[.$A48]" office:value-type="date" office:date-value="2022-11-13" calcext:value-type="date">
            <text:p>2022-11-13</text:p>
          </table:table-cell>
          <table:table-cell table:formula="of:=[.$F48]" office:value-type="string" office:string-value="6:40:00" calcext:value-type="string">
            <text:p>6:4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48]);ISBLANK([.$N48]));&quot;None&quot;;CONCATENATE([.$M48];[.$N48];&quot;&quot;))" office:value-type="string" office:string-value="Walkt" calcext:value-type="string">
            <text:p>Walkt</text:p>
          </table:table-cell>
          <table:table-cell table:formula="of:=IF(ISBLANK([.$N48]);&quot;XXXXXXXXXXXXXXX&quot;;CONCATENATE(IF([.$N48]=&quot;t&quot;;&quot;[TBD: &quot;;&quot;&quot;);IF(ISBLANK([.$H48]);&quot;&quot;;[.$H48]); IF([.$N48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48]);&quot;XXXXXXXXXXXXXX&quot;;CONCATENATE(IF(ISBLANK([.$I48]);;TEXT([.$I48];&quot;YYYY-MM-DD&quot;));IF(ISBLANK([.$J48]);;CONCATENATE(&quot;T&quot;;;TEXT([.$J48];&quot;HH:MM:SS&quot;)))))" office:value-type="string" office:string-value="2022-11-13T06:40:00" calcext:value-type="string">
            <text:p>2022-11-13T06:40:00</text:p>
          </table:table-cell>
          <table:table-cell table:style-name="ce8" table:formula="of:=IF(ISBLANK([.$N48]);&quot;XXXXXXXXXXX&quot;;CONCATENATE(IF(ISBLANK([.$K48]);;TEXT([.$K48];&quot;YYYY-MM-DD&quot;));IF(ISBLANK([.$L48]);;CONCATENATE(&quot;T&quot;;;TEXT([.$L48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14" calcext:value-type="date">
            <text:p>2022-11-14</text:p>
          </table:table-cell>
          <table:table-cell table:style-name="ce11" table:formula="of:=[.$A49]-DATE(YEAR([.$A49]);1;0)" office:value-type="float" office:value="318" calcext:value-type="float">
            <text:p>318</text:p>
          </table:table-cell>
          <table:table-cell table:style-name="ce15" table:formula="of:=TEXT([.$A49];&quot;MMM&quot;)" office:value-type="string" office:string-value="Nov" calcext:value-type="string">
            <text:p>Nov</text:p>
          </table:table-cell>
          <table:table-cell table:style-name="ce15" table:formula="of:=DAY([.A49])" office:value-type="float" office:value="14" calcext:value-type="float">
            <text:p>14</text:p>
          </table:table-cell>
          <table:table-cell table:style-name="ce15" table:formula="of:=TEXT([.$A49];&quot;DDD&quot;)" office:value-type="string" office:string-value="Mon" calcext:value-type="string">
            <text:p>Mon</text:p>
          </table:table-cell>
          <table:table-cell table:style-name="ce18" table:formula="of:=VLOOKUP([.$B49];[$Sun.A$2:$Sun.C$367];2)" office:value-type="string" office:string-value="6:42:00" calcext:value-type="string">
            <text:p>6:42:00</text:p>
          </table:table-cell>
          <table:table-cell table:style-name="ce18" table:formula="of:=VLOOKUP([.$A49]-DATE(YEAR([.$A49]);1;0);[$Sun.A$2:$Sun.C$367];3)" office:value-type="string" office:string-value="16:38:00" calcext:value-type="string">
            <text:p>16:3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49]" office:value-type="date" office:date-value="2022-11-14" calcext:value-type="date">
            <text:p>2022-11-14</text:p>
          </table:table-cell>
          <table:table-cell table:style-name="ce18" table:formula="of:=[.$F49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49]);ISBLANK([.$N49]));&quot;None&quot;;CONCATENATE([.$M49];[.$N49];&quot;&quot;))" office:value-type="string" office:string-value="Walkx" calcext:value-type="string">
            <text:p>Walkx</text:p>
          </table:table-cell>
          <table:table-cell table:formula="of:=IF(ISBLANK([.$N49]);&quot;XXXXXXXXXXXXXXX&quot;;CONCATENATE(IF([.$N49]=&quot;t&quot;;&quot;[TBD: &quot;;&quot;&quot;);IF(ISBLANK([.$H49]);&quot;&quot;;[.$H49]); IF([.$N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49]);&quot;XXXXXXXXXXXXXX&quot;;CONCATENATE(IF(ISBLANK([.$I49]);;TEXT([.$I49];&quot;YYYY-MM-DD&quot;));IF(ISBLANK([.$J49]);;CONCATENATE(&quot;T&quot;;;TEXT([.$J49];&quot;HH:MM:SS&quot;)))))" office:value-type="string" office:string-value="2022-11-14T06:42:00" calcext:value-type="string">
            <text:p>2022-11-14T06:42:00</text:p>
          </table:table-cell>
          <table:table-cell table:style-name="ce25" table:formula="of:=IF(ISBLANK([.$N49]);&quot;XXXXXXXXXXX&quot;;CONCATENATE(IF(ISBLANK([.$K49]);;TEXT([.$K49];&quot;YYYY-MM-DD&quot;));IF(ISBLANK([.$L49]);;CONCATENATE(&quot;T&quot;;;TEXT([.$L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6" calcext:value-type="date">
            <text:p>2022-11-16</text:p>
          </table:table-cell>
          <table:table-cell table:style-name="ce11" table:formula="of:=[.$A50]-DATE(YEAR([.$A50]);1;0)" office:value-type="float" office:value="320" calcext:value-type="float">
            <text:p>320</text:p>
          </table:table-cell>
          <table:table-cell table:style-name="ce15" table:formula="of:=TEXT([.$A50];&quot;MMM&quot;)" office:value-type="string" office:string-value="Nov" calcext:value-type="string">
            <text:p>Nov</text:p>
          </table:table-cell>
          <table:table-cell table:style-name="ce15" table:formula="of:=DAY([.A50])" office:value-type="float" office:value="16" calcext:value-type="float">
            <text:p>16</text:p>
          </table:table-cell>
          <table:table-cell table:style-name="ce15" table:formula="of:=TEXT([.$A50];&quot;DDD&quot;)" office:value-type="string" office:string-value="Wed" calcext:value-type="string">
            <text:p>Wed</text:p>
          </table:table-cell>
          <table:table-cell table:style-name="ce18" table:formula="of:=VLOOKUP([.$B50];[$Sun.A$2:$Sun.C$367];2)" office:value-type="string" office:string-value="6:44:00" calcext:value-type="string">
            <text:p>6:44:00</text:p>
          </table:table-cell>
          <table:table-cell table:style-name="ce18" table:formula="of:=VLOOKUP([.$A50]-DATE(YEAR([.$A50]);1;0);[$Sun.A$2:$Sun.C$367];3)" office:value-type="string" office:string-value="16:37:00" calcext:value-type="string">
            <text:p>16:3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0]" office:value-type="date" office:date-value="2022-11-16" calcext:value-type="date">
            <text:p>2022-11-16</text:p>
          </table:table-cell>
          <table:table-cell table:style-name="ce18" table:formula="of:=[.$F50]" office:value-type="string" office:string-value="6:44:00" calcext:value-type="string">
            <text:p>6:4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0]);ISBLANK([.$N50]));&quot;None&quot;;CONCATENATE([.$M50];[.$N50];&quot;&quot;))" office:value-type="string" office:string-value="Walkx" calcext:value-type="string">
            <text:p>Walkx</text:p>
          </table:table-cell>
          <table:table-cell table:formula="of:=IF(ISBLANK([.$N50]);&quot;XXXXXXXXXXXXXXX&quot;;CONCATENATE(IF([.$N50]=&quot;t&quot;;&quot;[TBD: &quot;;&quot;&quot;);IF(ISBLANK([.$H50]);&quot;&quot;;[.$H50]); IF([.$N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0]);&quot;XXXXXXXXXXXXXX&quot;;CONCATENATE(IF(ISBLANK([.$I50]);;TEXT([.$I50];&quot;YYYY-MM-DD&quot;));IF(ISBLANK([.$J50]);;CONCATENATE(&quot;T&quot;;;TEXT([.$J50];&quot;HH:MM:SS&quot;)))))" office:value-type="string" office:string-value="2022-11-16T06:44:00" calcext:value-type="string">
            <text:p>2022-11-16T06:44:00</text:p>
          </table:table-cell>
          <table:table-cell table:style-name="ce25" table:formula="of:=IF(ISBLANK([.$N50]);&quot;XXXXXXXXXXX&quot;;CONCATENATE(IF(ISBLANK([.$K50]);;TEXT([.$K50];&quot;YYYY-MM-DD&quot;));IF(ISBLANK([.$L50]);;CONCATENATE(&quot;T&quot;;;TEXT([.$L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18" calcext:value-type="date">
            <text:p>2022-11-18</text:p>
          </table:table-cell>
          <table:table-cell table:style-name="ce11" table:formula="of:=[.$A51]-DATE(YEAR([.$A51]);1;0)" office:value-type="float" office:value="322" calcext:value-type="float">
            <text:p>322</text:p>
          </table:table-cell>
          <table:table-cell table:style-name="ce15" table:formula="of:=TEXT([.$A51];&quot;MMM&quot;)" office:value-type="string" office:string-value="Nov" calcext:value-type="string">
            <text:p>Nov</text:p>
          </table:table-cell>
          <table:table-cell table:style-name="ce15" table:formula="of:=DAY([.A51])" office:value-type="float" office:value="18" calcext:value-type="float">
            <text:p>18</text:p>
          </table:table-cell>
          <table:table-cell table:style-name="ce15" table:formula="of:=TEXT([.$A51];&quot;DDD&quot;)" office:value-type="string" office:string-value="Fri" calcext:value-type="string">
            <text:p>Fri</text:p>
          </table:table-cell>
          <table:table-cell table:style-name="ce18" table:formula="of:=VLOOKUP([.$B51];[$Sun.A$2:$Sun.C$367];2)" office:value-type="string" office:string-value="6:46:00" calcext:value-type="string">
            <text:p>6:46:00</text:p>
          </table:table-cell>
          <table:table-cell table:style-name="ce18" table:formula="of:=VLOOKUP([.$A51]-DATE(YEAR([.$A51]);1;0);[$Sun.A$2:$Sun.C$367];3)" office:value-type="string" office:string-value="16:35:00" calcext:value-type="string">
            <text:p>16:3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1]" office:value-type="date" office:date-value="2022-11-18" calcext:value-type="date">
            <text:p>2022-11-18</text:p>
          </table:table-cell>
          <table:table-cell table:style-name="ce18" table:formula="of:=[.$F51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1]);ISBLANK([.$N51]));&quot;None&quot;;CONCATENATE([.$M51];[.$N51];&quot;&quot;))" office:value-type="string" office:string-value="Walkx" calcext:value-type="string">
            <text:p>Walkx</text:p>
          </table:table-cell>
          <table:table-cell table:formula="of:=IF(ISBLANK([.$N51]);&quot;XXXXXXXXXXXXXXX&quot;;CONCATENATE(IF([.$N51]=&quot;t&quot;;&quot;[TBD: &quot;;&quot;&quot;);IF(ISBLANK([.$H51]);&quot;&quot;;[.$H51]); IF([.$N5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1]);&quot;XXXXXXXXXXXXXX&quot;;CONCATENATE(IF(ISBLANK([.$I51]);;TEXT([.$I51];&quot;YYYY-MM-DD&quot;));IF(ISBLANK([.$J51]);;CONCATENATE(&quot;T&quot;;;TEXT([.$J51];&quot;HH:MM:SS&quot;)))))" office:value-type="string" office:string-value="2022-11-18T06:46:00" calcext:value-type="string">
            <text:p>2022-11-18T06:46:00</text:p>
          </table:table-cell>
          <table:table-cell table:style-name="ce25" table:formula="of:=IF(ISBLANK([.$N51]);&quot;XXXXXXXXXXX&quot;;CONCATENATE(IF(ISBLANK([.$K51]);;TEXT([.$K51];&quot;YYYY-MM-DD&quot;));IF(ISBLANK([.$L51]);;CONCATENATE(&quot;T&quot;;;TEXT([.$L5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2]-DATE(YEAR([.$A52]);1;0)" office:value-type="float" office:value="324" calcext:value-type="float">
            <text:p>324</text:p>
          </table:table-cell>
          <table:table-cell table:formula="of:=TEXT([.$A52];&quot;MMM&quot;)" office:value-type="string" office:string-value="Nov" calcext:value-type="string">
            <text:p>Nov</text:p>
          </table:table-cell>
          <table:table-cell table:formula="of:=DAY([.A52])" office:value-type="float" office:value="20" calcext:value-type="float">
            <text:p>20</text:p>
          </table:table-cell>
          <table:table-cell table:formula="of:=TEXT([.$A52];&quot;DDD&quot;)" office:value-type="string" office:string-value="Sun" calcext:value-type="string">
            <text:p>Sun</text:p>
          </table:table-cell>
          <table:table-cell table:formula="of:=VLOOKUP([.$B52];[$Sun.A$2:$Sun.C$367];2)" office:value-type="string" office:string-value="6:49:00" calcext:value-type="string">
            <text:p>6:49:00</text:p>
          </table:table-cell>
          <table:table-cell table:formula="of:=VLOOKUP([.$A52]-DATE(YEAR([.$A52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Day Hike</text:p>
          </table:table-cell>
          <table:table-cell table:style-name="ce6" table:formula="of:=[.$A52]" office:value-type="date" office:date-value="2022-11-20" calcext:value-type="date">
            <text:p>2022-11-20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2]);ISBLANK([.$N52]));&quot;None&quot;;CONCATENATE([.$M52];[.$N52];&quot;&quot;))" office:value-type="string" office:string-value="Hiket" calcext:value-type="string">
            <text:p>Hiket</text:p>
          </table:table-cell>
          <table:table-cell table:formula="of:=IF(ISBLANK([.$N52]);&quot;XXXXXXXXXXXXXXX&quot;;CONCATENATE(IF([.$N52]=&quot;t&quot;;&quot;[TBD: &quot;;&quot;&quot;);IF(ISBLANK([.$H52]);&quot;&quot;;[.$H52]); IF([.$N52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2]);&quot;XXXXXXXXXXXXXX&quot;;CONCATENATE(IF(ISBLANK([.$I52]);;TEXT([.$I52];&quot;YYYY-MM-DD&quot;));IF(ISBLANK([.$J52]);;CONCATENATE(&quot;T&quot;;;TEXT([.$J52];&quot;HH:MM:SS&quot;)))))" office:value-type="string" office:string-value="2022-11-20" calcext:value-type="string">
            <text:p>2022-11-20</text:p>
          </table:table-cell>
          <table:table-cell table:style-name="ce8" table:formula="of:=IF(ISBLANK([.$N52]);&quot;XXXXXXXXXXX&quot;;CONCATENATE(IF(ISBLANK([.$K52]);;TEXT([.$K52];&quot;YYYY-MM-DD&quot;));IF(ISBLANK([.$L52]);;CONCATENATE(&quot;T&quot;;;TEXT([.$L52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0" calcext:value-type="date">
            <text:p>2022-11-20</text:p>
          </table:table-cell>
          <table:table-cell table:formula="of:=[.$A53]-DATE(YEAR([.$A53]);1;0)" office:value-type="float" office:value="324" calcext:value-type="float">
            <text:p>324</text:p>
          </table:table-cell>
          <table:table-cell table:formula="of:=TEXT([.$A53];&quot;MMM&quot;)" office:value-type="string" office:string-value="Nov" calcext:value-type="string">
            <text:p>Nov</text:p>
          </table:table-cell>
          <table:table-cell table:formula="of:=DAY([.A53])" office:value-type="float" office:value="20" calcext:value-type="float">
            <text:p>20</text:p>
          </table:table-cell>
          <table:table-cell table:formula="of:=TEXT([.$A53];&quot;DDD&quot;)" office:value-type="string" office:string-value="Sun" calcext:value-type="string">
            <text:p>Sun</text:p>
          </table:table-cell>
          <table:table-cell table:formula="of:=VLOOKUP([.$B53];[$Sun.A$2:$Sun.C$367];2)" office:value-type="string" office:string-value="6:49:00" calcext:value-type="string">
            <text:p>6:49:00</text:p>
          </table:table-cell>
          <table:table-cell table:formula="of:=VLOOKUP([.$A53]-DATE(YEAR([.$A53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Long Walk</text:p>
          </table:table-cell>
          <table:table-cell table:style-name="ce6" table:formula="of:=[.$A53]" office:value-type="date" office:date-value="2022-11-20" calcext:value-type="date">
            <text:p>2022-11-20</text:p>
          </table:table-cell>
          <table:table-cell table:formula="of:=[.$F53]" office:value-type="string" office:string-value="6:49:00" calcext:value-type="string">
            <text:p>6:4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3]);ISBLANK([.$N53]));&quot;None&quot;;CONCATENATE([.$M53];[.$N53];&quot;&quot;))" office:value-type="string" office:string-value="Walkt" calcext:value-type="string">
            <text:p>Walkt</text:p>
          </table:table-cell>
          <table:table-cell table:formula="of:=IF(ISBLANK([.$N53]);&quot;XXXXXXXXXXXXXXX&quot;;CONCATENATE(IF([.$N53]=&quot;t&quot;;&quot;[TBD: &quot;;&quot;&quot;);IF(ISBLANK([.$H53]);&quot;&quot;;[.$H53]); IF([.$N53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53]);&quot;XXXXXXXXXXXXXX&quot;;CONCATENATE(IF(ISBLANK([.$I53]);;TEXT([.$I53];&quot;YYYY-MM-DD&quot;));IF(ISBLANK([.$J53]);;CONCATENATE(&quot;T&quot;;;TEXT([.$J53];&quot;HH:MM:SS&quot;)))))" office:value-type="string" office:string-value="2022-11-20T06:49:00" calcext:value-type="string">
            <text:p>2022-11-20T06:49:00</text:p>
          </table:table-cell>
          <table:table-cell table:style-name="ce8" table:formula="of:=IF(ISBLANK([.$N53]);&quot;XXXXXXXXXXX&quot;;CONCATENATE(IF(ISBLANK([.$K53]);;TEXT([.$K53];&quot;YYYY-MM-DD&quot;));IF(ISBLANK([.$L53]);;CONCATENATE(&quot;T&quot;;;TEXT([.$L5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1" calcext:value-type="date">
            <text:p>2022-11-21</text:p>
          </table:table-cell>
          <table:table-cell table:style-name="ce11" table:formula="of:=[.$A54]-DATE(YEAR([.$A54]);1;0)" office:value-type="float" office:value="325" calcext:value-type="float">
            <text:p>325</text:p>
          </table:table-cell>
          <table:table-cell table:style-name="ce15" table:formula="of:=TEXT([.$A54];&quot;MMM&quot;)" office:value-type="string" office:string-value="Nov" calcext:value-type="string">
            <text:p>Nov</text:p>
          </table:table-cell>
          <table:table-cell table:style-name="ce15" table:formula="of:=DAY([.A54])" office:value-type="float" office:value="21" calcext:value-type="float">
            <text:p>21</text:p>
          </table:table-cell>
          <table:table-cell table:style-name="ce15" table:formula="of:=TEXT([.$A54];&quot;DDD&quot;)" office:value-type="string" office:string-value="Mon" calcext:value-type="string">
            <text:p>Mon</text:p>
          </table:table-cell>
          <table:table-cell table:style-name="ce18" table:formula="of:=VLOOKUP([.$B54];[$Sun.A$2:$Sun.C$367];2)" office:value-type="string" office:string-value="6:50:00" calcext:value-type="string">
            <text:p>6:50:00</text:p>
          </table:table-cell>
          <table:table-cell table:style-name="ce18" table:formula="of:=VLOOKUP([.$A54]-DATE(YEAR([.$A54]);1;0);[$Sun.A$2:$Sun.C$367];3)" office:value-type="string" office:string-value="16:33:00" calcext:value-type="string">
            <text:p>16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4]" office:value-type="date" office:date-value="2022-11-21" calcext:value-type="date">
            <text:p>2022-11-21</text:p>
          </table:table-cell>
          <table:table-cell table:style-name="ce18" table:formula="of:=[.$F54]" office:value-type="string" office:string-value="6:50:00" calcext:value-type="string">
            <text:p>6:5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4]);ISBLANK([.$N54]));&quot;None&quot;;CONCATENATE([.$M54];[.$N54];&quot;&quot;))" office:value-type="string" office:string-value="Walkx" calcext:value-type="string">
            <text:p>Walkx</text:p>
          </table:table-cell>
          <table:table-cell table:formula="of:=IF(ISBLANK([.$N54]);&quot;XXXXXXXXXXXXXXX&quot;;CONCATENATE(IF([.$N54]=&quot;t&quot;;&quot;[TBD: &quot;;&quot;&quot;);IF(ISBLANK([.$H54]);&quot;&quot;;[.$H54]); IF([.$N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4]);&quot;XXXXXXXXXXXXXX&quot;;CONCATENATE(IF(ISBLANK([.$I54]);;TEXT([.$I54];&quot;YYYY-MM-DD&quot;));IF(ISBLANK([.$J54]);;CONCATENATE(&quot;T&quot;;;TEXT([.$J54];&quot;HH:MM:SS&quot;)))))" office:value-type="string" office:string-value="2022-11-21T06:50:00" calcext:value-type="string">
            <text:p>2022-11-21T06:50:00</text:p>
          </table:table-cell>
          <table:table-cell table:style-name="ce25" table:formula="of:=IF(ISBLANK([.$N54]);&quot;XXXXXXXXXXX&quot;;CONCATENATE(IF(ISBLANK([.$K54]);;TEXT([.$K54];&quot;YYYY-MM-DD&quot;));IF(ISBLANK([.$L54]);;CONCATENATE(&quot;T&quot;;;TEXT([.$L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23" calcext:value-type="date">
            <text:p>2022-11-23</text:p>
          </table:table-cell>
          <table:table-cell table:style-name="ce11" table:formula="of:=[.$A55]-DATE(YEAR([.$A55]);1;0)" office:value-type="float" office:value="327" calcext:value-type="float">
            <text:p>327</text:p>
          </table:table-cell>
          <table:table-cell table:style-name="ce15" table:formula="of:=TEXT([.$A55];&quot;MMM&quot;)" office:value-type="string" office:string-value="Nov" calcext:value-type="string">
            <text:p>Nov</text:p>
          </table:table-cell>
          <table:table-cell table:style-name="ce15" table:formula="of:=DAY([.A55])" office:value-type="float" office:value="23" calcext:value-type="float">
            <text:p>23</text:p>
          </table:table-cell>
          <table:table-cell table:style-name="ce15" table:formula="of:=TEXT([.$A55];&quot;DDD&quot;)" office:value-type="string" office:string-value="Wed" calcext:value-type="string">
            <text:p>Wed</text:p>
          </table:table-cell>
          <table:table-cell table:style-name="ce18" table:formula="of:=VLOOKUP([.$B55];[$Sun.A$2:$Sun.C$367];2)" office:value-type="string" office:string-value="6:52:00" calcext:value-type="string">
            <text:p>6:52:00</text:p>
          </table:table-cell>
          <table:table-cell table:style-name="ce18" table:formula="of:=VLOOKUP([.$A55]-DATE(YEAR([.$A55]);1;0);[$Sun.A$2:$Sun.C$367];3)" office:value-type="string" office:string-value="16:32:00" calcext:value-type="string">
            <text:p>16:3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5]" office:value-type="date" office:date-value="2022-11-23" calcext:value-type="date">
            <text:p>2022-11-23</text:p>
          </table:table-cell>
          <table:table-cell table:style-name="ce18" table:formula="of:=[.$F55]" office:value-type="string" office:string-value="6:52:00" calcext:value-type="string">
            <text:p>6:5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5]);ISBLANK([.$N55]));&quot;None&quot;;CONCATENATE([.$M55];[.$N55];&quot;&quot;))" office:value-type="string" office:string-value="Walkx" calcext:value-type="string">
            <text:p>Walkx</text:p>
          </table:table-cell>
          <table:table-cell table:formula="of:=IF(ISBLANK([.$N55]);&quot;XXXXXXXXXXXXXXX&quot;;CONCATENATE(IF([.$N55]=&quot;t&quot;;&quot;[TBD: &quot;;&quot;&quot;);IF(ISBLANK([.$H55]);&quot;&quot;;[.$H55]); IF([.$N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5]);&quot;XXXXXXXXXXXXXX&quot;;CONCATENATE(IF(ISBLANK([.$I55]);;TEXT([.$I55];&quot;YYYY-MM-DD&quot;));IF(ISBLANK([.$J55]);;CONCATENATE(&quot;T&quot;;;TEXT([.$J55];&quot;HH:MM:SS&quot;)))))" office:value-type="string" office:string-value="2022-11-23T06:52:00" calcext:value-type="string">
            <text:p>2022-11-23T06:52:00</text:p>
          </table:table-cell>
          <table:table-cell table:style-name="ce25" table:formula="of:=IF(ISBLANK([.$N55]);&quot;XXXXXXXXXXX&quot;;CONCATENATE(IF(ISBLANK([.$K55]);;TEXT([.$K55];&quot;YYYY-MM-DD&quot;));IF(ISBLANK([.$L55]);;CONCATENATE(&quot;T&quot;;;TEXT([.$L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4" calcext:value-type="date">
            <text:p>2022-11-24</text:p>
          </table:table-cell>
          <table:table-cell table:formula="of:=[.$A56]-DATE(YEAR([.$A56]);1;0)" office:value-type="float" office:value="328" calcext:value-type="float">
            <text:p>328</text:p>
          </table:table-cell>
          <table:table-cell table:formula="of:=TEXT([.$A56];&quot;MMM&quot;)" office:value-type="string" office:string-value="Nov" calcext:value-type="string">
            <text:p>Nov</text:p>
          </table:table-cell>
          <table:table-cell table:formula="of:=DAY([.A56])" office:value-type="float" office:value="24" calcext:value-type="float">
            <text:p>24</text:p>
          </table:table-cell>
          <table:table-cell table:formula="of:=TEXT([.$A56];&quot;DDD&quot;)" office:value-type="string" office:string-value="Thu" calcext:value-type="string">
            <text:p>Thu</text:p>
          </table:table-cell>
          <table:table-cell table:formula="of:=VLOOKUP([.$B56];[$Sun.A$2:$Sun.C$367];2)" office:value-type="string" office:string-value="6:53:00" calcext:value-type="string">
            <text:p>6:53:00</text:p>
          </table:table-cell>
          <table:table-cell table:formula="of:=VLOOKUP([.$A56]-DATE(YEAR([.$A56]);1;0);[$Sun.A$2:$Sun.C$367];3)" office:value-type="string" office:string-value="16:32:00" calcext:value-type="string">
            <text:p>16:32:00</text:p>
          </table:table-cell>
          <table:table-cell office:value-type="string" calcext:value-type="string">
            <text:p>Backpacking</text:p>
          </table:table-cell>
          <table:table-cell table:style-name="ce6" table:formula="of:=[.$A56]" office:value-type="date" office:date-value="2022-11-24" calcext:value-type="date">
            <text:p>2022-11-24</text:p>
          </table:table-cell>
          <table:table-cell/>
          <table:table-cell office:value-type="date" office:date-value="2022-11-28" calcext:value-type="date">
            <text:p>2022-11-28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6]);ISBLANK([.$N56]));&quot;None&quot;;CONCATENATE([.$M56];[.$N56];&quot;&quot;))" office:value-type="string" office:string-value="Tript" calcext:value-type="string">
            <text:p>Tript</text:p>
          </table:table-cell>
          <table:table-cell table:formula="of:=IF(ISBLANK([.$N56]);&quot;XXXXXXXXXXXXXXX&quot;;CONCATENATE(IF([.$N56]=&quot;t&quot;;&quot;[TBD: &quot;;&quot;&quot;);IF(ISBLANK([.$H56]);&quot;&quot;;[.$H56]); IF([.$N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56]);&quot;XXXXXXXXXXXXXX&quot;;CONCATENATE(IF(ISBLANK([.$I56]);;TEXT([.$I56];&quot;YYYY-MM-DD&quot;));IF(ISBLANK([.$J56]);;CONCATENATE(&quot;T&quot;;;TEXT([.$J56];&quot;HH:MM:SS&quot;)))))" office:value-type="string" office:string-value="2022-11-24" calcext:value-type="string">
            <text:p>2022-11-24</text:p>
          </table:table-cell>
          <table:table-cell table:style-name="ce8" table:formula="of:=IF(ISBLANK([.$N56]);&quot;XXXXXXXXXXX&quot;;CONCATENATE(IF(ISBLANK([.$K56]);;TEXT([.$K56];&quot;YYYY-MM-DD&quot;));IF(ISBLANK([.$L56]);;CONCATENATE(&quot;T&quot;;;TEXT([.$L56];&quot;HH:MM:SS&quot;)))))" office:value-type="string" office:string-value="2022-11-28" calcext:value-type="string">
            <text:p>2022-11-28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1-24" calcext:value-type="date">
            <text:p>2022-11-24</text:p>
          </table:table-cell>
          <table:table-cell table:formula="of:=[.$A57]-DATE(YEAR([.$A57]);1;0)" office:value-type="float" office:value="328" calcext:value-type="float">
            <text:p>328</text:p>
          </table:table-cell>
          <table:table-cell table:formula="of:=TEXT([.$A57];&quot;MMM&quot;)" office:value-type="string" office:string-value="Nov" calcext:value-type="string">
            <text:p>Nov</text:p>
          </table:table-cell>
          <table:table-cell table:formula="of:=DAY([.A57])" office:value-type="float" office:value="24" calcext:value-type="float">
            <text:p>24</text:p>
          </table:table-cell>
          <table:table-cell table:formula="of:=TEXT([.$A57];&quot;DDD&quot;)" office:value-type="string" office:string-value="Thu" calcext:value-type="string">
            <text:p>Thu</text:p>
          </table:table-cell>
          <table:table-cell table:formula="of:=VLOOKUP([.$B57];[$Sun.A$2:$Sun.C$367];2)" office:value-type="string" office:string-value="6:53:00" calcext:value-type="string">
            <text:p>6:53:00</text:p>
          </table:table-cell>
          <table:table-cell table:formula="of:=VLOOKUP([.$A57]-DATE(YEAR([.$A57]);1;0);[$Sun.A$2:$Sun.C$367];3)" office:value-type="string" office:string-value="16:32:00" calcext:value-type="string">
            <text:p>16:32:00</text:p>
          </table:table-cell>
          <table:table-cell table:style-name="ce19" office:value-type="string" calcext:value-type="string">
            <text:p>Thanksgiving Day</text:p>
          </table:table-cell>
          <table:table-cell table:style-name="ce6" table:formula="of:=[.$A57]" office:value-type="date" office:date-value="2022-11-24" calcext:value-type="date">
            <text:p>2022-11-24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57]);ISBLANK([.$N57]));&quot;None&quot;;CONCATENATE([.$M57];[.$N57];&quot;&quot;))" office:value-type="string" office:string-value="Holidayx" calcext:value-type="string">
            <text:p>Holidayx</text:p>
          </table:table-cell>
          <table:table-cell table:formula="of:=IF(ISBLANK([.$N57]);&quot;XXXXXXXXXXXXXXX&quot;;CONCATENATE(IF([.$N57]=&quot;t&quot;;&quot;[TBD: &quot;;&quot;&quot;);IF(ISBLANK([.$H57]);&quot;&quot;;[.$H57]); IF([.$N57]=&quot;t&quot;;&quot;?]&quot;;&quot;&quot;)))" office:value-type="string" office:string-value="Thanksgiving Day" calcext:value-type="string">
            <text:p>Thanksgiving Day</text:p>
          </table:table-cell>
          <table:table-cell table:style-name="ce8" table:formula="of:=IF(ISBLANK([.$N57]);&quot;XXXXXXXXXXXXXX&quot;;CONCATENATE(IF(ISBLANK([.$I57]);;TEXT([.$I57];&quot;YYYY-MM-DD&quot;));IF(ISBLANK([.$J57]);;CONCATENATE(&quot;T&quot;;;TEXT([.$J57];&quot;HH:MM:SS&quot;)))))" office:value-type="string" office:string-value="2022-11-24" calcext:value-type="string">
            <text:p>2022-11-24</text:p>
          </table:table-cell>
          <table:table-cell table:style-name="ce8" table:formula="of:=IF(ISBLANK([.$N57]);&quot;XXXXXXXXXXX&quot;;CONCATENATE(IF(ISBLANK([.$K57]);;TEXT([.$K57];&quot;YYYY-MM-DD&quot;));IF(ISBLANK([.$L57]);;CONCATENATE(&quot;T&quot;;;TEXT([.$L5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5" calcext:value-type="date">
            <text:p>2022-11-25</text:p>
          </table:table-cell>
          <table:table-cell table:style-name="ce11" table:formula="of:=[.$A58]-DATE(YEAR([.$A58]);1;0)" office:value-type="float" office:value="329" calcext:value-type="float">
            <text:p>329</text:p>
          </table:table-cell>
          <table:table-cell table:style-name="ce15" table:formula="of:=TEXT([.$A58];&quot;MMM&quot;)" office:value-type="string" office:string-value="Nov" calcext:value-type="string">
            <text:p>Nov</text:p>
          </table:table-cell>
          <table:table-cell table:style-name="ce15" table:formula="of:=DAY([.A58])" office:value-type="float" office:value="25" calcext:value-type="float">
            <text:p>25</text:p>
          </table:table-cell>
          <table:table-cell table:style-name="ce15" table:formula="of:=TEXT([.$A58];&quot;DDD&quot;)" office:value-type="string" office:string-value="Fri" calcext:value-type="string">
            <text:p>Fri</text:p>
          </table:table-cell>
          <table:table-cell table:style-name="ce18" table:formula="of:=VLOOKUP([.$B58];[$Sun.A$2:$Sun.C$367];2)" office:value-type="string" office:string-value="6:54:00" calcext:value-type="string">
            <text:p>6:54:00</text:p>
          </table:table-cell>
          <table:table-cell table:style-name="ce18" table:formula="of:=VLOOKUP([.$A58]-DATE(YEAR([.$A58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58]" office:value-type="date" office:date-value="2022-11-25" calcext:value-type="date">
            <text:p>2022-11-25</text:p>
          </table:table-cell>
          <table:table-cell table:style-name="ce18" table:formula="of:=[.$F58]" office:value-type="string" office:string-value="6:54:00" calcext:value-type="string">
            <text:p>6:5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58]);ISBLANK([.$N58]));&quot;None&quot;;CONCATENATE([.$M58];[.$N58];&quot;&quot;))" office:value-type="string" office:string-value="Walkx" calcext:value-type="string">
            <text:p>Walkx</text:p>
          </table:table-cell>
          <table:table-cell table:formula="of:=IF(ISBLANK([.$N58]);&quot;XXXXXXXXXXXXXXX&quot;;CONCATENATE(IF([.$N58]=&quot;t&quot;;&quot;[TBD: &quot;;&quot;&quot;);IF(ISBLANK([.$H58]);&quot;&quot;;[.$H58]); IF([.$N5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58]);&quot;XXXXXXXXXXXXXX&quot;;CONCATENATE(IF(ISBLANK([.$I58]);;TEXT([.$I58];&quot;YYYY-MM-DD&quot;));IF(ISBLANK([.$J58]);;CONCATENATE(&quot;T&quot;;;TEXT([.$J58];&quot;HH:MM:SS&quot;)))))" office:value-type="string" office:string-value="2022-11-25T06:54:00" calcext:value-type="string">
            <text:p>2022-11-25T06:54:00</text:p>
          </table:table-cell>
          <table:table-cell table:style-name="ce25" table:formula="of:=IF(ISBLANK([.$N58]);&quot;XXXXXXXXXXX&quot;;CONCATENATE(IF(ISBLANK([.$K58]);;TEXT([.$K58];&quot;YYYY-MM-DD&quot;));IF(ISBLANK([.$L58]);;CONCATENATE(&quot;T&quot;;;TEXT([.$L5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59]-DATE(YEAR([.$A59]);1;0)" office:value-type="float" office:value="331" calcext:value-type="float">
            <text:p>331</text:p>
          </table:table-cell>
          <table:table-cell table:formula="of:=TEXT([.$A59];&quot;MMM&quot;)" office:value-type="string" office:string-value="Nov" calcext:value-type="string">
            <text:p>Nov</text:p>
          </table:table-cell>
          <table:table-cell table:formula="of:=DAY([.A59])" office:value-type="float" office:value="27" calcext:value-type="float">
            <text:p>27</text:p>
          </table:table-cell>
          <table:table-cell table:formula="of:=TEXT([.$A59];&quot;DDD&quot;)" office:value-type="string" office:string-value="Sun" calcext:value-type="string">
            <text:p>Sun</text:p>
          </table:table-cell>
          <table:table-cell table:formula="of:=VLOOKUP([.$B59];[$Sun.A$2:$Sun.C$367];2)" office:value-type="string" office:string-value="6:56:00" calcext:value-type="string">
            <text:p>6:56:00</text:p>
          </table:table-cell>
          <table:table-cell table:formula="of:=VLOOKUP([.$A59]-DATE(YEAR([.$A59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Day Hike</text:p>
          </table:table-cell>
          <table:table-cell table:style-name="ce6" table:formula="of:=[.$A59]" office:value-type="date" office:date-value="2022-11-27" calcext:value-type="date">
            <text:p>2022-11-27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59]);ISBLANK([.$N59]));&quot;None&quot;;CONCATENATE([.$M59];[.$N59];&quot;&quot;))" office:value-type="string" office:string-value="Hiket" calcext:value-type="string">
            <text:p>Hiket</text:p>
          </table:table-cell>
          <table:table-cell table:formula="of:=IF(ISBLANK([.$N59]);&quot;XXXXXXXXXXXXXXX&quot;;CONCATENATE(IF([.$N59]=&quot;t&quot;;&quot;[TBD: &quot;;&quot;&quot;);IF(ISBLANK([.$H59]);&quot;&quot;;[.$H59]); IF([.$N5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59]);&quot;XXXXXXXXXXXXXX&quot;;CONCATENATE(IF(ISBLANK([.$I59]);;TEXT([.$I59];&quot;YYYY-MM-DD&quot;));IF(ISBLANK([.$J59]);;CONCATENATE(&quot;T&quot;;;TEXT([.$J59];&quot;HH:MM:SS&quot;)))))" office:value-type="string" office:string-value="2022-11-27" calcext:value-type="string">
            <text:p>2022-11-27</text:p>
          </table:table-cell>
          <table:table-cell table:style-name="ce8" table:formula="of:=IF(ISBLANK([.$N59]);&quot;XXXXXXXXXXX&quot;;CONCATENATE(IF(ISBLANK([.$K59]);;TEXT([.$K59];&quot;YYYY-MM-DD&quot;));IF(ISBLANK([.$L59]);;CONCATENATE(&quot;T&quot;;;TEXT([.$L5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1-27" calcext:value-type="date">
            <text:p>2022-11-27</text:p>
          </table:table-cell>
          <table:table-cell table:formula="of:=[.$A60]-DATE(YEAR([.$A60]);1;0)" office:value-type="float" office:value="331" calcext:value-type="float">
            <text:p>331</text:p>
          </table:table-cell>
          <table:table-cell table:formula="of:=TEXT([.$A60];&quot;MMM&quot;)" office:value-type="string" office:string-value="Nov" calcext:value-type="string">
            <text:p>Nov</text:p>
          </table:table-cell>
          <table:table-cell table:formula="of:=DAY([.A60])" office:value-type="float" office:value="27" calcext:value-type="float">
            <text:p>27</text:p>
          </table:table-cell>
          <table:table-cell table:formula="of:=TEXT([.$A60];&quot;DDD&quot;)" office:value-type="string" office:string-value="Sun" calcext:value-type="string">
            <text:p>Sun</text:p>
          </table:table-cell>
          <table:table-cell table:formula="of:=VLOOKUP([.$B60];[$Sun.A$2:$Sun.C$367];2)" office:value-type="string" office:string-value="6:56:00" calcext:value-type="string">
            <text:p>6:56:00</text:p>
          </table:table-cell>
          <table:table-cell table:formula="of:=VLOOKUP([.$A60]-DATE(YEAR([.$A60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Long Walk</text:p>
          </table:table-cell>
          <table:table-cell table:style-name="ce6" table:formula="of:=[.$A60]" office:value-type="date" office:date-value="2022-11-27" calcext:value-type="date">
            <text:p>2022-11-27</text:p>
          </table:table-cell>
          <table:table-cell table:formula="of:=[.$F60]" office:value-type="string" office:string-value="6:56:00" calcext:value-type="string">
            <text:p>6:56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0]);ISBLANK([.$N60]));&quot;None&quot;;CONCATENATE([.$M60];[.$N60];&quot;&quot;))" office:value-type="string" office:string-value="Walkt" calcext:value-type="string">
            <text:p>Walkt</text:p>
          </table:table-cell>
          <table:table-cell table:formula="of:=IF(ISBLANK([.$N60]);&quot;XXXXXXXXXXXXXXX&quot;;CONCATENATE(IF([.$N60]=&quot;t&quot;;&quot;[TBD: &quot;;&quot;&quot;);IF(ISBLANK([.$H60]);&quot;&quot;;[.$H60]); IF([.$N6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0]);&quot;XXXXXXXXXXXXXX&quot;;CONCATENATE(IF(ISBLANK([.$I60]);;TEXT([.$I60];&quot;YYYY-MM-DD&quot;));IF(ISBLANK([.$J60]);;CONCATENATE(&quot;T&quot;;;TEXT([.$J60];&quot;HH:MM:SS&quot;)))))" office:value-type="string" office:string-value="2022-11-27T06:56:00" calcext:value-type="string">
            <text:p>2022-11-27T06:56:00</text:p>
          </table:table-cell>
          <table:table-cell table:style-name="ce8" table:formula="of:=IF(ISBLANK([.$N60]);&quot;XXXXXXXXXXX&quot;;CONCATENATE(IF(ISBLANK([.$K60]);;TEXT([.$K60];&quot;YYYY-MM-DD&quot;));IF(ISBLANK([.$L60]);;CONCATENATE(&quot;T&quot;;;TEXT([.$L6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1-28" calcext:value-type="date">
            <text:p>2022-11-28</text:p>
          </table:table-cell>
          <table:table-cell table:style-name="ce11" table:formula="of:=[.$A61]-DATE(YEAR([.$A61]);1;0)" office:value-type="float" office:value="332" calcext:value-type="float">
            <text:p>332</text:p>
          </table:table-cell>
          <table:table-cell table:style-name="ce15" table:formula="of:=TEXT([.$A61];&quot;MMM&quot;)" office:value-type="string" office:string-value="Nov" calcext:value-type="string">
            <text:p>Nov</text:p>
          </table:table-cell>
          <table:table-cell table:style-name="ce15" table:formula="of:=DAY([.A61])" office:value-type="float" office:value="28" calcext:value-type="float">
            <text:p>28</text:p>
          </table:table-cell>
          <table:table-cell table:style-name="ce15" table:formula="of:=TEXT([.$A61];&quot;DDD&quot;)" office:value-type="string" office:string-value="Mon" calcext:value-type="string">
            <text:p>Mon</text:p>
          </table:table-cell>
          <table:table-cell table:style-name="ce18" table:formula="of:=VLOOKUP([.$B61];[$Sun.A$2:$Sun.C$367];2)" office:value-type="string" office:string-value="6:57:00" calcext:value-type="string">
            <text:p>6:57:00</text:p>
          </table:table-cell>
          <table:table-cell table:style-name="ce18" table:formula="of:=VLOOKUP([.$A61]-DATE(YEAR([.$A61]);1;0);[$Sun.A$2:$Sun.C$367];3)" office:value-type="string" office:string-value="16:30:00" calcext:value-type="string">
            <text:p>16:3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1]" office:value-type="date" office:date-value="2022-11-28" calcext:value-type="date">
            <text:p>2022-11-28</text:p>
          </table:table-cell>
          <table:table-cell table:style-name="ce18" table:formula="of:=[.$F61]" office:value-type="string" office:string-value="6:57:00" calcext:value-type="string">
            <text:p>6:5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1]);ISBLANK([.$N61]));&quot;None&quot;;CONCATENATE([.$M61];[.$N61];&quot;&quot;))" office:value-type="string" office:string-value="Walkx" calcext:value-type="string">
            <text:p>Walkx</text:p>
          </table:table-cell>
          <table:table-cell table:formula="of:=IF(ISBLANK([.$N61]);&quot;XXXXXXXXXXXXXXX&quot;;CONCATENATE(IF([.$N61]=&quot;t&quot;;&quot;[TBD: &quot;;&quot;&quot;);IF(ISBLANK([.$H61]);&quot;&quot;;[.$H61]); IF([.$N6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1]);&quot;XXXXXXXXXXXXXX&quot;;CONCATENATE(IF(ISBLANK([.$I61]);;TEXT([.$I61];&quot;YYYY-MM-DD&quot;));IF(ISBLANK([.$J61]);;CONCATENATE(&quot;T&quot;;;TEXT([.$J61];&quot;HH:MM:SS&quot;)))))" office:value-type="string" office:string-value="2022-11-28T06:57:00" calcext:value-type="string">
            <text:p>2022-11-28T06:57:00</text:p>
          </table:table-cell>
          <table:table-cell table:style-name="ce25" table:formula="of:=IF(ISBLANK([.$N61]);&quot;XXXXXXXXXXX&quot;;CONCATENATE(IF(ISBLANK([.$K61]);;TEXT([.$K61];&quot;YYYY-MM-DD&quot;));IF(ISBLANK([.$L61]);;CONCATENATE(&quot;T&quot;;;TEXT([.$L6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1-30" calcext:value-type="date">
            <text:p>2022-11-30</text:p>
          </table:table-cell>
          <table:table-cell table:style-name="ce11" table:formula="of:=[.$A62]-DATE(YEAR([.$A62]);1;0)" office:value-type="float" office:value="334" calcext:value-type="float">
            <text:p>334</text:p>
          </table:table-cell>
          <table:table-cell table:style-name="ce15" table:formula="of:=TEXT([.$A62];&quot;MMM&quot;)" office:value-type="string" office:string-value="Nov" calcext:value-type="string">
            <text:p>Nov</text:p>
          </table:table-cell>
          <table:table-cell table:style-name="ce15" table:formula="of:=DAY([.A62])" office:value-type="float" office:value="30" calcext:value-type="float">
            <text:p>30</text:p>
          </table:table-cell>
          <table:table-cell table:style-name="ce15" table:formula="of:=TEXT([.$A62];&quot;DDD&quot;)" office:value-type="string" office:string-value="Wed" calcext:value-type="string">
            <text:p>Wed</text:p>
          </table:table-cell>
          <table:table-cell table:style-name="ce18" table:formula="of:=VLOOKUP([.$B62];[$Sun.A$2:$Sun.C$367];2)" office:value-type="string" office:string-value="6:59:00" calcext:value-type="string">
            <text:p>6:59:00</text:p>
          </table:table-cell>
          <table:table-cell table:style-name="ce18" table:formula="of:=VLOOKUP([.$A62]-DATE(YEAR([.$A62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2]" office:value-type="date" office:date-value="2022-11-30" calcext:value-type="date">
            <text:p>2022-11-30</text:p>
          </table:table-cell>
          <table:table-cell table:style-name="ce18" table:formula="of:=[.$F62]" office:value-type="string" office:string-value="6:59:00" calcext:value-type="string">
            <text:p>6:5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2]);ISBLANK([.$N62]));&quot;None&quot;;CONCATENATE([.$M62];[.$N62];&quot;&quot;))" office:value-type="string" office:string-value="Walkx" calcext:value-type="string">
            <text:p>Walkx</text:p>
          </table:table-cell>
          <table:table-cell table:formula="of:=IF(ISBLANK([.$N62]);&quot;XXXXXXXXXXXXXXX&quot;;CONCATENATE(IF([.$N62]=&quot;t&quot;;&quot;[TBD: &quot;;&quot;&quot;);IF(ISBLANK([.$H62]);&quot;&quot;;[.$H62]); IF([.$N6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2]);&quot;XXXXXXXXXXXXXX&quot;;CONCATENATE(IF(ISBLANK([.$I62]);;TEXT([.$I62];&quot;YYYY-MM-DD&quot;));IF(ISBLANK([.$J62]);;CONCATENATE(&quot;T&quot;;;TEXT([.$J62];&quot;HH:MM:SS&quot;)))))" office:value-type="string" office:string-value="2022-11-30T06:59:00" calcext:value-type="string">
            <text:p>2022-11-30T06:59:00</text:p>
          </table:table-cell>
          <table:table-cell table:style-name="ce25" table:formula="of:=IF(ISBLANK([.$N62]);&quot;XXXXXXXXXXX&quot;;CONCATENATE(IF(ISBLANK([.$K62]);;TEXT([.$K62];&quot;YYYY-MM-DD&quot;));IF(ISBLANK([.$L62]);;CONCATENATE(&quot;T&quot;;;TEXT([.$L6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2" calcext:value-type="date">
            <text:p>2022-12-02</text:p>
          </table:table-cell>
          <table:table-cell table:style-name="ce11" table:formula="of:=[.$A63]-DATE(YEAR([.$A63]);1;0)" office:value-type="float" office:value="336" calcext:value-type="float">
            <text:p>336</text:p>
          </table:table-cell>
          <table:table-cell table:style-name="ce15" table:formula="of:=TEXT([.$A63];&quot;MMM&quot;)" office:value-type="string" office:string-value="Dec" calcext:value-type="string">
            <text:p>Dec</text:p>
          </table:table-cell>
          <table:table-cell table:style-name="ce15" table:formula="of:=DAY([.A63])" office:value-type="float" office:value="2" calcext:value-type="float">
            <text:p>2</text:p>
          </table:table-cell>
          <table:table-cell table:style-name="ce15" table:formula="of:=TEXT([.$A63];&quot;DDD&quot;)" office:value-type="string" office:string-value="Fri" calcext:value-type="string">
            <text:p>Fri</text:p>
          </table:table-cell>
          <table:table-cell table:style-name="ce18" table:formula="of:=VLOOKUP([.$B63];[$Sun.A$2:$Sun.C$367];2)" office:value-type="string" office:string-value="7:01:00" calcext:value-type="string">
            <text:p>7:01:00</text:p>
          </table:table-cell>
          <table:table-cell table:style-name="ce18" table:formula="of:=VLOOKUP([.$A63]-DATE(YEAR([.$A63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3]" office:value-type="date" office:date-value="2022-12-02" calcext:value-type="date">
            <text:p>2022-12-02</text:p>
          </table:table-cell>
          <table:table-cell table:style-name="ce18" table:formula="of:=[.$F63]" office:value-type="string" office:string-value="7:01:00" calcext:value-type="string">
            <text:p>7:0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3]);ISBLANK([.$N63]));&quot;None&quot;;CONCATENATE([.$M63];[.$N63];&quot;&quot;))" office:value-type="string" office:string-value="Walkx" calcext:value-type="string">
            <text:p>Walkx</text:p>
          </table:table-cell>
          <table:table-cell table:formula="of:=IF(ISBLANK([.$N63]);&quot;XXXXXXXXXXXXXXX&quot;;CONCATENATE(IF([.$N63]=&quot;t&quot;;&quot;[TBD: &quot;;&quot;&quot;);IF(ISBLANK([.$H63]);&quot;&quot;;[.$H63]); IF([.$N6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3]);&quot;XXXXXXXXXXXXXX&quot;;CONCATENATE(IF(ISBLANK([.$I63]);;TEXT([.$I63];&quot;YYYY-MM-DD&quot;));IF(ISBLANK([.$J63]);;CONCATENATE(&quot;T&quot;;;TEXT([.$J63];&quot;HH:MM:SS&quot;)))))" office:value-type="string" office:string-value="2022-12-02T07:01:00" calcext:value-type="string">
            <text:p>2022-12-02T07:01:00</text:p>
          </table:table-cell>
          <table:table-cell table:style-name="ce25" table:formula="of:=IF(ISBLANK([.$N63]);&quot;XXXXXXXXXXX&quot;;CONCATENATE(IF(ISBLANK([.$K63]);;TEXT([.$K63];&quot;YYYY-MM-DD&quot;));IF(ISBLANK([.$L63]);;CONCATENATE(&quot;T&quot;;;TEXT([.$L6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4]-DATE(YEAR([.$A64]);1;0)" office:value-type="float" office:value="338" calcext:value-type="float">
            <text:p>338</text:p>
          </table:table-cell>
          <table:table-cell table:formula="of:=TEXT([.$A64];&quot;MMM&quot;)" office:value-type="string" office:string-value="Dec" calcext:value-type="string">
            <text:p>Dec</text:p>
          </table:table-cell>
          <table:table-cell table:formula="of:=DAY([.A64])" office:value-type="float" office:value="4" calcext:value-type="float">
            <text:p>4</text:p>
          </table:table-cell>
          <table:table-cell table:formula="of:=TEXT([.$A64];&quot;DDD&quot;)" office:value-type="string" office:string-value="Sun" calcext:value-type="string">
            <text:p>Sun</text:p>
          </table:table-cell>
          <table:table-cell table:formula="of:=VLOOKUP([.$B64];[$Sun.A$2:$Sun.C$367];2)" office:value-type="string" office:string-value="7:03:00" calcext:value-type="string">
            <text:p>7:03:00</text:p>
          </table:table-cell>
          <table:table-cell table:formula="of:=VLOOKUP([.$A64]-DATE(YEAR([.$A64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Day Hike</text:p>
          </table:table-cell>
          <table:table-cell table:style-name="ce6" table:formula="of:=[.$A64]" office:value-type="date" office:date-value="2022-12-04" calcext:value-type="date">
            <text:p>2022-12-04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4]);ISBLANK([.$N64]));&quot;None&quot;;CONCATENATE([.$M64];[.$N64];&quot;&quot;))" office:value-type="string" office:string-value="Hiket" calcext:value-type="string">
            <text:p>Hiket</text:p>
          </table:table-cell>
          <table:table-cell table:formula="of:=IF(ISBLANK([.$N64]);&quot;XXXXXXXXXXXXXXX&quot;;CONCATENATE(IF([.$N64]=&quot;t&quot;;&quot;[TBD: &quot;;&quot;&quot;);IF(ISBLANK([.$H64]);&quot;&quot;;[.$H64]); IF([.$N6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4]);&quot;XXXXXXXXXXXXXX&quot;;CONCATENATE(IF(ISBLANK([.$I64]);;TEXT([.$I64];&quot;YYYY-MM-DD&quot;));IF(ISBLANK([.$J64]);;CONCATENATE(&quot;T&quot;;;TEXT([.$J64];&quot;HH:MM:SS&quot;)))))" office:value-type="string" office:string-value="2022-12-04" calcext:value-type="string">
            <text:p>2022-12-04</text:p>
          </table:table-cell>
          <table:table-cell table:style-name="ce8" table:formula="of:=IF(ISBLANK([.$N64]);&quot;XXXXXXXXXXX&quot;;CONCATENATE(IF(ISBLANK([.$K64]);;TEXT([.$K64];&quot;YYYY-MM-DD&quot;));IF(ISBLANK([.$L64]);;CONCATENATE(&quot;T&quot;;;TEXT([.$L6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04" calcext:value-type="date">
            <text:p>2022-12-04</text:p>
          </table:table-cell>
          <table:table-cell table:formula="of:=[.$A65]-DATE(YEAR([.$A65]);1;0)" office:value-type="float" office:value="338" calcext:value-type="float">
            <text:p>338</text:p>
          </table:table-cell>
          <table:table-cell table:formula="of:=TEXT([.$A65];&quot;MMM&quot;)" office:value-type="string" office:string-value="Dec" calcext:value-type="string">
            <text:p>Dec</text:p>
          </table:table-cell>
          <table:table-cell table:formula="of:=DAY([.A65])" office:value-type="float" office:value="4" calcext:value-type="float">
            <text:p>4</text:p>
          </table:table-cell>
          <table:table-cell table:formula="of:=TEXT([.$A65];&quot;DDD&quot;)" office:value-type="string" office:string-value="Sun" calcext:value-type="string">
            <text:p>Sun</text:p>
          </table:table-cell>
          <table:table-cell table:formula="of:=VLOOKUP([.$B65];[$Sun.A$2:$Sun.C$367];2)" office:value-type="string" office:string-value="7:03:00" calcext:value-type="string">
            <text:p>7:03:00</text:p>
          </table:table-cell>
          <table:table-cell table:formula="of:=VLOOKUP([.$A65]-DATE(YEAR([.$A65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Long Walk</text:p>
          </table:table-cell>
          <table:table-cell table:style-name="ce6" table:formula="of:=[.$A65]" office:value-type="date" office:date-value="2022-12-04" calcext:value-type="date">
            <text:p>2022-12-04</text:p>
          </table:table-cell>
          <table:table-cell table:formula="of:=[.$F65]" office:value-type="string" office:string-value="7:03:00" calcext:value-type="string">
            <text:p>7:0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5]);ISBLANK([.$N65]));&quot;None&quot;;CONCATENATE([.$M65];[.$N65];&quot;&quot;))" office:value-type="string" office:string-value="Walkt" calcext:value-type="string">
            <text:p>Walkt</text:p>
          </table:table-cell>
          <table:table-cell table:formula="of:=IF(ISBLANK([.$N65]);&quot;XXXXXXXXXXXXXXX&quot;;CONCATENATE(IF([.$N65]=&quot;t&quot;;&quot;[TBD: &quot;;&quot;&quot;);IF(ISBLANK([.$H65]);&quot;&quot;;[.$H65]); IF([.$N6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65]);&quot;XXXXXXXXXXXXXX&quot;;CONCATENATE(IF(ISBLANK([.$I65]);;TEXT([.$I65];&quot;YYYY-MM-DD&quot;));IF(ISBLANK([.$J65]);;CONCATENATE(&quot;T&quot;;;TEXT([.$J65];&quot;HH:MM:SS&quot;)))))" office:value-type="string" office:string-value="2022-12-04T07:03:00" calcext:value-type="string">
            <text:p>2022-12-04T07:03:00</text:p>
          </table:table-cell>
          <table:table-cell table:style-name="ce8" table:formula="of:=IF(ISBLANK([.$N65]);&quot;XXXXXXXXXXX&quot;;CONCATENATE(IF(ISBLANK([.$K65]);;TEXT([.$K65];&quot;YYYY-MM-DD&quot;));IF(ISBLANK([.$L65]);;CONCATENATE(&quot;T&quot;;;TEXT([.$L6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05" calcext:value-type="date">
            <text:p>2022-12-05</text:p>
          </table:table-cell>
          <table:table-cell table:style-name="ce11" table:formula="of:=[.$A66]-DATE(YEAR([.$A66]);1;0)" office:value-type="float" office:value="339" calcext:value-type="float">
            <text:p>339</text:p>
          </table:table-cell>
          <table:table-cell table:style-name="ce15" table:formula="of:=TEXT([.$A66];&quot;MMM&quot;)" office:value-type="string" office:string-value="Dec" calcext:value-type="string">
            <text:p>Dec</text:p>
          </table:table-cell>
          <table:table-cell table:style-name="ce15" table:formula="of:=DAY([.A66])" office:value-type="float" office:value="5" calcext:value-type="float">
            <text:p>5</text:p>
          </table:table-cell>
          <table:table-cell table:style-name="ce15" table:formula="of:=TEXT([.$A66];&quot;DDD&quot;)" office:value-type="string" office:string-value="Mon" calcext:value-type="string">
            <text:p>Mon</text:p>
          </table:table-cell>
          <table:table-cell table:style-name="ce18" table:formula="of:=VLOOKUP([.$B66];[$Sun.A$2:$Sun.C$367];2)" office:value-type="string" office:string-value="7:04:00" calcext:value-type="string">
            <text:p>7:04:00</text:p>
          </table:table-cell>
          <table:table-cell table:style-name="ce18" table:formula="of:=VLOOKUP([.$A66]-DATE(YEAR([.$A66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6]" office:value-type="date" office:date-value="2022-12-05" calcext:value-type="date">
            <text:p>2022-12-05</text:p>
          </table:table-cell>
          <table:table-cell table:style-name="ce18" table:formula="of:=[.$F66]" office:value-type="string" office:string-value="7:04:00" calcext:value-type="string">
            <text:p>7:0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6]);ISBLANK([.$N66]));&quot;None&quot;;CONCATENATE([.$M66];[.$N66];&quot;&quot;))" office:value-type="string" office:string-value="Walkx" calcext:value-type="string">
            <text:p>Walkx</text:p>
          </table:table-cell>
          <table:table-cell table:formula="of:=IF(ISBLANK([.$N66]);&quot;XXXXXXXXXXXXXXX&quot;;CONCATENATE(IF([.$N66]=&quot;t&quot;;&quot;[TBD: &quot;;&quot;&quot;);IF(ISBLANK([.$H66]);&quot;&quot;;[.$H66]); IF([.$N6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6]);&quot;XXXXXXXXXXXXXX&quot;;CONCATENATE(IF(ISBLANK([.$I66]);;TEXT([.$I66];&quot;YYYY-MM-DD&quot;));IF(ISBLANK([.$J66]);;CONCATENATE(&quot;T&quot;;;TEXT([.$J66];&quot;HH:MM:SS&quot;)))))" office:value-type="string" office:string-value="2022-12-05T07:04:00" calcext:value-type="string">
            <text:p>2022-12-05T07:04:00</text:p>
          </table:table-cell>
          <table:table-cell table:style-name="ce25" table:formula="of:=IF(ISBLANK([.$N66]);&quot;XXXXXXXXXXX&quot;;CONCATENATE(IF(ISBLANK([.$K66]);;TEXT([.$K66];&quot;YYYY-MM-DD&quot;));IF(ISBLANK([.$L66]);;CONCATENATE(&quot;T&quot;;;TEXT([.$L6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7" calcext:value-type="date">
            <text:p>2022-12-07</text:p>
          </table:table-cell>
          <table:table-cell table:style-name="ce11" table:formula="of:=[.$A67]-DATE(YEAR([.$A67]);1;0)" office:value-type="float" office:value="341" calcext:value-type="float">
            <text:p>341</text:p>
          </table:table-cell>
          <table:table-cell table:style-name="ce15" table:formula="of:=TEXT([.$A67];&quot;MMM&quot;)" office:value-type="string" office:string-value="Dec" calcext:value-type="string">
            <text:p>Dec</text:p>
          </table:table-cell>
          <table:table-cell table:style-name="ce15" table:formula="of:=DAY([.A67])" office:value-type="float" office:value="7" calcext:value-type="float">
            <text:p>7</text:p>
          </table:table-cell>
          <table:table-cell table:style-name="ce15" table:formula="of:=TEXT([.$A67];&quot;DDD&quot;)" office:value-type="string" office:string-value="Wed" calcext:value-type="string">
            <text:p>Wed</text:p>
          </table:table-cell>
          <table:table-cell table:style-name="ce18" table:formula="of:=VLOOKUP([.$B67];[$Sun.A$2:$Sun.C$367];2)" office:value-type="string" office:string-value="7:06:00" calcext:value-type="string">
            <text:p>7:06:00</text:p>
          </table:table-cell>
          <table:table-cell table:style-name="ce18" table:formula="of:=VLOOKUP([.$A67]-DATE(YEAR([.$A67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7]" office:value-type="date" office:date-value="2022-12-07" calcext:value-type="date">
            <text:p>2022-12-07</text:p>
          </table:table-cell>
          <table:table-cell table:style-name="ce18" table:formula="of:=[.$F67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7]);ISBLANK([.$N67]));&quot;None&quot;;CONCATENATE([.$M67];[.$N67];&quot;&quot;))" office:value-type="string" office:string-value="Walkx" calcext:value-type="string">
            <text:p>Walkx</text:p>
          </table:table-cell>
          <table:table-cell table:formula="of:=IF(ISBLANK([.$N67]);&quot;XXXXXXXXXXXXXXX&quot;;CONCATENATE(IF([.$N67]=&quot;t&quot;;&quot;[TBD: &quot;;&quot;&quot;);IF(ISBLANK([.$H67]);&quot;&quot;;[.$H67]); IF([.$N6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7]);&quot;XXXXXXXXXXXXXX&quot;;CONCATENATE(IF(ISBLANK([.$I67]);;TEXT([.$I67];&quot;YYYY-MM-DD&quot;));IF(ISBLANK([.$J67]);;CONCATENATE(&quot;T&quot;;;TEXT([.$J67];&quot;HH:MM:SS&quot;)))))" office:value-type="string" office:string-value="2022-12-07T07:06:00" calcext:value-type="string">
            <text:p>2022-12-07T07:06:00</text:p>
          </table:table-cell>
          <table:table-cell table:style-name="ce25" table:formula="of:=IF(ISBLANK([.$N67]);&quot;XXXXXXXXXXX&quot;;CONCATENATE(IF(ISBLANK([.$K67]);;TEXT([.$K67];&quot;YYYY-MM-DD&quot;));IF(ISBLANK([.$L67]);;CONCATENATE(&quot;T&quot;;;TEXT([.$L6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09" calcext:value-type="date">
            <text:p>2022-12-09</text:p>
          </table:table-cell>
          <table:table-cell table:style-name="ce11" table:formula="of:=[.$A68]-DATE(YEAR([.$A68]);1;0)" office:value-type="float" office:value="343" calcext:value-type="float">
            <text:p>343</text:p>
          </table:table-cell>
          <table:table-cell table:style-name="ce15" table:formula="of:=TEXT([.$A68];&quot;MMM&quot;)" office:value-type="string" office:string-value="Dec" calcext:value-type="string">
            <text:p>Dec</text:p>
          </table:table-cell>
          <table:table-cell table:style-name="ce15" table:formula="of:=DAY([.A68])" office:value-type="float" office:value="9" calcext:value-type="float">
            <text:p>9</text:p>
          </table:table-cell>
          <table:table-cell table:style-name="ce15" table:formula="of:=TEXT([.$A68];&quot;DDD&quot;)" office:value-type="string" office:string-value="Fri" calcext:value-type="string">
            <text:p>Fri</text:p>
          </table:table-cell>
          <table:table-cell table:style-name="ce18" table:formula="of:=VLOOKUP([.$B68];[$Sun.A$2:$Sun.C$367];2)" office:value-type="string" office:string-value="7:08:00" calcext:value-type="string">
            <text:p>7:08:00</text:p>
          </table:table-cell>
          <table:table-cell table:style-name="ce18" table:formula="of:=VLOOKUP([.$A68]-DATE(YEAR([.$A68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68]" office:value-type="date" office:date-value="2022-12-09" calcext:value-type="date">
            <text:p>2022-12-09</text:p>
          </table:table-cell>
          <table:table-cell table:style-name="ce18" table:formula="of:=[.$F68]" office:value-type="string" office:string-value="7:08:00" calcext:value-type="string">
            <text:p>7:0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68]);ISBLANK([.$N68]));&quot;None&quot;;CONCATENATE([.$M68];[.$N68];&quot;&quot;))" office:value-type="string" office:string-value="Walkx" calcext:value-type="string">
            <text:p>Walkx</text:p>
          </table:table-cell>
          <table:table-cell table:formula="of:=IF(ISBLANK([.$N68]);&quot;XXXXXXXXXXXXXXX&quot;;CONCATENATE(IF([.$N68]=&quot;t&quot;;&quot;[TBD: &quot;;&quot;&quot;);IF(ISBLANK([.$H68]);&quot;&quot;;[.$H68]); IF([.$N6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68]);&quot;XXXXXXXXXXXXXX&quot;;CONCATENATE(IF(ISBLANK([.$I68]);;TEXT([.$I68];&quot;YYYY-MM-DD&quot;));IF(ISBLANK([.$J68]);;CONCATENATE(&quot;T&quot;;;TEXT([.$J68];&quot;HH:MM:SS&quot;)))))" office:value-type="string" office:string-value="2022-12-09T07:08:00" calcext:value-type="string">
            <text:p>2022-12-09T07:08:00</text:p>
          </table:table-cell>
          <table:table-cell table:style-name="ce25" table:formula="of:=IF(ISBLANK([.$N68]);&quot;XXXXXXXXXXX&quot;;CONCATENATE(IF(ISBLANK([.$K68]);;TEXT([.$K68];&quot;YYYY-MM-DD&quot;));IF(ISBLANK([.$L68]);;CONCATENATE(&quot;T&quot;;;TEXT([.$L6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69]-DATE(YEAR([.$A69]);1;0)" office:value-type="float" office:value="345" calcext:value-type="float">
            <text:p>345</text:p>
          </table:table-cell>
          <table:table-cell table:formula="of:=TEXT([.$A69];&quot;MMM&quot;)" office:value-type="string" office:string-value="Dec" calcext:value-type="string">
            <text:p>Dec</text:p>
          </table:table-cell>
          <table:table-cell table:formula="of:=DAY([.A69])" office:value-type="float" office:value="11" calcext:value-type="float">
            <text:p>11</text:p>
          </table:table-cell>
          <table:table-cell table:formula="of:=TEXT([.$A69];&quot;DDD&quot;)" office:value-type="string" office:string-value="Sun" calcext:value-type="string">
            <text:p>Sun</text:p>
          </table:table-cell>
          <table:table-cell table:formula="of:=VLOOKUP([.$B69];[$Sun.A$2:$Sun.C$367];2)" office:value-type="string" office:string-value="7:10:00" calcext:value-type="string">
            <text:p>7:10:00</text:p>
          </table:table-cell>
          <table:table-cell table:formula="of:=VLOOKUP([.$A69]-DATE(YEAR([.$A69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Day Hike</text:p>
          </table:table-cell>
          <table:table-cell table:style-name="ce6" table:formula="of:=[.$A69]" office:value-type="date" office:date-value="2022-12-11" calcext:value-type="date">
            <text:p>2022-12-1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69]);ISBLANK([.$N69]));&quot;None&quot;;CONCATENATE([.$M69];[.$N69];&quot;&quot;))" office:value-type="string" office:string-value="Hiket" calcext:value-type="string">
            <text:p>Hiket</text:p>
          </table:table-cell>
          <table:table-cell table:formula="of:=IF(ISBLANK([.$N69]);&quot;XXXXXXXXXXXXXXX&quot;;CONCATENATE(IF([.$N69]=&quot;t&quot;;&quot;[TBD: &quot;;&quot;&quot;);IF(ISBLANK([.$H69]);&quot;&quot;;[.$H69]); IF([.$N69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69]);&quot;XXXXXXXXXXXXXX&quot;;CONCATENATE(IF(ISBLANK([.$I69]);;TEXT([.$I69];&quot;YYYY-MM-DD&quot;));IF(ISBLANK([.$J69]);;CONCATENATE(&quot;T&quot;;;TEXT([.$J69];&quot;HH:MM:SS&quot;)))))" office:value-type="string" office:string-value="2022-12-11" calcext:value-type="string">
            <text:p>2022-12-11</text:p>
          </table:table-cell>
          <table:table-cell table:style-name="ce8" table:formula="of:=IF(ISBLANK([.$N69]);&quot;XXXXXXXXXXX&quot;;CONCATENATE(IF(ISBLANK([.$K69]);;TEXT([.$K69];&quot;YYYY-MM-DD&quot;));IF(ISBLANK([.$L69]);;CONCATENATE(&quot;T&quot;;;TEXT([.$L69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1" calcext:value-type="date">
            <text:p>2022-12-11</text:p>
          </table:table-cell>
          <table:table-cell table:formula="of:=[.$A70]-DATE(YEAR([.$A70]);1;0)" office:value-type="float" office:value="345" calcext:value-type="float">
            <text:p>345</text:p>
          </table:table-cell>
          <table:table-cell table:formula="of:=TEXT([.$A70];&quot;MMM&quot;)" office:value-type="string" office:string-value="Dec" calcext:value-type="string">
            <text:p>Dec</text:p>
          </table:table-cell>
          <table:table-cell table:formula="of:=DAY([.A70])" office:value-type="float" office:value="11" calcext:value-type="float">
            <text:p>11</text:p>
          </table:table-cell>
          <table:table-cell table:formula="of:=TEXT([.$A70];&quot;DDD&quot;)" office:value-type="string" office:string-value="Sun" calcext:value-type="string">
            <text:p>Sun</text:p>
          </table:table-cell>
          <table:table-cell table:formula="of:=VLOOKUP([.$B70];[$Sun.A$2:$Sun.C$367];2)" office:value-type="string" office:string-value="7:10:00" calcext:value-type="string">
            <text:p>7:10:00</text:p>
          </table:table-cell>
          <table:table-cell table:formula="of:=VLOOKUP([.$A70]-DATE(YEAR([.$A70]);1;0);[$Sun.A$2:$Sun.C$367];3)" office:value-type="string" office:string-value="16:28:00" calcext:value-type="string">
            <text:p>16:28:00</text:p>
          </table:table-cell>
          <table:table-cell office:value-type="string" calcext:value-type="string">
            <text:p>Long Walk</text:p>
          </table:table-cell>
          <table:table-cell table:style-name="ce6" table:formula="of:=[.$A70]" office:value-type="date" office:date-value="2022-12-11" calcext:value-type="date">
            <text:p>2022-12-11</text:p>
          </table:table-cell>
          <table:table-cell table:formula="of:=[.$F70]" office:value-type="string" office:string-value="7:10:00" calcext:value-type="string">
            <text:p>7:1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0]);ISBLANK([.$N70]));&quot;None&quot;;CONCATENATE([.$M70];[.$N70];&quot;&quot;))" office:value-type="string" office:string-value="Walkt" calcext:value-type="string">
            <text:p>Walkt</text:p>
          </table:table-cell>
          <table:table-cell table:formula="of:=IF(ISBLANK([.$N70]);&quot;XXXXXXXXXXXXXXX&quot;;CONCATENATE(IF([.$N70]=&quot;t&quot;;&quot;[TBD: &quot;;&quot;&quot;);IF(ISBLANK([.$H70]);&quot;&quot;;[.$H70]); IF([.$N70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0]);&quot;XXXXXXXXXXXXXX&quot;;CONCATENATE(IF(ISBLANK([.$I70]);;TEXT([.$I70];&quot;YYYY-MM-DD&quot;));IF(ISBLANK([.$J70]);;CONCATENATE(&quot;T&quot;;;TEXT([.$J70];&quot;HH:MM:SS&quot;)))))" office:value-type="string" office:string-value="2022-12-11T07:10:00" calcext:value-type="string">
            <text:p>2022-12-11T07:10:00</text:p>
          </table:table-cell>
          <table:table-cell table:style-name="ce8" table:formula="of:=IF(ISBLANK([.$N70]);&quot;XXXXXXXXXXX&quot;;CONCATENATE(IF(ISBLANK([.$K70]);;TEXT([.$K70];&quot;YYYY-MM-DD&quot;));IF(ISBLANK([.$L70]);;CONCATENATE(&quot;T&quot;;;TEXT([.$L70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2" calcext:value-type="date">
            <text:p>2022-12-12</text:p>
          </table:table-cell>
          <table:table-cell table:style-name="ce11" table:formula="of:=[.$A71]-DATE(YEAR([.$A71]);1;0)" office:value-type="float" office:value="346" calcext:value-type="float">
            <text:p>346</text:p>
          </table:table-cell>
          <table:table-cell table:style-name="ce15" table:formula="of:=TEXT([.$A71];&quot;MMM&quot;)" office:value-type="string" office:string-value="Dec" calcext:value-type="string">
            <text:p>Dec</text:p>
          </table:table-cell>
          <table:table-cell table:style-name="ce15" table:formula="of:=DAY([.A71])" office:value-type="float" office:value="12" calcext:value-type="float">
            <text:p>12</text:p>
          </table:table-cell>
          <table:table-cell table:style-name="ce15" table:formula="of:=TEXT([.$A71];&quot;DDD&quot;)" office:value-type="string" office:string-value="Mon" calcext:value-type="string">
            <text:p>Mon</text:p>
          </table:table-cell>
          <table:table-cell table:style-name="ce18" table:formula="of:=VLOOKUP([.$B71];[$Sun.A$2:$Sun.C$367];2)" office:value-type="string" office:string-value="7:10:00" calcext:value-type="string">
            <text:p>7:10:00</text:p>
          </table:table-cell>
          <table:table-cell table:style-name="ce18" table:formula="of:=VLOOKUP([.$A71]-DATE(YEAR([.$A71]);1;0);[$Sun.A$2:$Sun.C$367];3)" office:value-type="string" office:string-value="16:28:00" calcext:value-type="string">
            <text:p>16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1]" office:value-type="date" office:date-value="2022-12-12" calcext:value-type="date">
            <text:p>2022-12-12</text:p>
          </table:table-cell>
          <table:table-cell table:style-name="ce18" table:formula="of:=[.$F71]" office:value-type="string" office:string-value="7:10:00" calcext:value-type="string">
            <text:p>7:1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1]);ISBLANK([.$N71]));&quot;None&quot;;CONCATENATE([.$M71];[.$N71];&quot;&quot;))" office:value-type="string" office:string-value="Walkx" calcext:value-type="string">
            <text:p>Walkx</text:p>
          </table:table-cell>
          <table:table-cell table:formula="of:=IF(ISBLANK([.$N71]);&quot;XXXXXXXXXXXXXXX&quot;;CONCATENATE(IF([.$N71]=&quot;t&quot;;&quot;[TBD: &quot;;&quot;&quot;);IF(ISBLANK([.$H71]);&quot;&quot;;[.$H71]); IF([.$N71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1]);&quot;XXXXXXXXXXXXXX&quot;;CONCATENATE(IF(ISBLANK([.$I71]);;TEXT([.$I71];&quot;YYYY-MM-DD&quot;));IF(ISBLANK([.$J71]);;CONCATENATE(&quot;T&quot;;;TEXT([.$J71];&quot;HH:MM:SS&quot;)))))" office:value-type="string" office:string-value="2022-12-12T07:10:00" calcext:value-type="string">
            <text:p>2022-12-12T07:10:00</text:p>
          </table:table-cell>
          <table:table-cell table:style-name="ce25" table:formula="of:=IF(ISBLANK([.$N71]);&quot;XXXXXXXXXXX&quot;;CONCATENATE(IF(ISBLANK([.$K71]);;TEXT([.$K71];&quot;YYYY-MM-DD&quot;));IF(ISBLANK([.$L71]);;CONCATENATE(&quot;T&quot;;;TEXT([.$L71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4" calcext:value-type="date">
            <text:p>2022-12-14</text:p>
          </table:table-cell>
          <table:table-cell table:style-name="ce11" table:formula="of:=[.$A72]-DATE(YEAR([.$A72]);1;0)" office:value-type="float" office:value="348" calcext:value-type="float">
            <text:p>348</text:p>
          </table:table-cell>
          <table:table-cell table:style-name="ce15" table:formula="of:=TEXT([.$A72];&quot;MMM&quot;)" office:value-type="string" office:string-value="Dec" calcext:value-type="string">
            <text:p>Dec</text:p>
          </table:table-cell>
          <table:table-cell table:style-name="ce15" table:formula="of:=DAY([.A72])" office:value-type="float" office:value="14" calcext:value-type="float">
            <text:p>14</text:p>
          </table:table-cell>
          <table:table-cell table:style-name="ce15" table:formula="of:=TEXT([.$A72];&quot;DDD&quot;)" office:value-type="string" office:string-value="Wed" calcext:value-type="string">
            <text:p>Wed</text:p>
          </table:table-cell>
          <table:table-cell table:style-name="ce18" table:formula="of:=VLOOKUP([.$B72];[$Sun.A$2:$Sun.C$367];2)" office:value-type="string" office:string-value="7:12:00" calcext:value-type="string">
            <text:p>7:12:00</text:p>
          </table:table-cell>
          <table:table-cell table:style-name="ce18" table:formula="of:=VLOOKUP([.$A72]-DATE(YEAR([.$A72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2]" office:value-type="date" office:date-value="2022-12-14" calcext:value-type="date">
            <text:p>2022-12-14</text:p>
          </table:table-cell>
          <table:table-cell table:style-name="ce18" table:formula="of:=[.$F72]" office:value-type="string" office:string-value="7:12:00" calcext:value-type="string">
            <text:p>7:1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2]);ISBLANK([.$N72]));&quot;None&quot;;CONCATENATE([.$M72];[.$N72];&quot;&quot;))" office:value-type="string" office:string-value="Walkx" calcext:value-type="string">
            <text:p>Walkx</text:p>
          </table:table-cell>
          <table:table-cell table:formula="of:=IF(ISBLANK([.$N72]);&quot;XXXXXXXXXXXXXXX&quot;;CONCATENATE(IF([.$N72]=&quot;t&quot;;&quot;[TBD: &quot;;&quot;&quot;);IF(ISBLANK([.$H72]);&quot;&quot;;[.$H72]); IF([.$N7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2]);&quot;XXXXXXXXXXXXXX&quot;;CONCATENATE(IF(ISBLANK([.$I72]);;TEXT([.$I72];&quot;YYYY-MM-DD&quot;));IF(ISBLANK([.$J72]);;CONCATENATE(&quot;T&quot;;;TEXT([.$J72];&quot;HH:MM:SS&quot;)))))" office:value-type="string" office:string-value="2022-12-14T07:12:00" calcext:value-type="string">
            <text:p>2022-12-14T07:12:00</text:p>
          </table:table-cell>
          <table:table-cell table:style-name="ce25" table:formula="of:=IF(ISBLANK([.$N72]);&quot;XXXXXXXXXXX&quot;;CONCATENATE(IF(ISBLANK([.$K72]);;TEXT([.$K72];&quot;YYYY-MM-DD&quot;));IF(ISBLANK([.$L72]);;CONCATENATE(&quot;T&quot;;;TEXT([.$L7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16" calcext:value-type="date">
            <text:p>2022-12-16</text:p>
          </table:table-cell>
          <table:table-cell table:style-name="ce11" table:formula="of:=[.$A73]-DATE(YEAR([.$A73]);1;0)" office:value-type="float" office:value="350" calcext:value-type="float">
            <text:p>350</text:p>
          </table:table-cell>
          <table:table-cell table:style-name="ce15" table:formula="of:=TEXT([.$A73];&quot;MMM&quot;)" office:value-type="string" office:string-value="Dec" calcext:value-type="string">
            <text:p>Dec</text:p>
          </table:table-cell>
          <table:table-cell table:style-name="ce15" table:formula="of:=DAY([.A73])" office:value-type="float" office:value="16" calcext:value-type="float">
            <text:p>16</text:p>
          </table:table-cell>
          <table:table-cell table:style-name="ce15" table:formula="of:=TEXT([.$A73];&quot;DDD&quot;)" office:value-type="string" office:string-value="Fri" calcext:value-type="string">
            <text:p>Fri</text:p>
          </table:table-cell>
          <table:table-cell table:style-name="ce18" table:formula="of:=VLOOKUP([.$B73];[$Sun.A$2:$Sun.C$367];2)" office:value-type="string" office:string-value="7:13:00" calcext:value-type="string">
            <text:p>7:13:00</text:p>
          </table:table-cell>
          <table:table-cell table:style-name="ce18" table:formula="of:=VLOOKUP([.$A73]-DATE(YEAR([.$A73]);1;0);[$Sun.A$2:$Sun.C$367];3)" office:value-type="string" office:string-value="16:29:00" calcext:value-type="string">
            <text:p>16:2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3]" office:value-type="date" office:date-value="2022-12-16" calcext:value-type="date">
            <text:p>2022-12-16</text:p>
          </table:table-cell>
          <table:table-cell table:style-name="ce18" table:formula="of:=[.$F73]" office:value-type="string" office:string-value="7:13:00" calcext:value-type="string">
            <text:p>7:1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3]);ISBLANK([.$N73]));&quot;None&quot;;CONCATENATE([.$M73];[.$N73];&quot;&quot;))" office:value-type="string" office:string-value="Walkx" calcext:value-type="string">
            <text:p>Walkx</text:p>
          </table:table-cell>
          <table:table-cell table:formula="of:=IF(ISBLANK([.$N73]);&quot;XXXXXXXXXXXXXXX&quot;;CONCATENATE(IF([.$N73]=&quot;t&quot;;&quot;[TBD: &quot;;&quot;&quot;);IF(ISBLANK([.$H73]);&quot;&quot;;[.$H73]); IF([.$N7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3]);&quot;XXXXXXXXXXXXXX&quot;;CONCATENATE(IF(ISBLANK([.$I73]);;TEXT([.$I73];&quot;YYYY-MM-DD&quot;));IF(ISBLANK([.$J73]);;CONCATENATE(&quot;T&quot;;;TEXT([.$J73];&quot;HH:MM:SS&quot;)))))" office:value-type="string" office:string-value="2022-12-16T07:13:00" calcext:value-type="string">
            <text:p>2022-12-16T07:13:00</text:p>
          </table:table-cell>
          <table:table-cell table:style-name="ce25" table:formula="of:=IF(ISBLANK([.$N73]);&quot;XXXXXXXXXXX&quot;;CONCATENATE(IF(ISBLANK([.$K73]);;TEXT([.$K73];&quot;YYYY-MM-DD&quot;));IF(ISBLANK([.$L73]);;CONCATENATE(&quot;T&quot;;;TEXT([.$L7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4]-DATE(YEAR([.$A74]);1;0)" office:value-type="float" office:value="352" calcext:value-type="float">
            <text:p>352</text:p>
          </table:table-cell>
          <table:table-cell table:formula="of:=TEXT([.$A74];&quot;MMM&quot;)" office:value-type="string" office:string-value="Dec" calcext:value-type="string">
            <text:p>Dec</text:p>
          </table:table-cell>
          <table:table-cell table:formula="of:=DAY([.A74])" office:value-type="float" office:value="18" calcext:value-type="float">
            <text:p>18</text:p>
          </table:table-cell>
          <table:table-cell table:formula="of:=TEXT([.$A74];&quot;DDD&quot;)" office:value-type="string" office:string-value="Sun" calcext:value-type="string">
            <text:p>Sun</text:p>
          </table:table-cell>
          <table:table-cell table:formula="of:=VLOOKUP([.$B74];[$Sun.A$2:$Sun.C$367];2)" office:value-type="string" office:string-value="7:14:00" calcext:value-type="string">
            <text:p>7:14:00</text:p>
          </table:table-cell>
          <table:table-cell table:formula="of:=VLOOKUP([.$A74]-DATE(YEAR([.$A74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Day Hike</text:p>
          </table:table-cell>
          <table:table-cell table:style-name="ce6" table:formula="of:=[.$A74]" office:value-type="date" office:date-value="2022-12-18" calcext:value-type="date">
            <text:p>2022-12-1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4]);ISBLANK([.$N74]));&quot;None&quot;;CONCATENATE([.$M74];[.$N74];&quot;&quot;))" office:value-type="string" office:string-value="Hiket" calcext:value-type="string">
            <text:p>Hiket</text:p>
          </table:table-cell>
          <table:table-cell table:formula="of:=IF(ISBLANK([.$N74]);&quot;XXXXXXXXXXXXXXX&quot;;CONCATENATE(IF([.$N74]=&quot;t&quot;;&quot;[TBD: &quot;;&quot;&quot;);IF(ISBLANK([.$H74]);&quot;&quot;;[.$H74]); IF([.$N74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74]);&quot;XXXXXXXXXXXXXX&quot;;CONCATENATE(IF(ISBLANK([.$I74]);;TEXT([.$I74];&quot;YYYY-MM-DD&quot;));IF(ISBLANK([.$J74]);;CONCATENATE(&quot;T&quot;;;TEXT([.$J74];&quot;HH:MM:SS&quot;)))))" office:value-type="string" office:string-value="2022-12-18" calcext:value-type="string">
            <text:p>2022-12-18</text:p>
          </table:table-cell>
          <table:table-cell table:style-name="ce8" table:formula="of:=IF(ISBLANK([.$N74]);&quot;XXXXXXXXXXX&quot;;CONCATENATE(IF(ISBLANK([.$K74]);;TEXT([.$K74];&quot;YYYY-MM-DD&quot;));IF(ISBLANK([.$L74]);;CONCATENATE(&quot;T&quot;;;TEXT([.$L74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18" calcext:value-type="date">
            <text:p>2022-12-18</text:p>
          </table:table-cell>
          <table:table-cell table:formula="of:=[.$A75]-DATE(YEAR([.$A75]);1;0)" office:value-type="float" office:value="352" calcext:value-type="float">
            <text:p>352</text:p>
          </table:table-cell>
          <table:table-cell table:formula="of:=TEXT([.$A75];&quot;MMM&quot;)" office:value-type="string" office:string-value="Dec" calcext:value-type="string">
            <text:p>Dec</text:p>
          </table:table-cell>
          <table:table-cell table:formula="of:=DAY([.A75])" office:value-type="float" office:value="18" calcext:value-type="float">
            <text:p>18</text:p>
          </table:table-cell>
          <table:table-cell table:formula="of:=TEXT([.$A75];&quot;DDD&quot;)" office:value-type="string" office:string-value="Sun" calcext:value-type="string">
            <text:p>Sun</text:p>
          </table:table-cell>
          <table:table-cell table:formula="of:=VLOOKUP([.$B75];[$Sun.A$2:$Sun.C$367];2)" office:value-type="string" office:string-value="7:14:00" calcext:value-type="string">
            <text:p>7:14:00</text:p>
          </table:table-cell>
          <table:table-cell table:formula="of:=VLOOKUP([.$A75]-DATE(YEAR([.$A75]);1;0);[$Sun.A$2:$Sun.C$367];3)" office:value-type="string" office:string-value="16:30:00" calcext:value-type="string">
            <text:p>16:30:00</text:p>
          </table:table-cell>
          <table:table-cell office:value-type="string" calcext:value-type="string">
            <text:p>Long Walk</text:p>
          </table:table-cell>
          <table:table-cell table:style-name="ce6" table:formula="of:=[.$A75]" office:value-type="date" office:date-value="2022-12-18" calcext:value-type="date">
            <text:p>2022-12-18</text:p>
          </table:table-cell>
          <table:table-cell table:formula="of:=[.$F75]" office:value-type="string" office:string-value="7:14:00" calcext:value-type="string">
            <text:p>7:14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5]);ISBLANK([.$N75]));&quot;None&quot;;CONCATENATE([.$M75];[.$N75];&quot;&quot;))" office:value-type="string" office:string-value="Walkt" calcext:value-type="string">
            <text:p>Walkt</text:p>
          </table:table-cell>
          <table:table-cell table:formula="of:=IF(ISBLANK([.$N75]);&quot;XXXXXXXXXXXXXXX&quot;;CONCATENATE(IF([.$N75]=&quot;t&quot;;&quot;[TBD: &quot;;&quot;&quot;);IF(ISBLANK([.$H75]);&quot;&quot;;[.$H75]); IF([.$N75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75]);&quot;XXXXXXXXXXXXXX&quot;;CONCATENATE(IF(ISBLANK([.$I75]);;TEXT([.$I75];&quot;YYYY-MM-DD&quot;));IF(ISBLANK([.$J75]);;CONCATENATE(&quot;T&quot;;;TEXT([.$J75];&quot;HH:MM:SS&quot;)))))" office:value-type="string" office:string-value="2022-12-18T07:14:00" calcext:value-type="string">
            <text:p>2022-12-18T07:14:00</text:p>
          </table:table-cell>
          <table:table-cell table:style-name="ce8" table:formula="of:=IF(ISBLANK([.$N75]);&quot;XXXXXXXXXXX&quot;;CONCATENATE(IF(ISBLANK([.$K75]);;TEXT([.$K75];&quot;YYYY-MM-DD&quot;));IF(ISBLANK([.$L75]);;CONCATENATE(&quot;T&quot;;;TEXT([.$L75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19" calcext:value-type="date">
            <text:p>2022-12-19</text:p>
          </table:table-cell>
          <table:table-cell table:style-name="ce11" table:formula="of:=[.$A76]-DATE(YEAR([.$A76]);1;0)" office:value-type="float" office:value="353" calcext:value-type="float">
            <text:p>353</text:p>
          </table:table-cell>
          <table:table-cell table:style-name="ce15" table:formula="of:=TEXT([.$A76];&quot;MMM&quot;)" office:value-type="string" office:string-value="Dec" calcext:value-type="string">
            <text:p>Dec</text:p>
          </table:table-cell>
          <table:table-cell table:style-name="ce15" table:formula="of:=DAY([.A76])" office:value-type="float" office:value="19" calcext:value-type="float">
            <text:p>19</text:p>
          </table:table-cell>
          <table:table-cell table:style-name="ce15" table:formula="of:=TEXT([.$A76];&quot;DDD&quot;)" office:value-type="string" office:string-value="Mon" calcext:value-type="string">
            <text:p>Mon</text:p>
          </table:table-cell>
          <table:table-cell table:style-name="ce18" table:formula="of:=VLOOKUP([.$B76];[$Sun.A$2:$Sun.C$367];2)" office:value-type="string" office:string-value="7:15:00" calcext:value-type="string">
            <text:p>7:15:00</text:p>
          </table:table-cell>
          <table:table-cell table:style-name="ce18" table:formula="of:=VLOOKUP([.$A76]-DATE(YEAR([.$A76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6]" office:value-type="date" office:date-value="2022-12-19" calcext:value-type="date">
            <text:p>2022-12-19</text:p>
          </table:table-cell>
          <table:table-cell table:style-name="ce18" table:formula="of:=[.$F76]" office:value-type="string" office:string-value="7:15:00" calcext:value-type="string">
            <text:p>7:1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6]);ISBLANK([.$N76]));&quot;None&quot;;CONCATENATE([.$M76];[.$N76];&quot;&quot;))" office:value-type="string" office:string-value="Walkx" calcext:value-type="string">
            <text:p>Walkx</text:p>
          </table:table-cell>
          <table:table-cell table:formula="of:=IF(ISBLANK([.$N76]);&quot;XXXXXXXXXXXXXXX&quot;;CONCATENATE(IF([.$N76]=&quot;t&quot;;&quot;[TBD: &quot;;&quot;&quot;);IF(ISBLANK([.$H76]);&quot;&quot;;[.$H76]); IF([.$N7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6]);&quot;XXXXXXXXXXXXXX&quot;;CONCATENATE(IF(ISBLANK([.$I76]);;TEXT([.$I76];&quot;YYYY-MM-DD&quot;));IF(ISBLANK([.$J76]);;CONCATENATE(&quot;T&quot;;;TEXT([.$J76];&quot;HH:MM:SS&quot;)))))" office:value-type="string" office:string-value="2022-12-19T07:15:00" calcext:value-type="string">
            <text:p>2022-12-19T07:15:00</text:p>
          </table:table-cell>
          <table:table-cell table:style-name="ce25" table:formula="of:=IF(ISBLANK([.$N76]);&quot;XXXXXXXXXXX&quot;;CONCATENATE(IF(ISBLANK([.$K76]);;TEXT([.$K76];&quot;YYYY-MM-DD&quot;));IF(ISBLANK([.$L76]);;CONCATENATE(&quot;T&quot;;;TEXT([.$L7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1" calcext:value-type="date">
            <text:p>2022-12-21</text:p>
          </table:table-cell>
          <table:table-cell table:style-name="ce11" table:formula="of:=[.$A77]-DATE(YEAR([.$A77]);1;0)" office:value-type="float" office:value="355" calcext:value-type="float">
            <text:p>355</text:p>
          </table:table-cell>
          <table:table-cell table:style-name="ce15" table:formula="of:=TEXT([.$A77];&quot;MMM&quot;)" office:value-type="string" office:string-value="Dec" calcext:value-type="string">
            <text:p>Dec</text:p>
          </table:table-cell>
          <table:table-cell table:style-name="ce15" table:formula="of:=DAY([.A77])" office:value-type="float" office:value="21" calcext:value-type="float">
            <text:p>21</text:p>
          </table:table-cell>
          <table:table-cell table:style-name="ce15" table:formula="of:=TEXT([.$A77];&quot;DDD&quot;)" office:value-type="string" office:string-value="Wed" calcext:value-type="string">
            <text:p>Wed</text:p>
          </table:table-cell>
          <table:table-cell table:style-name="ce18" table:formula="of:=VLOOKUP([.$B77];[$Sun.A$2:$Sun.C$367];2)" office:value-type="string" office:string-value="7:16:00" calcext:value-type="string">
            <text:p>7:16:00</text:p>
          </table:table-cell>
          <table:table-cell table:style-name="ce18" table:formula="of:=VLOOKUP([.$A77]-DATE(YEAR([.$A77]);1;0);[$Sun.A$2:$Sun.C$367];3)" office:value-type="string" office:string-value="16:31:00" calcext:value-type="string">
            <text:p>16:3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7]" office:value-type="date" office:date-value="2022-12-21" calcext:value-type="date">
            <text:p>2022-12-21</text:p>
          </table:table-cell>
          <table:table-cell table:style-name="ce18" table:formula="of:=[.$F77]" office:value-type="string" office:string-value="7:16:00" calcext:value-type="string">
            <text:p>7:1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7]);ISBLANK([.$N77]));&quot;None&quot;;CONCATENATE([.$M77];[.$N77];&quot;&quot;))" office:value-type="string" office:string-value="Walkx" calcext:value-type="string">
            <text:p>Walkx</text:p>
          </table:table-cell>
          <table:table-cell table:formula="of:=IF(ISBLANK([.$N77]);&quot;XXXXXXXXXXXXXXX&quot;;CONCATENATE(IF([.$N77]=&quot;t&quot;;&quot;[TBD: &quot;;&quot;&quot;);IF(ISBLANK([.$H77]);&quot;&quot;;[.$H77]); IF([.$N7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7]);&quot;XXXXXXXXXXXXXX&quot;;CONCATENATE(IF(ISBLANK([.$I77]);;TEXT([.$I77];&quot;YYYY-MM-DD&quot;));IF(ISBLANK([.$J77]);;CONCATENATE(&quot;T&quot;;;TEXT([.$J77];&quot;HH:MM:SS&quot;)))))" office:value-type="string" office:string-value="2022-12-21T07:16:00" calcext:value-type="string">
            <text:p>2022-12-21T07:16:00</text:p>
          </table:table-cell>
          <table:table-cell table:style-name="ce25" table:formula="of:=IF(ISBLANK([.$N77]);&quot;XXXXXXXXXXX&quot;;CONCATENATE(IF(ISBLANK([.$K77]);;TEXT([.$K77];&quot;YYYY-MM-DD&quot;));IF(ISBLANK([.$L77]);;CONCATENATE(&quot;T&quot;;;TEXT([.$L7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3" calcext:value-type="date">
            <text:p>2022-12-23</text:p>
          </table:table-cell>
          <table:table-cell table:style-name="ce11" table:formula="of:=[.$A78]-DATE(YEAR([.$A78]);1;0)" office:value-type="float" office:value="357" calcext:value-type="float">
            <text:p>357</text:p>
          </table:table-cell>
          <table:table-cell table:style-name="ce15" table:formula="of:=TEXT([.$A78];&quot;MMM&quot;)" office:value-type="string" office:string-value="Dec" calcext:value-type="string">
            <text:p>Dec</text:p>
          </table:table-cell>
          <table:table-cell table:style-name="ce15" table:formula="of:=DAY([.A78])" office:value-type="float" office:value="23" calcext:value-type="float">
            <text:p>23</text:p>
          </table:table-cell>
          <table:table-cell table:style-name="ce15" table:formula="of:=TEXT([.$A78];&quot;DDD&quot;)" office:value-type="string" office:string-value="Fri" calcext:value-type="string">
            <text:p>Fri</text:p>
          </table:table-cell>
          <table:table-cell table:style-name="ce18" table:formula="of:=VLOOKUP([.$B78];[$Sun.A$2:$Sun.C$367];2)" office:value-type="string" office:string-value="7:17:00" calcext:value-type="string">
            <text:p>7:17:00</text:p>
          </table:table-cell>
          <table:table-cell table:style-name="ce18" table:formula="of:=VLOOKUP([.$A78]-DATE(YEAR([.$A78]);1;0);[$Sun.A$2:$Sun.C$367];3)" office:value-type="string" office:string-value="16:33:00" calcext:value-type="string">
            <text:p>16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78]" office:value-type="date" office:date-value="2022-12-23" calcext:value-type="date">
            <text:p>2022-12-23</text:p>
          </table:table-cell>
          <table:table-cell table:style-name="ce18" table:formula="of:=[.$F78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78]);ISBLANK([.$N78]));&quot;None&quot;;CONCATENATE([.$M78];[.$N78];&quot;&quot;))" office:value-type="string" office:string-value="Walkx" calcext:value-type="string">
            <text:p>Walkx</text:p>
          </table:table-cell>
          <table:table-cell table:formula="of:=IF(ISBLANK([.$N78]);&quot;XXXXXXXXXXXXXXX&quot;;CONCATENATE(IF([.$N78]=&quot;t&quot;;&quot;[TBD: &quot;;&quot;&quot;);IF(ISBLANK([.$H78]);&quot;&quot;;[.$H78]); IF([.$N7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78]);&quot;XXXXXXXXXXXXXX&quot;;CONCATENATE(IF(ISBLANK([.$I78]);;TEXT([.$I78];&quot;YYYY-MM-DD&quot;));IF(ISBLANK([.$J78]);;CONCATENATE(&quot;T&quot;;;TEXT([.$J78];&quot;HH:MM:SS&quot;)))))" office:value-type="string" office:string-value="2022-12-23T07:17:00" calcext:value-type="string">
            <text:p>2022-12-23T07:17:00</text:p>
          </table:table-cell>
          <table:table-cell table:style-name="ce25" table:formula="of:=IF(ISBLANK([.$N78]);&quot;XXXXXXXXXXX&quot;;CONCATENATE(IF(ISBLANK([.$K78]);;TEXT([.$K78];&quot;YYYY-MM-DD&quot;));IF(ISBLANK([.$L78]);;CONCATENATE(&quot;T&quot;;;TEXT([.$L7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24" calcext:value-type="date">
            <text:p>2022-12-24</text:p>
          </table:table-cell>
          <table:table-cell table:formula="of:=[.$A79]-DATE(YEAR([.$A79]);1;0)" office:value-type="float" office:value="358" calcext:value-type="float">
            <text:p>358</text:p>
          </table:table-cell>
          <table:table-cell table:formula="of:=TEXT([.$A79];&quot;MMM&quot;)" office:value-type="string" office:string-value="Dec" calcext:value-type="string">
            <text:p>Dec</text:p>
          </table:table-cell>
          <table:table-cell table:formula="of:=DAY([.A79])" office:value-type="float" office:value="24" calcext:value-type="float">
            <text:p>24</text:p>
          </table:table-cell>
          <table:table-cell table:formula="of:=TEXT([.$A79];&quot;DDD&quot;)" office:value-type="string" office:string-value="Sat" calcext:value-type="string">
            <text:p>Sat</text:p>
          </table:table-cell>
          <table:table-cell table:formula="of:=VLOOKUP([.$B79];[$Sun.A$2:$Sun.C$367];2)" office:value-type="string" office:string-value="7:17:00" calcext:value-type="string">
            <text:p>7:17:00</text:p>
          </table:table-cell>
          <table:table-cell table:formula="of:=VLOOKUP([.$A79]-DATE(YEAR([.$A79]);1;0);[$Sun.A$2:$Sun.C$367];3)" office:value-type="string" office:string-value="16:33:00" calcext:value-type="string">
            <text:p>16:33:00</text:p>
          </table:table-cell>
          <table:table-cell office:value-type="string" calcext:value-type="string">
            <text:p>Backpacking</text:p>
          </table:table-cell>
          <table:table-cell table:style-name="ce6" table:formula="of:=[.$A79]" office:value-type="date" office:date-value="2022-12-24" calcext:value-type="date">
            <text:p>2022-12-24</text:p>
          </table:table-cell>
          <table:table-cell/>
          <table:table-cell office:value-type="date" office:date-value="2022-12-27" calcext:value-type="date">
            <text:p>2022-12-27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79]);ISBLANK([.$N79]));&quot;None&quot;;CONCATENATE([.$M79];[.$N79];&quot;&quot;))" office:value-type="string" office:string-value="Tript" calcext:value-type="string">
            <text:p>Tript</text:p>
          </table:table-cell>
          <table:table-cell table:formula="of:=IF(ISBLANK([.$N79]);&quot;XXXXXXXXXXXXXXX&quot;;CONCATENATE(IF([.$N79]=&quot;t&quot;;&quot;[TBD: &quot;;&quot;&quot;);IF(ISBLANK([.$H79]);&quot;&quot;;[.$H79]); IF([.$N79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79]);&quot;XXXXXXXXXXXXXX&quot;;CONCATENATE(IF(ISBLANK([.$I79]);;TEXT([.$I79];&quot;YYYY-MM-DD&quot;));IF(ISBLANK([.$J79]);;CONCATENATE(&quot;T&quot;;;TEXT([.$J79];&quot;HH:MM:SS&quot;)))))" office:value-type="string" office:string-value="2022-12-24" calcext:value-type="string">
            <text:p>2022-12-24</text:p>
          </table:table-cell>
          <table:table-cell table:style-name="ce8" table:formula="of:=IF(ISBLANK([.$N79]);&quot;XXXXXXXXXXX&quot;;CONCATENATE(IF(ISBLANK([.$K79]);;TEXT([.$K79];&quot;YYYY-MM-DD&quot;));IF(ISBLANK([.$L79]);;CONCATENATE(&quot;T&quot;;;TEXT([.$L79];&quot;HH:MM:SS&quot;)))))" office:value-type="string" office:string-value="2022-12-27" calcext:value-type="string">
            <text:p>2022-12-27</text:p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5" calcext:value-type="date">
            <text:p>2022-12-25</text:p>
          </table:table-cell>
          <table:table-cell table:formula="of:=[.$A80]-DATE(YEAR([.$A80]);1;0)" office:value-type="float" office:value="359" calcext:value-type="float">
            <text:p>359</text:p>
          </table:table-cell>
          <table:table-cell table:formula="of:=TEXT([.$A80];&quot;MMM&quot;)" office:value-type="string" office:string-value="Dec" calcext:value-type="string">
            <text:p>Dec</text:p>
          </table:table-cell>
          <table:table-cell table:formula="of:=DAY([.A80])" office:value-type="float" office:value="25" calcext:value-type="float">
            <text:p>25</text:p>
          </table:table-cell>
          <table:table-cell table:formula="of:=TEXT([.$A80];&quot;DDD&quot;)" office:value-type="string" office:string-value="Sun" calcext:value-type="string">
            <text:p>Sun</text:p>
          </table:table-cell>
          <table:table-cell table:formula="of:=VLOOKUP([.$B80];[$Sun.A$2:$Sun.C$367];2)" office:value-type="string" office:string-value="7:18:00" calcext:value-type="string">
            <text:p>7:18:00</text:p>
          </table:table-cell>
          <table:table-cell table:formula="of:=VLOOKUP([.$A80]-DATE(YEAR([.$A80]);1;0);[$Sun.A$2:$Sun.C$367];3)" office:value-type="string" office:string-value="16:34:00" calcext:value-type="string">
            <text:p>16:34:00</text:p>
          </table:table-cell>
          <table:table-cell table:style-name="ce19" office:value-type="string" calcext:value-type="string">
            <text:p>Christmas Day</text:p>
          </table:table-cell>
          <table:table-cell table:style-name="ce6" table:formula="of:=[.$A80]" office:value-type="date" office:date-value="2022-12-25" calcext:value-type="date">
            <text:p>2022-12-25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0]);ISBLANK([.$N80]));&quot;None&quot;;CONCATENATE([.$M80];[.$N80];&quot;&quot;))" office:value-type="string" office:string-value="Holidayx" calcext:value-type="string">
            <text:p>Holidayx</text:p>
          </table:table-cell>
          <table:table-cell table:formula="of:=IF(ISBLANK([.$N80]);&quot;XXXXXXXXXXXXXXX&quot;;CONCATENATE(IF([.$N80]=&quot;t&quot;;&quot;[TBD: &quot;;&quot;&quot;);IF(ISBLANK([.$H80]);&quot;&quot;;[.$H80]); IF([.$N80]=&quot;t&quot;;&quot;?]&quot;;&quot;&quot;)))" office:value-type="string" office:string-value="Christmas Day" calcext:value-type="string">
            <text:p>Christmas Day</text:p>
          </table:table-cell>
          <table:table-cell table:style-name="ce8" table:formula="of:=IF(ISBLANK([.$N80]);&quot;XXXXXXXXXXXXXX&quot;;CONCATENATE(IF(ISBLANK([.$I80]);;TEXT([.$I80];&quot;YYYY-MM-DD&quot;));IF(ISBLANK([.$J80]);;CONCATENATE(&quot;T&quot;;;TEXT([.$J80];&quot;HH:MM:SS&quot;)))))" office:value-type="string" office:string-value="2022-12-25" calcext:value-type="string">
            <text:p>2022-12-25</text:p>
          </table:table-cell>
          <table:table-cell table:style-name="ce8" table:formula="of:=IF(ISBLANK([.$N80]);&quot;XXXXXXXXXXX&quot;;CONCATENATE(IF(ISBLANK([.$K80]);;TEXT([.$K80];&quot;YYYY-MM-DD&quot;));IF(ISBLANK([.$L80]);;CONCATENATE(&quot;T&quot;;;TEXT([.$L8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1]-DATE(YEAR([.$A81]);1;0)" office:value-type="float" office:value="359" calcext:value-type="float">
            <text:p>359</text:p>
          </table:table-cell>
          <table:table-cell table:formula="of:=TEXT([.$A81];&quot;MMM&quot;)" office:value-type="string" office:string-value="Dec" calcext:value-type="string">
            <text:p>Dec</text:p>
          </table:table-cell>
          <table:table-cell table:formula="of:=DAY([.A81])" office:value-type="float" office:value="25" calcext:value-type="float">
            <text:p>25</text:p>
          </table:table-cell>
          <table:table-cell table:formula="of:=TEXT([.$A81];&quot;DDD&quot;)" office:value-type="string" office:string-value="Sun" calcext:value-type="string">
            <text:p>Sun</text:p>
          </table:table-cell>
          <table:table-cell table:formula="of:=VLOOKUP([.$B81];[$Sun.A$2:$Sun.C$367];2)" office:value-type="string" office:string-value="7:18:00" calcext:value-type="string">
            <text:p>7:18:00</text:p>
          </table:table-cell>
          <table:table-cell table:formula="of:=VLOOKUP([.$A81]-DATE(YEAR([.$A81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Day Hike</text:p>
          </table:table-cell>
          <table:table-cell table:style-name="ce6" table:formula="of:=[.$A81]" office:value-type="date" office:date-value="2022-12-25" calcext:value-type="date">
            <text:p>2022-12-2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1]);ISBLANK([.$N81]));&quot;None&quot;;CONCATENATE([.$M81];[.$N81];&quot;&quot;))" office:value-type="string" office:string-value="Hiket" calcext:value-type="string">
            <text:p>Hiket</text:p>
          </table:table-cell>
          <table:table-cell table:formula="of:=IF(ISBLANK([.$N81]);&quot;XXXXXXXXXXXXXXX&quot;;CONCATENATE(IF([.$N81]=&quot;t&quot;;&quot;[TBD: &quot;;&quot;&quot;);IF(ISBLANK([.$H81]);&quot;&quot;;[.$H81]); IF([.$N8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1]);&quot;XXXXXXXXXXXXXX&quot;;CONCATENATE(IF(ISBLANK([.$I81]);;TEXT([.$I81];&quot;YYYY-MM-DD&quot;));IF(ISBLANK([.$J81]);;CONCATENATE(&quot;T&quot;;;TEXT([.$J81];&quot;HH:MM:SS&quot;)))))" office:value-type="string" office:string-value="2022-12-25" calcext:value-type="string">
            <text:p>2022-12-25</text:p>
          </table:table-cell>
          <table:table-cell table:style-name="ce8" table:formula="of:=IF(ISBLANK([.$N81]);&quot;XXXXXXXXXXX&quot;;CONCATENATE(IF(ISBLANK([.$K81]);;TEXT([.$K81];&quot;YYYY-MM-DD&quot;));IF(ISBLANK([.$L81]);;CONCATENATE(&quot;T&quot;;;TEXT([.$L8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2-12-25" calcext:value-type="date">
            <text:p>2022-12-25</text:p>
          </table:table-cell>
          <table:table-cell table:formula="of:=[.$A82]-DATE(YEAR([.$A82]);1;0)" office:value-type="float" office:value="359" calcext:value-type="float">
            <text:p>359</text:p>
          </table:table-cell>
          <table:table-cell table:formula="of:=TEXT([.$A82];&quot;MMM&quot;)" office:value-type="string" office:string-value="Dec" calcext:value-type="string">
            <text:p>Dec</text:p>
          </table:table-cell>
          <table:table-cell table:formula="of:=DAY([.A82])" office:value-type="float" office:value="25" calcext:value-type="float">
            <text:p>25</text:p>
          </table:table-cell>
          <table:table-cell table:formula="of:=TEXT([.$A82];&quot;DDD&quot;)" office:value-type="string" office:string-value="Sun" calcext:value-type="string">
            <text:p>Sun</text:p>
          </table:table-cell>
          <table:table-cell table:formula="of:=VLOOKUP([.$B82];[$Sun.A$2:$Sun.C$367];2)" office:value-type="string" office:string-value="7:18:00" calcext:value-type="string">
            <text:p>7:18:00</text:p>
          </table:table-cell>
          <table:table-cell table:formula="of:=VLOOKUP([.$A82]-DATE(YEAR([.$A82]);1;0);[$Sun.A$2:$Sun.C$367];3)" office:value-type="string" office:string-value="16:34:00" calcext:value-type="string">
            <text:p>16:34:00</text:p>
          </table:table-cell>
          <table:table-cell office:value-type="string" calcext:value-type="string">
            <text:p>Long Walk</text:p>
          </table:table-cell>
          <table:table-cell table:style-name="ce6" table:formula="of:=[.$A82]" office:value-type="date" office:date-value="2022-12-25" calcext:value-type="date">
            <text:p>2022-12-25</text:p>
          </table:table-cell>
          <table:table-cell table:formula="of:=[.$F82]" office:value-type="string" office:string-value="7:18:00" calcext:value-type="string">
            <text:p>7:1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2]);ISBLANK([.$N82]));&quot;None&quot;;CONCATENATE([.$M82];[.$N82];&quot;&quot;))" office:value-type="string" office:string-value="Walkt" calcext:value-type="string">
            <text:p>Walkt</text:p>
          </table:table-cell>
          <table:table-cell table:formula="of:=IF(ISBLANK([.$N82]);&quot;XXXXXXXXXXXXXXX&quot;;CONCATENATE(IF([.$N82]=&quot;t&quot;;&quot;[TBD: &quot;;&quot;&quot;);IF(ISBLANK([.$H82]);&quot;&quot;;[.$H82]); IF([.$N8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2]);&quot;XXXXXXXXXXXXXX&quot;;CONCATENATE(IF(ISBLANK([.$I82]);;TEXT([.$I82];&quot;YYYY-MM-DD&quot;));IF(ISBLANK([.$J82]);;CONCATENATE(&quot;T&quot;;;TEXT([.$J82];&quot;HH:MM:SS&quot;)))))" office:value-type="string" office:string-value="2022-12-25T07:18:00" calcext:value-type="string">
            <text:p>2022-12-25T07:18:00</text:p>
          </table:table-cell>
          <table:table-cell table:style-name="ce8" table:formula="of:=IF(ISBLANK([.$N82]);&quot;XXXXXXXXXXX&quot;;CONCATENATE(IF(ISBLANK([.$K82]);;TEXT([.$K82];&quot;YYYY-MM-DD&quot;));IF(ISBLANK([.$L82]);;CONCATENATE(&quot;T&quot;;;TEXT([.$L82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2-12-26" calcext:value-type="date">
            <text:p>2022-12-26</text:p>
          </table:table-cell>
          <table:table-cell table:formula="of:=[.$A83]-DATE(YEAR([.$A83]);1;0)" office:value-type="float" office:value="360" calcext:value-type="float">
            <text:p>360</text:p>
          </table:table-cell>
          <table:table-cell table:formula="of:=TEXT([.$A83];&quot;MMM&quot;)" office:value-type="string" office:string-value="Dec" calcext:value-type="string">
            <text:p>Dec</text:p>
          </table:table-cell>
          <table:table-cell table:formula="of:=DAY([.A83])" office:value-type="float" office:value="26" calcext:value-type="float">
            <text:p>26</text:p>
          </table:table-cell>
          <table:table-cell table:formula="of:=TEXT([.$A83];&quot;DDD&quot;)" office:value-type="string" office:string-value="Mon" calcext:value-type="string">
            <text:p>Mon</text:p>
          </table:table-cell>
          <table:table-cell table:formula="of:=VLOOKUP([.$B83];[$Sun.A$2:$Sun.C$367];2)" office:value-type="string" office:string-value="7:18:00" calcext:value-type="string">
            <text:p>7:18:00</text:p>
          </table:table-cell>
          <table:table-cell table:formula="of:=VLOOKUP([.$A83]-DATE(YEAR([.$A83]);1;0);[$Sun.A$2:$Sun.C$367];3)" office:value-type="string" office:string-value="16:34:00" calcext:value-type="string">
            <text:p>16:34:00</text:p>
          </table:table-cell>
          <table:table-cell table:style-name="ce19" office:value-type="string" calcext:value-type="string">
            <text:p>Christmas Day (Observed)</text:p>
          </table:table-cell>
          <table:table-cell table:style-name="ce6" table:formula="of:=[.$A83]" office:value-type="date" office:date-value="2022-12-26" calcext:value-type="date">
            <text:p>2022-12-26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83]);ISBLANK([.$N83]));&quot;None&quot;;CONCATENATE([.$M83];[.$N83];&quot;&quot;))" office:value-type="string" office:string-value="Holidayx" calcext:value-type="string">
            <text:p>Holidayx</text:p>
          </table:table-cell>
          <table:table-cell table:formula="of:=IF(ISBLANK([.$N83]);&quot;XXXXXXXXXXXXXXX&quot;;CONCATENATE(IF([.$N83]=&quot;t&quot;;&quot;[TBD: &quot;;&quot;&quot;);IF(ISBLANK([.$H83]);&quot;&quot;;[.$H83]); IF([.$N83]=&quot;t&quot;;&quot;?]&quot;;&quot;&quot;)))" office:value-type="string" office:string-value="Christmas Day (Observed)" calcext:value-type="string">
            <text:p>Christmas Day (Observed)</text:p>
          </table:table-cell>
          <table:table-cell table:style-name="ce8" table:formula="of:=IF(ISBLANK([.$N83]);&quot;XXXXXXXXXXXXXX&quot;;CONCATENATE(IF(ISBLANK([.$I83]);;TEXT([.$I83];&quot;YYYY-MM-DD&quot;));IF(ISBLANK([.$J83]);;CONCATENATE(&quot;T&quot;;;TEXT([.$J83];&quot;HH:MM:SS&quot;)))))" office:value-type="string" office:string-value="2022-12-26" calcext:value-type="string">
            <text:p>2022-12-26</text:p>
          </table:table-cell>
          <table:table-cell table:style-name="ce8" table:formula="of:=IF(ISBLANK([.$N83]);&quot;XXXXXXXXXXX&quot;;CONCATENATE(IF(ISBLANK([.$K83]);;TEXT([.$K83];&quot;YYYY-MM-DD&quot;));IF(ISBLANK([.$L83]);;CONCATENATE(&quot;T&quot;;;TEXT([.$L8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2-12-26" calcext:value-type="date">
            <text:p>2022-12-26</text:p>
          </table:table-cell>
          <table:table-cell table:style-name="ce11" table:formula="of:=[.$A84]-DATE(YEAR([.$A84]);1;0)" office:value-type="float" office:value="360" calcext:value-type="float">
            <text:p>360</text:p>
          </table:table-cell>
          <table:table-cell table:style-name="ce15" table:formula="of:=TEXT([.$A84];&quot;MMM&quot;)" office:value-type="string" office:string-value="Dec" calcext:value-type="string">
            <text:p>Dec</text:p>
          </table:table-cell>
          <table:table-cell table:style-name="ce15" table:formula="of:=DAY([.A84])" office:value-type="float" office:value="26" calcext:value-type="float">
            <text:p>26</text:p>
          </table:table-cell>
          <table:table-cell table:style-name="ce15" table:formula="of:=TEXT([.$A84];&quot;DDD&quot;)" office:value-type="string" office:string-value="Mon" calcext:value-type="string">
            <text:p>Mon</text:p>
          </table:table-cell>
          <table:table-cell table:style-name="ce18" table:formula="of:=VLOOKUP([.$B84];[$Sun.A$2:$Sun.C$367];2)" office:value-type="string" office:string-value="7:18:00" calcext:value-type="string">
            <text:p>7:18:00</text:p>
          </table:table-cell>
          <table:table-cell table:style-name="ce18" table:formula="of:=VLOOKUP([.$A84]-DATE(YEAR([.$A84]);1;0);[$Sun.A$2:$Sun.C$367];3)" office:value-type="string" office:string-value="16:34:00" calcext:value-type="string">
            <text:p>16:3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4]" office:value-type="date" office:date-value="2022-12-26" calcext:value-type="date">
            <text:p>2022-12-26</text:p>
          </table:table-cell>
          <table:table-cell table:style-name="ce18" table:formula="of:=[.$F84]" office:value-type="string" office:string-value="7:18:00" calcext:value-type="string">
            <text:p>7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4]);ISBLANK([.$N84]));&quot;None&quot;;CONCATENATE([.$M84];[.$N84];&quot;&quot;))" office:value-type="string" office:string-value="Walk" calcext:value-type="string">
            <text:p>Walk</text:p>
          </table:table-cell>
          <table:table-cell table:formula="of:=IF(ISBLANK([.$N84]);&quot;XXXXXXXXXXXXXXX&quot;;CONCATENATE(IF([.$N84]=&quot;t&quot;;&quot;[TBD: &quot;;&quot;&quot;);IF(ISBLANK([.$H84]);&quot;&quot;;[.$H84]); IF([.$N84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84]);&quot;XXXXXXXXXXXXXX&quot;;CONCATENATE(IF(ISBLANK([.$I84]);;TEXT([.$I84];&quot;YYYY-MM-DD&quot;));IF(ISBLANK([.$J84]);;CONCATENATE(&quot;T&quot;;;TEXT([.$J84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84]);&quot;XXXXXXXXXXX&quot;;CONCATENATE(IF(ISBLANK([.$K84]);;TEXT([.$K84];&quot;YYYY-MM-DD&quot;));IF(ISBLANK([.$L84]);;CONCATENATE(&quot;T&quot;;;TEXT([.$L84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28" calcext:value-type="date">
            <text:p>2022-12-28</text:p>
          </table:table-cell>
          <table:table-cell table:style-name="ce11" table:formula="of:=[.$A85]-DATE(YEAR([.$A85]);1;0)" office:value-type="float" office:value="362" calcext:value-type="float">
            <text:p>362</text:p>
          </table:table-cell>
          <table:table-cell table:style-name="ce15" table:formula="of:=TEXT([.$A85];&quot;MMM&quot;)" office:value-type="string" office:string-value="Dec" calcext:value-type="string">
            <text:p>Dec</text:p>
          </table:table-cell>
          <table:table-cell table:style-name="ce15" table:formula="of:=DAY([.A85])" office:value-type="float" office:value="28" calcext:value-type="float">
            <text:p>28</text:p>
          </table:table-cell>
          <table:table-cell table:style-name="ce15" table:formula="of:=TEXT([.$A85];&quot;DDD&quot;)" office:value-type="string" office:string-value="Wed" calcext:value-type="string">
            <text:p>Wed</text:p>
          </table:table-cell>
          <table:table-cell table:style-name="ce18" table:formula="of:=VLOOKUP([.$B85];[$Sun.A$2:$Sun.C$367];2)" office:value-type="string" office:string-value="7:19:00" calcext:value-type="string">
            <text:p>7:19:00</text:p>
          </table:table-cell>
          <table:table-cell table:style-name="ce18" table:formula="of:=VLOOKUP([.$A85]-DATE(YEAR([.$A85]);1;0);[$Sun.A$2:$Sun.C$367];3)" office:value-type="string" office:string-value="16:36:00" calcext:value-type="string">
            <text:p>16:3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5]" office:value-type="date" office:date-value="2022-12-28" calcext:value-type="date">
            <text:p>2022-12-28</text:p>
          </table:table-cell>
          <table:table-cell table:style-name="ce18" table:formula="of:=[.$F85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5]);ISBLANK([.$N85]));&quot;None&quot;;CONCATENATE([.$M85];[.$N85];&quot;&quot;))" office:value-type="string" office:string-value="Walkx" calcext:value-type="string">
            <text:p>Walkx</text:p>
          </table:table-cell>
          <table:table-cell table:formula="of:=IF(ISBLANK([.$N85]);&quot;XXXXXXXXXXXXXXX&quot;;CONCATENATE(IF([.$N85]=&quot;t&quot;;&quot;[TBD: &quot;;&quot;&quot;);IF(ISBLANK([.$H85]);&quot;&quot;;[.$H85]); IF([.$N8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5]);&quot;XXXXXXXXXXXXXX&quot;;CONCATENATE(IF(ISBLANK([.$I85]);;TEXT([.$I85];&quot;YYYY-MM-DD&quot;));IF(ISBLANK([.$J85]);;CONCATENATE(&quot;T&quot;;;TEXT([.$J85];&quot;HH:MM:SS&quot;)))))" office:value-type="string" office:string-value="2022-12-28T07:19:00" calcext:value-type="string">
            <text:p>2022-12-28T07:19:00</text:p>
          </table:table-cell>
          <table:table-cell table:style-name="ce25" table:formula="of:=IF(ISBLANK([.$N85]);&quot;XXXXXXXXXXX&quot;;CONCATENATE(IF(ISBLANK([.$K85]);;TEXT([.$K85];&quot;YYYY-MM-DD&quot;));IF(ISBLANK([.$L85]);;CONCATENATE(&quot;T&quot;;;TEXT([.$L8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2-12-30" calcext:value-type="date">
            <text:p>2022-12-30</text:p>
          </table:table-cell>
          <table:table-cell table:style-name="ce11" table:formula="of:=[.$A86]-DATE(YEAR([.$A86]);1;0)" office:value-type="float" office:value="364" calcext:value-type="float">
            <text:p>364</text:p>
          </table:table-cell>
          <table:table-cell table:style-name="ce15" table:formula="of:=TEXT([.$A86];&quot;MMM&quot;)" office:value-type="string" office:string-value="Dec" calcext:value-type="string">
            <text:p>Dec</text:p>
          </table:table-cell>
          <table:table-cell table:style-name="ce15" table:formula="of:=DAY([.A86])" office:value-type="float" office:value="30" calcext:value-type="float">
            <text:p>30</text:p>
          </table:table-cell>
          <table:table-cell table:style-name="ce15" table:formula="of:=TEXT([.$A86];&quot;DDD&quot;)" office:value-type="string" office:string-value="Fri" calcext:value-type="string">
            <text:p>Fri</text:p>
          </table:table-cell>
          <table:table-cell table:style-name="ce18" table:formula="of:=VLOOKUP([.$B86];[$Sun.A$2:$Sun.C$367];2)" office:value-type="string" office:string-value="7:19:00" calcext:value-type="string">
            <text:p>7:19:00</text:p>
          </table:table-cell>
          <table:table-cell table:style-name="ce18" table:formula="of:=VLOOKUP([.$A86]-DATE(YEAR([.$A86]);1;0);[$Sun.A$2:$Sun.C$367];3)" office:value-type="string" office:string-value="16:37:00" calcext:value-type="string">
            <text:p>16:3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86]" office:value-type="date" office:date-value="2022-12-30" calcext:value-type="date">
            <text:p>2022-12-30</text:p>
          </table:table-cell>
          <table:table-cell table:style-name="ce18" table:formula="of:=[.$F86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86]);ISBLANK([.$N86]));&quot;None&quot;;CONCATENATE([.$M86];[.$N86];&quot;&quot;))" office:value-type="string" office:string-value="Walkx" calcext:value-type="string">
            <text:p>Walkx</text:p>
          </table:table-cell>
          <table:table-cell table:formula="of:=IF(ISBLANK([.$N86]);&quot;XXXXXXXXXXXXXXX&quot;;CONCATENATE(IF([.$N86]=&quot;t&quot;;&quot;[TBD: &quot;;&quot;&quot;);IF(ISBLANK([.$H86]);&quot;&quot;;[.$H86]); IF([.$N86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86]);&quot;XXXXXXXXXXXXXX&quot;;CONCATENATE(IF(ISBLANK([.$I86]);;TEXT([.$I86];&quot;YYYY-MM-DD&quot;));IF(ISBLANK([.$J86]);;CONCATENATE(&quot;T&quot;;;TEXT([.$J86];&quot;HH:MM:SS&quot;)))))" office:value-type="string" office:string-value="2022-12-30T07:19:00" calcext:value-type="string">
            <text:p>2022-12-30T07:19:00</text:p>
          </table:table-cell>
          <table:table-cell table:style-name="ce25" table:formula="of:=IF(ISBLANK([.$N86]);&quot;XXXXXXXXXXX&quot;;CONCATENATE(IF(ISBLANK([.$K86]);;TEXT([.$K86];&quot;YYYY-MM-DD&quot;));IF(ISBLANK([.$L86]);;CONCATENATE(&quot;T&quot;;;TEXT([.$L86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2-12-31" calcext:value-type="date">
            <text:p>2022-12-31</text:p>
          </table:table-cell>
          <table:table-cell table:formula="of:=[.$A87]-DATE(YEAR([.$A87]);1;0)" office:value-type="float" office:value="365" calcext:value-type="float">
            <text:p>365</text:p>
          </table:table-cell>
          <table:table-cell table:formula="of:=TEXT([.$A87];&quot;MMM&quot;)" office:value-type="string" office:string-value="Dec" calcext:value-type="string">
            <text:p>Dec</text:p>
          </table:table-cell>
          <table:table-cell table:formula="of:=DAY([.A87])" office:value-type="float" office:value="31" calcext:value-type="float">
            <text:p>31</text:p>
          </table:table-cell>
          <table:table-cell table:formula="of:=TEXT([.$A87];&quot;DDD&quot;)" office:value-type="string" office:string-value="Sat" calcext:value-type="string">
            <text:p>Sat</text:p>
          </table:table-cell>
          <table:table-cell table:formula="of:=VLOOKUP([.$B87];[$Sun.A$2:$Sun.C$367];2)" office:value-type="string" office:string-value="7:19:00" calcext:value-type="string">
            <text:p>7:19:00</text:p>
          </table:table-cell>
          <table:table-cell table:formula="of:=VLOOKUP([.$A87]-DATE(YEAR([.$A87]);1;0);[$Sun.A$2:$Sun.C$367];3)" office:value-type="string" office:string-value="16:38:00" calcext:value-type="string">
            <text:p>16:38:00</text:p>
          </table:table-cell>
          <table:table-cell office:value-type="string" calcext:value-type="string">
            <text:p>Backpacking</text:p>
          </table:table-cell>
          <table:table-cell table:style-name="ce6" table:formula="of:=[.$A87]" office:value-type="date" office:date-value="2022-12-31" calcext:value-type="date">
            <text:p>2022-12-31</text:p>
          </table:table-cell>
          <table:table-cell/>
          <table:table-cell office:value-type="date" office:date-value="2023-01-03" calcext:value-type="date">
            <text:p>2023-01-03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7]);ISBLANK([.$N87]));&quot;None&quot;;CONCATENATE([.$M87];[.$N87];&quot;&quot;))" office:value-type="string" office:string-value="Tript" calcext:value-type="string">
            <text:p>Tript</text:p>
          </table:table-cell>
          <table:table-cell table:formula="of:=IF(ISBLANK([.$N87]);&quot;XXXXXXXXXXXXXXX&quot;;CONCATENATE(IF([.$N87]=&quot;t&quot;;&quot;[TBD: &quot;;&quot;&quot;);IF(ISBLANK([.$H87]);&quot;&quot;;[.$H87]); IF([.$N87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87]);&quot;XXXXXXXXXXXXXX&quot;;CONCATENATE(IF(ISBLANK([.$I87]);;TEXT([.$I87];&quot;YYYY-MM-DD&quot;));IF(ISBLANK([.$J87]);;CONCATENATE(&quot;T&quot;;;TEXT([.$J87];&quot;HH:MM:SS&quot;)))))" office:value-type="string" office:string-value="2022-12-31" calcext:value-type="string">
            <text:p>2022-12-31</text:p>
          </table:table-cell>
          <table:table-cell table:style-name="ce8" table:formula="of:=IF(ISBLANK([.$N87]);&quot;XXXXXXXXXXX&quot;;CONCATENATE(IF(ISBLANK([.$K87]);;TEXT([.$K87];&quot;YYYY-MM-DD&quot;));IF(ISBLANK([.$L87]);;CONCATENATE(&quot;T&quot;;;TEXT([.$L87];&quot;HH:MM:SS&quot;)))))" office:value-type="string" office:string-value="2023-01-03" calcext:value-type="string">
            <text:p>2023-01-03</text:p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8]-DATE(YEAR([.$A88]);1;0)" office:value-type="float" office:value="1" calcext:value-type="float">
            <text:p>1</text:p>
          </table:table-cell>
          <table:table-cell table:formula="of:=TEXT([.$A88];&quot;MMM&quot;)" office:value-type="string" office:string-value="Jan" calcext:value-type="string">
            <text:p>Jan</text:p>
          </table:table-cell>
          <table:table-cell table:formula="of:=DAY([.A88])" office:value-type="float" office:value="1" calcext:value-type="float">
            <text:p>1</text:p>
          </table:table-cell>
          <table:table-cell table:formula="of:=TEXT([.$A88];&quot;DDD&quot;)" office:value-type="string" office:string-value="Sun" calcext:value-type="string">
            <text:p>Sun</text:p>
          </table:table-cell>
          <table:table-cell table:formula="of:=VLOOKUP([.$B88];[$Sun.A$2:$Sun.C$367];2)" office:value-type="string" office:string-value="7:19:00" calcext:value-type="string">
            <text:p>7:19:00</text:p>
          </table:table-cell>
          <table:table-cell table:formula="of:=VLOOKUP([.$A88]-DATE(YEAR([.$A88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Day Hike</text:p>
          </table:table-cell>
          <table:table-cell table:style-name="ce6" table:formula="of:=[.$A88]" office:value-type="date" office:date-value="2023-01-01" calcext:value-type="date">
            <text:p>2023-01-01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8]);ISBLANK([.$N88]));&quot;None&quot;;CONCATENATE([.$M88];[.$N88];&quot;&quot;))" office:value-type="string" office:string-value="Hiket" calcext:value-type="string">
            <text:p>Hiket</text:p>
          </table:table-cell>
          <table:table-cell table:formula="of:=IF(ISBLANK([.$N88]);&quot;XXXXXXXXXXXXXXX&quot;;CONCATENATE(IF([.$N88]=&quot;t&quot;;&quot;[TBD: &quot;;&quot;&quot;);IF(ISBLANK([.$H88]);&quot;&quot;;[.$H88]); IF([.$N88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88]);&quot;XXXXXXXXXXXXXX&quot;;CONCATENATE(IF(ISBLANK([.$I88]);;TEXT([.$I88];&quot;YYYY-MM-DD&quot;));IF(ISBLANK([.$J88]);;CONCATENATE(&quot;T&quot;;;TEXT([.$J88];&quot;HH:MM:SS&quot;)))))" office:value-type="string" office:string-value="2023-01-01" calcext:value-type="string">
            <text:p>2023-01-01</text:p>
          </table:table-cell>
          <table:table-cell table:style-name="ce8" table:formula="of:=IF(ISBLANK([.$N88]);&quot;XXXXXXXXXXX&quot;;CONCATENATE(IF(ISBLANK([.$K88]);;TEXT([.$K88];&quot;YYYY-MM-DD&quot;));IF(ISBLANK([.$L88]);;CONCATENATE(&quot;T&quot;;;TEXT([.$L88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1" calcext:value-type="date">
            <text:p>2023-01-01</text:p>
          </table:table-cell>
          <table:table-cell table:formula="of:=[.$A89]-DATE(YEAR([.$A89]);1;0)" office:value-type="float" office:value="1" calcext:value-type="float">
            <text:p>1</text:p>
          </table:table-cell>
          <table:table-cell table:formula="of:=TEXT([.$A89];&quot;MMM&quot;)" office:value-type="string" office:string-value="Jan" calcext:value-type="string">
            <text:p>Jan</text:p>
          </table:table-cell>
          <table:table-cell table:formula="of:=DAY([.A89])" office:value-type="float" office:value="1" calcext:value-type="float">
            <text:p>1</text:p>
          </table:table-cell>
          <table:table-cell table:formula="of:=TEXT([.$A89];&quot;DDD&quot;)" office:value-type="string" office:string-value="Sun" calcext:value-type="string">
            <text:p>Sun</text:p>
          </table:table-cell>
          <table:table-cell table:formula="of:=VLOOKUP([.$B89];[$Sun.A$2:$Sun.C$367];2)" office:value-type="string" office:string-value="7:19:00" calcext:value-type="string">
            <text:p>7:19:00</text:p>
          </table:table-cell>
          <table:table-cell table:formula="of:=VLOOKUP([.$A89]-DATE(YEAR([.$A89]);1;0);[$Sun.A$2:$Sun.C$367];3)" office:value-type="string" office:string-value="16:39:00" calcext:value-type="string">
            <text:p>16:39:00</text:p>
          </table:table-cell>
          <table:table-cell office:value-type="string" calcext:value-type="string">
            <text:p>Long Walk</text:p>
          </table:table-cell>
          <table:table-cell table:style-name="ce6" table:formula="of:=[.$A89]" office:value-type="date" office:date-value="2023-01-01" calcext:value-type="date">
            <text:p>2023-01-01</text:p>
          </table:table-cell>
          <table:table-cell table:formula="of:=[.$F89]" office:value-type="string" office:string-value="7:19:00" calcext:value-type="string">
            <text:p>7:1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89]);ISBLANK([.$N89]));&quot;None&quot;;CONCATENATE([.$M89];[.$N89];&quot;&quot;))" office:value-type="string" office:string-value="Walkt" calcext:value-type="string">
            <text:p>Walkt</text:p>
          </table:table-cell>
          <table:table-cell table:formula="of:=IF(ISBLANK([.$N89]);&quot;XXXXXXXXXXXXXXX&quot;;CONCATENATE(IF([.$N89]=&quot;t&quot;;&quot;[TBD: &quot;;&quot;&quot;);IF(ISBLANK([.$H89]);&quot;&quot;;[.$H89]); IF([.$N89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89]);&quot;XXXXXXXXXXXXXX&quot;;CONCATENATE(IF(ISBLANK([.$I89]);;TEXT([.$I89];&quot;YYYY-MM-DD&quot;));IF(ISBLANK([.$J89]);;CONCATENATE(&quot;T&quot;;;TEXT([.$J89];&quot;HH:MM:SS&quot;)))))" office:value-type="string" office:string-value="2023-01-01T07:19:00" calcext:value-type="string">
            <text:p>2023-01-01T07:19:00</text:p>
          </table:table-cell>
          <table:table-cell table:style-name="ce8" table:formula="of:=IF(ISBLANK([.$N89]);&quot;XXXXXXXXXXX&quot;;CONCATENATE(IF(ISBLANK([.$K89]);;TEXT([.$K89];&quot;YYYY-MM-DD&quot;));IF(ISBLANK([.$L89]);;CONCATENATE(&quot;T&quot;;;TEXT([.$L89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1" calcext:value-type="date">
            <text:p>2023-01-01</text:p>
          </table:table-cell>
          <table:table-cell table:formula="of:=[.$A90]-DATE(YEAR([.$A90]);1;0)" office:value-type="float" office:value="1" calcext:value-type="float">
            <text:p>1</text:p>
          </table:table-cell>
          <table:table-cell table:formula="of:=TEXT([.$A90];&quot;MMM&quot;)" office:value-type="string" office:string-value="Jan" calcext:value-type="string">
            <text:p>Jan</text:p>
          </table:table-cell>
          <table:table-cell table:formula="of:=DAY([.A90])" office:value-type="float" office:value="1" calcext:value-type="float">
            <text:p>1</text:p>
          </table:table-cell>
          <table:table-cell table:formula="of:=TEXT([.$A90];&quot;DDD&quot;)" office:value-type="string" office:string-value="Sun" calcext:value-type="string">
            <text:p>Sun</text:p>
          </table:table-cell>
          <table:table-cell table:formula="of:=VLOOKUP([.$B90];[$Sun.A$2:$Sun.C$367];2)" office:value-type="string" office:string-value="7:19:00" calcext:value-type="string">
            <text:p>7:19:00</text:p>
          </table:table-cell>
          <table:table-cell table:formula="of:=VLOOKUP([.$A90]-DATE(YEAR([.$A90]);1;0);[$Sun.A$2:$Sun.C$367];3)" office:value-type="string" office:string-value="16:39:00" calcext:value-type="string">
            <text:p>16:39:00</text:p>
          </table:table-cell>
          <table:table-cell table:style-name="ce19" office:value-type="string" calcext:value-type="string">
            <text:p>New Years Day</text:p>
          </table:table-cell>
          <table:table-cell table:style-name="ce6" table:formula="of:=[.$A90]" office:value-type="date" office:date-value="2023-01-01" calcext:value-type="date">
            <text:p>2023-01-01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0]);ISBLANK([.$N90]));&quot;None&quot;;CONCATENATE([.$M90];[.$N90];&quot;&quot;))" office:value-type="string" office:string-value="Holidayx" calcext:value-type="string">
            <text:p>Holidayx</text:p>
          </table:table-cell>
          <table:table-cell table:formula="of:=IF(ISBLANK([.$N90]);&quot;XXXXXXXXXXXXXXX&quot;;CONCATENATE(IF([.$N90]=&quot;t&quot;;&quot;[TBD: &quot;;&quot;&quot;);IF(ISBLANK([.$H90]);&quot;&quot;;[.$H90]); IF([.$N90]=&quot;t&quot;;&quot;?]&quot;;&quot;&quot;)))" office:value-type="string" office:string-value="New Years Day" calcext:value-type="string">
            <text:p>New Years Day</text:p>
          </table:table-cell>
          <table:table-cell table:style-name="ce8" table:formula="of:=IF(ISBLANK([.$N90]);&quot;XXXXXXXXXXXXXX&quot;;CONCATENATE(IF(ISBLANK([.$I90]);;TEXT([.$I90];&quot;YYYY-MM-DD&quot;));IF(ISBLANK([.$J90]);;CONCATENATE(&quot;T&quot;;;TEXT([.$J90];&quot;HH:MM:SS&quot;)))))" office:value-type="string" office:string-value="2023-01-01" calcext:value-type="string">
            <text:p>2023-01-01</text:p>
          </table:table-cell>
          <table:table-cell table:style-name="ce8" table:formula="of:=IF(ISBLANK([.$N90]);&quot;XXXXXXXXXXX&quot;;CONCATENATE(IF(ISBLANK([.$K90]);;TEXT([.$K90];&quot;YYYY-MM-DD&quot;));IF(ISBLANK([.$L90]);;CONCATENATE(&quot;T&quot;;;TEXT([.$L90];&quot;HH:MM:SS&quot;)))))">
            <text:p/>
          </table:table-cell>
          <table:table-cell table:number-columns-repeated="16364"/>
        </table:table-row>
        <table:table-row table:style-name="ro2">
          <table:table-cell table:style-name="ce8" office:value-type="date" office:date-value="2023-01-02" calcext:value-type="date">
            <text:p>2023-01-02</text:p>
          </table:table-cell>
          <table:table-cell table:formula="of:=[.$A91]-DATE(YEAR([.$A91]);1;0)" office:value-type="float" office:value="2" calcext:value-type="float">
            <text:p>2</text:p>
          </table:table-cell>
          <table:table-cell table:formula="of:=TEXT([.$A91];&quot;MMM&quot;)" office:value-type="string" office:string-value="Jan" calcext:value-type="string">
            <text:p>Jan</text:p>
          </table:table-cell>
          <table:table-cell table:formula="of:=DAY([.A91])" office:value-type="float" office:value="2" calcext:value-type="float">
            <text:p>2</text:p>
          </table:table-cell>
          <table:table-cell table:formula="of:=TEXT([.$A91];&quot;DDD&quot;)" office:value-type="string" office:string-value="Mon" calcext:value-type="string">
            <text:p>Mon</text:p>
          </table:table-cell>
          <table:table-cell table:formula="of:=VLOOKUP([.$B91];[$Sun.A$2:$Sun.C$367];2)" office:value-type="string" office:string-value="7:20:00" calcext:value-type="string">
            <text:p>7:20:00</text:p>
          </table:table-cell>
          <table:table-cell table:formula="of:=VLOOKUP([.$A91]-DATE(YEAR([.$A91]);1;0);[$Sun.A$2:$Sun.C$367];3)" office:value-type="string" office:string-value="16:40:00" calcext:value-type="string">
            <text:p>16:40:00</text:p>
          </table:table-cell>
          <table:table-cell table:style-name="ce19" office:value-type="string" calcext:value-type="string">
            <text:p>New Years Day (Observed)</text:p>
          </table:table-cell>
          <table:table-cell table:style-name="ce6" table:formula="of:=[.$A91]" office:value-type="date" office:date-value="2023-01-02" calcext:value-type="date">
            <text:p>2023-01-02</text:p>
          </table:table-cell>
          <table:table-cell table:style-name="ce20"/>
          <table:table-cell table:style-name="ce8"/>
          <table:table-cell table:style-name="ce20"/>
          <table:table-cell table:style-name="ce19" office:value-type="string" calcext:value-type="string">
            <text:p>Holiday</text:p>
          </table:table-cell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ce22" table:formula="of:=IF(AND(ISBLANK([.$M91]);ISBLANK([.$N91]));&quot;None&quot;;CONCATENATE([.$M91];[.$N91];&quot;&quot;))" office:value-type="string" office:string-value="Holidayx" calcext:value-type="string">
            <text:p>Holidayx</text:p>
          </table:table-cell>
          <table:table-cell table:formula="of:=IF(ISBLANK([.$N91]);&quot;XXXXXXXXXXXXXXX&quot;;CONCATENATE(IF([.$N91]=&quot;t&quot;;&quot;[TBD: &quot;;&quot;&quot;);IF(ISBLANK([.$H91]);&quot;&quot;;[.$H91]); IF([.$N91]=&quot;t&quot;;&quot;?]&quot;;&quot;&quot;)))" office:value-type="string" office:string-value="New Years Day (Observed)" calcext:value-type="string">
            <text:p>New Years Day (Observed)</text:p>
          </table:table-cell>
          <table:table-cell table:style-name="ce8" table:formula="of:=IF(ISBLANK([.$N91]);&quot;XXXXXXXXXXXXXX&quot;;CONCATENATE(IF(ISBLANK([.$I91]);;TEXT([.$I91];&quot;YYYY-MM-DD&quot;));IF(ISBLANK([.$J91]);;CONCATENATE(&quot;T&quot;;;TEXT([.$J91];&quot;HH:MM:SS&quot;)))))" office:value-type="string" office:string-value="2023-01-02" calcext:value-type="string">
            <text:p>2023-01-02</text:p>
          </table:table-cell>
          <table:table-cell table:style-name="ce8" table:formula="of:=IF(ISBLANK([.$N91]);&quot;XXXXXXXXXXX&quot;;CONCATENATE(IF(ISBLANK([.$K91]);;TEXT([.$K91];&quot;YYYY-MM-DD&quot;));IF(ISBLANK([.$L91]);;CONCATENATE(&quot;T&quot;;;TEXT([.$L9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2" calcext:value-type="date">
            <text:p>2023-01-02</text:p>
          </table:table-cell>
          <table:table-cell table:style-name="ce11" table:formula="of:=[.$A92]-DATE(YEAR([.$A92]);1;0)" office:value-type="float" office:value="2" calcext:value-type="float">
            <text:p>2</text:p>
          </table:table-cell>
          <table:table-cell table:style-name="ce15" table:formula="of:=TEXT([.$A92];&quot;MMM&quot;)" office:value-type="string" office:string-value="Jan" calcext:value-type="string">
            <text:p>Jan</text:p>
          </table:table-cell>
          <table:table-cell table:style-name="ce15" table:formula="of:=DAY([.A92])" office:value-type="float" office:value="2" calcext:value-type="float">
            <text:p>2</text:p>
          </table:table-cell>
          <table:table-cell table:style-name="ce15" table:formula="of:=TEXT([.$A92];&quot;DDD&quot;)" office:value-type="string" office:string-value="Mon" calcext:value-type="string">
            <text:p>Mon</text:p>
          </table:table-cell>
          <table:table-cell table:style-name="ce18" table:formula="of:=VLOOKUP([.$B92];[$Sun.A$2:$Sun.C$367];2)" office:value-type="string" office:string-value="7:20:00" calcext:value-type="string">
            <text:p>7:20:00</text:p>
          </table:table-cell>
          <table:table-cell table:style-name="ce18" table:formula="of:=VLOOKUP([.$A92]-DATE(YEAR([.$A92]);1;0);[$Sun.A$2:$Sun.C$367];3)" office:value-type="string" office:string-value="16:40:00" calcext:value-type="string">
            <text:p>16:4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2]" office:value-type="date" office:date-value="2023-01-02" calcext:value-type="date">
            <text:p>2023-01-02</text:p>
          </table:table-cell>
          <table:table-cell table:style-name="ce18" table:formula="of:=[.$F92]" office:value-type="string" office:string-value="7:20:00" calcext:value-type="string">
            <text:p>7:2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/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2]);ISBLANK([.$N92]));&quot;None&quot;;CONCATENATE([.$M92];[.$N92];&quot;&quot;))" office:value-type="string" office:string-value="Walk" calcext:value-type="string">
            <text:p>Walk</text:p>
          </table:table-cell>
          <table:table-cell table:formula="of:=IF(ISBLANK([.$N92]);&quot;XXXXXXXXXXXXXXX&quot;;CONCATENATE(IF([.$N92]=&quot;t&quot;;&quot;[TBD: &quot;;&quot;&quot;);IF(ISBLANK([.$H92]);&quot;&quot;;[.$H92]); IF([.$N92]=&quot;t&quot;;&quot;?]&quot;;&quot;&quot;)))" office:value-type="string" office:string-value="XXXXXXXXXXXXXXX" calcext:value-type="string">
            <text:p>XXXXXXXXXXXXXXX</text:p>
          </table:table-cell>
          <table:table-cell table:style-name="ce25" table:formula="of:=IF(ISBLANK([.$N92]);&quot;XXXXXXXXXXXXXX&quot;;CONCATENATE(IF(ISBLANK([.$I92]);;TEXT([.$I92];&quot;YYYY-MM-DD&quot;));IF(ISBLANK([.$J92]);;CONCATENATE(&quot;T&quot;;;TEXT([.$J92];&quot;HH:MM:SS&quot;)))))" office:value-type="string" office:string-value="XXXXXXXXXXXXXX" calcext:value-type="string">
            <text:p>XXXXXXXXXXXXXX</text:p>
          </table:table-cell>
          <table:table-cell table:style-name="ce25" table:formula="of:=IF(ISBLANK([.$N92]);&quot;XXXXXXXXXXX&quot;;CONCATENATE(IF(ISBLANK([.$K92]);;TEXT([.$K92];&quot;YYYY-MM-DD&quot;));IF(ISBLANK([.$L92]);;CONCATENATE(&quot;T&quot;;;TEXT([.$L92];&quot;HH:MM:SS&quot;)))))" office:value-type="string" office:string-value="XXXXXXXXXXX" calcext:value-type="string">
            <text:p>XXXXXXXXXXX</text:p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4" calcext:value-type="date">
            <text:p>2023-01-04</text:p>
          </table:table-cell>
          <table:table-cell table:style-name="ce11" table:formula="of:=[.$A93]-DATE(YEAR([.$A93]);1;0)" office:value-type="float" office:value="4" calcext:value-type="float">
            <text:p>4</text:p>
          </table:table-cell>
          <table:table-cell table:style-name="ce15" table:formula="of:=TEXT([.$A93];&quot;MMM&quot;)" office:value-type="string" office:string-value="Jan" calcext:value-type="string">
            <text:p>Jan</text:p>
          </table:table-cell>
          <table:table-cell table:style-name="ce15" table:formula="of:=DAY([.A93])" office:value-type="float" office:value="4" calcext:value-type="float">
            <text:p>4</text:p>
          </table:table-cell>
          <table:table-cell table:style-name="ce15" table:formula="of:=TEXT([.$A93];&quot;DDD&quot;)" office:value-type="string" office:string-value="Wed" calcext:value-type="string">
            <text:p>Wed</text:p>
          </table:table-cell>
          <table:table-cell table:style-name="ce18" table:formula="of:=VLOOKUP([.$B93];[$Sun.A$2:$Sun.C$367];2)" office:value-type="string" office:string-value="7:20:00" calcext:value-type="string">
            <text:p>7:20:00</text:p>
          </table:table-cell>
          <table:table-cell table:style-name="ce18" table:formula="of:=VLOOKUP([.$A93]-DATE(YEAR([.$A93]);1;0);[$Sun.A$2:$Sun.C$367];3)" office:value-type="string" office:string-value="16:42:00" calcext:value-type="string">
            <text:p>16:4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3]" office:value-type="date" office:date-value="2023-01-04" calcext:value-type="date">
            <text:p>2023-01-04</text:p>
          </table:table-cell>
          <table:table-cell table:style-name="ce18" table:formula="of:=[.$F93]" office:value-type="string" office:string-value="7:20:00" calcext:value-type="string">
            <text:p>7:2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3]);ISBLANK([.$N93]));&quot;None&quot;;CONCATENATE([.$M93];[.$N93];&quot;&quot;))" office:value-type="string" office:string-value="Walkx" calcext:value-type="string">
            <text:p>Walkx</text:p>
          </table:table-cell>
          <table:table-cell table:formula="of:=IF(ISBLANK([.$N93]);&quot;XXXXXXXXXXXXXXX&quot;;CONCATENATE(IF([.$N93]=&quot;t&quot;;&quot;[TBD: &quot;;&quot;&quot;);IF(ISBLANK([.$H93]);&quot;&quot;;[.$H93]); IF([.$N9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3]);&quot;XXXXXXXXXXXXXX&quot;;CONCATENATE(IF(ISBLANK([.$I93]);;TEXT([.$I93];&quot;YYYY-MM-DD&quot;));IF(ISBLANK([.$J93]);;CONCATENATE(&quot;T&quot;;;TEXT([.$J93];&quot;HH:MM:SS&quot;)))))" office:value-type="string" office:string-value="2023-01-04T07:20:00" calcext:value-type="string">
            <text:p>2023-01-04T07:20:00</text:p>
          </table:table-cell>
          <table:table-cell table:style-name="ce25" table:formula="of:=IF(ISBLANK([.$N93]);&quot;XXXXXXXXXXX&quot;;CONCATENATE(IF(ISBLANK([.$K93]);;TEXT([.$K93];&quot;YYYY-MM-DD&quot;));IF(ISBLANK([.$L93]);;CONCATENATE(&quot;T&quot;;;TEXT([.$L9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06" calcext:value-type="date">
            <text:p>2023-01-06</text:p>
          </table:table-cell>
          <table:table-cell table:style-name="ce11" table:formula="of:=[.$A94]-DATE(YEAR([.$A94]);1;0)" office:value-type="float" office:value="6" calcext:value-type="float">
            <text:p>6</text:p>
          </table:table-cell>
          <table:table-cell table:style-name="ce15" table:formula="of:=TEXT([.$A94];&quot;MMM&quot;)" office:value-type="string" office:string-value="Jan" calcext:value-type="string">
            <text:p>Jan</text:p>
          </table:table-cell>
          <table:table-cell table:style-name="ce15" table:formula="of:=DAY([.A94])" office:value-type="float" office:value="6" calcext:value-type="float">
            <text:p>6</text:p>
          </table:table-cell>
          <table:table-cell table:style-name="ce15" table:formula="of:=TEXT([.$A94];&quot;DDD&quot;)" office:value-type="string" office:string-value="Fri" calcext:value-type="string">
            <text:p>Fri</text:p>
          </table:table-cell>
          <table:table-cell table:style-name="ce18" table:formula="of:=VLOOKUP([.$B94];[$Sun.A$2:$Sun.C$367];2)" office:value-type="string" office:string-value="7:19:00" calcext:value-type="string">
            <text:p>7:19:00</text:p>
          </table:table-cell>
          <table:table-cell table:style-name="ce18" table:formula="of:=VLOOKUP([.$A94]-DATE(YEAR([.$A94]);1;0);[$Sun.A$2:$Sun.C$367];3)" office:value-type="string" office:string-value="16:44:00" calcext:value-type="string">
            <text:p>16:4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4]" office:value-type="date" office:date-value="2023-01-06" calcext:value-type="date">
            <text:p>2023-01-06</text:p>
          </table:table-cell>
          <table:table-cell table:style-name="ce18" table:formula="of:=[.$F94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4]);ISBLANK([.$N94]));&quot;None&quot;;CONCATENATE([.$M94];[.$N94];&quot;&quot;))" office:value-type="string" office:string-value="Walkx" calcext:value-type="string">
            <text:p>Walkx</text:p>
          </table:table-cell>
          <table:table-cell table:formula="of:=IF(ISBLANK([.$N94]);&quot;XXXXXXXXXXXXXXX&quot;;CONCATENATE(IF([.$N94]=&quot;t&quot;;&quot;[TBD: &quot;;&quot;&quot;);IF(ISBLANK([.$H94]);&quot;&quot;;[.$H94]); IF([.$N9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4]);&quot;XXXXXXXXXXXXXX&quot;;CONCATENATE(IF(ISBLANK([.$I94]);;TEXT([.$I94];&quot;YYYY-MM-DD&quot;));IF(ISBLANK([.$J94]);;CONCATENATE(&quot;T&quot;;;TEXT([.$J94];&quot;HH:MM:SS&quot;)))))" office:value-type="string" office:string-value="2023-01-06T07:19:00" calcext:value-type="string">
            <text:p>2023-01-06T07:19:00</text:p>
          </table:table-cell>
          <table:table-cell table:style-name="ce25" table:formula="of:=IF(ISBLANK([.$N94]);&quot;XXXXXXXXXXX&quot;;CONCATENATE(IF(ISBLANK([.$K94]);;TEXT([.$K94];&quot;YYYY-MM-DD&quot;));IF(ISBLANK([.$L94]);;CONCATENATE(&quot;T&quot;;;TEXT([.$L9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5]-DATE(YEAR([.$A95]);1;0)" office:value-type="float" office:value="8" calcext:value-type="float">
            <text:p>8</text:p>
          </table:table-cell>
          <table:table-cell table:formula="of:=TEXT([.$A95];&quot;MMM&quot;)" office:value-type="string" office:string-value="Jan" calcext:value-type="string">
            <text:p>Jan</text:p>
          </table:table-cell>
          <table:table-cell table:formula="of:=DAY([.A95])" office:value-type="float" office:value="8" calcext:value-type="float">
            <text:p>8</text:p>
          </table:table-cell>
          <table:table-cell table:formula="of:=TEXT([.$A95];&quot;DDD&quot;)" office:value-type="string" office:string-value="Sun" calcext:value-type="string">
            <text:p>Sun</text:p>
          </table:table-cell>
          <table:table-cell table:formula="of:=VLOOKUP([.$B95];[$Sun.A$2:$Sun.C$367];2)" office:value-type="string" office:string-value="7:19:00" calcext:value-type="string">
            <text:p>7:19:00</text:p>
          </table:table-cell>
          <table:table-cell table:formula="of:=VLOOKUP([.$A95]-DATE(YEAR([.$A95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Day Hike</text:p>
          </table:table-cell>
          <table:table-cell table:style-name="ce6" table:formula="of:=[.$A95]" office:value-type="date" office:date-value="2023-01-08" calcext:value-type="date">
            <text:p>2023-01-08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5]);ISBLANK([.$N95]));&quot;None&quot;;CONCATENATE([.$M95];[.$N95];&quot;&quot;))" office:value-type="string" office:string-value="Hiket" calcext:value-type="string">
            <text:p>Hiket</text:p>
          </table:table-cell>
          <table:table-cell table:formula="of:=IF(ISBLANK([.$N95]);&quot;XXXXXXXXXXXXXXX&quot;;CONCATENATE(IF([.$N95]=&quot;t&quot;;&quot;[TBD: &quot;;&quot;&quot;);IF(ISBLANK([.$H95]);&quot;&quot;;[.$H95]); IF([.$N9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95]);&quot;XXXXXXXXXXXXXX&quot;;CONCATENATE(IF(ISBLANK([.$I95]);;TEXT([.$I95];&quot;YYYY-MM-DD&quot;));IF(ISBLANK([.$J95]);;CONCATENATE(&quot;T&quot;;;TEXT([.$J95];&quot;HH:MM:SS&quot;)))))" office:value-type="string" office:string-value="2023-01-08" calcext:value-type="string">
            <text:p>2023-01-08</text:p>
          </table:table-cell>
          <table:table-cell table:style-name="ce8" table:formula="of:=IF(ISBLANK([.$N95]);&quot;XXXXXXXXXXX&quot;;CONCATENATE(IF(ISBLANK([.$K95]);;TEXT([.$K95];&quot;YYYY-MM-DD&quot;));IF(ISBLANK([.$L95]);;CONCATENATE(&quot;T&quot;;;TEXT([.$L9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08" calcext:value-type="date">
            <text:p>2023-01-08</text:p>
          </table:table-cell>
          <table:table-cell table:formula="of:=[.$A96]-DATE(YEAR([.$A96]);1;0)" office:value-type="float" office:value="8" calcext:value-type="float">
            <text:p>8</text:p>
          </table:table-cell>
          <table:table-cell table:formula="of:=TEXT([.$A96];&quot;MMM&quot;)" office:value-type="string" office:string-value="Jan" calcext:value-type="string">
            <text:p>Jan</text:p>
          </table:table-cell>
          <table:table-cell table:formula="of:=DAY([.A96])" office:value-type="float" office:value="8" calcext:value-type="float">
            <text:p>8</text:p>
          </table:table-cell>
          <table:table-cell table:formula="of:=TEXT([.$A96];&quot;DDD&quot;)" office:value-type="string" office:string-value="Sun" calcext:value-type="string">
            <text:p>Sun</text:p>
          </table:table-cell>
          <table:table-cell table:formula="of:=VLOOKUP([.$B96];[$Sun.A$2:$Sun.C$367];2)" office:value-type="string" office:string-value="7:19:00" calcext:value-type="string">
            <text:p>7:19:00</text:p>
          </table:table-cell>
          <table:table-cell table:formula="of:=VLOOKUP([.$A96]-DATE(YEAR([.$A96]);1;0);[$Sun.A$2:$Sun.C$367];3)" office:value-type="string" office:string-value="16:46:00" calcext:value-type="string">
            <text:p>16:46:00</text:p>
          </table:table-cell>
          <table:table-cell office:value-type="string" calcext:value-type="string">
            <text:p>Long Walk</text:p>
          </table:table-cell>
          <table:table-cell table:style-name="ce6" table:formula="of:=[.$A96]" office:value-type="date" office:date-value="2023-01-08" calcext:value-type="date">
            <text:p>2023-01-08</text:p>
          </table:table-cell>
          <table:table-cell table:formula="of:=[.$F96]" office:value-type="string" office:string-value="7:19:00" calcext:value-type="string">
            <text:p>7:19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96]);ISBLANK([.$N96]));&quot;None&quot;;CONCATENATE([.$M96];[.$N96];&quot;&quot;))" office:value-type="string" office:string-value="Walkt" calcext:value-type="string">
            <text:p>Walkt</text:p>
          </table:table-cell>
          <table:table-cell table:formula="of:=IF(ISBLANK([.$N96]);&quot;XXXXXXXXXXXXXXX&quot;;CONCATENATE(IF([.$N96]=&quot;t&quot;;&quot;[TBD: &quot;;&quot;&quot;);IF(ISBLANK([.$H96]);&quot;&quot;;[.$H96]); IF([.$N9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96]);&quot;XXXXXXXXXXXXXX&quot;;CONCATENATE(IF(ISBLANK([.$I96]);;TEXT([.$I96];&quot;YYYY-MM-DD&quot;));IF(ISBLANK([.$J96]);;CONCATENATE(&quot;T&quot;;;TEXT([.$J96];&quot;HH:MM:SS&quot;)))))" office:value-type="string" office:string-value="2023-01-08T07:19:00" calcext:value-type="string">
            <text:p>2023-01-08T07:19:00</text:p>
          </table:table-cell>
          <table:table-cell table:style-name="ce8" table:formula="of:=IF(ISBLANK([.$N96]);&quot;XXXXXXXXXXX&quot;;CONCATENATE(IF(ISBLANK([.$K96]);;TEXT([.$K96];&quot;YYYY-MM-DD&quot;));IF(ISBLANK([.$L96]);;CONCATENATE(&quot;T&quot;;;TEXT([.$L9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09" calcext:value-type="date">
            <text:p>2023-01-09</text:p>
          </table:table-cell>
          <table:table-cell table:style-name="ce11" table:formula="of:=[.$A97]-DATE(YEAR([.$A97]);1;0)" office:value-type="float" office:value="9" calcext:value-type="float">
            <text:p>9</text:p>
          </table:table-cell>
          <table:table-cell table:style-name="ce15" table:formula="of:=TEXT([.$A97];&quot;MMM&quot;)" office:value-type="string" office:string-value="Jan" calcext:value-type="string">
            <text:p>Jan</text:p>
          </table:table-cell>
          <table:table-cell table:style-name="ce15" table:formula="of:=DAY([.A97])" office:value-type="float" office:value="9" calcext:value-type="float">
            <text:p>9</text:p>
          </table:table-cell>
          <table:table-cell table:style-name="ce15" table:formula="of:=TEXT([.$A97];&quot;DDD&quot;)" office:value-type="string" office:string-value="Mon" calcext:value-type="string">
            <text:p>Mon</text:p>
          </table:table-cell>
          <table:table-cell table:style-name="ce18" table:formula="of:=VLOOKUP([.$B97];[$Sun.A$2:$Sun.C$367];2)" office:value-type="string" office:string-value="7:19:00" calcext:value-type="string">
            <text:p>7:19:00</text:p>
          </table:table-cell>
          <table:table-cell table:style-name="ce18" table:formula="of:=VLOOKUP([.$A97]-DATE(YEAR([.$A97]);1;0);[$Sun.A$2:$Sun.C$367];3)" office:value-type="string" office:string-value="16:47:00" calcext:value-type="string">
            <text:p>16:4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7]" office:value-type="date" office:date-value="2023-01-09" calcext:value-type="date">
            <text:p>2023-01-09</text:p>
          </table:table-cell>
          <table:table-cell table:style-name="ce18" table:formula="of:=[.$F97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7]);ISBLANK([.$N97]));&quot;None&quot;;CONCATENATE([.$M97];[.$N97];&quot;&quot;))" office:value-type="string" office:string-value="Walkx" calcext:value-type="string">
            <text:p>Walkx</text:p>
          </table:table-cell>
          <table:table-cell table:formula="of:=IF(ISBLANK([.$N97]);&quot;XXXXXXXXXXXXXXX&quot;;CONCATENATE(IF([.$N97]=&quot;t&quot;;&quot;[TBD: &quot;;&quot;&quot;);IF(ISBLANK([.$H97]);&quot;&quot;;[.$H97]); IF([.$N9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7]);&quot;XXXXXXXXXXXXXX&quot;;CONCATENATE(IF(ISBLANK([.$I97]);;TEXT([.$I97];&quot;YYYY-MM-DD&quot;));IF(ISBLANK([.$J97]);;CONCATENATE(&quot;T&quot;;;TEXT([.$J97];&quot;HH:MM:SS&quot;)))))" office:value-type="string" office:string-value="2023-01-09T07:19:00" calcext:value-type="string">
            <text:p>2023-01-09T07:19:00</text:p>
          </table:table-cell>
          <table:table-cell table:style-name="ce25" table:formula="of:=IF(ISBLANK([.$N97]);&quot;XXXXXXXXXXX&quot;;CONCATENATE(IF(ISBLANK([.$K97]);;TEXT([.$K97];&quot;YYYY-MM-DD&quot;));IF(ISBLANK([.$L97]);;CONCATENATE(&quot;T&quot;;;TEXT([.$L9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1" calcext:value-type="date">
            <text:p>2023-01-11</text:p>
          </table:table-cell>
          <table:table-cell table:style-name="ce11" table:formula="of:=[.$A98]-DATE(YEAR([.$A98]);1;0)" office:value-type="float" office:value="11" calcext:value-type="float">
            <text:p>11</text:p>
          </table:table-cell>
          <table:table-cell table:style-name="ce15" table:formula="of:=TEXT([.$A98];&quot;MMM&quot;)" office:value-type="string" office:string-value="Jan" calcext:value-type="string">
            <text:p>Jan</text:p>
          </table:table-cell>
          <table:table-cell table:style-name="ce15" table:formula="of:=DAY([.A98])" office:value-type="float" office:value="11" calcext:value-type="float">
            <text:p>11</text:p>
          </table:table-cell>
          <table:table-cell table:style-name="ce15" table:formula="of:=TEXT([.$A98];&quot;DDD&quot;)" office:value-type="string" office:string-value="Wed" calcext:value-type="string">
            <text:p>Wed</text:p>
          </table:table-cell>
          <table:table-cell table:style-name="ce18" table:formula="of:=VLOOKUP([.$B98];[$Sun.A$2:$Sun.C$367];2)" office:value-type="string" office:string-value="7:19:00" calcext:value-type="string">
            <text:p>7:19:00</text:p>
          </table:table-cell>
          <table:table-cell table:style-name="ce18" table:formula="of:=VLOOKUP([.$A98]-DATE(YEAR([.$A98]);1;0);[$Sun.A$2:$Sun.C$367];3)" office:value-type="string" office:string-value="16:49:00" calcext:value-type="string">
            <text:p>16:4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8]" office:value-type="date" office:date-value="2023-01-11" calcext:value-type="date">
            <text:p>2023-01-11</text:p>
          </table:table-cell>
          <table:table-cell table:style-name="ce18" table:formula="of:=[.$F98]" office:value-type="string" office:string-value="7:19:00" calcext:value-type="string">
            <text:p>7:1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8]);ISBLANK([.$N98]));&quot;None&quot;;CONCATENATE([.$M98];[.$N98];&quot;&quot;))" office:value-type="string" office:string-value="Walkx" calcext:value-type="string">
            <text:p>Walkx</text:p>
          </table:table-cell>
          <table:table-cell table:formula="of:=IF(ISBLANK([.$N98]);&quot;XXXXXXXXXXXXXXX&quot;;CONCATENATE(IF([.$N98]=&quot;t&quot;;&quot;[TBD: &quot;;&quot;&quot;);IF(ISBLANK([.$H98]);&quot;&quot;;[.$H98]); IF([.$N9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8]);&quot;XXXXXXXXXXXXXX&quot;;CONCATENATE(IF(ISBLANK([.$I98]);;TEXT([.$I98];&quot;YYYY-MM-DD&quot;));IF(ISBLANK([.$J98]);;CONCATENATE(&quot;T&quot;;;TEXT([.$J98];&quot;HH:MM:SS&quot;)))))" office:value-type="string" office:string-value="2023-01-11T07:19:00" calcext:value-type="string">
            <text:p>2023-01-11T07:19:00</text:p>
          </table:table-cell>
          <table:table-cell table:style-name="ce25" table:formula="of:=IF(ISBLANK([.$N98]);&quot;XXXXXXXXXXX&quot;;CONCATENATE(IF(ISBLANK([.$K98]);;TEXT([.$K98];&quot;YYYY-MM-DD&quot;));IF(ISBLANK([.$L98]);;CONCATENATE(&quot;T&quot;;;TEXT([.$L9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3" calcext:value-type="date">
            <text:p>2023-01-13</text:p>
          </table:table-cell>
          <table:table-cell table:style-name="ce11" table:formula="of:=[.$A99]-DATE(YEAR([.$A99]);1;0)" office:value-type="float" office:value="13" calcext:value-type="float">
            <text:p>13</text:p>
          </table:table-cell>
          <table:table-cell table:style-name="ce15" table:formula="of:=TEXT([.$A99];&quot;MMM&quot;)" office:value-type="string" office:string-value="Jan" calcext:value-type="string">
            <text:p>Jan</text:p>
          </table:table-cell>
          <table:table-cell table:style-name="ce15" table:formula="of:=DAY([.A99])" office:value-type="float" office:value="13" calcext:value-type="float">
            <text:p>13</text:p>
          </table:table-cell>
          <table:table-cell table:style-name="ce15" table:formula="of:=TEXT([.$A99];&quot;DDD&quot;)" office:value-type="string" office:string-value="Fri" calcext:value-type="string">
            <text:p>Fri</text:p>
          </table:table-cell>
          <table:table-cell table:style-name="ce18" table:formula="of:=VLOOKUP([.$B99];[$Sun.A$2:$Sun.C$367];2)" office:value-type="string" office:string-value="7:18:00" calcext:value-type="string">
            <text:p>7:18:00</text:p>
          </table:table-cell>
          <table:table-cell table:style-name="ce18" table:formula="of:=VLOOKUP([.$A99]-DATE(YEAR([.$A99]);1;0);[$Sun.A$2:$Sun.C$367];3)" office:value-type="string" office:string-value="16:51:00" calcext:value-type="string">
            <text:p>16:5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99]" office:value-type="date" office:date-value="2023-01-13" calcext:value-type="date">
            <text:p>2023-01-13</text:p>
          </table:table-cell>
          <table:table-cell table:style-name="ce18" table:formula="of:=[.$F99]" office:value-type="string" office:string-value="7:18:00" calcext:value-type="string">
            <text:p>7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99]);ISBLANK([.$N99]));&quot;None&quot;;CONCATENATE([.$M99];[.$N99];&quot;&quot;))" office:value-type="string" office:string-value="Walkx" calcext:value-type="string">
            <text:p>Walkx</text:p>
          </table:table-cell>
          <table:table-cell table:formula="of:=IF(ISBLANK([.$N99]);&quot;XXXXXXXXXXXXXXX&quot;;CONCATENATE(IF([.$N99]=&quot;t&quot;;&quot;[TBD: &quot;;&quot;&quot;);IF(ISBLANK([.$H99]);&quot;&quot;;[.$H99]); IF([.$N9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99]);&quot;XXXXXXXXXXXXXX&quot;;CONCATENATE(IF(ISBLANK([.$I99]);;TEXT([.$I99];&quot;YYYY-MM-DD&quot;));IF(ISBLANK([.$J99]);;CONCATENATE(&quot;T&quot;;;TEXT([.$J99];&quot;HH:MM:SS&quot;)))))" office:value-type="string" office:string-value="2023-01-13T07:18:00" calcext:value-type="string">
            <text:p>2023-01-13T07:18:00</text:p>
          </table:table-cell>
          <table:table-cell table:style-name="ce25" table:formula="of:=IF(ISBLANK([.$N99]);&quot;XXXXXXXXXXX&quot;;CONCATENATE(IF(ISBLANK([.$K99]);;TEXT([.$K99];&quot;YYYY-MM-DD&quot;));IF(ISBLANK([.$L99]);;CONCATENATE(&quot;T&quot;;;TEXT([.$L9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0]-DATE(YEAR([.$A100]);1;0)" office:value-type="float" office:value="15" calcext:value-type="float">
            <text:p>15</text:p>
          </table:table-cell>
          <table:table-cell table:formula="of:=TEXT([.$A100];&quot;MMM&quot;)" office:value-type="string" office:string-value="Jan" calcext:value-type="string">
            <text:p>Jan</text:p>
          </table:table-cell>
          <table:table-cell table:formula="of:=DAY([.A100])" office:value-type="float" office:value="15" calcext:value-type="float">
            <text:p>15</text:p>
          </table:table-cell>
          <table:table-cell table:formula="of:=TEXT([.$A100];&quot;DDD&quot;)" office:value-type="string" office:string-value="Sun" calcext:value-type="string">
            <text:p>Sun</text:p>
          </table:table-cell>
          <table:table-cell table:formula="of:=VLOOKUP([.$B100];[$Sun.A$2:$Sun.C$367];2)" office:value-type="string" office:string-value="7:17:00" calcext:value-type="string">
            <text:p>7:17:00</text:p>
          </table:table-cell>
          <table:table-cell table:formula="of:=VLOOKUP([.$A100]-DATE(YEAR([.$A100]);1;0);[$Sun.A$2:$Sun.C$367];3)" office:value-type="string" office:string-value="16:53:00" calcext:value-type="string">
            <text:p>16:53:00</text:p>
          </table:table-cell>
          <table:table-cell office:value-type="string" calcext:value-type="string">
            <text:p>Day Hike</text:p>
          </table:table-cell>
          <table:table-cell table:style-name="ce6" table:formula="of:=[.$A100]" office:value-type="date" office:date-value="2023-01-15" calcext:value-type="date">
            <text:p>2023-01-1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0]);ISBLANK([.$N100]));&quot;None&quot;;CONCATENATE([.$M100];[.$N100];&quot;&quot;))" office:value-type="string" office:string-value="Hiket" calcext:value-type="string">
            <text:p>Hiket</text:p>
          </table:table-cell>
          <table:table-cell table:formula="of:=IF(ISBLANK([.$N100]);&quot;XXXXXXXXXXXXXXX&quot;;CONCATENATE(IF([.$N100]=&quot;t&quot;;&quot;[TBD: &quot;;&quot;&quot;);IF(ISBLANK([.$H100]);&quot;&quot;;[.$H100]); IF([.$N10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0]);&quot;XXXXXXXXXXXXXX&quot;;CONCATENATE(IF(ISBLANK([.$I100]);;TEXT([.$I100];&quot;YYYY-MM-DD&quot;));IF(ISBLANK([.$J100]);;CONCATENATE(&quot;T&quot;;;TEXT([.$J100];&quot;HH:MM:SS&quot;)))))" office:value-type="string" office:string-value="2023-01-15" calcext:value-type="string">
            <text:p>2023-01-15</text:p>
          </table:table-cell>
          <table:table-cell table:style-name="ce8" table:formula="of:=IF(ISBLANK([.$N100]);&quot;XXXXXXXXXXX&quot;;CONCATENATE(IF(ISBLANK([.$K100]);;TEXT([.$K100];&quot;YYYY-MM-DD&quot;));IF(ISBLANK([.$L100]);;CONCATENATE(&quot;T&quot;;;TEXT([.$L10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15" calcext:value-type="date">
            <text:p>2023-01-15</text:p>
          </table:table-cell>
          <table:table-cell table:formula="of:=[.$A101]-DATE(YEAR([.$A101]);1;0)" office:value-type="float" office:value="15" calcext:value-type="float">
            <text:p>15</text:p>
          </table:table-cell>
          <table:table-cell table:formula="of:=TEXT([.$A101];&quot;MMM&quot;)" office:value-type="string" office:string-value="Jan" calcext:value-type="string">
            <text:p>Jan</text:p>
          </table:table-cell>
          <table:table-cell table:formula="of:=DAY([.A101])" office:value-type="float" office:value="15" calcext:value-type="float">
            <text:p>15</text:p>
          </table:table-cell>
          <table:table-cell table:formula="of:=TEXT([.$A101];&quot;DDD&quot;)" office:value-type="string" office:string-value="Sun" calcext:value-type="string">
            <text:p>Sun</text:p>
          </table:table-cell>
          <table:table-cell table:formula="of:=VLOOKUP([.$B101];[$Sun.A$2:$Sun.C$367];2)" office:value-type="string" office:string-value="7:17:00" calcext:value-type="string">
            <text:p>7:17:00</text:p>
          </table:table-cell>
          <table:table-cell table:formula="of:=VLOOKUP([.$A101]-DATE(YEAR([.$A101]);1;0);[$Sun.A$2:$Sun.C$367];3)" office:value-type="string" office:string-value="16:53:00" calcext:value-type="string">
            <text:p>16:53:00</text:p>
          </table:table-cell>
          <table:table-cell office:value-type="string" calcext:value-type="string">
            <text:p>Long Walk</text:p>
          </table:table-cell>
          <table:table-cell table:style-name="ce6" table:formula="of:=[.$A101]" office:value-type="date" office:date-value="2023-01-15" calcext:value-type="date">
            <text:p>2023-01-15</text:p>
          </table:table-cell>
          <table:table-cell table:formula="of:=[.$F101]" office:value-type="string" office:string-value="7:17:00" calcext:value-type="string">
            <text:p>7:17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1]);ISBLANK([.$N101]));&quot;None&quot;;CONCATENATE([.$M101];[.$N101];&quot;&quot;))" office:value-type="string" office:string-value="Walkt" calcext:value-type="string">
            <text:p>Walkt</text:p>
          </table:table-cell>
          <table:table-cell table:formula="of:=IF(ISBLANK([.$N101]);&quot;XXXXXXXXXXXXXXX&quot;;CONCATENATE(IF([.$N101]=&quot;t&quot;;&quot;[TBD: &quot;;&quot;&quot;);IF(ISBLANK([.$H101]);&quot;&quot;;[.$H101]); IF([.$N10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1]);&quot;XXXXXXXXXXXXXX&quot;;CONCATENATE(IF(ISBLANK([.$I101]);;TEXT([.$I101];&quot;YYYY-MM-DD&quot;));IF(ISBLANK([.$J101]);;CONCATENATE(&quot;T&quot;;;TEXT([.$J101];&quot;HH:MM:SS&quot;)))))" office:value-type="string" office:string-value="2023-01-15T07:17:00" calcext:value-type="string">
            <text:p>2023-01-15T07:17:00</text:p>
          </table:table-cell>
          <table:table-cell table:style-name="ce8" table:formula="of:=IF(ISBLANK([.$N101]);&quot;XXXXXXXXXXX&quot;;CONCATENATE(IF(ISBLANK([.$K101]);;TEXT([.$K101];&quot;YYYY-MM-DD&quot;));IF(ISBLANK([.$L101]);;CONCATENATE(&quot;T&quot;;;TEXT([.$L10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16" calcext:value-type="date">
            <text:p>2023-01-16</text:p>
          </table:table-cell>
          <table:table-cell table:style-name="ce11" table:formula="of:=[.$A102]-DATE(YEAR([.$A102]);1;0)" office:value-type="float" office:value="16" calcext:value-type="float">
            <text:p>16</text:p>
          </table:table-cell>
          <table:table-cell table:style-name="ce15" table:formula="of:=TEXT([.$A102];&quot;MMM&quot;)" office:value-type="string" office:string-value="Jan" calcext:value-type="string">
            <text:p>Jan</text:p>
          </table:table-cell>
          <table:table-cell table:style-name="ce15" table:formula="of:=DAY([.A102])" office:value-type="float" office:value="16" calcext:value-type="float">
            <text:p>16</text:p>
          </table:table-cell>
          <table:table-cell table:style-name="ce15" table:formula="of:=TEXT([.$A102];&quot;DDD&quot;)" office:value-type="string" office:string-value="Mon" calcext:value-type="string">
            <text:p>Mon</text:p>
          </table:table-cell>
          <table:table-cell table:style-name="ce18" table:formula="of:=VLOOKUP([.$B102];[$Sun.A$2:$Sun.C$367];2)" office:value-type="string" office:string-value="7:17:00" calcext:value-type="string">
            <text:p>7:17:00</text:p>
          </table:table-cell>
          <table:table-cell table:style-name="ce18" table:formula="of:=VLOOKUP([.$A102]-DATE(YEAR([.$A102]);1;0);[$Sun.A$2:$Sun.C$367];3)" office:value-type="string" office:string-value="16:54:00" calcext:value-type="string">
            <text:p>16:5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2]" office:value-type="date" office:date-value="2023-01-16" calcext:value-type="date">
            <text:p>2023-01-16</text:p>
          </table:table-cell>
          <table:table-cell table:style-name="ce18" table:formula="of:=[.$F102]" office:value-type="string" office:string-value="7:17:00" calcext:value-type="string">
            <text:p>7:1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2]);ISBLANK([.$N102]));&quot;None&quot;;CONCATENATE([.$M102];[.$N102];&quot;&quot;))" office:value-type="string" office:string-value="Walkx" calcext:value-type="string">
            <text:p>Walkx</text:p>
          </table:table-cell>
          <table:table-cell table:formula="of:=IF(ISBLANK([.$N102]);&quot;XXXXXXXXXXXXXXX&quot;;CONCATENATE(IF([.$N102]=&quot;t&quot;;&quot;[TBD: &quot;;&quot;&quot;);IF(ISBLANK([.$H102]);&quot;&quot;;[.$H102]); IF([.$N10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2]);&quot;XXXXXXXXXXXXXX&quot;;CONCATENATE(IF(ISBLANK([.$I102]);;TEXT([.$I102];&quot;YYYY-MM-DD&quot;));IF(ISBLANK([.$J102]);;CONCATENATE(&quot;T&quot;;;TEXT([.$J102];&quot;HH:MM:SS&quot;)))))" office:value-type="string" office:string-value="2023-01-16T07:17:00" calcext:value-type="string">
            <text:p>2023-01-16T07:17:00</text:p>
          </table:table-cell>
          <table:table-cell table:style-name="ce25" table:formula="of:=IF(ISBLANK([.$N102]);&quot;XXXXXXXXXXX&quot;;CONCATENATE(IF(ISBLANK([.$K102]);;TEXT([.$K102];&quot;YYYY-MM-DD&quot;));IF(ISBLANK([.$L102]);;CONCATENATE(&quot;T&quot;;;TEXT([.$L10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18" calcext:value-type="date">
            <text:p>2023-01-18</text:p>
          </table:table-cell>
          <table:table-cell table:style-name="ce11" table:formula="of:=[.$A103]-DATE(YEAR([.$A103]);1;0)" office:value-type="float" office:value="18" calcext:value-type="float">
            <text:p>18</text:p>
          </table:table-cell>
          <table:table-cell table:style-name="ce15" table:formula="of:=TEXT([.$A103];&quot;MMM&quot;)" office:value-type="string" office:string-value="Jan" calcext:value-type="string">
            <text:p>Jan</text:p>
          </table:table-cell>
          <table:table-cell table:style-name="ce15" table:formula="of:=DAY([.A103])" office:value-type="float" office:value="18" calcext:value-type="float">
            <text:p>18</text:p>
          </table:table-cell>
          <table:table-cell table:style-name="ce15" table:formula="of:=TEXT([.$A103];&quot;DDD&quot;)" office:value-type="string" office:string-value="Wed" calcext:value-type="string">
            <text:p>Wed</text:p>
          </table:table-cell>
          <table:table-cell table:style-name="ce18" table:formula="of:=VLOOKUP([.$B103];[$Sun.A$2:$Sun.C$367];2)" office:value-type="string" office:string-value="7:16:00" calcext:value-type="string">
            <text:p>7:16:00</text:p>
          </table:table-cell>
          <table:table-cell table:style-name="ce18" table:formula="of:=VLOOKUP([.$A103]-DATE(YEAR([.$A103]);1;0);[$Sun.A$2:$Sun.C$367];3)" office:value-type="string" office:string-value="16:56:00" calcext:value-type="string">
            <text:p>16:5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3]" office:value-type="date" office:date-value="2023-01-18" calcext:value-type="date">
            <text:p>2023-01-18</text:p>
          </table:table-cell>
          <table:table-cell table:style-name="ce18" table:formula="of:=[.$F103]" office:value-type="string" office:string-value="7:16:00" calcext:value-type="string">
            <text:p>7:1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3]);ISBLANK([.$N103]));&quot;None&quot;;CONCATENATE([.$M103];[.$N103];&quot;&quot;))" office:value-type="string" office:string-value="Walkx" calcext:value-type="string">
            <text:p>Walkx</text:p>
          </table:table-cell>
          <table:table-cell table:formula="of:=IF(ISBLANK([.$N103]);&quot;XXXXXXXXXXXXXXX&quot;;CONCATENATE(IF([.$N103]=&quot;t&quot;;&quot;[TBD: &quot;;&quot;&quot;);IF(ISBLANK([.$H103]);&quot;&quot;;[.$H103]); IF([.$N10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3]);&quot;XXXXXXXXXXXXXX&quot;;CONCATENATE(IF(ISBLANK([.$I103]);;TEXT([.$I103];&quot;YYYY-MM-DD&quot;));IF(ISBLANK([.$J103]);;CONCATENATE(&quot;T&quot;;;TEXT([.$J103];&quot;HH:MM:SS&quot;)))))" office:value-type="string" office:string-value="2023-01-18T07:16:00" calcext:value-type="string">
            <text:p>2023-01-18T07:16:00</text:p>
          </table:table-cell>
          <table:table-cell table:style-name="ce25" table:formula="of:=IF(ISBLANK([.$N103]);&quot;XXXXXXXXXXX&quot;;CONCATENATE(IF(ISBLANK([.$K103]);;TEXT([.$K103];&quot;YYYY-MM-DD&quot;));IF(ISBLANK([.$L103]);;CONCATENATE(&quot;T&quot;;;TEXT([.$L10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0" calcext:value-type="date">
            <text:p>2023-01-20</text:p>
          </table:table-cell>
          <table:table-cell table:style-name="ce11" table:formula="of:=[.$A104]-DATE(YEAR([.$A104]);1;0)" office:value-type="float" office:value="20" calcext:value-type="float">
            <text:p>20</text:p>
          </table:table-cell>
          <table:table-cell table:style-name="ce15" table:formula="of:=TEXT([.$A104];&quot;MMM&quot;)" office:value-type="string" office:string-value="Jan" calcext:value-type="string">
            <text:p>Jan</text:p>
          </table:table-cell>
          <table:table-cell table:style-name="ce15" table:formula="of:=DAY([.A104])" office:value-type="float" office:value="20" calcext:value-type="float">
            <text:p>20</text:p>
          </table:table-cell>
          <table:table-cell table:style-name="ce15" table:formula="of:=TEXT([.$A104];&quot;DDD&quot;)" office:value-type="string" office:string-value="Fri" calcext:value-type="string">
            <text:p>Fri</text:p>
          </table:table-cell>
          <table:table-cell table:style-name="ce18" table:formula="of:=VLOOKUP([.$B104];[$Sun.A$2:$Sun.C$367];2)" office:value-type="string" office:string-value="7:15:00" calcext:value-type="string">
            <text:p>7:15:00</text:p>
          </table:table-cell>
          <table:table-cell table:style-name="ce18" table:formula="of:=VLOOKUP([.$A104]-DATE(YEAR([.$A104]);1;0);[$Sun.A$2:$Sun.C$367];3)" office:value-type="string" office:string-value="16:59:00" calcext:value-type="string">
            <text:p>16:5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4]" office:value-type="date" office:date-value="2023-01-20" calcext:value-type="date">
            <text:p>2023-01-20</text:p>
          </table:table-cell>
          <table:table-cell table:style-name="ce18" table:formula="of:=[.$F104]" office:value-type="string" office:string-value="7:15:00" calcext:value-type="string">
            <text:p>7:1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4]);ISBLANK([.$N104]));&quot;None&quot;;CONCATENATE([.$M104];[.$N104];&quot;&quot;))" office:value-type="string" office:string-value="Walkx" calcext:value-type="string">
            <text:p>Walkx</text:p>
          </table:table-cell>
          <table:table-cell table:formula="of:=IF(ISBLANK([.$N104]);&quot;XXXXXXXXXXXXXXX&quot;;CONCATENATE(IF([.$N104]=&quot;t&quot;;&quot;[TBD: &quot;;&quot;&quot;);IF(ISBLANK([.$H104]);&quot;&quot;;[.$H104]); IF([.$N10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4]);&quot;XXXXXXXXXXXXXX&quot;;CONCATENATE(IF(ISBLANK([.$I104]);;TEXT([.$I104];&quot;YYYY-MM-DD&quot;));IF(ISBLANK([.$J104]);;CONCATENATE(&quot;T&quot;;;TEXT([.$J104];&quot;HH:MM:SS&quot;)))))" office:value-type="string" office:string-value="2023-01-20T07:15:00" calcext:value-type="string">
            <text:p>2023-01-20T07:15:00</text:p>
          </table:table-cell>
          <table:table-cell table:style-name="ce25" table:formula="of:=IF(ISBLANK([.$N104]);&quot;XXXXXXXXXXX&quot;;CONCATENATE(IF(ISBLANK([.$K104]);;TEXT([.$K104];&quot;YYYY-MM-DD&quot;));IF(ISBLANK([.$L104]);;CONCATENATE(&quot;T&quot;;;TEXT([.$L10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5]-DATE(YEAR([.$A105]);1;0)" office:value-type="float" office:value="22" calcext:value-type="float">
            <text:p>22</text:p>
          </table:table-cell>
          <table:table-cell table:formula="of:=TEXT([.$A105];&quot;MMM&quot;)" office:value-type="string" office:string-value="Jan" calcext:value-type="string">
            <text:p>Jan</text:p>
          </table:table-cell>
          <table:table-cell table:formula="of:=DAY([.A105])" office:value-type="float" office:value="22" calcext:value-type="float">
            <text:p>22</text:p>
          </table:table-cell>
          <table:table-cell table:formula="of:=TEXT([.$A105];&quot;DDD&quot;)" office:value-type="string" office:string-value="Sun" calcext:value-type="string">
            <text:p>Sun</text:p>
          </table:table-cell>
          <table:table-cell table:formula="of:=VLOOKUP([.$B105];[$Sun.A$2:$Sun.C$367];2)" office:value-type="string" office:string-value="7:13:00" calcext:value-type="string">
            <text:p>7:13:00</text:p>
          </table:table-cell>
          <table:table-cell table:formula="of:=VLOOKUP([.$A105]-DATE(YEAR([.$A105]);1;0);[$Sun.A$2:$Sun.C$367];3)" office:value-type="string" office:string-value="17:01:00" calcext:value-type="string">
            <text:p>17:01:00</text:p>
          </table:table-cell>
          <table:table-cell office:value-type="string" calcext:value-type="string">
            <text:p>Day Hike</text:p>
          </table:table-cell>
          <table:table-cell table:style-name="ce6" table:formula="of:=[.$A105]" office:value-type="date" office:date-value="2023-01-22" calcext:value-type="date">
            <text:p>2023-01-2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5]);ISBLANK([.$N105]));&quot;None&quot;;CONCATENATE([.$M105];[.$N105];&quot;&quot;))" office:value-type="string" office:string-value="Hiket" calcext:value-type="string">
            <text:p>Hiket</text:p>
          </table:table-cell>
          <table:table-cell table:formula="of:=IF(ISBLANK([.$N105]);&quot;XXXXXXXXXXXXXXX&quot;;CONCATENATE(IF([.$N105]=&quot;t&quot;;&quot;[TBD: &quot;;&quot;&quot;);IF(ISBLANK([.$H105]);&quot;&quot;;[.$H105]); IF([.$N10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05]);&quot;XXXXXXXXXXXXXX&quot;;CONCATENATE(IF(ISBLANK([.$I105]);;TEXT([.$I105];&quot;YYYY-MM-DD&quot;));IF(ISBLANK([.$J105]);;CONCATENATE(&quot;T&quot;;;TEXT([.$J105];&quot;HH:MM:SS&quot;)))))" office:value-type="string" office:string-value="2023-01-22" calcext:value-type="string">
            <text:p>2023-01-22</text:p>
          </table:table-cell>
          <table:table-cell table:style-name="ce8" table:formula="of:=IF(ISBLANK([.$N105]);&quot;XXXXXXXXXXX&quot;;CONCATENATE(IF(ISBLANK([.$K105]);;TEXT([.$K105];&quot;YYYY-MM-DD&quot;));IF(ISBLANK([.$L105]);;CONCATENATE(&quot;T&quot;;;TEXT([.$L10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2" calcext:value-type="date">
            <text:p>2023-01-22</text:p>
          </table:table-cell>
          <table:table-cell table:formula="of:=[.$A106]-DATE(YEAR([.$A106]);1;0)" office:value-type="float" office:value="22" calcext:value-type="float">
            <text:p>22</text:p>
          </table:table-cell>
          <table:table-cell table:formula="of:=TEXT([.$A106];&quot;MMM&quot;)" office:value-type="string" office:string-value="Jan" calcext:value-type="string">
            <text:p>Jan</text:p>
          </table:table-cell>
          <table:table-cell table:formula="of:=DAY([.A106])" office:value-type="float" office:value="22" calcext:value-type="float">
            <text:p>22</text:p>
          </table:table-cell>
          <table:table-cell table:formula="of:=TEXT([.$A106];&quot;DDD&quot;)" office:value-type="string" office:string-value="Sun" calcext:value-type="string">
            <text:p>Sun</text:p>
          </table:table-cell>
          <table:table-cell table:formula="of:=VLOOKUP([.$B106];[$Sun.A$2:$Sun.C$367];2)" office:value-type="string" office:string-value="7:13:00" calcext:value-type="string">
            <text:p>7:13:00</text:p>
          </table:table-cell>
          <table:table-cell table:formula="of:=VLOOKUP([.$A106]-DATE(YEAR([.$A106]);1;0);[$Sun.A$2:$Sun.C$367];3)" office:value-type="string" office:string-value="17:01:00" calcext:value-type="string">
            <text:p>17:01:00</text:p>
          </table:table-cell>
          <table:table-cell office:value-type="string" calcext:value-type="string">
            <text:p>Long Walk</text:p>
          </table:table-cell>
          <table:table-cell table:style-name="ce6" table:formula="of:=[.$A106]" office:value-type="date" office:date-value="2023-01-22" calcext:value-type="date">
            <text:p>2023-01-22</text:p>
          </table:table-cell>
          <table:table-cell table:formula="of:=[.$F106]" office:value-type="string" office:string-value="7:13:00" calcext:value-type="string">
            <text:p>7:1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06]);ISBLANK([.$N106]));&quot;None&quot;;CONCATENATE([.$M106];[.$N106];&quot;&quot;))" office:value-type="string" office:string-value="Walkt" calcext:value-type="string">
            <text:p>Walkt</text:p>
          </table:table-cell>
          <table:table-cell table:formula="of:=IF(ISBLANK([.$N106]);&quot;XXXXXXXXXXXXXXX&quot;;CONCATENATE(IF([.$N106]=&quot;t&quot;;&quot;[TBD: &quot;;&quot;&quot;);IF(ISBLANK([.$H106]);&quot;&quot;;[.$H106]); IF([.$N10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06]);&quot;XXXXXXXXXXXXXX&quot;;CONCATENATE(IF(ISBLANK([.$I106]);;TEXT([.$I106];&quot;YYYY-MM-DD&quot;));IF(ISBLANK([.$J106]);;CONCATENATE(&quot;T&quot;;;TEXT([.$J106];&quot;HH:MM:SS&quot;)))))" office:value-type="string" office:string-value="2023-01-22T07:13:00" calcext:value-type="string">
            <text:p>2023-01-22T07:13:00</text:p>
          </table:table-cell>
          <table:table-cell table:style-name="ce8" table:formula="of:=IF(ISBLANK([.$N106]);&quot;XXXXXXXXXXX&quot;;CONCATENATE(IF(ISBLANK([.$K106]);;TEXT([.$K106];&quot;YYYY-MM-DD&quot;));IF(ISBLANK([.$L106]);;CONCATENATE(&quot;T&quot;;;TEXT([.$L10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23" calcext:value-type="date">
            <text:p>2023-01-23</text:p>
          </table:table-cell>
          <table:table-cell table:style-name="ce11" table:formula="of:=[.$A107]-DATE(YEAR([.$A107]);1;0)" office:value-type="float" office:value="23" calcext:value-type="float">
            <text:p>23</text:p>
          </table:table-cell>
          <table:table-cell table:style-name="ce15" table:formula="of:=TEXT([.$A107];&quot;MMM&quot;)" office:value-type="string" office:string-value="Jan" calcext:value-type="string">
            <text:p>Jan</text:p>
          </table:table-cell>
          <table:table-cell table:style-name="ce15" table:formula="of:=DAY([.A107])" office:value-type="float" office:value="23" calcext:value-type="float">
            <text:p>23</text:p>
          </table:table-cell>
          <table:table-cell table:style-name="ce15" table:formula="of:=TEXT([.$A107];&quot;DDD&quot;)" office:value-type="string" office:string-value="Mon" calcext:value-type="string">
            <text:p>Mon</text:p>
          </table:table-cell>
          <table:table-cell table:style-name="ce18" table:formula="of:=VLOOKUP([.$B107];[$Sun.A$2:$Sun.C$367];2)" office:value-type="string" office:string-value="7:13:00" calcext:value-type="string">
            <text:p>7:13:00</text:p>
          </table:table-cell>
          <table:table-cell table:style-name="ce18" table:formula="of:=VLOOKUP([.$A107]-DATE(YEAR([.$A107]);1;0);[$Sun.A$2:$Sun.C$367];3)" office:value-type="string" office:string-value="17:02:00" calcext:value-type="string">
            <text:p>17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7]" office:value-type="date" office:date-value="2023-01-23" calcext:value-type="date">
            <text:p>2023-01-23</text:p>
          </table:table-cell>
          <table:table-cell table:style-name="ce18" table:formula="of:=[.$F107]" office:value-type="string" office:string-value="7:13:00" calcext:value-type="string">
            <text:p>7:1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7]);ISBLANK([.$N107]));&quot;None&quot;;CONCATENATE([.$M107];[.$N107];&quot;&quot;))" office:value-type="string" office:string-value="Walkx" calcext:value-type="string">
            <text:p>Walkx</text:p>
          </table:table-cell>
          <table:table-cell table:formula="of:=IF(ISBLANK([.$N107]);&quot;XXXXXXXXXXXXXXX&quot;;CONCATENATE(IF([.$N107]=&quot;t&quot;;&quot;[TBD: &quot;;&quot;&quot;);IF(ISBLANK([.$H107]);&quot;&quot;;[.$H107]); IF([.$N10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7]);&quot;XXXXXXXXXXXXXX&quot;;CONCATENATE(IF(ISBLANK([.$I107]);;TEXT([.$I107];&quot;YYYY-MM-DD&quot;));IF(ISBLANK([.$J107]);;CONCATENATE(&quot;T&quot;;;TEXT([.$J107];&quot;HH:MM:SS&quot;)))))" office:value-type="string" office:string-value="2023-01-23T07:13:00" calcext:value-type="string">
            <text:p>2023-01-23T07:13:00</text:p>
          </table:table-cell>
          <table:table-cell table:style-name="ce25" table:formula="of:=IF(ISBLANK([.$N107]);&quot;XXXXXXXXXXX&quot;;CONCATENATE(IF(ISBLANK([.$K107]);;TEXT([.$K107];&quot;YYYY-MM-DD&quot;));IF(ISBLANK([.$L107]);;CONCATENATE(&quot;T&quot;;;TEXT([.$L10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5" calcext:value-type="date">
            <text:p>2023-01-25</text:p>
          </table:table-cell>
          <table:table-cell table:style-name="ce11" table:formula="of:=[.$A108]-DATE(YEAR([.$A108]);1;0)" office:value-type="float" office:value="25" calcext:value-type="float">
            <text:p>25</text:p>
          </table:table-cell>
          <table:table-cell table:style-name="ce15" table:formula="of:=TEXT([.$A108];&quot;MMM&quot;)" office:value-type="string" office:string-value="Jan" calcext:value-type="string">
            <text:p>Jan</text:p>
          </table:table-cell>
          <table:table-cell table:style-name="ce15" table:formula="of:=DAY([.A108])" office:value-type="float" office:value="25" calcext:value-type="float">
            <text:p>25</text:p>
          </table:table-cell>
          <table:table-cell table:style-name="ce15" table:formula="of:=TEXT([.$A108];&quot;DDD&quot;)" office:value-type="string" office:string-value="Wed" calcext:value-type="string">
            <text:p>Wed</text:p>
          </table:table-cell>
          <table:table-cell table:style-name="ce18" table:formula="of:=VLOOKUP([.$B108];[$Sun.A$2:$Sun.C$367];2)" office:value-type="string" office:string-value="7:11:00" calcext:value-type="string">
            <text:p>7:11:00</text:p>
          </table:table-cell>
          <table:table-cell table:style-name="ce18" table:formula="of:=VLOOKUP([.$A108]-DATE(YEAR([.$A108]);1;0);[$Sun.A$2:$Sun.C$367];3)" office:value-type="string" office:string-value="17:05:00" calcext:value-type="string">
            <text:p>17:0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8]" office:value-type="date" office:date-value="2023-01-25" calcext:value-type="date">
            <text:p>2023-01-25</text:p>
          </table:table-cell>
          <table:table-cell table:style-name="ce18" table:formula="of:=[.$F108]" office:value-type="string" office:string-value="7:11:00" calcext:value-type="string">
            <text:p>7:1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8]);ISBLANK([.$N108]));&quot;None&quot;;CONCATENATE([.$M108];[.$N108];&quot;&quot;))" office:value-type="string" office:string-value="Walkx" calcext:value-type="string">
            <text:p>Walkx</text:p>
          </table:table-cell>
          <table:table-cell table:formula="of:=IF(ISBLANK([.$N108]);&quot;XXXXXXXXXXXXXXX&quot;;CONCATENATE(IF([.$N108]=&quot;t&quot;;&quot;[TBD: &quot;;&quot;&quot;);IF(ISBLANK([.$H108]);&quot;&quot;;[.$H108]); IF([.$N10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8]);&quot;XXXXXXXXXXXXXX&quot;;CONCATENATE(IF(ISBLANK([.$I108]);;TEXT([.$I108];&quot;YYYY-MM-DD&quot;));IF(ISBLANK([.$J108]);;CONCATENATE(&quot;T&quot;;;TEXT([.$J108];&quot;HH:MM:SS&quot;)))))" office:value-type="string" office:string-value="2023-01-25T07:11:00" calcext:value-type="string">
            <text:p>2023-01-25T07:11:00</text:p>
          </table:table-cell>
          <table:table-cell table:style-name="ce25" table:formula="of:=IF(ISBLANK([.$N108]);&quot;XXXXXXXXXXX&quot;;CONCATENATE(IF(ISBLANK([.$K108]);;TEXT([.$K108];&quot;YYYY-MM-DD&quot;));IF(ISBLANK([.$L108]);;CONCATENATE(&quot;T&quot;;;TEXT([.$L10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1-27" calcext:value-type="date">
            <text:p>2023-01-27</text:p>
          </table:table-cell>
          <table:table-cell table:style-name="ce11" table:formula="of:=[.$A109]-DATE(YEAR([.$A109]);1;0)" office:value-type="float" office:value="27" calcext:value-type="float">
            <text:p>27</text:p>
          </table:table-cell>
          <table:table-cell table:style-name="ce15" table:formula="of:=TEXT([.$A109];&quot;MMM&quot;)" office:value-type="string" office:string-value="Jan" calcext:value-type="string">
            <text:p>Jan</text:p>
          </table:table-cell>
          <table:table-cell table:style-name="ce15" table:formula="of:=DAY([.A109])" office:value-type="float" office:value="27" calcext:value-type="float">
            <text:p>27</text:p>
          </table:table-cell>
          <table:table-cell table:style-name="ce15" table:formula="of:=TEXT([.$A109];&quot;DDD&quot;)" office:value-type="string" office:string-value="Fri" calcext:value-type="string">
            <text:p>Fri</text:p>
          </table:table-cell>
          <table:table-cell table:style-name="ce18" table:formula="of:=VLOOKUP([.$B109];[$Sun.A$2:$Sun.C$367];2)" office:value-type="string" office:string-value="7:09:00" calcext:value-type="string">
            <text:p>7:09:00</text:p>
          </table:table-cell>
          <table:table-cell table:style-name="ce18" table:formula="of:=VLOOKUP([.$A109]-DATE(YEAR([.$A109]);1;0);[$Sun.A$2:$Sun.C$367];3)" office:value-type="string" office:string-value="17:07:00" calcext:value-type="string">
            <text:p>17:0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09]" office:value-type="date" office:date-value="2023-01-27" calcext:value-type="date">
            <text:p>2023-01-27</text:p>
          </table:table-cell>
          <table:table-cell table:style-name="ce18" table:formula="of:=[.$F109]" office:value-type="string" office:string-value="7:09:00" calcext:value-type="string">
            <text:p>7:0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09]);ISBLANK([.$N109]));&quot;None&quot;;CONCATENATE([.$M109];[.$N109];&quot;&quot;))" office:value-type="string" office:string-value="Walkx" calcext:value-type="string">
            <text:p>Walkx</text:p>
          </table:table-cell>
          <table:table-cell table:formula="of:=IF(ISBLANK([.$N109]);&quot;XXXXXXXXXXXXXXX&quot;;CONCATENATE(IF([.$N109]=&quot;t&quot;;&quot;[TBD: &quot;;&quot;&quot;);IF(ISBLANK([.$H109]);&quot;&quot;;[.$H109]); IF([.$N10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09]);&quot;XXXXXXXXXXXXXX&quot;;CONCATENATE(IF(ISBLANK([.$I109]);;TEXT([.$I109];&quot;YYYY-MM-DD&quot;));IF(ISBLANK([.$J109]);;CONCATENATE(&quot;T&quot;;;TEXT([.$J109];&quot;HH:MM:SS&quot;)))))" office:value-type="string" office:string-value="2023-01-27T07:09:00" calcext:value-type="string">
            <text:p>2023-01-27T07:09:00</text:p>
          </table:table-cell>
          <table:table-cell table:style-name="ce25" table:formula="of:=IF(ISBLANK([.$N109]);&quot;XXXXXXXXXXX&quot;;CONCATENATE(IF(ISBLANK([.$K109]);;TEXT([.$K109];&quot;YYYY-MM-DD&quot;));IF(ISBLANK([.$L109]);;CONCATENATE(&quot;T&quot;;;TEXT([.$L10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0]-DATE(YEAR([.$A110]);1;0)" office:value-type="float" office:value="29" calcext:value-type="float">
            <text:p>29</text:p>
          </table:table-cell>
          <table:table-cell table:formula="of:=TEXT([.$A110];&quot;MMM&quot;)" office:value-type="string" office:string-value="Jan" calcext:value-type="string">
            <text:p>Jan</text:p>
          </table:table-cell>
          <table:table-cell table:formula="of:=DAY([.A110])" office:value-type="float" office:value="29" calcext:value-type="float">
            <text:p>29</text:p>
          </table:table-cell>
          <table:table-cell table:formula="of:=TEXT([.$A110];&quot;DDD&quot;)" office:value-type="string" office:string-value="Sun" calcext:value-type="string">
            <text:p>Sun</text:p>
          </table:table-cell>
          <table:table-cell table:formula="of:=VLOOKUP([.$B110];[$Sun.A$2:$Sun.C$367];2)" office:value-type="string" office:string-value="7:08:00" calcext:value-type="string">
            <text:p>7:08:00</text:p>
          </table:table-cell>
          <table:table-cell table:formula="of:=VLOOKUP([.$A110]-DATE(YEAR([.$A110]);1;0);[$Sun.A$2:$Sun.C$367];3)" office:value-type="string" office:string-value="17:10:00" calcext:value-type="string">
            <text:p>17:10:00</text:p>
          </table:table-cell>
          <table:table-cell office:value-type="string" calcext:value-type="string">
            <text:p>Day Hike</text:p>
          </table:table-cell>
          <table:table-cell table:style-name="ce6" table:formula="of:=[.$A110]" office:value-type="date" office:date-value="2023-01-29" calcext:value-type="date">
            <text:p>2023-01-2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0]);ISBLANK([.$N110]));&quot;None&quot;;CONCATENATE([.$M110];[.$N110];&quot;&quot;))" office:value-type="string" office:string-value="Hiket" calcext:value-type="string">
            <text:p>Hiket</text:p>
          </table:table-cell>
          <table:table-cell table:formula="of:=IF(ISBLANK([.$N110]);&quot;XXXXXXXXXXXXXXX&quot;;CONCATENATE(IF([.$N110]=&quot;t&quot;;&quot;[TBD: &quot;;&quot;&quot;);IF(ISBLANK([.$H110]);&quot;&quot;;[.$H110]); IF([.$N11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0]);&quot;XXXXXXXXXXXXXX&quot;;CONCATENATE(IF(ISBLANK([.$I110]);;TEXT([.$I110];&quot;YYYY-MM-DD&quot;));IF(ISBLANK([.$J110]);;CONCATENATE(&quot;T&quot;;;TEXT([.$J110];&quot;HH:MM:SS&quot;)))))" office:value-type="string" office:string-value="2023-01-29" calcext:value-type="string">
            <text:p>2023-01-29</text:p>
          </table:table-cell>
          <table:table-cell table:style-name="ce8" table:formula="of:=IF(ISBLANK([.$N110]);&quot;XXXXXXXXXXX&quot;;CONCATENATE(IF(ISBLANK([.$K110]);;TEXT([.$K110];&quot;YYYY-MM-DD&quot;));IF(ISBLANK([.$L110]);;CONCATENATE(&quot;T&quot;;;TEXT([.$L11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1-29" calcext:value-type="date">
            <text:p>2023-01-29</text:p>
          </table:table-cell>
          <table:table-cell table:formula="of:=[.$A111]-DATE(YEAR([.$A111]);1;0)" office:value-type="float" office:value="29" calcext:value-type="float">
            <text:p>29</text:p>
          </table:table-cell>
          <table:table-cell table:formula="of:=TEXT([.$A111];&quot;MMM&quot;)" office:value-type="string" office:string-value="Jan" calcext:value-type="string">
            <text:p>Jan</text:p>
          </table:table-cell>
          <table:table-cell table:formula="of:=DAY([.A111])" office:value-type="float" office:value="29" calcext:value-type="float">
            <text:p>29</text:p>
          </table:table-cell>
          <table:table-cell table:formula="of:=TEXT([.$A111];&quot;DDD&quot;)" office:value-type="string" office:string-value="Sun" calcext:value-type="string">
            <text:p>Sun</text:p>
          </table:table-cell>
          <table:table-cell table:formula="of:=VLOOKUP([.$B111];[$Sun.A$2:$Sun.C$367];2)" office:value-type="string" office:string-value="7:08:00" calcext:value-type="string">
            <text:p>7:08:00</text:p>
          </table:table-cell>
          <table:table-cell table:formula="of:=VLOOKUP([.$A111]-DATE(YEAR([.$A111]);1;0);[$Sun.A$2:$Sun.C$367];3)" office:value-type="string" office:string-value="17:10:00" calcext:value-type="string">
            <text:p>17:10:00</text:p>
          </table:table-cell>
          <table:table-cell office:value-type="string" calcext:value-type="string">
            <text:p>Long Walk</text:p>
          </table:table-cell>
          <table:table-cell table:style-name="ce6" table:formula="of:=[.$A111]" office:value-type="date" office:date-value="2023-01-29" calcext:value-type="date">
            <text:p>2023-01-29</text:p>
          </table:table-cell>
          <table:table-cell table:formula="of:=[.$F111]" office:value-type="string" office:string-value="7:08:00" calcext:value-type="string">
            <text:p>7:0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1]);ISBLANK([.$N111]));&quot;None&quot;;CONCATENATE([.$M111];[.$N111];&quot;&quot;))" office:value-type="string" office:string-value="Walkt" calcext:value-type="string">
            <text:p>Walkt</text:p>
          </table:table-cell>
          <table:table-cell table:formula="of:=IF(ISBLANK([.$N111]);&quot;XXXXXXXXXXXXXXX&quot;;CONCATENATE(IF([.$N111]=&quot;t&quot;;&quot;[TBD: &quot;;&quot;&quot;);IF(ISBLANK([.$H111]);&quot;&quot;;[.$H111]); IF([.$N11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1]);&quot;XXXXXXXXXXXXXX&quot;;CONCATENATE(IF(ISBLANK([.$I111]);;TEXT([.$I111];&quot;YYYY-MM-DD&quot;));IF(ISBLANK([.$J111]);;CONCATENATE(&quot;T&quot;;;TEXT([.$J111];&quot;HH:MM:SS&quot;)))))" office:value-type="string" office:string-value="2023-01-29T07:08:00" calcext:value-type="string">
            <text:p>2023-01-29T07:08:00</text:p>
          </table:table-cell>
          <table:table-cell table:style-name="ce8" table:formula="of:=IF(ISBLANK([.$N111]);&quot;XXXXXXXXXXX&quot;;CONCATENATE(IF(ISBLANK([.$K111]);;TEXT([.$K111];&quot;YYYY-MM-DD&quot;));IF(ISBLANK([.$L111]);;CONCATENATE(&quot;T&quot;;;TEXT([.$L11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1-30" calcext:value-type="date">
            <text:p>2023-01-30</text:p>
          </table:table-cell>
          <table:table-cell table:style-name="ce11" table:formula="of:=[.$A112]-DATE(YEAR([.$A112]);1;0)" office:value-type="float" office:value="30" calcext:value-type="float">
            <text:p>30</text:p>
          </table:table-cell>
          <table:table-cell table:style-name="ce15" table:formula="of:=TEXT([.$A112];&quot;MMM&quot;)" office:value-type="string" office:string-value="Jan" calcext:value-type="string">
            <text:p>Jan</text:p>
          </table:table-cell>
          <table:table-cell table:style-name="ce15" table:formula="of:=DAY([.A112])" office:value-type="float" office:value="30" calcext:value-type="float">
            <text:p>30</text:p>
          </table:table-cell>
          <table:table-cell table:style-name="ce15" table:formula="of:=TEXT([.$A112];&quot;DDD&quot;)" office:value-type="string" office:string-value="Mon" calcext:value-type="string">
            <text:p>Mon</text:p>
          </table:table-cell>
          <table:table-cell table:style-name="ce18" table:formula="of:=VLOOKUP([.$B112];[$Sun.A$2:$Sun.C$367];2)" office:value-type="string" office:string-value="7:07:00" calcext:value-type="string">
            <text:p>7:07:00</text:p>
          </table:table-cell>
          <table:table-cell table:style-name="ce18" table:formula="of:=VLOOKUP([.$A112]-DATE(YEAR([.$A112]);1;0);[$Sun.A$2:$Sun.C$367];3)" office:value-type="string" office:string-value="17:11:00" calcext:value-type="string">
            <text:p>17:1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2]" office:value-type="date" office:date-value="2023-01-30" calcext:value-type="date">
            <text:p>2023-01-30</text:p>
          </table:table-cell>
          <table:table-cell table:style-name="ce18" table:formula="of:=[.$F112]" office:value-type="string" office:string-value="7:07:00" calcext:value-type="string">
            <text:p>7:0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2]);ISBLANK([.$N112]));&quot;None&quot;;CONCATENATE([.$M112];[.$N112];&quot;&quot;))" office:value-type="string" office:string-value="Walkx" calcext:value-type="string">
            <text:p>Walkx</text:p>
          </table:table-cell>
          <table:table-cell table:formula="of:=IF(ISBLANK([.$N112]);&quot;XXXXXXXXXXXXXXX&quot;;CONCATENATE(IF([.$N112]=&quot;t&quot;;&quot;[TBD: &quot;;&quot;&quot;);IF(ISBLANK([.$H112]);&quot;&quot;;[.$H112]); IF([.$N11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2]);&quot;XXXXXXXXXXXXXX&quot;;CONCATENATE(IF(ISBLANK([.$I112]);;TEXT([.$I112];&quot;YYYY-MM-DD&quot;));IF(ISBLANK([.$J112]);;CONCATENATE(&quot;T&quot;;;TEXT([.$J112];&quot;HH:MM:SS&quot;)))))" office:value-type="string" office:string-value="2023-01-30T07:07:00" calcext:value-type="string">
            <text:p>2023-01-30T07:07:00</text:p>
          </table:table-cell>
          <table:table-cell table:style-name="ce25" table:formula="of:=IF(ISBLANK([.$N112]);&quot;XXXXXXXXXXX&quot;;CONCATENATE(IF(ISBLANK([.$K112]);;TEXT([.$K112];&quot;YYYY-MM-DD&quot;));IF(ISBLANK([.$L112]);;CONCATENATE(&quot;T&quot;;;TEXT([.$L11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1" calcext:value-type="date">
            <text:p>2023-02-01</text:p>
          </table:table-cell>
          <table:table-cell table:style-name="ce11" table:formula="of:=[.$A113]-DATE(YEAR([.$A113]);1;0)" office:value-type="float" office:value="32" calcext:value-type="float">
            <text:p>32</text:p>
          </table:table-cell>
          <table:table-cell table:style-name="ce15" table:formula="of:=TEXT([.$A113];&quot;MMM&quot;)" office:value-type="string" office:string-value="Feb" calcext:value-type="string">
            <text:p>Feb</text:p>
          </table:table-cell>
          <table:table-cell table:style-name="ce15" table:formula="of:=DAY([.A113])" office:value-type="float" office:value="1" calcext:value-type="float">
            <text:p>1</text:p>
          </table:table-cell>
          <table:table-cell table:style-name="ce15" table:formula="of:=TEXT([.$A113];&quot;DDD&quot;)" office:value-type="string" office:string-value="Wed" calcext:value-type="string">
            <text:p>Wed</text:p>
          </table:table-cell>
          <table:table-cell table:style-name="ce18" table:formula="of:=VLOOKUP([.$B113];[$Sun.A$2:$Sun.C$367];2)" office:value-type="string" office:string-value="7:05:00" calcext:value-type="string">
            <text:p>7:05:00</text:p>
          </table:table-cell>
          <table:table-cell table:style-name="ce18" table:formula="of:=VLOOKUP([.$A113]-DATE(YEAR([.$A113]);1;0);[$Sun.A$2:$Sun.C$367];3)" office:value-type="string" office:string-value="17:13:00" calcext:value-type="string">
            <text:p>17:1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3]" office:value-type="date" office:date-value="2023-02-01" calcext:value-type="date">
            <text:p>2023-02-01</text:p>
          </table:table-cell>
          <table:table-cell table:style-name="ce18" table:formula="of:=[.$F113]" office:value-type="string" office:string-value="7:05:00" calcext:value-type="string">
            <text:p>7:0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3]);ISBLANK([.$N113]));&quot;None&quot;;CONCATENATE([.$M113];[.$N113];&quot;&quot;))" office:value-type="string" office:string-value="Walkx" calcext:value-type="string">
            <text:p>Walkx</text:p>
          </table:table-cell>
          <table:table-cell table:formula="of:=IF(ISBLANK([.$N113]);&quot;XXXXXXXXXXXXXXX&quot;;CONCATENATE(IF([.$N113]=&quot;t&quot;;&quot;[TBD: &quot;;&quot;&quot;);IF(ISBLANK([.$H113]);&quot;&quot;;[.$H113]); IF([.$N11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3]);&quot;XXXXXXXXXXXXXX&quot;;CONCATENATE(IF(ISBLANK([.$I113]);;TEXT([.$I113];&quot;YYYY-MM-DD&quot;));IF(ISBLANK([.$J113]);;CONCATENATE(&quot;T&quot;;;TEXT([.$J113];&quot;HH:MM:SS&quot;)))))" office:value-type="string" office:string-value="2023-02-01T07:05:00" calcext:value-type="string">
            <text:p>2023-02-01T07:05:00</text:p>
          </table:table-cell>
          <table:table-cell table:style-name="ce25" table:formula="of:=IF(ISBLANK([.$N113]);&quot;XXXXXXXXXXX&quot;;CONCATENATE(IF(ISBLANK([.$K113]);;TEXT([.$K113];&quot;YYYY-MM-DD&quot;));IF(ISBLANK([.$L113]);;CONCATENATE(&quot;T&quot;;;TEXT([.$L11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3" calcext:value-type="date">
            <text:p>2023-02-03</text:p>
          </table:table-cell>
          <table:table-cell table:style-name="ce11" table:formula="of:=[.$A114]-DATE(YEAR([.$A114]);1;0)" office:value-type="float" office:value="34" calcext:value-type="float">
            <text:p>34</text:p>
          </table:table-cell>
          <table:table-cell table:style-name="ce15" table:formula="of:=TEXT([.$A114];&quot;MMM&quot;)" office:value-type="string" office:string-value="Feb" calcext:value-type="string">
            <text:p>Feb</text:p>
          </table:table-cell>
          <table:table-cell table:style-name="ce15" table:formula="of:=DAY([.A114])" office:value-type="float" office:value="3" calcext:value-type="float">
            <text:p>3</text:p>
          </table:table-cell>
          <table:table-cell table:style-name="ce15" table:formula="of:=TEXT([.$A114];&quot;DDD&quot;)" office:value-type="string" office:string-value="Fri" calcext:value-type="string">
            <text:p>Fri</text:p>
          </table:table-cell>
          <table:table-cell table:style-name="ce18" table:formula="of:=VLOOKUP([.$B114];[$Sun.A$2:$Sun.C$367];2)" office:value-type="string" office:string-value="7:03:00" calcext:value-type="string">
            <text:p>7:03:00</text:p>
          </table:table-cell>
          <table:table-cell table:style-name="ce18" table:formula="of:=VLOOKUP([.$A114]-DATE(YEAR([.$A114]);1;0);[$Sun.A$2:$Sun.C$367];3)" office:value-type="string" office:string-value="17:16:00" calcext:value-type="string">
            <text:p>17:1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4]" office:value-type="date" office:date-value="2023-02-03" calcext:value-type="date">
            <text:p>2023-02-03</text:p>
          </table:table-cell>
          <table:table-cell table:style-name="ce18" table:formula="of:=[.$F114]" office:value-type="string" office:string-value="7:03:00" calcext:value-type="string">
            <text:p>7:0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4]);ISBLANK([.$N114]));&quot;None&quot;;CONCATENATE([.$M114];[.$N114];&quot;&quot;))" office:value-type="string" office:string-value="Walkx" calcext:value-type="string">
            <text:p>Walkx</text:p>
          </table:table-cell>
          <table:table-cell table:formula="of:=IF(ISBLANK([.$N114]);&quot;XXXXXXXXXXXXXXX&quot;;CONCATENATE(IF([.$N114]=&quot;t&quot;;&quot;[TBD: &quot;;&quot;&quot;);IF(ISBLANK([.$H114]);&quot;&quot;;[.$H114]); IF([.$N11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4]);&quot;XXXXXXXXXXXXXX&quot;;CONCATENATE(IF(ISBLANK([.$I114]);;TEXT([.$I114];&quot;YYYY-MM-DD&quot;));IF(ISBLANK([.$J114]);;CONCATENATE(&quot;T&quot;;;TEXT([.$J114];&quot;HH:MM:SS&quot;)))))" office:value-type="string" office:string-value="2023-02-03T07:03:00" calcext:value-type="string">
            <text:p>2023-02-03T07:03:00</text:p>
          </table:table-cell>
          <table:table-cell table:style-name="ce25" table:formula="of:=IF(ISBLANK([.$N114]);&quot;XXXXXXXXXXX&quot;;CONCATENATE(IF(ISBLANK([.$K114]);;TEXT([.$K114];&quot;YYYY-MM-DD&quot;));IF(ISBLANK([.$L114]);;CONCATENATE(&quot;T&quot;;;TEXT([.$L11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5]-DATE(YEAR([.$A115]);1;0)" office:value-type="float" office:value="36" calcext:value-type="float">
            <text:p>36</text:p>
          </table:table-cell>
          <table:table-cell table:formula="of:=TEXT([.$A115];&quot;MMM&quot;)" office:value-type="string" office:string-value="Feb" calcext:value-type="string">
            <text:p>Feb</text:p>
          </table:table-cell>
          <table:table-cell table:formula="of:=DAY([.A115])" office:value-type="float" office:value="5" calcext:value-type="float">
            <text:p>5</text:p>
          </table:table-cell>
          <table:table-cell table:formula="of:=TEXT([.$A115];&quot;DDD&quot;)" office:value-type="string" office:string-value="Sun" calcext:value-type="string">
            <text:p>Sun</text:p>
          </table:table-cell>
          <table:table-cell table:formula="of:=VLOOKUP([.$B115];[$Sun.A$2:$Sun.C$367];2)" office:value-type="string" office:string-value="7:01:00" calcext:value-type="string">
            <text:p>7:01:00</text:p>
          </table:table-cell>
          <table:table-cell table:formula="of:=VLOOKUP([.$A115]-DATE(YEAR([.$A115]);1;0);[$Sun.A$2:$Sun.C$367];3)" office:value-type="string" office:string-value="17:18:00" calcext:value-type="string">
            <text:p>17:18:00</text:p>
          </table:table-cell>
          <table:table-cell office:value-type="string" calcext:value-type="string">
            <text:p>Day Hike</text:p>
          </table:table-cell>
          <table:table-cell table:style-name="ce6" table:formula="of:=[.$A115]" office:value-type="date" office:date-value="2023-02-05" calcext:value-type="date">
            <text:p>2023-02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5]);ISBLANK([.$N115]));&quot;None&quot;;CONCATENATE([.$M115];[.$N115];&quot;&quot;))" office:value-type="string" office:string-value="Hiket" calcext:value-type="string">
            <text:p>Hiket</text:p>
          </table:table-cell>
          <table:table-cell table:formula="of:=IF(ISBLANK([.$N115]);&quot;XXXXXXXXXXXXXXX&quot;;CONCATENATE(IF([.$N115]=&quot;t&quot;;&quot;[TBD: &quot;;&quot;&quot;);IF(ISBLANK([.$H115]);&quot;&quot;;[.$H115]); IF([.$N11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15]);&quot;XXXXXXXXXXXXXX&quot;;CONCATENATE(IF(ISBLANK([.$I115]);;TEXT([.$I115];&quot;YYYY-MM-DD&quot;));IF(ISBLANK([.$J115]);;CONCATENATE(&quot;T&quot;;;TEXT([.$J115];&quot;HH:MM:SS&quot;)))))" office:value-type="string" office:string-value="2023-02-05" calcext:value-type="string">
            <text:p>2023-02-05</text:p>
          </table:table-cell>
          <table:table-cell table:style-name="ce8" table:formula="of:=IF(ISBLANK([.$N115]);&quot;XXXXXXXXXXX&quot;;CONCATENATE(IF(ISBLANK([.$K115]);;TEXT([.$K115];&quot;YYYY-MM-DD&quot;));IF(ISBLANK([.$L115]);;CONCATENATE(&quot;T&quot;;;TEXT([.$L11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05" calcext:value-type="date">
            <text:p>2023-02-05</text:p>
          </table:table-cell>
          <table:table-cell table:formula="of:=[.$A116]-DATE(YEAR([.$A116]);1;0)" office:value-type="float" office:value="36" calcext:value-type="float">
            <text:p>36</text:p>
          </table:table-cell>
          <table:table-cell table:formula="of:=TEXT([.$A116];&quot;MMM&quot;)" office:value-type="string" office:string-value="Feb" calcext:value-type="string">
            <text:p>Feb</text:p>
          </table:table-cell>
          <table:table-cell table:formula="of:=DAY([.A116])" office:value-type="float" office:value="5" calcext:value-type="float">
            <text:p>5</text:p>
          </table:table-cell>
          <table:table-cell table:formula="of:=TEXT([.$A116];&quot;DDD&quot;)" office:value-type="string" office:string-value="Sun" calcext:value-type="string">
            <text:p>Sun</text:p>
          </table:table-cell>
          <table:table-cell table:formula="of:=VLOOKUP([.$B116];[$Sun.A$2:$Sun.C$367];2)" office:value-type="string" office:string-value="7:01:00" calcext:value-type="string">
            <text:p>7:01:00</text:p>
          </table:table-cell>
          <table:table-cell table:formula="of:=VLOOKUP([.$A116]-DATE(YEAR([.$A116]);1;0);[$Sun.A$2:$Sun.C$367];3)" office:value-type="string" office:string-value="17:18:00" calcext:value-type="string">
            <text:p>17:18:00</text:p>
          </table:table-cell>
          <table:table-cell office:value-type="string" calcext:value-type="string">
            <text:p>Long Walk</text:p>
          </table:table-cell>
          <table:table-cell table:style-name="ce6" table:formula="of:=[.$A116]" office:value-type="date" office:date-value="2023-02-05" calcext:value-type="date">
            <text:p>2023-02-05</text:p>
          </table:table-cell>
          <table:table-cell table:formula="of:=[.$F116]" office:value-type="string" office:string-value="7:01:00" calcext:value-type="string">
            <text:p>7:0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16]);ISBLANK([.$N116]));&quot;None&quot;;CONCATENATE([.$M116];[.$N116];&quot;&quot;))" office:value-type="string" office:string-value="Walkt" calcext:value-type="string">
            <text:p>Walkt</text:p>
          </table:table-cell>
          <table:table-cell table:formula="of:=IF(ISBLANK([.$N116]);&quot;XXXXXXXXXXXXXXX&quot;;CONCATENATE(IF([.$N116]=&quot;t&quot;;&quot;[TBD: &quot;;&quot;&quot;);IF(ISBLANK([.$H116]);&quot;&quot;;[.$H116]); IF([.$N11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16]);&quot;XXXXXXXXXXXXXX&quot;;CONCATENATE(IF(ISBLANK([.$I116]);;TEXT([.$I116];&quot;YYYY-MM-DD&quot;));IF(ISBLANK([.$J116]);;CONCATENATE(&quot;T&quot;;;TEXT([.$J116];&quot;HH:MM:SS&quot;)))))" office:value-type="string" office:string-value="2023-02-05T07:01:00" calcext:value-type="string">
            <text:p>2023-02-05T07:01:00</text:p>
          </table:table-cell>
          <table:table-cell table:style-name="ce8" table:formula="of:=IF(ISBLANK([.$N116]);&quot;XXXXXXXXXXX&quot;;CONCATENATE(IF(ISBLANK([.$K116]);;TEXT([.$K116];&quot;YYYY-MM-DD&quot;));IF(ISBLANK([.$L116]);;CONCATENATE(&quot;T&quot;;;TEXT([.$L11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06" calcext:value-type="date">
            <text:p>2023-02-06</text:p>
          </table:table-cell>
          <table:table-cell table:style-name="ce11" table:formula="of:=[.$A117]-DATE(YEAR([.$A117]);1;0)" office:value-type="float" office:value="37" calcext:value-type="float">
            <text:p>37</text:p>
          </table:table-cell>
          <table:table-cell table:style-name="ce15" table:formula="of:=TEXT([.$A117];&quot;MMM&quot;)" office:value-type="string" office:string-value="Feb" calcext:value-type="string">
            <text:p>Feb</text:p>
          </table:table-cell>
          <table:table-cell table:style-name="ce15" table:formula="of:=DAY([.A117])" office:value-type="float" office:value="6" calcext:value-type="float">
            <text:p>6</text:p>
          </table:table-cell>
          <table:table-cell table:style-name="ce15" table:formula="of:=TEXT([.$A117];&quot;DDD&quot;)" office:value-type="string" office:string-value="Mon" calcext:value-type="string">
            <text:p>Mon</text:p>
          </table:table-cell>
          <table:table-cell table:style-name="ce18" table:formula="of:=VLOOKUP([.$B117];[$Sun.A$2:$Sun.C$367];2)" office:value-type="string" office:string-value="7:00:00" calcext:value-type="string">
            <text:p>7:00:00</text:p>
          </table:table-cell>
          <table:table-cell table:style-name="ce18" table:formula="of:=VLOOKUP([.$A117]-DATE(YEAR([.$A117]);1;0);[$Sun.A$2:$Sun.C$367];3)" office:value-type="string" office:string-value="17:20:00" calcext:value-type="string">
            <text:p>17:2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7]" office:value-type="date" office:date-value="2023-02-06" calcext:value-type="date">
            <text:p>2023-02-06</text:p>
          </table:table-cell>
          <table:table-cell table:style-name="ce18" table:formula="of:=[.$F117]" office:value-type="string" office:string-value="7:00:00" calcext:value-type="string">
            <text:p>7:0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7]);ISBLANK([.$N117]));&quot;None&quot;;CONCATENATE([.$M117];[.$N117];&quot;&quot;))" office:value-type="string" office:string-value="Walkx" calcext:value-type="string">
            <text:p>Walkx</text:p>
          </table:table-cell>
          <table:table-cell table:formula="of:=IF(ISBLANK([.$N117]);&quot;XXXXXXXXXXXXXXX&quot;;CONCATENATE(IF([.$N117]=&quot;t&quot;;&quot;[TBD: &quot;;&quot;&quot;);IF(ISBLANK([.$H117]);&quot;&quot;;[.$H117]); IF([.$N11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7]);&quot;XXXXXXXXXXXXXX&quot;;CONCATENATE(IF(ISBLANK([.$I117]);;TEXT([.$I117];&quot;YYYY-MM-DD&quot;));IF(ISBLANK([.$J117]);;CONCATENATE(&quot;T&quot;;;TEXT([.$J117];&quot;HH:MM:SS&quot;)))))" office:value-type="string" office:string-value="2023-02-06T07:00:00" calcext:value-type="string">
            <text:p>2023-02-06T07:00:00</text:p>
          </table:table-cell>
          <table:table-cell table:style-name="ce25" table:formula="of:=IF(ISBLANK([.$N117]);&quot;XXXXXXXXXXX&quot;;CONCATENATE(IF(ISBLANK([.$K117]);;TEXT([.$K117];&quot;YYYY-MM-DD&quot;));IF(ISBLANK([.$L117]);;CONCATENATE(&quot;T&quot;;;TEXT([.$L11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08" calcext:value-type="date">
            <text:p>2023-02-08</text:p>
          </table:table-cell>
          <table:table-cell table:style-name="ce11" table:formula="of:=[.$A118]-DATE(YEAR([.$A118]);1;0)" office:value-type="float" office:value="39" calcext:value-type="float">
            <text:p>39</text:p>
          </table:table-cell>
          <table:table-cell table:style-name="ce15" table:formula="of:=TEXT([.$A118];&quot;MMM&quot;)" office:value-type="string" office:string-value="Feb" calcext:value-type="string">
            <text:p>Feb</text:p>
          </table:table-cell>
          <table:table-cell table:style-name="ce15" table:formula="of:=DAY([.A118])" office:value-type="float" office:value="8" calcext:value-type="float">
            <text:p>8</text:p>
          </table:table-cell>
          <table:table-cell table:style-name="ce15" table:formula="of:=TEXT([.$A118];&quot;DDD&quot;)" office:value-type="string" office:string-value="Wed" calcext:value-type="string">
            <text:p>Wed</text:p>
          </table:table-cell>
          <table:table-cell table:style-name="ce18" table:formula="of:=VLOOKUP([.$B118];[$Sun.A$2:$Sun.C$367];2)" office:value-type="string" office:string-value="6:57:00" calcext:value-type="string">
            <text:p>6:57:00</text:p>
          </table:table-cell>
          <table:table-cell table:style-name="ce18" table:formula="of:=VLOOKUP([.$A118]-DATE(YEAR([.$A118]);1;0);[$Sun.A$2:$Sun.C$367];3)" office:value-type="string" office:string-value="17:22:00" calcext:value-type="string">
            <text:p>17:2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8]" office:value-type="date" office:date-value="2023-02-08" calcext:value-type="date">
            <text:p>2023-02-08</text:p>
          </table:table-cell>
          <table:table-cell table:style-name="ce18" table:formula="of:=[.$F118]" office:value-type="string" office:string-value="6:57:00" calcext:value-type="string">
            <text:p>6:57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8]);ISBLANK([.$N118]));&quot;None&quot;;CONCATENATE([.$M118];[.$N118];&quot;&quot;))" office:value-type="string" office:string-value="Walkx" calcext:value-type="string">
            <text:p>Walkx</text:p>
          </table:table-cell>
          <table:table-cell table:formula="of:=IF(ISBLANK([.$N118]);&quot;XXXXXXXXXXXXXXX&quot;;CONCATENATE(IF([.$N118]=&quot;t&quot;;&quot;[TBD: &quot;;&quot;&quot;);IF(ISBLANK([.$H118]);&quot;&quot;;[.$H118]); IF([.$N11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8]);&quot;XXXXXXXXXXXXXX&quot;;CONCATENATE(IF(ISBLANK([.$I118]);;TEXT([.$I118];&quot;YYYY-MM-DD&quot;));IF(ISBLANK([.$J118]);;CONCATENATE(&quot;T&quot;;;TEXT([.$J118];&quot;HH:MM:SS&quot;)))))" office:value-type="string" office:string-value="2023-02-08T06:57:00" calcext:value-type="string">
            <text:p>2023-02-08T06:57:00</text:p>
          </table:table-cell>
          <table:table-cell table:style-name="ce25" table:formula="of:=IF(ISBLANK([.$N118]);&quot;XXXXXXXXXXX&quot;;CONCATENATE(IF(ISBLANK([.$K118]);;TEXT([.$K118];&quot;YYYY-MM-DD&quot;));IF(ISBLANK([.$L118]);;CONCATENATE(&quot;T&quot;;;TEXT([.$L11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0" calcext:value-type="date">
            <text:p>2023-02-10</text:p>
          </table:table-cell>
          <table:table-cell table:style-name="ce11" table:formula="of:=[.$A119]-DATE(YEAR([.$A119]);1;0)" office:value-type="float" office:value="41" calcext:value-type="float">
            <text:p>41</text:p>
          </table:table-cell>
          <table:table-cell table:style-name="ce15" table:formula="of:=TEXT([.$A119];&quot;MMM&quot;)" office:value-type="string" office:string-value="Feb" calcext:value-type="string">
            <text:p>Feb</text:p>
          </table:table-cell>
          <table:table-cell table:style-name="ce15" table:formula="of:=DAY([.A119])" office:value-type="float" office:value="10" calcext:value-type="float">
            <text:p>10</text:p>
          </table:table-cell>
          <table:table-cell table:style-name="ce15" table:formula="of:=TEXT([.$A119];&quot;DDD&quot;)" office:value-type="string" office:string-value="Fri" calcext:value-type="string">
            <text:p>Fri</text:p>
          </table:table-cell>
          <table:table-cell table:style-name="ce18" table:formula="of:=VLOOKUP([.$B119];[$Sun.A$2:$Sun.C$367];2)" office:value-type="string" office:string-value="6:55:00" calcext:value-type="string">
            <text:p>6:55:00</text:p>
          </table:table-cell>
          <table:table-cell table:style-name="ce18" table:formula="of:=VLOOKUP([.$A119]-DATE(YEAR([.$A119]);1;0);[$Sun.A$2:$Sun.C$367];3)" office:value-type="string" office:string-value="17:24:00" calcext:value-type="string">
            <text:p>17:2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19]" office:value-type="date" office:date-value="2023-02-10" calcext:value-type="date">
            <text:p>2023-02-10</text:p>
          </table:table-cell>
          <table:table-cell table:style-name="ce18" table:formula="of:=[.$F119]" office:value-type="string" office:string-value="6:55:00" calcext:value-type="string">
            <text:p>6:5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19]);ISBLANK([.$N119]));&quot;None&quot;;CONCATENATE([.$M119];[.$N119];&quot;&quot;))" office:value-type="string" office:string-value="Walkx" calcext:value-type="string">
            <text:p>Walkx</text:p>
          </table:table-cell>
          <table:table-cell table:formula="of:=IF(ISBLANK([.$N119]);&quot;XXXXXXXXXXXXXXX&quot;;CONCATENATE(IF([.$N119]=&quot;t&quot;;&quot;[TBD: &quot;;&quot;&quot;);IF(ISBLANK([.$H119]);&quot;&quot;;[.$H119]); IF([.$N11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19]);&quot;XXXXXXXXXXXXXX&quot;;CONCATENATE(IF(ISBLANK([.$I119]);;TEXT([.$I119];&quot;YYYY-MM-DD&quot;));IF(ISBLANK([.$J119]);;CONCATENATE(&quot;T&quot;;;TEXT([.$J119];&quot;HH:MM:SS&quot;)))))" office:value-type="string" office:string-value="2023-02-10T06:55:00" calcext:value-type="string">
            <text:p>2023-02-10T06:55:00</text:p>
          </table:table-cell>
          <table:table-cell table:style-name="ce25" table:formula="of:=IF(ISBLANK([.$N119]);&quot;XXXXXXXXXXX&quot;;CONCATENATE(IF(ISBLANK([.$K119]);;TEXT([.$K119];&quot;YYYY-MM-DD&quot;));IF(ISBLANK([.$L119]);;CONCATENATE(&quot;T&quot;;;TEXT([.$L11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0]-DATE(YEAR([.$A120]);1;0)" office:value-type="float" office:value="43" calcext:value-type="float">
            <text:p>43</text:p>
          </table:table-cell>
          <table:table-cell table:formula="of:=TEXT([.$A120];&quot;MMM&quot;)" office:value-type="string" office:string-value="Feb" calcext:value-type="string">
            <text:p>Feb</text:p>
          </table:table-cell>
          <table:table-cell table:formula="of:=DAY([.A120])" office:value-type="float" office:value="12" calcext:value-type="float">
            <text:p>12</text:p>
          </table:table-cell>
          <table:table-cell table:formula="of:=TEXT([.$A120];&quot;DDD&quot;)" office:value-type="string" office:string-value="Sun" calcext:value-type="string">
            <text:p>Sun</text:p>
          </table:table-cell>
          <table:table-cell table:formula="of:=VLOOKUP([.$B120];[$Sun.A$2:$Sun.C$367];2)" office:value-type="string" office:string-value="6:53:00" calcext:value-type="string">
            <text:p>6:53:00</text:p>
          </table:table-cell>
          <table:table-cell table:formula="of:=VLOOKUP([.$A120]-DATE(YEAR([.$A120]);1;0);[$Sun.A$2:$Sun.C$367];3)" office:value-type="string" office:string-value="17:27:00" calcext:value-type="string">
            <text:p>17:27:00</text:p>
          </table:table-cell>
          <table:table-cell office:value-type="string" calcext:value-type="string">
            <text:p>Day Hike</text:p>
          </table:table-cell>
          <table:table-cell table:style-name="ce6" table:formula="of:=[.$A120]" office:value-type="date" office:date-value="2023-02-12" calcext:value-type="date">
            <text:p>2023-02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0]);ISBLANK([.$N120]));&quot;None&quot;;CONCATENATE([.$M120];[.$N120];&quot;&quot;))" office:value-type="string" office:string-value="Hiket" calcext:value-type="string">
            <text:p>Hiket</text:p>
          </table:table-cell>
          <table:table-cell table:formula="of:=IF(ISBLANK([.$N120]);&quot;XXXXXXXXXXXXXXX&quot;;CONCATENATE(IF([.$N120]=&quot;t&quot;;&quot;[TBD: &quot;;&quot;&quot;);IF(ISBLANK([.$H120]);&quot;&quot;;[.$H120]); IF([.$N12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0]);&quot;XXXXXXXXXXXXXX&quot;;CONCATENATE(IF(ISBLANK([.$I120]);;TEXT([.$I120];&quot;YYYY-MM-DD&quot;));IF(ISBLANK([.$J120]);;CONCATENATE(&quot;T&quot;;;TEXT([.$J120];&quot;HH:MM:SS&quot;)))))" office:value-type="string" office:string-value="2023-02-12" calcext:value-type="string">
            <text:p>2023-02-12</text:p>
          </table:table-cell>
          <table:table-cell table:style-name="ce8" table:formula="of:=IF(ISBLANK([.$N120]);&quot;XXXXXXXXXXX&quot;;CONCATENATE(IF(ISBLANK([.$K120]);;TEXT([.$K120];&quot;YYYY-MM-DD&quot;));IF(ISBLANK([.$L120]);;CONCATENATE(&quot;T&quot;;;TEXT([.$L12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2" calcext:value-type="date">
            <text:p>2023-02-12</text:p>
          </table:table-cell>
          <table:table-cell table:formula="of:=[.$A121]-DATE(YEAR([.$A121]);1;0)" office:value-type="float" office:value="43" calcext:value-type="float">
            <text:p>43</text:p>
          </table:table-cell>
          <table:table-cell table:formula="of:=TEXT([.$A121];&quot;MMM&quot;)" office:value-type="string" office:string-value="Feb" calcext:value-type="string">
            <text:p>Feb</text:p>
          </table:table-cell>
          <table:table-cell table:formula="of:=DAY([.A121])" office:value-type="float" office:value="12" calcext:value-type="float">
            <text:p>12</text:p>
          </table:table-cell>
          <table:table-cell table:formula="of:=TEXT([.$A121];&quot;DDD&quot;)" office:value-type="string" office:string-value="Sun" calcext:value-type="string">
            <text:p>Sun</text:p>
          </table:table-cell>
          <table:table-cell table:formula="of:=VLOOKUP([.$B121];[$Sun.A$2:$Sun.C$367];2)" office:value-type="string" office:string-value="6:53:00" calcext:value-type="string">
            <text:p>6:53:00</text:p>
          </table:table-cell>
          <table:table-cell table:formula="of:=VLOOKUP([.$A121]-DATE(YEAR([.$A121]);1;0);[$Sun.A$2:$Sun.C$367];3)" office:value-type="string" office:string-value="17:27:00" calcext:value-type="string">
            <text:p>17:27:00</text:p>
          </table:table-cell>
          <table:table-cell office:value-type="string" calcext:value-type="string">
            <text:p>Long Walk</text:p>
          </table:table-cell>
          <table:table-cell table:style-name="ce6" table:formula="of:=[.$A121]" office:value-type="date" office:date-value="2023-02-12" calcext:value-type="date">
            <text:p>2023-02-12</text:p>
          </table:table-cell>
          <table:table-cell table:formula="of:=[.$F121]" office:value-type="string" office:string-value="6:53:00" calcext:value-type="string">
            <text:p>6:5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1]);ISBLANK([.$N121]));&quot;None&quot;;CONCATENATE([.$M121];[.$N121];&quot;&quot;))" office:value-type="string" office:string-value="Walkt" calcext:value-type="string">
            <text:p>Walkt</text:p>
          </table:table-cell>
          <table:table-cell table:formula="of:=IF(ISBLANK([.$N121]);&quot;XXXXXXXXXXXXXXX&quot;;CONCATENATE(IF([.$N121]=&quot;t&quot;;&quot;[TBD: &quot;;&quot;&quot;);IF(ISBLANK([.$H121]);&quot;&quot;;[.$H121]); IF([.$N12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1]);&quot;XXXXXXXXXXXXXX&quot;;CONCATENATE(IF(ISBLANK([.$I121]);;TEXT([.$I121];&quot;YYYY-MM-DD&quot;));IF(ISBLANK([.$J121]);;CONCATENATE(&quot;T&quot;;;TEXT([.$J121];&quot;HH:MM:SS&quot;)))))" office:value-type="string" office:string-value="2023-02-12T06:53:00" calcext:value-type="string">
            <text:p>2023-02-12T06:53:00</text:p>
          </table:table-cell>
          <table:table-cell table:style-name="ce8" table:formula="of:=IF(ISBLANK([.$N121]);&quot;XXXXXXXXXXX&quot;;CONCATENATE(IF(ISBLANK([.$K121]);;TEXT([.$K121];&quot;YYYY-MM-DD&quot;));IF(ISBLANK([.$L121]);;CONCATENATE(&quot;T&quot;;;TEXT([.$L12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13" calcext:value-type="date">
            <text:p>2023-02-13</text:p>
          </table:table-cell>
          <table:table-cell table:style-name="ce11" table:formula="of:=[.$A122]-DATE(YEAR([.$A122]);1;0)" office:value-type="float" office:value="44" calcext:value-type="float">
            <text:p>44</text:p>
          </table:table-cell>
          <table:table-cell table:style-name="ce15" table:formula="of:=TEXT([.$A122];&quot;MMM&quot;)" office:value-type="string" office:string-value="Feb" calcext:value-type="string">
            <text:p>Feb</text:p>
          </table:table-cell>
          <table:table-cell table:style-name="ce15" table:formula="of:=DAY([.A122])" office:value-type="float" office:value="13" calcext:value-type="float">
            <text:p>13</text:p>
          </table:table-cell>
          <table:table-cell table:style-name="ce15" table:formula="of:=TEXT([.$A122];&quot;DDD&quot;)" office:value-type="string" office:string-value="Mon" calcext:value-type="string">
            <text:p>Mon</text:p>
          </table:table-cell>
          <table:table-cell table:style-name="ce18" table:formula="of:=VLOOKUP([.$B122];[$Sun.A$2:$Sun.C$367];2)" office:value-type="string" office:string-value="6:51:00" calcext:value-type="string">
            <text:p>6:51:00</text:p>
          </table:table-cell>
          <table:table-cell table:style-name="ce18" table:formula="of:=VLOOKUP([.$A122]-DATE(YEAR([.$A122]);1;0);[$Sun.A$2:$Sun.C$367];3)" office:value-type="string" office:string-value="17:28:00" calcext:value-type="string">
            <text:p>17:2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2]" office:value-type="date" office:date-value="2023-02-13" calcext:value-type="date">
            <text:p>2023-02-13</text:p>
          </table:table-cell>
          <table:table-cell table:style-name="ce18" table:formula="of:=[.$F122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2]);ISBLANK([.$N122]));&quot;None&quot;;CONCATENATE([.$M122];[.$N122];&quot;&quot;))" office:value-type="string" office:string-value="Walkx" calcext:value-type="string">
            <text:p>Walkx</text:p>
          </table:table-cell>
          <table:table-cell table:formula="of:=IF(ISBLANK([.$N122]);&quot;XXXXXXXXXXXXXXX&quot;;CONCATENATE(IF([.$N122]=&quot;t&quot;;&quot;[TBD: &quot;;&quot;&quot;);IF(ISBLANK([.$H122]);&quot;&quot;;[.$H122]); IF([.$N12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2]);&quot;XXXXXXXXXXXXXX&quot;;CONCATENATE(IF(ISBLANK([.$I122]);;TEXT([.$I122];&quot;YYYY-MM-DD&quot;));IF(ISBLANK([.$J122]);;CONCATENATE(&quot;T&quot;;;TEXT([.$J122];&quot;HH:MM:SS&quot;)))))" office:value-type="string" office:string-value="2023-02-13T06:51:00" calcext:value-type="string">
            <text:p>2023-02-13T06:51:00</text:p>
          </table:table-cell>
          <table:table-cell table:style-name="ce25" table:formula="of:=IF(ISBLANK([.$N122]);&quot;XXXXXXXXXXX&quot;;CONCATENATE(IF(ISBLANK([.$K122]);;TEXT([.$K122];&quot;YYYY-MM-DD&quot;));IF(ISBLANK([.$L122]);;CONCATENATE(&quot;T&quot;;;TEXT([.$L12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5" calcext:value-type="date">
            <text:p>2023-02-15</text:p>
          </table:table-cell>
          <table:table-cell table:style-name="ce11" table:formula="of:=[.$A123]-DATE(YEAR([.$A123]);1;0)" office:value-type="float" office:value="46" calcext:value-type="float">
            <text:p>46</text:p>
          </table:table-cell>
          <table:table-cell table:style-name="ce15" table:formula="of:=TEXT([.$A123];&quot;MMM&quot;)" office:value-type="string" office:string-value="Feb" calcext:value-type="string">
            <text:p>Feb</text:p>
          </table:table-cell>
          <table:table-cell table:style-name="ce15" table:formula="of:=DAY([.A123])" office:value-type="float" office:value="15" calcext:value-type="float">
            <text:p>15</text:p>
          </table:table-cell>
          <table:table-cell table:style-name="ce15" table:formula="of:=TEXT([.$A123];&quot;DDD&quot;)" office:value-type="string" office:string-value="Wed" calcext:value-type="string">
            <text:p>Wed</text:p>
          </table:table-cell>
          <table:table-cell table:style-name="ce18" table:formula="of:=VLOOKUP([.$B123];[$Sun.A$2:$Sun.C$367];2)" office:value-type="string" office:string-value="6:49:00" calcext:value-type="string">
            <text:p>6:49:00</text:p>
          </table:table-cell>
          <table:table-cell table:style-name="ce18" table:formula="of:=VLOOKUP([.$A123]-DATE(YEAR([.$A123]);1;0);[$Sun.A$2:$Sun.C$367];3)" office:value-type="string" office:string-value="17:30:00" calcext:value-type="string">
            <text:p>17:3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3]" office:value-type="date" office:date-value="2023-02-15" calcext:value-type="date">
            <text:p>2023-02-15</text:p>
          </table:table-cell>
          <table:table-cell table:style-name="ce18" table:formula="of:=[.$F123]" office:value-type="string" office:string-value="6:49:00" calcext:value-type="string">
            <text:p>6:4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3]);ISBLANK([.$N123]));&quot;None&quot;;CONCATENATE([.$M123];[.$N123];&quot;&quot;))" office:value-type="string" office:string-value="Walkx" calcext:value-type="string">
            <text:p>Walkx</text:p>
          </table:table-cell>
          <table:table-cell table:formula="of:=IF(ISBLANK([.$N123]);&quot;XXXXXXXXXXXXXXX&quot;;CONCATENATE(IF([.$N123]=&quot;t&quot;;&quot;[TBD: &quot;;&quot;&quot;);IF(ISBLANK([.$H123]);&quot;&quot;;[.$H123]); IF([.$N12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3]);&quot;XXXXXXXXXXXXXX&quot;;CONCATENATE(IF(ISBLANK([.$I123]);;TEXT([.$I123];&quot;YYYY-MM-DD&quot;));IF(ISBLANK([.$J123]);;CONCATENATE(&quot;T&quot;;;TEXT([.$J123];&quot;HH:MM:SS&quot;)))))" office:value-type="string" office:string-value="2023-02-15T06:49:00" calcext:value-type="string">
            <text:p>2023-02-15T06:49:00</text:p>
          </table:table-cell>
          <table:table-cell table:style-name="ce25" table:formula="of:=IF(ISBLANK([.$N123]);&quot;XXXXXXXXXXX&quot;;CONCATENATE(IF(ISBLANK([.$K123]);;TEXT([.$K123];&quot;YYYY-MM-DD&quot;));IF(ISBLANK([.$L123]);;CONCATENATE(&quot;T&quot;;;TEXT([.$L12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17" calcext:value-type="date">
            <text:p>2023-02-17</text:p>
          </table:table-cell>
          <table:table-cell table:style-name="ce11" table:formula="of:=[.$A124]-DATE(YEAR([.$A124]);1;0)" office:value-type="float" office:value="48" calcext:value-type="float">
            <text:p>48</text:p>
          </table:table-cell>
          <table:table-cell table:style-name="ce15" table:formula="of:=TEXT([.$A124];&quot;MMM&quot;)" office:value-type="string" office:string-value="Feb" calcext:value-type="string">
            <text:p>Feb</text:p>
          </table:table-cell>
          <table:table-cell table:style-name="ce15" table:formula="of:=DAY([.A124])" office:value-type="float" office:value="17" calcext:value-type="float">
            <text:p>17</text:p>
          </table:table-cell>
          <table:table-cell table:style-name="ce15" table:formula="of:=TEXT([.$A124];&quot;DDD&quot;)" office:value-type="string" office:string-value="Fri" calcext:value-type="string">
            <text:p>Fri</text:p>
          </table:table-cell>
          <table:table-cell table:style-name="ce18" table:formula="of:=VLOOKUP([.$B124];[$Sun.A$2:$Sun.C$367];2)" office:value-type="string" office:string-value="6:46:00" calcext:value-type="string">
            <text:p>6:46:00</text:p>
          </table:table-cell>
          <table:table-cell table:style-name="ce18" table:formula="of:=VLOOKUP([.$A124]-DATE(YEAR([.$A124]);1;0);[$Sun.A$2:$Sun.C$367];3)" office:value-type="string" office:string-value="17:33:00" calcext:value-type="string">
            <text:p>17:3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4]" office:value-type="date" office:date-value="2023-02-17" calcext:value-type="date">
            <text:p>2023-02-17</text:p>
          </table:table-cell>
          <table:table-cell table:style-name="ce18" table:formula="of:=[.$F124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4]);ISBLANK([.$N124]));&quot;None&quot;;CONCATENATE([.$M124];[.$N124];&quot;&quot;))" office:value-type="string" office:string-value="Walkx" calcext:value-type="string">
            <text:p>Walkx</text:p>
          </table:table-cell>
          <table:table-cell table:formula="of:=IF(ISBLANK([.$N124]);&quot;XXXXXXXXXXXXXXX&quot;;CONCATENATE(IF([.$N124]=&quot;t&quot;;&quot;[TBD: &quot;;&quot;&quot;);IF(ISBLANK([.$H124]);&quot;&quot;;[.$H124]); IF([.$N12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4]);&quot;XXXXXXXXXXXXXX&quot;;CONCATENATE(IF(ISBLANK([.$I124]);;TEXT([.$I124];&quot;YYYY-MM-DD&quot;));IF(ISBLANK([.$J124]);;CONCATENATE(&quot;T&quot;;;TEXT([.$J124];&quot;HH:MM:SS&quot;)))))" office:value-type="string" office:string-value="2023-02-17T06:46:00" calcext:value-type="string">
            <text:p>2023-02-17T06:46:00</text:p>
          </table:table-cell>
          <table:table-cell table:style-name="ce25" table:formula="of:=IF(ISBLANK([.$N124]);&quot;XXXXXXXXXXX&quot;;CONCATENATE(IF(ISBLANK([.$K124]);;TEXT([.$K124];&quot;YYYY-MM-DD&quot;));IF(ISBLANK([.$L124]);;CONCATENATE(&quot;T&quot;;;TEXT([.$L12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5]-DATE(YEAR([.$A125]);1;0)" office:value-type="float" office:value="50" calcext:value-type="float">
            <text:p>50</text:p>
          </table:table-cell>
          <table:table-cell table:formula="of:=TEXT([.$A125];&quot;MMM&quot;)" office:value-type="string" office:string-value="Feb" calcext:value-type="string">
            <text:p>Feb</text:p>
          </table:table-cell>
          <table:table-cell table:formula="of:=DAY([.A125])" office:value-type="float" office:value="19" calcext:value-type="float">
            <text:p>19</text:p>
          </table:table-cell>
          <table:table-cell table:formula="of:=TEXT([.$A125];&quot;DDD&quot;)" office:value-type="string" office:string-value="Sun" calcext:value-type="string">
            <text:p>Sun</text:p>
          </table:table-cell>
          <table:table-cell table:formula="of:=VLOOKUP([.$B125];[$Sun.A$2:$Sun.C$367];2)" office:value-type="string" office:string-value="6:43:00" calcext:value-type="string">
            <text:p>6:43:00</text:p>
          </table:table-cell>
          <table:table-cell table:formula="of:=VLOOKUP([.$A125]-DATE(YEAR([.$A125]);1;0);[$Sun.A$2:$Sun.C$367];3)" office:value-type="string" office:string-value="17:35:00" calcext:value-type="string">
            <text:p>17:35:00</text:p>
          </table:table-cell>
          <table:table-cell office:value-type="string" calcext:value-type="string">
            <text:p>Day Hike</text:p>
          </table:table-cell>
          <table:table-cell table:style-name="ce6" table:formula="of:=[.$A125]" office:value-type="date" office:date-value="2023-02-19" calcext:value-type="date">
            <text:p>2023-02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5]);ISBLANK([.$N125]));&quot;None&quot;;CONCATENATE([.$M125];[.$N125];&quot;&quot;))" office:value-type="string" office:string-value="Hiket" calcext:value-type="string">
            <text:p>Hiket</text:p>
          </table:table-cell>
          <table:table-cell table:formula="of:=IF(ISBLANK([.$N125]);&quot;XXXXXXXXXXXXXXX&quot;;CONCATENATE(IF([.$N125]=&quot;t&quot;;&quot;[TBD: &quot;;&quot;&quot;);IF(ISBLANK([.$H125]);&quot;&quot;;[.$H125]); IF([.$N12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25]);&quot;XXXXXXXXXXXXXX&quot;;CONCATENATE(IF(ISBLANK([.$I125]);;TEXT([.$I125];&quot;YYYY-MM-DD&quot;));IF(ISBLANK([.$J125]);;CONCATENATE(&quot;T&quot;;;TEXT([.$J125];&quot;HH:MM:SS&quot;)))))" office:value-type="string" office:string-value="2023-02-19" calcext:value-type="string">
            <text:p>2023-02-19</text:p>
          </table:table-cell>
          <table:table-cell table:style-name="ce8" table:formula="of:=IF(ISBLANK([.$N125]);&quot;XXXXXXXXXXX&quot;;CONCATENATE(IF(ISBLANK([.$K125]);;TEXT([.$K125];&quot;YYYY-MM-DD&quot;));IF(ISBLANK([.$L125]);;CONCATENATE(&quot;T&quot;;;TEXT([.$L12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19" calcext:value-type="date">
            <text:p>2023-02-19</text:p>
          </table:table-cell>
          <table:table-cell table:formula="of:=[.$A126]-DATE(YEAR([.$A126]);1;0)" office:value-type="float" office:value="50" calcext:value-type="float">
            <text:p>50</text:p>
          </table:table-cell>
          <table:table-cell table:formula="of:=TEXT([.$A126];&quot;MMM&quot;)" office:value-type="string" office:string-value="Feb" calcext:value-type="string">
            <text:p>Feb</text:p>
          </table:table-cell>
          <table:table-cell table:formula="of:=DAY([.A126])" office:value-type="float" office:value="19" calcext:value-type="float">
            <text:p>19</text:p>
          </table:table-cell>
          <table:table-cell table:formula="of:=TEXT([.$A126];&quot;DDD&quot;)" office:value-type="string" office:string-value="Sun" calcext:value-type="string">
            <text:p>Sun</text:p>
          </table:table-cell>
          <table:table-cell table:formula="of:=VLOOKUP([.$B126];[$Sun.A$2:$Sun.C$367];2)" office:value-type="string" office:string-value="6:43:00" calcext:value-type="string">
            <text:p>6:43:00</text:p>
          </table:table-cell>
          <table:table-cell table:formula="of:=VLOOKUP([.$A126]-DATE(YEAR([.$A126]);1;0);[$Sun.A$2:$Sun.C$367];3)" office:value-type="string" office:string-value="17:35:00" calcext:value-type="string">
            <text:p>17:35:00</text:p>
          </table:table-cell>
          <table:table-cell office:value-type="string" calcext:value-type="string">
            <text:p>Long Walk</text:p>
          </table:table-cell>
          <table:table-cell table:style-name="ce6" table:formula="of:=[.$A126]" office:value-type="date" office:date-value="2023-02-19" calcext:value-type="date">
            <text:p>2023-02-19</text:p>
          </table:table-cell>
          <table:table-cell table:formula="of:=[.$F126]" office:value-type="string" office:string-value="6:43:00" calcext:value-type="string">
            <text:p>6:4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26]);ISBLANK([.$N126]));&quot;None&quot;;CONCATENATE([.$M126];[.$N126];&quot;&quot;))" office:value-type="string" office:string-value="Walkt" calcext:value-type="string">
            <text:p>Walkt</text:p>
          </table:table-cell>
          <table:table-cell table:formula="of:=IF(ISBLANK([.$N126]);&quot;XXXXXXXXXXXXXXX&quot;;CONCATENATE(IF([.$N126]=&quot;t&quot;;&quot;[TBD: &quot;;&quot;&quot;);IF(ISBLANK([.$H126]);&quot;&quot;;[.$H126]); IF([.$N12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26]);&quot;XXXXXXXXXXXXXX&quot;;CONCATENATE(IF(ISBLANK([.$I126]);;TEXT([.$I126];&quot;YYYY-MM-DD&quot;));IF(ISBLANK([.$J126]);;CONCATENATE(&quot;T&quot;;;TEXT([.$J126];&quot;HH:MM:SS&quot;)))))" office:value-type="string" office:string-value="2023-02-19T06:43:00" calcext:value-type="string">
            <text:p>2023-02-19T06:43:00</text:p>
          </table:table-cell>
          <table:table-cell table:style-name="ce8" table:formula="of:=IF(ISBLANK([.$N126]);&quot;XXXXXXXXXXX&quot;;CONCATENATE(IF(ISBLANK([.$K126]);;TEXT([.$K126];&quot;YYYY-MM-DD&quot;));IF(ISBLANK([.$L126]);;CONCATENATE(&quot;T&quot;;;TEXT([.$L12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0" calcext:value-type="date">
            <text:p>2023-02-20</text:p>
          </table:table-cell>
          <table:table-cell table:style-name="ce11" table:formula="of:=[.$A127]-DATE(YEAR([.$A127]);1;0)" office:value-type="float" office:value="51" calcext:value-type="float">
            <text:p>51</text:p>
          </table:table-cell>
          <table:table-cell table:style-name="ce15" table:formula="of:=TEXT([.$A127];&quot;MMM&quot;)" office:value-type="string" office:string-value="Feb" calcext:value-type="string">
            <text:p>Feb</text:p>
          </table:table-cell>
          <table:table-cell table:style-name="ce15" table:formula="of:=DAY([.A127])" office:value-type="float" office:value="20" calcext:value-type="float">
            <text:p>20</text:p>
          </table:table-cell>
          <table:table-cell table:style-name="ce15" table:formula="of:=TEXT([.$A127];&quot;DDD&quot;)" office:value-type="string" office:string-value="Mon" calcext:value-type="string">
            <text:p>Mon</text:p>
          </table:table-cell>
          <table:table-cell table:style-name="ce18" table:formula="of:=VLOOKUP([.$B127];[$Sun.A$2:$Sun.C$367];2)" office:value-type="string" office:string-value="6:42:00" calcext:value-type="string">
            <text:p>6:42:00</text:p>
          </table:table-cell>
          <table:table-cell table:style-name="ce18" table:formula="of:=VLOOKUP([.$A127]-DATE(YEAR([.$A127]);1;0);[$Sun.A$2:$Sun.C$367];3)" office:value-type="string" office:string-value="17:36:00" calcext:value-type="string">
            <text:p>17:36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7]" office:value-type="date" office:date-value="2023-02-20" calcext:value-type="date">
            <text:p>2023-02-20</text:p>
          </table:table-cell>
          <table:table-cell table:style-name="ce18" table:formula="of:=[.$F127]" office:value-type="string" office:string-value="6:42:00" calcext:value-type="string">
            <text:p>6:4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7]);ISBLANK([.$N127]));&quot;None&quot;;CONCATENATE([.$M127];[.$N127];&quot;&quot;))" office:value-type="string" office:string-value="Walkx" calcext:value-type="string">
            <text:p>Walkx</text:p>
          </table:table-cell>
          <table:table-cell table:formula="of:=IF(ISBLANK([.$N127]);&quot;XXXXXXXXXXXXXXX&quot;;CONCATENATE(IF([.$N127]=&quot;t&quot;;&quot;[TBD: &quot;;&quot;&quot;);IF(ISBLANK([.$H127]);&quot;&quot;;[.$H127]); IF([.$N12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7]);&quot;XXXXXXXXXXXXXX&quot;;CONCATENATE(IF(ISBLANK([.$I127]);;TEXT([.$I127];&quot;YYYY-MM-DD&quot;));IF(ISBLANK([.$J127]);;CONCATENATE(&quot;T&quot;;;TEXT([.$J127];&quot;HH:MM:SS&quot;)))))" office:value-type="string" office:string-value="2023-02-20T06:42:00" calcext:value-type="string">
            <text:p>2023-02-20T06:42:00</text:p>
          </table:table-cell>
          <table:table-cell table:style-name="ce25" table:formula="of:=IF(ISBLANK([.$N127]);&quot;XXXXXXXXXXX&quot;;CONCATENATE(IF(ISBLANK([.$K127]);;TEXT([.$K127];&quot;YYYY-MM-DD&quot;));IF(ISBLANK([.$L127]);;CONCATENATE(&quot;T&quot;;;TEXT([.$L12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2" calcext:value-type="date">
            <text:p>2023-02-22</text:p>
          </table:table-cell>
          <table:table-cell table:style-name="ce11" table:formula="of:=[.$A128]-DATE(YEAR([.$A128]);1;0)" office:value-type="float" office:value="53" calcext:value-type="float">
            <text:p>53</text:p>
          </table:table-cell>
          <table:table-cell table:style-name="ce15" table:formula="of:=TEXT([.$A128];&quot;MMM&quot;)" office:value-type="string" office:string-value="Feb" calcext:value-type="string">
            <text:p>Feb</text:p>
          </table:table-cell>
          <table:table-cell table:style-name="ce15" table:formula="of:=DAY([.A128])" office:value-type="float" office:value="22" calcext:value-type="float">
            <text:p>22</text:p>
          </table:table-cell>
          <table:table-cell table:style-name="ce15" table:formula="of:=TEXT([.$A128];&quot;DDD&quot;)" office:value-type="string" office:string-value="Wed" calcext:value-type="string">
            <text:p>Wed</text:p>
          </table:table-cell>
          <table:table-cell table:style-name="ce18" table:formula="of:=VLOOKUP([.$B128];[$Sun.A$2:$Sun.C$367];2)" office:value-type="string" office:string-value="6:39:00" calcext:value-type="string">
            <text:p>6:39:00</text:p>
          </table:table-cell>
          <table:table-cell table:style-name="ce18" table:formula="of:=VLOOKUP([.$A128]-DATE(YEAR([.$A128]);1;0);[$Sun.A$2:$Sun.C$367];3)" office:value-type="string" office:string-value="17:39:00" calcext:value-type="string">
            <text:p>17:3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8]" office:value-type="date" office:date-value="2023-02-22" calcext:value-type="date">
            <text:p>2023-02-22</text:p>
          </table:table-cell>
          <table:table-cell table:style-name="ce18" table:formula="of:=[.$F128]" office:value-type="string" office:string-value="6:39:00" calcext:value-type="string">
            <text:p>6:3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8]);ISBLANK([.$N128]));&quot;None&quot;;CONCATENATE([.$M128];[.$N128];&quot;&quot;))" office:value-type="string" office:string-value="Walkx" calcext:value-type="string">
            <text:p>Walkx</text:p>
          </table:table-cell>
          <table:table-cell table:formula="of:=IF(ISBLANK([.$N128]);&quot;XXXXXXXXXXXXXXX&quot;;CONCATENATE(IF([.$N128]=&quot;t&quot;;&quot;[TBD: &quot;;&quot;&quot;);IF(ISBLANK([.$H128]);&quot;&quot;;[.$H128]); IF([.$N12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8]);&quot;XXXXXXXXXXXXXX&quot;;CONCATENATE(IF(ISBLANK([.$I128]);;TEXT([.$I128];&quot;YYYY-MM-DD&quot;));IF(ISBLANK([.$J128]);;CONCATENATE(&quot;T&quot;;;TEXT([.$J128];&quot;HH:MM:SS&quot;)))))" office:value-type="string" office:string-value="2023-02-22T06:39:00" calcext:value-type="string">
            <text:p>2023-02-22T06:39:00</text:p>
          </table:table-cell>
          <table:table-cell table:style-name="ce25" table:formula="of:=IF(ISBLANK([.$N128]);&quot;XXXXXXXXXXX&quot;;CONCATENATE(IF(ISBLANK([.$K128]);;TEXT([.$K128];&quot;YYYY-MM-DD&quot;));IF(ISBLANK([.$L128]);;CONCATENATE(&quot;T&quot;;;TEXT([.$L12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2-24" calcext:value-type="date">
            <text:p>2023-02-24</text:p>
          </table:table-cell>
          <table:table-cell table:style-name="ce11" table:formula="of:=[.$A129]-DATE(YEAR([.$A129]);1;0)" office:value-type="float" office:value="55" calcext:value-type="float">
            <text:p>55</text:p>
          </table:table-cell>
          <table:table-cell table:style-name="ce15" table:formula="of:=TEXT([.$A129];&quot;MMM&quot;)" office:value-type="string" office:string-value="Feb" calcext:value-type="string">
            <text:p>Feb</text:p>
          </table:table-cell>
          <table:table-cell table:style-name="ce15" table:formula="of:=DAY([.A129])" office:value-type="float" office:value="24" calcext:value-type="float">
            <text:p>24</text:p>
          </table:table-cell>
          <table:table-cell table:style-name="ce15" table:formula="of:=TEXT([.$A129];&quot;DDD&quot;)" office:value-type="string" office:string-value="Fri" calcext:value-type="string">
            <text:p>Fri</text:p>
          </table:table-cell>
          <table:table-cell table:style-name="ce18" table:formula="of:=VLOOKUP([.$B129];[$Sun.A$2:$Sun.C$367];2)" office:value-type="string" office:string-value="6:36:00" calcext:value-type="string">
            <text:p>6:36:00</text:p>
          </table:table-cell>
          <table:table-cell table:style-name="ce18" table:formula="of:=VLOOKUP([.$A129]-DATE(YEAR([.$A129]);1;0);[$Sun.A$2:$Sun.C$367];3)" office:value-type="string" office:string-value="17:41:00" calcext:value-type="string">
            <text:p>17:41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29]" office:value-type="date" office:date-value="2023-02-24" calcext:value-type="date">
            <text:p>2023-02-24</text:p>
          </table:table-cell>
          <table:table-cell table:style-name="ce18" table:formula="of:=[.$F129]" office:value-type="string" office:string-value="6:36:00" calcext:value-type="string">
            <text:p>6:3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29]);ISBLANK([.$N129]));&quot;None&quot;;CONCATENATE([.$M129];[.$N129];&quot;&quot;))" office:value-type="string" office:string-value="Walkx" calcext:value-type="string">
            <text:p>Walkx</text:p>
          </table:table-cell>
          <table:table-cell table:formula="of:=IF(ISBLANK([.$N129]);&quot;XXXXXXXXXXXXXXX&quot;;CONCATENATE(IF([.$N129]=&quot;t&quot;;&quot;[TBD: &quot;;&quot;&quot;);IF(ISBLANK([.$H129]);&quot;&quot;;[.$H129]); IF([.$N12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29]);&quot;XXXXXXXXXXXXXX&quot;;CONCATENATE(IF(ISBLANK([.$I129]);;TEXT([.$I129];&quot;YYYY-MM-DD&quot;));IF(ISBLANK([.$J129]);;CONCATENATE(&quot;T&quot;;;TEXT([.$J129];&quot;HH:MM:SS&quot;)))))" office:value-type="string" office:string-value="2023-02-24T06:36:00" calcext:value-type="string">
            <text:p>2023-02-24T06:36:00</text:p>
          </table:table-cell>
          <table:table-cell table:style-name="ce25" table:formula="of:=IF(ISBLANK([.$N129]);&quot;XXXXXXXXXXX&quot;;CONCATENATE(IF(ISBLANK([.$K129]);;TEXT([.$K129];&quot;YYYY-MM-DD&quot;));IF(ISBLANK([.$L129]);;CONCATENATE(&quot;T&quot;;;TEXT([.$L12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0]-DATE(YEAR([.$A130]);1;0)" office:value-type="float" office:value="57" calcext:value-type="float">
            <text:p>57</text:p>
          </table:table-cell>
          <table:table-cell table:formula="of:=TEXT([.$A130];&quot;MMM&quot;)" office:value-type="string" office:string-value="Feb" calcext:value-type="string">
            <text:p>Feb</text:p>
          </table:table-cell>
          <table:table-cell table:formula="of:=DAY([.A130])" office:value-type="float" office:value="26" calcext:value-type="float">
            <text:p>26</text:p>
          </table:table-cell>
          <table:table-cell table:formula="of:=TEXT([.$A130];&quot;DDD&quot;)" office:value-type="string" office:string-value="Sun" calcext:value-type="string">
            <text:p>Sun</text:p>
          </table:table-cell>
          <table:table-cell table:formula="of:=VLOOKUP([.$B130];[$Sun.A$2:$Sun.C$367];2)" office:value-type="string" office:string-value="6:33:00" calcext:value-type="string">
            <text:p>6:33:00</text:p>
          </table:table-cell>
          <table:table-cell table:formula="of:=VLOOKUP([.$A130]-DATE(YEAR([.$A130]);1;0);[$Sun.A$2:$Sun.C$367];3)" office:value-type="string" office:string-value="17:43:00" calcext:value-type="string">
            <text:p>17:43:00</text:p>
          </table:table-cell>
          <table:table-cell office:value-type="string" calcext:value-type="string">
            <text:p>Day Hike</text:p>
          </table:table-cell>
          <table:table-cell table:style-name="ce6" table:formula="of:=[.$A130]" office:value-type="date" office:date-value="2023-02-26" calcext:value-type="date">
            <text:p>2023-02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0]);ISBLANK([.$N130]));&quot;None&quot;;CONCATENATE([.$M130];[.$N130];&quot;&quot;))" office:value-type="string" office:string-value="Hiket" calcext:value-type="string">
            <text:p>Hiket</text:p>
          </table:table-cell>
          <table:table-cell table:formula="of:=IF(ISBLANK([.$N130]);&quot;XXXXXXXXXXXXXXX&quot;;CONCATENATE(IF([.$N130]=&quot;t&quot;;&quot;[TBD: &quot;;&quot;&quot;);IF(ISBLANK([.$H130]);&quot;&quot;;[.$H130]); IF([.$N13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0]);&quot;XXXXXXXXXXXXXX&quot;;CONCATENATE(IF(ISBLANK([.$I130]);;TEXT([.$I130];&quot;YYYY-MM-DD&quot;));IF(ISBLANK([.$J130]);;CONCATENATE(&quot;T&quot;;;TEXT([.$J130];&quot;HH:MM:SS&quot;)))))" office:value-type="string" office:string-value="2023-02-26" calcext:value-type="string">
            <text:p>2023-02-26</text:p>
          </table:table-cell>
          <table:table-cell table:style-name="ce8" table:formula="of:=IF(ISBLANK([.$N130]);&quot;XXXXXXXXXXX&quot;;CONCATENATE(IF(ISBLANK([.$K130]);;TEXT([.$K130];&quot;YYYY-MM-DD&quot;));IF(ISBLANK([.$L130]);;CONCATENATE(&quot;T&quot;;;TEXT([.$L13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2-26" calcext:value-type="date">
            <text:p>2023-02-26</text:p>
          </table:table-cell>
          <table:table-cell table:formula="of:=[.$A131]-DATE(YEAR([.$A131]);1;0)" office:value-type="float" office:value="57" calcext:value-type="float">
            <text:p>57</text:p>
          </table:table-cell>
          <table:table-cell table:formula="of:=TEXT([.$A131];&quot;MMM&quot;)" office:value-type="string" office:string-value="Feb" calcext:value-type="string">
            <text:p>Feb</text:p>
          </table:table-cell>
          <table:table-cell table:formula="of:=DAY([.A131])" office:value-type="float" office:value="26" calcext:value-type="float">
            <text:p>26</text:p>
          </table:table-cell>
          <table:table-cell table:formula="of:=TEXT([.$A131];&quot;DDD&quot;)" office:value-type="string" office:string-value="Sun" calcext:value-type="string">
            <text:p>Sun</text:p>
          </table:table-cell>
          <table:table-cell table:formula="of:=VLOOKUP([.$B131];[$Sun.A$2:$Sun.C$367];2)" office:value-type="string" office:string-value="6:33:00" calcext:value-type="string">
            <text:p>6:33:00</text:p>
          </table:table-cell>
          <table:table-cell table:formula="of:=VLOOKUP([.$A131]-DATE(YEAR([.$A131]);1;0);[$Sun.A$2:$Sun.C$367];3)" office:value-type="string" office:string-value="17:43:00" calcext:value-type="string">
            <text:p>17:43:00</text:p>
          </table:table-cell>
          <table:table-cell office:value-type="string" calcext:value-type="string">
            <text:p>Long Walk</text:p>
          </table:table-cell>
          <table:table-cell table:style-name="ce6" table:formula="of:=[.$A131]" office:value-type="date" office:date-value="2023-02-26" calcext:value-type="date">
            <text:p>2023-02-26</text:p>
          </table:table-cell>
          <table:table-cell table:formula="of:=[.$F131]" office:value-type="string" office:string-value="6:33:00" calcext:value-type="string">
            <text:p>6:33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1]);ISBLANK([.$N131]));&quot;None&quot;;CONCATENATE([.$M131];[.$N131];&quot;&quot;))" office:value-type="string" office:string-value="Walkt" calcext:value-type="string">
            <text:p>Walkt</text:p>
          </table:table-cell>
          <table:table-cell table:formula="of:=IF(ISBLANK([.$N131]);&quot;XXXXXXXXXXXXXXX&quot;;CONCATENATE(IF([.$N131]=&quot;t&quot;;&quot;[TBD: &quot;;&quot;&quot;);IF(ISBLANK([.$H131]);&quot;&quot;;[.$H131]); IF([.$N13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1]);&quot;XXXXXXXXXXXXXX&quot;;CONCATENATE(IF(ISBLANK([.$I131]);;TEXT([.$I131];&quot;YYYY-MM-DD&quot;));IF(ISBLANK([.$J131]);;CONCATENATE(&quot;T&quot;;;TEXT([.$J131];&quot;HH:MM:SS&quot;)))))" office:value-type="string" office:string-value="2023-02-26T06:33:00" calcext:value-type="string">
            <text:p>2023-02-26T06:33:00</text:p>
          </table:table-cell>
          <table:table-cell table:style-name="ce8" table:formula="of:=IF(ISBLANK([.$N131]);&quot;XXXXXXXXXXX&quot;;CONCATENATE(IF(ISBLANK([.$K131]);;TEXT([.$K131];&quot;YYYY-MM-DD&quot;));IF(ISBLANK([.$L131]);;CONCATENATE(&quot;T&quot;;;TEXT([.$L13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2-27" calcext:value-type="date">
            <text:p>2023-02-27</text:p>
          </table:table-cell>
          <table:table-cell table:style-name="ce11" table:formula="of:=[.$A132]-DATE(YEAR([.$A132]);1;0)" office:value-type="float" office:value="58" calcext:value-type="float">
            <text:p>58</text:p>
          </table:table-cell>
          <table:table-cell table:style-name="ce15" table:formula="of:=TEXT([.$A132];&quot;MMM&quot;)" office:value-type="string" office:string-value="Feb" calcext:value-type="string">
            <text:p>Feb</text:p>
          </table:table-cell>
          <table:table-cell table:style-name="ce15" table:formula="of:=DAY([.A132])" office:value-type="float" office:value="27" calcext:value-type="float">
            <text:p>27</text:p>
          </table:table-cell>
          <table:table-cell table:style-name="ce15" table:formula="of:=TEXT([.$A132];&quot;DDD&quot;)" office:value-type="string" office:string-value="Mon" calcext:value-type="string">
            <text:p>Mon</text:p>
          </table:table-cell>
          <table:table-cell table:style-name="ce18" table:formula="of:=VLOOKUP([.$B132];[$Sun.A$2:$Sun.C$367];2)" office:value-type="string" office:string-value="6:32:00" calcext:value-type="string">
            <text:p>6:32:00</text:p>
          </table:table-cell>
          <table:table-cell table:style-name="ce18" table:formula="of:=VLOOKUP([.$A132]-DATE(YEAR([.$A132]);1;0);[$Sun.A$2:$Sun.C$367];3)" office:value-type="string" office:string-value="17:45:00" calcext:value-type="string">
            <text:p>17:4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2]" office:value-type="date" office:date-value="2023-02-27" calcext:value-type="date">
            <text:p>2023-02-27</text:p>
          </table:table-cell>
          <table:table-cell table:style-name="ce18" table:formula="of:=[.$F132]" office:value-type="string" office:string-value="6:32:00" calcext:value-type="string">
            <text:p>6:32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2]);ISBLANK([.$N132]));&quot;None&quot;;CONCATENATE([.$M132];[.$N132];&quot;&quot;))" office:value-type="string" office:string-value="Walkx" calcext:value-type="string">
            <text:p>Walkx</text:p>
          </table:table-cell>
          <table:table-cell table:formula="of:=IF(ISBLANK([.$N132]);&quot;XXXXXXXXXXXXXXX&quot;;CONCATENATE(IF([.$N132]=&quot;t&quot;;&quot;[TBD: &quot;;&quot;&quot;);IF(ISBLANK([.$H132]);&quot;&quot;;[.$H132]); IF([.$N13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2]);&quot;XXXXXXXXXXXXXX&quot;;CONCATENATE(IF(ISBLANK([.$I132]);;TEXT([.$I132];&quot;YYYY-MM-DD&quot;));IF(ISBLANK([.$J132]);;CONCATENATE(&quot;T&quot;;;TEXT([.$J132];&quot;HH:MM:SS&quot;)))))" office:value-type="string" office:string-value="2023-02-27T06:32:00" calcext:value-type="string">
            <text:p>2023-02-27T06:32:00</text:p>
          </table:table-cell>
          <table:table-cell table:style-name="ce25" table:formula="of:=IF(ISBLANK([.$N132]);&quot;XXXXXXXXXXX&quot;;CONCATENATE(IF(ISBLANK([.$K132]);;TEXT([.$K132];&quot;YYYY-MM-DD&quot;));IF(ISBLANK([.$L132]);;CONCATENATE(&quot;T&quot;;;TEXT([.$L13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1" calcext:value-type="date">
            <text:p>2023-03-01</text:p>
          </table:table-cell>
          <table:table-cell table:style-name="ce11" table:formula="of:=[.$A133]-DATE(YEAR([.$A133]);1;0)" office:value-type="float" office:value="60" calcext:value-type="float">
            <text:p>60</text:p>
          </table:table-cell>
          <table:table-cell table:style-name="ce15" table:formula="of:=TEXT([.$A133];&quot;MMM&quot;)" office:value-type="string" office:string-value="Mar" calcext:value-type="string">
            <text:p>Mar</text:p>
          </table:table-cell>
          <table:table-cell table:style-name="ce15" table:formula="of:=DAY([.A133])" office:value-type="float" office:value="1" calcext:value-type="float">
            <text:p>1</text:p>
          </table:table-cell>
          <table:table-cell table:style-name="ce15" table:formula="of:=TEXT([.$A133];&quot;DDD&quot;)" office:value-type="string" office:string-value="Wed" calcext:value-type="string">
            <text:p>Wed</text:p>
          </table:table-cell>
          <table:table-cell table:style-name="ce18" table:formula="of:=VLOOKUP([.$B133];[$Sun.A$2:$Sun.C$367];2)" office:value-type="string" office:string-value="6:29:00" calcext:value-type="string">
            <text:p>6:29:00</text:p>
          </table:table-cell>
          <table:table-cell table:style-name="ce18" table:formula="of:=VLOOKUP([.$A133]-DATE(YEAR([.$A133]);1;0);[$Sun.A$2:$Sun.C$367];3)" office:value-type="string" office:string-value="17:47:00" calcext:value-type="string">
            <text:p>17:4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3]" office:value-type="date" office:date-value="2023-03-01" calcext:value-type="date">
            <text:p>2023-03-01</text:p>
          </table:table-cell>
          <table:table-cell table:style-name="ce18" table:formula="of:=[.$F133]" office:value-type="string" office:string-value="6:29:00" calcext:value-type="string">
            <text:p>6:29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3]);ISBLANK([.$N133]));&quot;None&quot;;CONCATENATE([.$M133];[.$N133];&quot;&quot;))" office:value-type="string" office:string-value="Walkx" calcext:value-type="string">
            <text:p>Walkx</text:p>
          </table:table-cell>
          <table:table-cell table:formula="of:=IF(ISBLANK([.$N133]);&quot;XXXXXXXXXXXXXXX&quot;;CONCATENATE(IF([.$N133]=&quot;t&quot;;&quot;[TBD: &quot;;&quot;&quot;);IF(ISBLANK([.$H133]);&quot;&quot;;[.$H133]); IF([.$N13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3]);&quot;XXXXXXXXXXXXXX&quot;;CONCATENATE(IF(ISBLANK([.$I133]);;TEXT([.$I133];&quot;YYYY-MM-DD&quot;));IF(ISBLANK([.$J133]);;CONCATENATE(&quot;T&quot;;;TEXT([.$J133];&quot;HH:MM:SS&quot;)))))" office:value-type="string" office:string-value="2023-03-01T06:29:00" calcext:value-type="string">
            <text:p>2023-03-01T06:29:00</text:p>
          </table:table-cell>
          <table:table-cell table:style-name="ce25" table:formula="of:=IF(ISBLANK([.$N133]);&quot;XXXXXXXXXXX&quot;;CONCATENATE(IF(ISBLANK([.$K133]);;TEXT([.$K133];&quot;YYYY-MM-DD&quot;));IF(ISBLANK([.$L133]);;CONCATENATE(&quot;T&quot;;;TEXT([.$L13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3" calcext:value-type="date">
            <text:p>2023-03-03</text:p>
          </table:table-cell>
          <table:table-cell table:style-name="ce11" table:formula="of:=[.$A134]-DATE(YEAR([.$A134]);1;0)" office:value-type="float" office:value="62" calcext:value-type="float">
            <text:p>62</text:p>
          </table:table-cell>
          <table:table-cell table:style-name="ce15" table:formula="of:=TEXT([.$A134];&quot;MMM&quot;)" office:value-type="string" office:string-value="Mar" calcext:value-type="string">
            <text:p>Mar</text:p>
          </table:table-cell>
          <table:table-cell table:style-name="ce15" table:formula="of:=DAY([.A134])" office:value-type="float" office:value="3" calcext:value-type="float">
            <text:p>3</text:p>
          </table:table-cell>
          <table:table-cell table:style-name="ce15" table:formula="of:=TEXT([.$A134];&quot;DDD&quot;)" office:value-type="string" office:string-value="Fri" calcext:value-type="string">
            <text:p>Fri</text:p>
          </table:table-cell>
          <table:table-cell table:style-name="ce18" table:formula="of:=VLOOKUP([.$B134];[$Sun.A$2:$Sun.C$367];2)" office:value-type="string" office:string-value="6:26:00" calcext:value-type="string">
            <text:p>6:26:00</text:p>
          </table:table-cell>
          <table:table-cell table:style-name="ce18" table:formula="of:=VLOOKUP([.$A134]-DATE(YEAR([.$A134]);1;0);[$Sun.A$2:$Sun.C$367];3)" office:value-type="string" office:string-value="17:49:00" calcext:value-type="string">
            <text:p>17:4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4]" office:value-type="date" office:date-value="2023-03-03" calcext:value-type="date">
            <text:p>2023-03-03</text:p>
          </table:table-cell>
          <table:table-cell table:style-name="ce18" table:formula="of:=[.$F134]" office:value-type="string" office:string-value="6:26:00" calcext:value-type="string">
            <text:p>6:2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4]);ISBLANK([.$N134]));&quot;None&quot;;CONCATENATE([.$M134];[.$N134];&quot;&quot;))" office:value-type="string" office:string-value="Walkx" calcext:value-type="string">
            <text:p>Walkx</text:p>
          </table:table-cell>
          <table:table-cell table:formula="of:=IF(ISBLANK([.$N134]);&quot;XXXXXXXXXXXXXXX&quot;;CONCATENATE(IF([.$N134]=&quot;t&quot;;&quot;[TBD: &quot;;&quot;&quot;);IF(ISBLANK([.$H134]);&quot;&quot;;[.$H134]); IF([.$N13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4]);&quot;XXXXXXXXXXXXXX&quot;;CONCATENATE(IF(ISBLANK([.$I134]);;TEXT([.$I134];&quot;YYYY-MM-DD&quot;));IF(ISBLANK([.$J134]);;CONCATENATE(&quot;T&quot;;;TEXT([.$J134];&quot;HH:MM:SS&quot;)))))" office:value-type="string" office:string-value="2023-03-03T06:26:00" calcext:value-type="string">
            <text:p>2023-03-03T06:26:00</text:p>
          </table:table-cell>
          <table:table-cell table:style-name="ce25" table:formula="of:=IF(ISBLANK([.$N134]);&quot;XXXXXXXXXXX&quot;;CONCATENATE(IF(ISBLANK([.$K134]);;TEXT([.$K134];&quot;YYYY-MM-DD&quot;));IF(ISBLANK([.$L134]);;CONCATENATE(&quot;T&quot;;;TEXT([.$L13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5]-DATE(YEAR([.$A135]);1;0)" office:value-type="float" office:value="64" calcext:value-type="float">
            <text:p>64</text:p>
          </table:table-cell>
          <table:table-cell table:formula="of:=TEXT([.$A135];&quot;MMM&quot;)" office:value-type="string" office:string-value="Mar" calcext:value-type="string">
            <text:p>Mar</text:p>
          </table:table-cell>
          <table:table-cell table:formula="of:=DAY([.A135])" office:value-type="float" office:value="5" calcext:value-type="float">
            <text:p>5</text:p>
          </table:table-cell>
          <table:table-cell table:formula="of:=TEXT([.$A135];&quot;DDD&quot;)" office:value-type="string" office:string-value="Sun" calcext:value-type="string">
            <text:p>Sun</text:p>
          </table:table-cell>
          <table:table-cell table:formula="of:=VLOOKUP([.$B135];[$Sun.A$2:$Sun.C$367];2)" office:value-type="string" office:string-value="6:22:00" calcext:value-type="string">
            <text:p>6:22:00</text:p>
          </table:table-cell>
          <table:table-cell table:formula="of:=VLOOKUP([.$A135]-DATE(YEAR([.$A135]);1;0);[$Sun.A$2:$Sun.C$367];3)" office:value-type="string" office:string-value="17:51:00" calcext:value-type="string">
            <text:p>17:51:00</text:p>
          </table:table-cell>
          <table:table-cell office:value-type="string" calcext:value-type="string">
            <text:p>Day Hike</text:p>
          </table:table-cell>
          <table:table-cell table:style-name="ce6" table:formula="of:=[.$A135]" office:value-type="date" office:date-value="2023-03-05" calcext:value-type="date">
            <text:p>2023-03-05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5]);ISBLANK([.$N135]));&quot;None&quot;;CONCATENATE([.$M135];[.$N135];&quot;&quot;))" office:value-type="string" office:string-value="Hiket" calcext:value-type="string">
            <text:p>Hiket</text:p>
          </table:table-cell>
          <table:table-cell table:formula="of:=IF(ISBLANK([.$N135]);&quot;XXXXXXXXXXXXXXX&quot;;CONCATENATE(IF([.$N135]=&quot;t&quot;;&quot;[TBD: &quot;;&quot;&quot;);IF(ISBLANK([.$H135]);&quot;&quot;;[.$H135]); IF([.$N135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35]);&quot;XXXXXXXXXXXXXX&quot;;CONCATENATE(IF(ISBLANK([.$I135]);;TEXT([.$I135];&quot;YYYY-MM-DD&quot;));IF(ISBLANK([.$J135]);;CONCATENATE(&quot;T&quot;;;TEXT([.$J135];&quot;HH:MM:SS&quot;)))))" office:value-type="string" office:string-value="2023-03-05" calcext:value-type="string">
            <text:p>2023-03-05</text:p>
          </table:table-cell>
          <table:table-cell table:style-name="ce8" table:formula="of:=IF(ISBLANK([.$N135]);&quot;XXXXXXXXXXX&quot;;CONCATENATE(IF(ISBLANK([.$K135]);;TEXT([.$K135];&quot;YYYY-MM-DD&quot;));IF(ISBLANK([.$L135]);;CONCATENATE(&quot;T&quot;;;TEXT([.$L135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05" calcext:value-type="date">
            <text:p>2023-03-05</text:p>
          </table:table-cell>
          <table:table-cell table:formula="of:=[.$A136]-DATE(YEAR([.$A136]);1;0)" office:value-type="float" office:value="64" calcext:value-type="float">
            <text:p>64</text:p>
          </table:table-cell>
          <table:table-cell table:formula="of:=TEXT([.$A136];&quot;MMM&quot;)" office:value-type="string" office:string-value="Mar" calcext:value-type="string">
            <text:p>Mar</text:p>
          </table:table-cell>
          <table:table-cell table:formula="of:=DAY([.A136])" office:value-type="float" office:value="5" calcext:value-type="float">
            <text:p>5</text:p>
          </table:table-cell>
          <table:table-cell table:formula="of:=TEXT([.$A136];&quot;DDD&quot;)" office:value-type="string" office:string-value="Sun" calcext:value-type="string">
            <text:p>Sun</text:p>
          </table:table-cell>
          <table:table-cell table:formula="of:=VLOOKUP([.$B136];[$Sun.A$2:$Sun.C$367];2)" office:value-type="string" office:string-value="6:22:00" calcext:value-type="string">
            <text:p>6:22:00</text:p>
          </table:table-cell>
          <table:table-cell table:formula="of:=VLOOKUP([.$A136]-DATE(YEAR([.$A136]);1;0);[$Sun.A$2:$Sun.C$367];3)" office:value-type="string" office:string-value="17:51:00" calcext:value-type="string">
            <text:p>17:51:00</text:p>
          </table:table-cell>
          <table:table-cell office:value-type="string" calcext:value-type="string">
            <text:p>Long Walk</text:p>
          </table:table-cell>
          <table:table-cell table:style-name="ce6" table:formula="of:=[.$A136]" office:value-type="date" office:date-value="2023-03-05" calcext:value-type="date">
            <text:p>2023-03-05</text:p>
          </table:table-cell>
          <table:table-cell table:formula="of:=[.$F136]" office:value-type="string" office:string-value="6:22:00" calcext:value-type="string">
            <text:p>6:22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36]);ISBLANK([.$N136]));&quot;None&quot;;CONCATENATE([.$M136];[.$N136];&quot;&quot;))" office:value-type="string" office:string-value="Walkt" calcext:value-type="string">
            <text:p>Walkt</text:p>
          </table:table-cell>
          <table:table-cell table:formula="of:=IF(ISBLANK([.$N136]);&quot;XXXXXXXXXXXXXXX&quot;;CONCATENATE(IF([.$N136]=&quot;t&quot;;&quot;[TBD: &quot;;&quot;&quot;);IF(ISBLANK([.$H136]);&quot;&quot;;[.$H136]); IF([.$N136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36]);&quot;XXXXXXXXXXXXXX&quot;;CONCATENATE(IF(ISBLANK([.$I136]);;TEXT([.$I136];&quot;YYYY-MM-DD&quot;));IF(ISBLANK([.$J136]);;CONCATENATE(&quot;T&quot;;;TEXT([.$J136];&quot;HH:MM:SS&quot;)))))" office:value-type="string" office:string-value="2023-03-05T06:22:00" calcext:value-type="string">
            <text:p>2023-03-05T06:22:00</text:p>
          </table:table-cell>
          <table:table-cell table:style-name="ce8" table:formula="of:=IF(ISBLANK([.$N136]);&quot;XXXXXXXXXXX&quot;;CONCATENATE(IF(ISBLANK([.$K136]);;TEXT([.$K136];&quot;YYYY-MM-DD&quot;));IF(ISBLANK([.$L136]);;CONCATENATE(&quot;T&quot;;;TEXT([.$L136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06" calcext:value-type="date">
            <text:p>2023-03-06</text:p>
          </table:table-cell>
          <table:table-cell table:style-name="ce11" table:formula="of:=[.$A137]-DATE(YEAR([.$A137]);1;0)" office:value-type="float" office:value="65" calcext:value-type="float">
            <text:p>65</text:p>
          </table:table-cell>
          <table:table-cell table:style-name="ce15" table:formula="of:=TEXT([.$A137];&quot;MMM&quot;)" office:value-type="string" office:string-value="Mar" calcext:value-type="string">
            <text:p>Mar</text:p>
          </table:table-cell>
          <table:table-cell table:style-name="ce15" table:formula="of:=DAY([.A137])" office:value-type="float" office:value="6" calcext:value-type="float">
            <text:p>6</text:p>
          </table:table-cell>
          <table:table-cell table:style-name="ce15" table:formula="of:=TEXT([.$A137];&quot;DDD&quot;)" office:value-type="string" office:string-value="Mon" calcext:value-type="string">
            <text:p>Mon</text:p>
          </table:table-cell>
          <table:table-cell table:style-name="ce18" table:formula="of:=VLOOKUP([.$B137];[$Sun.A$2:$Sun.C$367];2)" office:value-type="string" office:string-value="6:21:00" calcext:value-type="string">
            <text:p>6:21:00</text:p>
          </table:table-cell>
          <table:table-cell table:style-name="ce18" table:formula="of:=VLOOKUP([.$A137]-DATE(YEAR([.$A137]);1;0);[$Sun.A$2:$Sun.C$367];3)" office:value-type="string" office:string-value="17:53:00" calcext:value-type="string">
            <text:p>17:53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7]" office:value-type="date" office:date-value="2023-03-06" calcext:value-type="date">
            <text:p>2023-03-06</text:p>
          </table:table-cell>
          <table:table-cell table:style-name="ce18" table:formula="of:=[.$F137]" office:value-type="string" office:string-value="6:21:00" calcext:value-type="string">
            <text:p>6:2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7]);ISBLANK([.$N137]));&quot;None&quot;;CONCATENATE([.$M137];[.$N137];&quot;&quot;))" office:value-type="string" office:string-value="Walkx" calcext:value-type="string">
            <text:p>Walkx</text:p>
          </table:table-cell>
          <table:table-cell table:formula="of:=IF(ISBLANK([.$N137]);&quot;XXXXXXXXXXXXXXX&quot;;CONCATENATE(IF([.$N137]=&quot;t&quot;;&quot;[TBD: &quot;;&quot;&quot;);IF(ISBLANK([.$H137]);&quot;&quot;;[.$H137]); IF([.$N137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7]);&quot;XXXXXXXXXXXXXX&quot;;CONCATENATE(IF(ISBLANK([.$I137]);;TEXT([.$I137];&quot;YYYY-MM-DD&quot;));IF(ISBLANK([.$J137]);;CONCATENATE(&quot;T&quot;;;TEXT([.$J137];&quot;HH:MM:SS&quot;)))))" office:value-type="string" office:string-value="2023-03-06T06:21:00" calcext:value-type="string">
            <text:p>2023-03-06T06:21:00</text:p>
          </table:table-cell>
          <table:table-cell table:style-name="ce25" table:formula="of:=IF(ISBLANK([.$N137]);&quot;XXXXXXXXXXX&quot;;CONCATENATE(IF(ISBLANK([.$K137]);;TEXT([.$K137];&quot;YYYY-MM-DD&quot;));IF(ISBLANK([.$L137]);;CONCATENATE(&quot;T&quot;;;TEXT([.$L137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08" calcext:value-type="date">
            <text:p>2023-03-08</text:p>
          </table:table-cell>
          <table:table-cell table:style-name="ce11" table:formula="of:=[.$A138]-DATE(YEAR([.$A138]);1;0)" office:value-type="float" office:value="67" calcext:value-type="float">
            <text:p>67</text:p>
          </table:table-cell>
          <table:table-cell table:style-name="ce15" table:formula="of:=TEXT([.$A138];&quot;MMM&quot;)" office:value-type="string" office:string-value="Mar" calcext:value-type="string">
            <text:p>Mar</text:p>
          </table:table-cell>
          <table:table-cell table:style-name="ce15" table:formula="of:=DAY([.A138])" office:value-type="float" office:value="8" calcext:value-type="float">
            <text:p>8</text:p>
          </table:table-cell>
          <table:table-cell table:style-name="ce15" table:formula="of:=TEXT([.$A138];&quot;DDD&quot;)" office:value-type="string" office:string-value="Wed" calcext:value-type="string">
            <text:p>Wed</text:p>
          </table:table-cell>
          <table:table-cell table:style-name="ce18" table:formula="of:=VLOOKUP([.$B138];[$Sun.A$2:$Sun.C$367];2)" office:value-type="string" office:string-value="6:18:00" calcext:value-type="string">
            <text:p>6:18:00</text:p>
          </table:table-cell>
          <table:table-cell table:style-name="ce18" table:formula="of:=VLOOKUP([.$A138]-DATE(YEAR([.$A138]);1;0);[$Sun.A$2:$Sun.C$367];3)" office:value-type="string" office:string-value="17:55:00" calcext:value-type="string">
            <text:p>17:5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8]" office:value-type="date" office:date-value="2023-03-08" calcext:value-type="date">
            <text:p>2023-03-08</text:p>
          </table:table-cell>
          <table:table-cell table:style-name="ce18" table:formula="of:=[.$F138]" office:value-type="string" office:string-value="6:18:00" calcext:value-type="string">
            <text:p>6:1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8]);ISBLANK([.$N138]));&quot;None&quot;;CONCATENATE([.$M138];[.$N138];&quot;&quot;))" office:value-type="string" office:string-value="Walkx" calcext:value-type="string">
            <text:p>Walkx</text:p>
          </table:table-cell>
          <table:table-cell table:formula="of:=IF(ISBLANK([.$N138]);&quot;XXXXXXXXXXXXXXX&quot;;CONCATENATE(IF([.$N138]=&quot;t&quot;;&quot;[TBD: &quot;;&quot;&quot;);IF(ISBLANK([.$H138]);&quot;&quot;;[.$H138]); IF([.$N13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8]);&quot;XXXXXXXXXXXXXX&quot;;CONCATENATE(IF(ISBLANK([.$I138]);;TEXT([.$I138];&quot;YYYY-MM-DD&quot;));IF(ISBLANK([.$J138]);;CONCATENATE(&quot;T&quot;;;TEXT([.$J138];&quot;HH:MM:SS&quot;)))))" office:value-type="string" office:string-value="2023-03-08T06:18:00" calcext:value-type="string">
            <text:p>2023-03-08T06:18:00</text:p>
          </table:table-cell>
          <table:table-cell table:style-name="ce25" table:formula="of:=IF(ISBLANK([.$N138]);&quot;XXXXXXXXXXX&quot;;CONCATENATE(IF(ISBLANK([.$K138]);;TEXT([.$K138];&quot;YYYY-MM-DD&quot;));IF(ISBLANK([.$L138]);;CONCATENATE(&quot;T&quot;;;TEXT([.$L13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0" calcext:value-type="date">
            <text:p>2023-03-10</text:p>
          </table:table-cell>
          <table:table-cell table:style-name="ce11" table:formula="of:=[.$A139]-DATE(YEAR([.$A139]);1;0)" office:value-type="float" office:value="69" calcext:value-type="float">
            <text:p>69</text:p>
          </table:table-cell>
          <table:table-cell table:style-name="ce15" table:formula="of:=TEXT([.$A139];&quot;MMM&quot;)" office:value-type="string" office:string-value="Mar" calcext:value-type="string">
            <text:p>Mar</text:p>
          </table:table-cell>
          <table:table-cell table:style-name="ce15" table:formula="of:=DAY([.A139])" office:value-type="float" office:value="10" calcext:value-type="float">
            <text:p>10</text:p>
          </table:table-cell>
          <table:table-cell table:style-name="ce15" table:formula="of:=TEXT([.$A139];&quot;DDD&quot;)" office:value-type="string" office:string-value="Fri" calcext:value-type="string">
            <text:p>Fri</text:p>
          </table:table-cell>
          <table:table-cell table:style-name="ce18" table:formula="of:=VLOOKUP([.$B139];[$Sun.A$2:$Sun.C$367];2)" office:value-type="string" office:string-value="7:14:00" calcext:value-type="string">
            <text:p>7:14:00</text:p>
          </table:table-cell>
          <table:table-cell table:style-name="ce18" table:formula="of:=VLOOKUP([.$A139]-DATE(YEAR([.$A139]);1;0);[$Sun.A$2:$Sun.C$367];3)" office:value-type="string" office:string-value="18:57:00" calcext:value-type="string">
            <text:p>18:5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39]" office:value-type="date" office:date-value="2023-03-10" calcext:value-type="date">
            <text:p>2023-03-10</text:p>
          </table:table-cell>
          <table:table-cell table:style-name="ce18" table:formula="of:=[.$F139]" office:value-type="string" office:string-value="7:14:00" calcext:value-type="string">
            <text:p>7:14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39]);ISBLANK([.$N139]));&quot;None&quot;;CONCATENATE([.$M139];[.$N139];&quot;&quot;))" office:value-type="string" office:string-value="Walkx" calcext:value-type="string">
            <text:p>Walkx</text:p>
          </table:table-cell>
          <table:table-cell table:formula="of:=IF(ISBLANK([.$N139]);&quot;XXXXXXXXXXXXXXX&quot;;CONCATENATE(IF([.$N139]=&quot;t&quot;;&quot;[TBD: &quot;;&quot;&quot;);IF(ISBLANK([.$H139]);&quot;&quot;;[.$H139]); IF([.$N13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39]);&quot;XXXXXXXXXXXXXX&quot;;CONCATENATE(IF(ISBLANK([.$I139]);;TEXT([.$I139];&quot;YYYY-MM-DD&quot;));IF(ISBLANK([.$J139]);;CONCATENATE(&quot;T&quot;;;TEXT([.$J139];&quot;HH:MM:SS&quot;)))))" office:value-type="string" office:string-value="2023-03-10T07:14:00" calcext:value-type="string">
            <text:p>2023-03-10T07:14:00</text:p>
          </table:table-cell>
          <table:table-cell table:style-name="ce25" table:formula="of:=IF(ISBLANK([.$N139]);&quot;XXXXXXXXXXX&quot;;CONCATENATE(IF(ISBLANK([.$K139]);;TEXT([.$K139];&quot;YYYY-MM-DD&quot;));IF(ISBLANK([.$L139]);;CONCATENATE(&quot;T&quot;;;TEXT([.$L13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0]-DATE(YEAR([.$A140]);1;0)" office:value-type="float" office:value="71" calcext:value-type="float">
            <text:p>71</text:p>
          </table:table-cell>
          <table:table-cell table:formula="of:=TEXT([.$A140];&quot;MMM&quot;)" office:value-type="string" office:string-value="Mar" calcext:value-type="string">
            <text:p>Mar</text:p>
          </table:table-cell>
          <table:table-cell table:formula="of:=DAY([.A140])" office:value-type="float" office:value="12" calcext:value-type="float">
            <text:p>12</text:p>
          </table:table-cell>
          <table:table-cell table:formula="of:=TEXT([.$A140];&quot;DDD&quot;)" office:value-type="string" office:string-value="Sun" calcext:value-type="string">
            <text:p>Sun</text:p>
          </table:table-cell>
          <table:table-cell table:formula="of:=VLOOKUP([.$B140];[$Sun.A$2:$Sun.C$367];2)" office:value-type="string" office:string-value="7:11:00" calcext:value-type="string">
            <text:p>7:11:00</text:p>
          </table:table-cell>
          <table:table-cell table:formula="of:=VLOOKUP([.$A140]-DATE(YEAR([.$A140]);1;0);[$Sun.A$2:$Sun.C$367];3)" office:value-type="string" office:string-value="18:59:00" calcext:value-type="string">
            <text:p>18:59:00</text:p>
          </table:table-cell>
          <table:table-cell office:value-type="string" calcext:value-type="string">
            <text:p>Day Hike</text:p>
          </table:table-cell>
          <table:table-cell table:style-name="ce6" table:formula="of:=[.$A140]" office:value-type="date" office:date-value="2023-03-12" calcext:value-type="date">
            <text:p>2023-03-12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0]);ISBLANK([.$N140]));&quot;None&quot;;CONCATENATE([.$M140];[.$N140];&quot;&quot;))" office:value-type="string" office:string-value="Hiket" calcext:value-type="string">
            <text:p>Hiket</text:p>
          </table:table-cell>
          <table:table-cell table:formula="of:=IF(ISBLANK([.$N140]);&quot;XXXXXXXXXXXXXXX&quot;;CONCATENATE(IF([.$N140]=&quot;t&quot;;&quot;[TBD: &quot;;&quot;&quot;);IF(ISBLANK([.$H140]);&quot;&quot;;[.$H140]); IF([.$N140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0]);&quot;XXXXXXXXXXXXXX&quot;;CONCATENATE(IF(ISBLANK([.$I140]);;TEXT([.$I140];&quot;YYYY-MM-DD&quot;));IF(ISBLANK([.$J140]);;CONCATENATE(&quot;T&quot;;;TEXT([.$J140];&quot;HH:MM:SS&quot;)))))" office:value-type="string" office:string-value="2023-03-12" calcext:value-type="string">
            <text:p>2023-03-12</text:p>
          </table:table-cell>
          <table:table-cell table:style-name="ce8" table:formula="of:=IF(ISBLANK([.$N140]);&quot;XXXXXXXXXXX&quot;;CONCATENATE(IF(ISBLANK([.$K140]);;TEXT([.$K140];&quot;YYYY-MM-DD&quot;));IF(ISBLANK([.$L140]);;CONCATENATE(&quot;T&quot;;;TEXT([.$L140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2" calcext:value-type="date">
            <text:p>2023-03-12</text:p>
          </table:table-cell>
          <table:table-cell table:formula="of:=[.$A141]-DATE(YEAR([.$A141]);1;0)" office:value-type="float" office:value="71" calcext:value-type="float">
            <text:p>71</text:p>
          </table:table-cell>
          <table:table-cell table:formula="of:=TEXT([.$A141];&quot;MMM&quot;)" office:value-type="string" office:string-value="Mar" calcext:value-type="string">
            <text:p>Mar</text:p>
          </table:table-cell>
          <table:table-cell table:formula="of:=DAY([.A141])" office:value-type="float" office:value="12" calcext:value-type="float">
            <text:p>12</text:p>
          </table:table-cell>
          <table:table-cell table:formula="of:=TEXT([.$A141];&quot;DDD&quot;)" office:value-type="string" office:string-value="Sun" calcext:value-type="string">
            <text:p>Sun</text:p>
          </table:table-cell>
          <table:table-cell table:formula="of:=VLOOKUP([.$B141];[$Sun.A$2:$Sun.C$367];2)" office:value-type="string" office:string-value="7:11:00" calcext:value-type="string">
            <text:p>7:11:00</text:p>
          </table:table-cell>
          <table:table-cell table:formula="of:=VLOOKUP([.$A141]-DATE(YEAR([.$A141]);1;0);[$Sun.A$2:$Sun.C$367];3)" office:value-type="string" office:string-value="18:59:00" calcext:value-type="string">
            <text:p>18:59:00</text:p>
          </table:table-cell>
          <table:table-cell office:value-type="string" calcext:value-type="string">
            <text:p>Long Walk</text:p>
          </table:table-cell>
          <table:table-cell table:style-name="ce6" table:formula="of:=[.$A141]" office:value-type="date" office:date-value="2023-03-12" calcext:value-type="date">
            <text:p>2023-03-12</text:p>
          </table:table-cell>
          <table:table-cell table:formula="of:=[.$F141]" office:value-type="string" office:string-value="7:11:00" calcext:value-type="string">
            <text:p>7:11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1]);ISBLANK([.$N141]));&quot;None&quot;;CONCATENATE([.$M141];[.$N141];&quot;&quot;))" office:value-type="string" office:string-value="Walkt" calcext:value-type="string">
            <text:p>Walkt</text:p>
          </table:table-cell>
          <table:table-cell table:formula="of:=IF(ISBLANK([.$N141]);&quot;XXXXXXXXXXXXXXX&quot;;CONCATENATE(IF([.$N141]=&quot;t&quot;;&quot;[TBD: &quot;;&quot;&quot;);IF(ISBLANK([.$H141]);&quot;&quot;;[.$H141]); IF([.$N141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1]);&quot;XXXXXXXXXXXXXX&quot;;CONCATENATE(IF(ISBLANK([.$I141]);;TEXT([.$I141];&quot;YYYY-MM-DD&quot;));IF(ISBLANK([.$J141]);;CONCATENATE(&quot;T&quot;;;TEXT([.$J141];&quot;HH:MM:SS&quot;)))))" office:value-type="string" office:string-value="2023-03-12T07:11:00" calcext:value-type="string">
            <text:p>2023-03-12T07:11:00</text:p>
          </table:table-cell>
          <table:table-cell table:style-name="ce8" table:formula="of:=IF(ISBLANK([.$N141]);&quot;XXXXXXXXXXX&quot;;CONCATENATE(IF(ISBLANK([.$K141]);;TEXT([.$K141];&quot;YYYY-MM-DD&quot;));IF(ISBLANK([.$L141]);;CONCATENATE(&quot;T&quot;;;TEXT([.$L141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3" calcext:value-type="date">
            <text:p>2023-03-13</text:p>
          </table:table-cell>
          <table:table-cell table:style-name="ce11" table:formula="of:=[.$A142]-DATE(YEAR([.$A142]);1;0)" office:value-type="float" office:value="72" calcext:value-type="float">
            <text:p>72</text:p>
          </table:table-cell>
          <table:table-cell table:style-name="ce15" table:formula="of:=TEXT([.$A142];&quot;MMM&quot;)" office:value-type="string" office:string-value="Mar" calcext:value-type="string">
            <text:p>Mar</text:p>
          </table:table-cell>
          <table:table-cell table:style-name="ce15" table:formula="of:=DAY([.A142])" office:value-type="float" office:value="13" calcext:value-type="float">
            <text:p>13</text:p>
          </table:table-cell>
          <table:table-cell table:style-name="ce15" table:formula="of:=TEXT([.$A142];&quot;DDD&quot;)" office:value-type="string" office:string-value="Mon" calcext:value-type="string">
            <text:p>Mon</text:p>
          </table:table-cell>
          <table:table-cell table:style-name="ce18" table:formula="of:=VLOOKUP([.$B142];[$Sun.A$2:$Sun.C$367];2)" office:value-type="string" office:string-value="7:10:00" calcext:value-type="string">
            <text:p>7:10:00</text:p>
          </table:table-cell>
          <table:table-cell table:style-name="ce18" table:formula="of:=VLOOKUP([.$A142]-DATE(YEAR([.$A142]);1;0);[$Sun.A$2:$Sun.C$367];3)" office:value-type="string" office:string-value="19:00:00" calcext:value-type="string">
            <text:p>19:0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2]" office:value-type="date" office:date-value="2023-03-13" calcext:value-type="date">
            <text:p>2023-03-13</text:p>
          </table:table-cell>
          <table:table-cell table:style-name="ce18" table:formula="of:=[.$F142]" office:value-type="string" office:string-value="7:10:00" calcext:value-type="string">
            <text:p>7:1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2]);ISBLANK([.$N142]));&quot;None&quot;;CONCATENATE([.$M142];[.$N142];&quot;&quot;))" office:value-type="string" office:string-value="Walkx" calcext:value-type="string">
            <text:p>Walkx</text:p>
          </table:table-cell>
          <table:table-cell table:formula="of:=IF(ISBLANK([.$N142]);&quot;XXXXXXXXXXXXXXX&quot;;CONCATENATE(IF([.$N142]=&quot;t&quot;;&quot;[TBD: &quot;;&quot;&quot;);IF(ISBLANK([.$H142]);&quot;&quot;;[.$H142]); IF([.$N142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2]);&quot;XXXXXXXXXXXXXX&quot;;CONCATENATE(IF(ISBLANK([.$I142]);;TEXT([.$I142];&quot;YYYY-MM-DD&quot;));IF(ISBLANK([.$J142]);;CONCATENATE(&quot;T&quot;;;TEXT([.$J142];&quot;HH:MM:SS&quot;)))))" office:value-type="string" office:string-value="2023-03-13T07:10:00" calcext:value-type="string">
            <text:p>2023-03-13T07:10:00</text:p>
          </table:table-cell>
          <table:table-cell table:style-name="ce25" table:formula="of:=IF(ISBLANK([.$N142]);&quot;XXXXXXXXXXX&quot;;CONCATENATE(IF(ISBLANK([.$K142]);;TEXT([.$K142];&quot;YYYY-MM-DD&quot;));IF(ISBLANK([.$L142]);;CONCATENATE(&quot;T&quot;;;TEXT([.$L142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5" calcext:value-type="date">
            <text:p>2023-03-15</text:p>
          </table:table-cell>
          <table:table-cell table:formula="of:=[.$A143]-DATE(YEAR([.$A143]);1;0)" office:value-type="float" office:value="74" calcext:value-type="float">
            <text:p>74</text:p>
          </table:table-cell>
          <table:table-cell table:formula="of:=TEXT([.$A143];&quot;MMM&quot;)" office:value-type="string" office:string-value="Mar" calcext:value-type="string">
            <text:p>Mar</text:p>
          </table:table-cell>
          <table:table-cell table:formula="of:=DAY([.A143])" office:value-type="float" office:value="15" calcext:value-type="float">
            <text:p>15</text:p>
          </table:table-cell>
          <table:table-cell table:formula="of:=TEXT([.$A143];&quot;DDD&quot;)" office:value-type="string" office:string-value="Wed" calcext:value-type="string">
            <text:p>Wed</text:p>
          </table:table-cell>
          <table:table-cell table:formula="of:=VLOOKUP([.$B143];[$Sun.A$2:$Sun.C$367];2)" office:value-type="string" office:string-value="7:06:00" calcext:value-type="string">
            <text:p>7:06:00</text:p>
          </table:table-cell>
          <table:table-cell table:formula="of:=VLOOKUP([.$A143]-DATE(YEAR([.$A143]);1;0);[$Sun.A$2:$Sun.C$367];3)" office:value-type="string" office:string-value="19:02:00" calcext:value-type="string">
            <text:p>19:02:00</text:p>
          </table:table-cell>
          <table:table-cell table:style-name="ce6" office:value-type="string" calcext:value-type="string">
            <text:p>No Morning Walk</text:p>
          </table:table-cell>
          <table:table-cell table:style-name="ce6" table:formula="of:=[.$A143]" office:value-type="date" office:date-value="2023-03-15" calcext:value-type="date">
            <text:p>2023-03-15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r R</text:p>
          </table:table-cell>
          <table:table-cell table:style-name="ce22" table:formula="of:=IF(AND(ISBLANK([.$M143]);ISBLANK([.$N143]));&quot;None&quot;;CONCATENATE([.$M143];[.$N143];&quot;&quot;))" office:value-type="string" office:string-value="Specialt" calcext:value-type="string">
            <text:p>Specialt</text:p>
          </table:table-cell>
          <table:table-cell table:formula="of:=IF(ISBLANK([.$N143]);&quot;XXXXXXXXXXXXXXX&quot;;CONCATENATE(IF([.$N143]=&quot;t&quot;;&quot;[TBD: &quot;;&quot;&quot;);IF(ISBLANK([.$H143]);&quot;&quot;;[.$H143]); IF([.$N143]=&quot;t&quot;;&quot;?]&quot;;&quot;&quot;)))" office:value-type="string" office:string-value="[TBD: No Morning Walk?]" calcext:value-type="string">
            <text:p>[TBD: No Morning Walk?]</text:p>
          </table:table-cell>
          <table:table-cell table:style-name="ce8" table:formula="of:=IF(ISBLANK([.$N143]);&quot;XXXXXXXXXXXXXX&quot;;CONCATENATE(IF(ISBLANK([.$I143]);;TEXT([.$I143];&quot;YYYY-MM-DD&quot;));IF(ISBLANK([.$J143]);;CONCATENATE(&quot;T&quot;;;TEXT([.$J143];&quot;HH:MM:SS&quot;)))))" office:value-type="string" office:string-value="2023-03-15" calcext:value-type="string">
            <text:p>2023-03-15</text:p>
          </table:table-cell>
          <table:table-cell table:style-name="ce8" table:formula="of:=IF(ISBLANK([.$N143]);&quot;XXXXXXXXXXX&quot;;CONCATENATE(IF(ISBLANK([.$K143]);;TEXT([.$K143];&quot;YYYY-MM-DD&quot;));IF(ISBLANK([.$L143]);;CONCATENATE(&quot;T&quot;;;TEXT([.$L143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15" calcext:value-type="date">
            <text:p>2023-03-15</text:p>
          </table:table-cell>
          <table:table-cell table:style-name="ce11" table:formula="of:=[.$A144]-DATE(YEAR([.$A144]);1;0)" office:value-type="float" office:value="74" calcext:value-type="float">
            <text:p>74</text:p>
          </table:table-cell>
          <table:table-cell table:style-name="ce15" table:formula="of:=TEXT([.$A144];&quot;MMM&quot;)" office:value-type="string" office:string-value="Mar" calcext:value-type="string">
            <text:p>Mar</text:p>
          </table:table-cell>
          <table:table-cell table:style-name="ce15" table:formula="of:=DAY([.A144])" office:value-type="float" office:value="15" calcext:value-type="float">
            <text:p>15</text:p>
          </table:table-cell>
          <table:table-cell table:style-name="ce15" table:formula="of:=TEXT([.$A144];&quot;DDD&quot;)" office:value-type="string" office:string-value="Wed" calcext:value-type="string">
            <text:p>Wed</text:p>
          </table:table-cell>
          <table:table-cell table:style-name="ce18" table:formula="of:=VLOOKUP([.$B144];[$Sun.A$2:$Sun.C$367];2)" office:value-type="string" office:string-value="7:06:00" calcext:value-type="string">
            <text:p>7:06:00</text:p>
          </table:table-cell>
          <table:table-cell table:style-name="ce18" table:formula="of:=VLOOKUP([.$A144]-DATE(YEAR([.$A144]);1;0);[$Sun.A$2:$Sun.C$367];3)" office:value-type="string" office:string-value="19:02:00" calcext:value-type="string">
            <text:p>19:0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4]" office:value-type="date" office:date-value="2023-03-15" calcext:value-type="date">
            <text:p>2023-03-15</text:p>
          </table:table-cell>
          <table:table-cell table:style-name="ce18" table:formula="of:=[.$F144]" office:value-type="string" office:string-value="7:06:00" calcext:value-type="string">
            <text:p>7:0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t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4]);ISBLANK([.$N144]));&quot;None&quot;;CONCATENATE([.$M144];[.$N144];&quot;&quot;))" office:value-type="string" office:string-value="Walkt" calcext:value-type="string">
            <text:p>Walkt</text:p>
          </table:table-cell>
          <table:table-cell table:formula="of:=IF(ISBLANK([.$N144]);&quot;XXXXXXXXXXXXXXX&quot;;CONCATENATE(IF([.$N144]=&quot;t&quot;;&quot;[TBD: &quot;;&quot;&quot;);IF(ISBLANK([.$H144]);&quot;&quot;;[.$H144]); IF([.$N144]=&quot;t&quot;;&quot;?]&quot;;&quot;&quot;)))" office:value-type="string" office:string-value="[TBD: Short Walk?]" calcext:value-type="string">
            <text:p>[TBD: Short Walk?]</text:p>
          </table:table-cell>
          <table:table-cell table:style-name="ce25" table:formula="of:=IF(ISBLANK([.$N144]);&quot;XXXXXXXXXXXXXX&quot;;CONCATENATE(IF(ISBLANK([.$I144]);;TEXT([.$I144];&quot;YYYY-MM-DD&quot;));IF(ISBLANK([.$J144]);;CONCATENATE(&quot;T&quot;;;TEXT([.$J144];&quot;HH:MM:SS&quot;)))))" office:value-type="string" office:string-value="2023-03-15T07:06:00" calcext:value-type="string">
            <text:p>2023-03-15T07:06:00</text:p>
          </table:table-cell>
          <table:table-cell table:style-name="ce25" table:formula="of:=IF(ISBLANK([.$N144]);&quot;XXXXXXXXXXX&quot;;CONCATENATE(IF(ISBLANK([.$K144]);;TEXT([.$K144];&quot;YYYY-MM-DD&quot;));IF(ISBLANK([.$L144]);;CONCATENATE(&quot;T&quot;;;TEXT([.$L14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17" calcext:value-type="date">
            <text:p>2023-03-17</text:p>
          </table:table-cell>
          <table:table-cell table:style-name="ce11" table:formula="of:=[.$A145]-DATE(YEAR([.$A145]);1;0)" office:value-type="float" office:value="76" calcext:value-type="float">
            <text:p>76</text:p>
          </table:table-cell>
          <table:table-cell table:style-name="ce15" table:formula="of:=TEXT([.$A145];&quot;MMM&quot;)" office:value-type="string" office:string-value="Mar" calcext:value-type="string">
            <text:p>Mar</text:p>
          </table:table-cell>
          <table:table-cell table:style-name="ce15" table:formula="of:=DAY([.A145])" office:value-type="float" office:value="17" calcext:value-type="float">
            <text:p>17</text:p>
          </table:table-cell>
          <table:table-cell table:style-name="ce15" table:formula="of:=TEXT([.$A145];&quot;DDD&quot;)" office:value-type="string" office:string-value="Fri" calcext:value-type="string">
            <text:p>Fri</text:p>
          </table:table-cell>
          <table:table-cell table:style-name="ce18" table:formula="of:=VLOOKUP([.$B145];[$Sun.A$2:$Sun.C$367];2)" office:value-type="string" office:string-value="7:03:00" calcext:value-type="string">
            <text:p>7:03:00</text:p>
          </table:table-cell>
          <table:table-cell table:style-name="ce18" table:formula="of:=VLOOKUP([.$A145]-DATE(YEAR([.$A145]);1;0);[$Sun.A$2:$Sun.C$367];3)" office:value-type="string" office:string-value="19:04:00" calcext:value-type="string">
            <text:p>19:04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5]" office:value-type="date" office:date-value="2023-03-17" calcext:value-type="date">
            <text:p>2023-03-17</text:p>
          </table:table-cell>
          <table:table-cell table:style-name="ce18" table:formula="of:=[.$F145]" office:value-type="string" office:string-value="7:03:00" calcext:value-type="string">
            <text:p>7:0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5]);ISBLANK([.$N145]));&quot;None&quot;;CONCATENATE([.$M145];[.$N145];&quot;&quot;))" office:value-type="string" office:string-value="Walkx" calcext:value-type="string">
            <text:p>Walkx</text:p>
          </table:table-cell>
          <table:table-cell table:formula="of:=IF(ISBLANK([.$N145]);&quot;XXXXXXXXXXXXXXX&quot;;CONCATENATE(IF([.$N145]=&quot;t&quot;;&quot;[TBD: &quot;;&quot;&quot;);IF(ISBLANK([.$H145]);&quot;&quot;;[.$H145]); IF([.$N14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5]);&quot;XXXXXXXXXXXXXX&quot;;CONCATENATE(IF(ISBLANK([.$I145]);;TEXT([.$I145];&quot;YYYY-MM-DD&quot;));IF(ISBLANK([.$J145]);;CONCATENATE(&quot;T&quot;;;TEXT([.$J145];&quot;HH:MM:SS&quot;)))))" office:value-type="string" office:string-value="2023-03-17T07:03:00" calcext:value-type="string">
            <text:p>2023-03-17T07:03:00</text:p>
          </table:table-cell>
          <table:table-cell table:style-name="ce25" table:formula="of:=IF(ISBLANK([.$N145]);&quot;XXXXXXXXXXX&quot;;CONCATENATE(IF(ISBLANK([.$K145]);;TEXT([.$K145];&quot;YYYY-MM-DD&quot;));IF(ISBLANK([.$L145]);;CONCATENATE(&quot;T&quot;;;TEXT([.$L14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6]-DATE(YEAR([.$A146]);1;0)" office:value-type="float" office:value="78" calcext:value-type="float">
            <text:p>78</text:p>
          </table:table-cell>
          <table:table-cell table:formula="of:=TEXT([.$A146];&quot;MMM&quot;)" office:value-type="string" office:string-value="Mar" calcext:value-type="string">
            <text:p>Mar</text:p>
          </table:table-cell>
          <table:table-cell table:formula="of:=DAY([.A146])" office:value-type="float" office:value="19" calcext:value-type="float">
            <text:p>19</text:p>
          </table:table-cell>
          <table:table-cell table:formula="of:=TEXT([.$A146];&quot;DDD&quot;)" office:value-type="string" office:string-value="Sun" calcext:value-type="string">
            <text:p>Sun</text:p>
          </table:table-cell>
          <table:table-cell table:formula="of:=VLOOKUP([.$B146];[$Sun.A$2:$Sun.C$367];2)" office:value-type="string" office:string-value="7:00:00" calcext:value-type="string">
            <text:p>7:00:00</text:p>
          </table:table-cell>
          <table:table-cell table:formula="of:=VLOOKUP([.$A146]-DATE(YEAR([.$A146]);1;0);[$Sun.A$2:$Sun.C$367];3)" office:value-type="string" office:string-value="19:07:00" calcext:value-type="string">
            <text:p>19:07:00</text:p>
          </table:table-cell>
          <table:table-cell office:value-type="string" calcext:value-type="string">
            <text:p>Day Hike</text:p>
          </table:table-cell>
          <table:table-cell table:style-name="ce6" table:formula="of:=[.$A146]" office:value-type="date" office:date-value="2023-03-19" calcext:value-type="date">
            <text:p>2023-03-19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6]);ISBLANK([.$N146]));&quot;None&quot;;CONCATENATE([.$M146];[.$N146];&quot;&quot;))" office:value-type="string" office:string-value="Hiket" calcext:value-type="string">
            <text:p>Hiket</text:p>
          </table:table-cell>
          <table:table-cell table:formula="of:=IF(ISBLANK([.$N146]);&quot;XXXXXXXXXXXXXXX&quot;;CONCATENATE(IF([.$N146]=&quot;t&quot;;&quot;[TBD: &quot;;&quot;&quot;);IF(ISBLANK([.$H146]);&quot;&quot;;[.$H146]); IF([.$N146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46]);&quot;XXXXXXXXXXXXXX&quot;;CONCATENATE(IF(ISBLANK([.$I146]);;TEXT([.$I146];&quot;YYYY-MM-DD&quot;));IF(ISBLANK([.$J146]);;CONCATENATE(&quot;T&quot;;;TEXT([.$J146];&quot;HH:MM:SS&quot;)))))" office:value-type="string" office:string-value="2023-03-19" calcext:value-type="string">
            <text:p>2023-03-19</text:p>
          </table:table-cell>
          <table:table-cell table:style-name="ce8" table:formula="of:=IF(ISBLANK([.$N146]);&quot;XXXXXXXXXXX&quot;;CONCATENATE(IF(ISBLANK([.$K146]);;TEXT([.$K146];&quot;YYYY-MM-DD&quot;));IF(ISBLANK([.$L146]);;CONCATENATE(&quot;T&quot;;;TEXT([.$L146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19" calcext:value-type="date">
            <text:p>2023-03-19</text:p>
          </table:table-cell>
          <table:table-cell table:formula="of:=[.$A147]-DATE(YEAR([.$A147]);1;0)" office:value-type="float" office:value="78" calcext:value-type="float">
            <text:p>78</text:p>
          </table:table-cell>
          <table:table-cell table:formula="of:=TEXT([.$A147];&quot;MMM&quot;)" office:value-type="string" office:string-value="Mar" calcext:value-type="string">
            <text:p>Mar</text:p>
          </table:table-cell>
          <table:table-cell table:formula="of:=DAY([.A147])" office:value-type="float" office:value="19" calcext:value-type="float">
            <text:p>19</text:p>
          </table:table-cell>
          <table:table-cell table:formula="of:=TEXT([.$A147];&quot;DDD&quot;)" office:value-type="string" office:string-value="Sun" calcext:value-type="string">
            <text:p>Sun</text:p>
          </table:table-cell>
          <table:table-cell table:formula="of:=VLOOKUP([.$B147];[$Sun.A$2:$Sun.C$367];2)" office:value-type="string" office:string-value="7:00:00" calcext:value-type="string">
            <text:p>7:00:00</text:p>
          </table:table-cell>
          <table:table-cell table:formula="of:=VLOOKUP([.$A147]-DATE(YEAR([.$A147]);1;0);[$Sun.A$2:$Sun.C$367];3)" office:value-type="string" office:string-value="19:07:00" calcext:value-type="string">
            <text:p>19:07:00</text:p>
          </table:table-cell>
          <table:table-cell office:value-type="string" calcext:value-type="string">
            <text:p>Long Walk</text:p>
          </table:table-cell>
          <table:table-cell table:style-name="ce6" table:formula="of:=[.$A147]" office:value-type="date" office:date-value="2023-03-19" calcext:value-type="date">
            <text:p>2023-03-19</text:p>
          </table:table-cell>
          <table:table-cell table:formula="of:=[.$F147]" office:value-type="string" office:string-value="7:00:00" calcext:value-type="string">
            <text:p>7:00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47]);ISBLANK([.$N147]));&quot;None&quot;;CONCATENATE([.$M147];[.$N147];&quot;&quot;))" office:value-type="string" office:string-value="Walkt" calcext:value-type="string">
            <text:p>Walkt</text:p>
          </table:table-cell>
          <table:table-cell table:formula="of:=IF(ISBLANK([.$N147]);&quot;XXXXXXXXXXXXXXX&quot;;CONCATENATE(IF([.$N147]=&quot;t&quot;;&quot;[TBD: &quot;;&quot;&quot;);IF(ISBLANK([.$H147]);&quot;&quot;;[.$H147]); IF([.$N147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47]);&quot;XXXXXXXXXXXXXX&quot;;CONCATENATE(IF(ISBLANK([.$I147]);;TEXT([.$I147];&quot;YYYY-MM-DD&quot;));IF(ISBLANK([.$J147]);;CONCATENATE(&quot;T&quot;;;TEXT([.$J147];&quot;HH:MM:SS&quot;)))))" office:value-type="string" office:string-value="2023-03-19T07:00:00" calcext:value-type="string">
            <text:p>2023-03-19T07:00:00</text:p>
          </table:table-cell>
          <table:table-cell table:style-name="ce8" table:formula="of:=IF(ISBLANK([.$N147]);&quot;XXXXXXXXXXX&quot;;CONCATENATE(IF(ISBLANK([.$K147]);;TEXT([.$K147];&quot;YYYY-MM-DD&quot;));IF(ISBLANK([.$L147]);;CONCATENATE(&quot;T&quot;;;TEXT([.$L147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0" calcext:value-type="date">
            <text:p>2023-03-20</text:p>
          </table:table-cell>
          <table:table-cell table:style-name="ce11" table:formula="of:=[.$A148]-DATE(YEAR([.$A148]);1;0)" office:value-type="float" office:value="79" calcext:value-type="float">
            <text:p>79</text:p>
          </table:table-cell>
          <table:table-cell table:style-name="ce15" table:formula="of:=TEXT([.$A148];&quot;MMM&quot;)" office:value-type="string" office:string-value="Mar" calcext:value-type="string">
            <text:p>Mar</text:p>
          </table:table-cell>
          <table:table-cell table:style-name="ce15" table:formula="of:=DAY([.A148])" office:value-type="float" office:value="20" calcext:value-type="float">
            <text:p>20</text:p>
          </table:table-cell>
          <table:table-cell table:style-name="ce15" table:formula="of:=TEXT([.$A148];&quot;DDD&quot;)" office:value-type="string" office:string-value="Mon" calcext:value-type="string">
            <text:p>Mon</text:p>
          </table:table-cell>
          <table:table-cell table:style-name="ce18" table:formula="of:=VLOOKUP([.$B148];[$Sun.A$2:$Sun.C$367];2)" office:value-type="string" office:string-value="6:58:00" calcext:value-type="string">
            <text:p>6:58:00</text:p>
          </table:table-cell>
          <table:table-cell table:style-name="ce18" table:formula="of:=VLOOKUP([.$A148]-DATE(YEAR([.$A148]);1;0);[$Sun.A$2:$Sun.C$367];3)" office:value-type="string" office:string-value="19:08:00" calcext:value-type="string">
            <text:p>19:08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8]" office:value-type="date" office:date-value="2023-03-20" calcext:value-type="date">
            <text:p>2023-03-20</text:p>
          </table:table-cell>
          <table:table-cell table:style-name="ce18" table:formula="of:=[.$F148]" office:value-type="string" office:string-value="6:58:00" calcext:value-type="string">
            <text:p>6:58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8]);ISBLANK([.$N148]));&quot;None&quot;;CONCATENATE([.$M148];[.$N148];&quot;&quot;))" office:value-type="string" office:string-value="Walkx" calcext:value-type="string">
            <text:p>Walkx</text:p>
          </table:table-cell>
          <table:table-cell table:formula="of:=IF(ISBLANK([.$N148]);&quot;XXXXXXXXXXXXXXX&quot;;CONCATENATE(IF([.$N148]=&quot;t&quot;;&quot;[TBD: &quot;;&quot;&quot;);IF(ISBLANK([.$H148]);&quot;&quot;;[.$H148]); IF([.$N148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8]);&quot;XXXXXXXXXXXXXX&quot;;CONCATENATE(IF(ISBLANK([.$I148]);;TEXT([.$I148];&quot;YYYY-MM-DD&quot;));IF(ISBLANK([.$J148]);;CONCATENATE(&quot;T&quot;;;TEXT([.$J148];&quot;HH:MM:SS&quot;)))))" office:value-type="string" office:string-value="2023-03-20T06:58:00" calcext:value-type="string">
            <text:p>2023-03-20T06:58:00</text:p>
          </table:table-cell>
          <table:table-cell table:style-name="ce25" table:formula="of:=IF(ISBLANK([.$N148]);&quot;XXXXXXXXXXX&quot;;CONCATENATE(IF(ISBLANK([.$K148]);;TEXT([.$K148];&quot;YYYY-MM-DD&quot;));IF(ISBLANK([.$L148]);;CONCATENATE(&quot;T&quot;;;TEXT([.$L148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2" calcext:value-type="date">
            <text:p>2023-03-22</text:p>
          </table:table-cell>
          <table:table-cell table:style-name="ce11" table:formula="of:=[.$A149]-DATE(YEAR([.$A149]);1;0)" office:value-type="float" office:value="81" calcext:value-type="float">
            <text:p>81</text:p>
          </table:table-cell>
          <table:table-cell table:style-name="ce15" table:formula="of:=TEXT([.$A149];&quot;MMM&quot;)" office:value-type="string" office:string-value="Mar" calcext:value-type="string">
            <text:p>Mar</text:p>
          </table:table-cell>
          <table:table-cell table:style-name="ce15" table:formula="of:=DAY([.A149])" office:value-type="float" office:value="22" calcext:value-type="float">
            <text:p>22</text:p>
          </table:table-cell>
          <table:table-cell table:style-name="ce15" table:formula="of:=TEXT([.$A149];&quot;DDD&quot;)" office:value-type="string" office:string-value="Wed" calcext:value-type="string">
            <text:p>Wed</text:p>
          </table:table-cell>
          <table:table-cell table:style-name="ce18" table:formula="of:=VLOOKUP([.$B149];[$Sun.A$2:$Sun.C$367];2)" office:value-type="string" office:string-value="6:55:00" calcext:value-type="string">
            <text:p>6:55:00</text:p>
          </table:table-cell>
          <table:table-cell table:style-name="ce18" table:formula="of:=VLOOKUP([.$A149]-DATE(YEAR([.$A149]);1;0);[$Sun.A$2:$Sun.C$367];3)" office:value-type="string" office:string-value="19:10:00" calcext:value-type="string">
            <text:p>19:10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49]" office:value-type="date" office:date-value="2023-03-22" calcext:value-type="date">
            <text:p>2023-03-22</text:p>
          </table:table-cell>
          <table:table-cell table:style-name="ce18" table:formula="of:=[.$F149]" office:value-type="string" office:string-value="6:55:00" calcext:value-type="string">
            <text:p>6:55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49]);ISBLANK([.$N149]));&quot;None&quot;;CONCATENATE([.$M149];[.$N149];&quot;&quot;))" office:value-type="string" office:string-value="Walkx" calcext:value-type="string">
            <text:p>Walkx</text:p>
          </table:table-cell>
          <table:table-cell table:formula="of:=IF(ISBLANK([.$N149]);&quot;XXXXXXXXXXXXXXX&quot;;CONCATENATE(IF([.$N149]=&quot;t&quot;;&quot;[TBD: &quot;;&quot;&quot;);IF(ISBLANK([.$H149]);&quot;&quot;;[.$H149]); IF([.$N149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49]);&quot;XXXXXXXXXXXXXX&quot;;CONCATENATE(IF(ISBLANK([.$I149]);;TEXT([.$I149];&quot;YYYY-MM-DD&quot;));IF(ISBLANK([.$J149]);;CONCATENATE(&quot;T&quot;;;TEXT([.$J149];&quot;HH:MM:SS&quot;)))))" office:value-type="string" office:string-value="2023-03-22T06:55:00" calcext:value-type="string">
            <text:p>2023-03-22T06:55:00</text:p>
          </table:table-cell>
          <table:table-cell table:style-name="ce25" table:formula="of:=IF(ISBLANK([.$N149]);&quot;XXXXXXXXXXX&quot;;CONCATENATE(IF(ISBLANK([.$K149]);;TEXT([.$K149];&quot;YYYY-MM-DD&quot;));IF(ISBLANK([.$L149]);;CONCATENATE(&quot;T&quot;;;TEXT([.$L149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4" calcext:value-type="date">
            <text:p>2023-03-24</text:p>
          </table:table-cell>
          <table:table-cell table:style-name="ce11" table:formula="of:=[.$A150]-DATE(YEAR([.$A150]);1;0)" office:value-type="float" office:value="83" calcext:value-type="float">
            <text:p>83</text:p>
          </table:table-cell>
          <table:table-cell table:style-name="ce15" table:formula="of:=TEXT([.$A150];&quot;MMM&quot;)" office:value-type="string" office:string-value="Mar" calcext:value-type="string">
            <text:p>Mar</text:p>
          </table:table-cell>
          <table:table-cell table:style-name="ce15" table:formula="of:=DAY([.A150])" office:value-type="float" office:value="24" calcext:value-type="float">
            <text:p>24</text:p>
          </table:table-cell>
          <table:table-cell table:style-name="ce15" table:formula="of:=TEXT([.$A150];&quot;DDD&quot;)" office:value-type="string" office:string-value="Fri" calcext:value-type="string">
            <text:p>Fri</text:p>
          </table:table-cell>
          <table:table-cell table:style-name="ce18" table:formula="of:=VLOOKUP([.$B150];[$Sun.A$2:$Sun.C$367];2)" office:value-type="string" office:string-value="6:51:00" calcext:value-type="string">
            <text:p>6:51:00</text:p>
          </table:table-cell>
          <table:table-cell table:style-name="ce18" table:formula="of:=VLOOKUP([.$A150]-DATE(YEAR([.$A150]);1;0);[$Sun.A$2:$Sun.C$367];3)" office:value-type="string" office:string-value="19:12:00" calcext:value-type="string">
            <text:p>19:12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0]" office:value-type="date" office:date-value="2023-03-24" calcext:value-type="date">
            <text:p>2023-03-24</text:p>
          </table:table-cell>
          <table:table-cell table:style-name="ce18" table:formula="of:=[.$F150]" office:value-type="string" office:string-value="6:51:00" calcext:value-type="string">
            <text:p>6:51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0]);ISBLANK([.$N150]));&quot;None&quot;;CONCATENATE([.$M150];[.$N150];&quot;&quot;))" office:value-type="string" office:string-value="Walkx" calcext:value-type="string">
            <text:p>Walkx</text:p>
          </table:table-cell>
          <table:table-cell table:formula="of:=IF(ISBLANK([.$N150]);&quot;XXXXXXXXXXXXXXX&quot;;CONCATENATE(IF([.$N150]=&quot;t&quot;;&quot;[TBD: &quot;;&quot;&quot;);IF(ISBLANK([.$H150]);&quot;&quot;;[.$H150]); IF([.$N150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0]);&quot;XXXXXXXXXXXXXX&quot;;CONCATENATE(IF(ISBLANK([.$I150]);;TEXT([.$I150];&quot;YYYY-MM-DD&quot;));IF(ISBLANK([.$J150]);;CONCATENATE(&quot;T&quot;;;TEXT([.$J150];&quot;HH:MM:SS&quot;)))))" office:value-type="string" office:string-value="2023-03-24T06:51:00" calcext:value-type="string">
            <text:p>2023-03-24T06:51:00</text:p>
          </table:table-cell>
          <table:table-cell table:style-name="ce25" table:formula="of:=IF(ISBLANK([.$N150]);&quot;XXXXXXXXXXX&quot;;CONCATENATE(IF(ISBLANK([.$K150]);;TEXT([.$K150];&quot;YYYY-MM-DD&quot;));IF(ISBLANK([.$L150]);;CONCATENATE(&quot;T&quot;;;TEXT([.$L150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1]-DATE(YEAR([.$A151]);1;0)" office:value-type="float" office:value="85" calcext:value-type="float">
            <text:p>85</text:p>
          </table:table-cell>
          <table:table-cell table:formula="of:=TEXT([.$A151];&quot;MMM&quot;)" office:value-type="string" office:string-value="Mar" calcext:value-type="string">
            <text:p>Mar</text:p>
          </table:table-cell>
          <table:table-cell table:formula="of:=DAY([.A151])" office:value-type="float" office:value="26" calcext:value-type="float">
            <text:p>26</text:p>
          </table:table-cell>
          <table:table-cell table:formula="of:=TEXT([.$A151];&quot;DDD&quot;)" office:value-type="string" office:string-value="Sun" calcext:value-type="string">
            <text:p>Sun</text:p>
          </table:table-cell>
          <table:table-cell table:formula="of:=VLOOKUP([.$B151];[$Sun.A$2:$Sun.C$367];2)" office:value-type="string" office:string-value="6:48:00" calcext:value-type="string">
            <text:p>6:48:00</text:p>
          </table:table-cell>
          <table:table-cell table:formula="of:=VLOOKUP([.$A151]-DATE(YEAR([.$A151]);1;0);[$Sun.A$2:$Sun.C$367];3)" office:value-type="string" office:string-value="19:14:00" calcext:value-type="string">
            <text:p>19:14:00</text:p>
          </table:table-cell>
          <table:table-cell office:value-type="string" calcext:value-type="string">
            <text:p>Day Hike</text:p>
          </table:table-cell>
          <table:table-cell table:style-name="ce6" table:formula="of:=[.$A151]" office:value-type="date" office:date-value="2023-03-26" calcext:value-type="date">
            <text:p>2023-03-26</text:p>
          </table:table-cell>
          <table:table-cell table:number-columns-repeated="3"/>
          <table:table-cell office:value-type="string" calcext:value-type="string">
            <text:p>Hik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1]);ISBLANK([.$N151]));&quot;None&quot;;CONCATENATE([.$M151];[.$N151];&quot;&quot;))" office:value-type="string" office:string-value="Hiket" calcext:value-type="string">
            <text:p>Hiket</text:p>
          </table:table-cell>
          <table:table-cell table:formula="of:=IF(ISBLANK([.$N151]);&quot;XXXXXXXXXXXXXXX&quot;;CONCATENATE(IF([.$N151]=&quot;t&quot;;&quot;[TBD: &quot;;&quot;&quot;);IF(ISBLANK([.$H151]);&quot;&quot;;[.$H151]); IF([.$N151]=&quot;t&quot;;&quot;?]&quot;;&quot;&quot;)))" office:value-type="string" office:string-value="[TBD: Day Hike?]" calcext:value-type="string">
            <text:p>[TBD: Day Hike?]</text:p>
          </table:table-cell>
          <table:table-cell table:style-name="ce8" table:formula="of:=IF(ISBLANK([.$N151]);&quot;XXXXXXXXXXXXXX&quot;;CONCATENATE(IF(ISBLANK([.$I151]);;TEXT([.$I151];&quot;YYYY-MM-DD&quot;));IF(ISBLANK([.$J151]);;CONCATENATE(&quot;T&quot;;;TEXT([.$J151];&quot;HH:MM:SS&quot;)))))" office:value-type="string" office:string-value="2023-03-26" calcext:value-type="string">
            <text:p>2023-03-26</text:p>
          </table:table-cell>
          <table:table-cell table:style-name="ce8" table:formula="of:=IF(ISBLANK([.$N151]);&quot;XXXXXXXXXXX&quot;;CONCATENATE(IF(ISBLANK([.$K151]);;TEXT([.$K151];&quot;YYYY-MM-DD&quot;));IF(ISBLANK([.$L151]);;CONCATENATE(&quot;T&quot;;;TEXT([.$L151];&quot;HH:MM:SS&quot;)))))">
            <text:p/>
          </table:table-cell>
          <table:table-cell table:number-columns-repeated="16364"/>
        </table:table-row>
        <table:table-row table:style-name="ro2">
          <table:table-cell office:value-type="date" office:date-value="2023-03-26" calcext:value-type="date">
            <text:p>2023-03-26</text:p>
          </table:table-cell>
          <table:table-cell table:formula="of:=[.$A152]-DATE(YEAR([.$A152]);1;0)" office:value-type="float" office:value="85" calcext:value-type="float">
            <text:p>85</text:p>
          </table:table-cell>
          <table:table-cell table:formula="of:=TEXT([.$A152];&quot;MMM&quot;)" office:value-type="string" office:string-value="Mar" calcext:value-type="string">
            <text:p>Mar</text:p>
          </table:table-cell>
          <table:table-cell table:formula="of:=DAY([.A152])" office:value-type="float" office:value="26" calcext:value-type="float">
            <text:p>26</text:p>
          </table:table-cell>
          <table:table-cell table:formula="of:=TEXT([.$A152];&quot;DDD&quot;)" office:value-type="string" office:string-value="Sun" calcext:value-type="string">
            <text:p>Sun</text:p>
          </table:table-cell>
          <table:table-cell table:formula="of:=VLOOKUP([.$B152];[$Sun.A$2:$Sun.C$367];2)" office:value-type="string" office:string-value="6:48:00" calcext:value-type="string">
            <text:p>6:48:00</text:p>
          </table:table-cell>
          <table:table-cell table:formula="of:=VLOOKUP([.$A152]-DATE(YEAR([.$A152]);1;0);[$Sun.A$2:$Sun.C$367];3)" office:value-type="string" office:string-value="19:14:00" calcext:value-type="string">
            <text:p>19:14:00</text:p>
          </table:table-cell>
          <table:table-cell office:value-type="string" calcext:value-type="string">
            <text:p>Long Walk</text:p>
          </table:table-cell>
          <table:table-cell table:style-name="ce6" table:formula="of:=[.$A152]" office:value-type="date" office:date-value="2023-03-26" calcext:value-type="date">
            <text:p>2023-03-26</text:p>
          </table:table-cell>
          <table:table-cell table:formula="of:=[.$F152]" office:value-type="string" office:string-value="6:48:00" calcext:value-type="string">
            <text:p>6:48:00</text:p>
          </table:table-cell>
          <table:table-cell table:number-columns-repeated="2"/>
          <table:table-cell office:value-type="string" calcext:value-type="string">
            <text:p>Wal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2]);ISBLANK([.$N152]));&quot;None&quot;;CONCATENATE([.$M152];[.$N152];&quot;&quot;))" office:value-type="string" office:string-value="Walkt" calcext:value-type="string">
            <text:p>Walkt</text:p>
          </table:table-cell>
          <table:table-cell table:formula="of:=IF(ISBLANK([.$N152]);&quot;XXXXXXXXXXXXXXX&quot;;CONCATENATE(IF([.$N152]=&quot;t&quot;;&quot;[TBD: &quot;;&quot;&quot;);IF(ISBLANK([.$H152]);&quot;&quot;;[.$H152]); IF([.$N152]=&quot;t&quot;;&quot;?]&quot;;&quot;&quot;)))" office:value-type="string" office:string-value="[TBD: Long Walk?]" calcext:value-type="string">
            <text:p>[TBD: Long Walk?]</text:p>
          </table:table-cell>
          <table:table-cell table:style-name="ce8" table:formula="of:=IF(ISBLANK([.$N152]);&quot;XXXXXXXXXXXXXX&quot;;CONCATENATE(IF(ISBLANK([.$I152]);;TEXT([.$I152];&quot;YYYY-MM-DD&quot;));IF(ISBLANK([.$J152]);;CONCATENATE(&quot;T&quot;;;TEXT([.$J152];&quot;HH:MM:SS&quot;)))))" office:value-type="string" office:string-value="2023-03-26T06:48:00" calcext:value-type="string">
            <text:p>2023-03-26T06:48:00</text:p>
          </table:table-cell>
          <table:table-cell table:style-name="ce8" table:formula="of:=IF(ISBLANK([.$N152]);&quot;XXXXXXXXXXX&quot;;CONCATENATE(IF(ISBLANK([.$K152]);;TEXT([.$K152];&quot;YYYY-MM-DD&quot;));IF(ISBLANK([.$L152]);;CONCATENATE(&quot;T&quot;;;TEXT([.$L152];&quot;HH:MM:SS&quot;)))))">
            <text:p/>
          </table:table-cell>
          <table:table-cell table:number-columns-repeated="16364"/>
        </table:table-row>
        <table:table-row table:style-name="ro2">
          <table:table-cell table:style-name="ce4" office:value-type="date" office:date-value="2023-03-27" calcext:value-type="date">
            <text:p>2023-03-27</text:p>
          </table:table-cell>
          <table:table-cell table:style-name="ce11" table:formula="of:=[.$A153]-DATE(YEAR([.$A153]);1;0)" office:value-type="float" office:value="86" calcext:value-type="float">
            <text:p>86</text:p>
          </table:table-cell>
          <table:table-cell table:style-name="ce15" table:formula="of:=TEXT([.$A153];&quot;MMM&quot;)" office:value-type="string" office:string-value="Mar" calcext:value-type="string">
            <text:p>Mar</text:p>
          </table:table-cell>
          <table:table-cell table:style-name="ce15" table:formula="of:=DAY([.A153])" office:value-type="float" office:value="27" calcext:value-type="float">
            <text:p>27</text:p>
          </table:table-cell>
          <table:table-cell table:style-name="ce15" table:formula="of:=TEXT([.$A153];&quot;DDD&quot;)" office:value-type="string" office:string-value="Mon" calcext:value-type="string">
            <text:p>Mon</text:p>
          </table:table-cell>
          <table:table-cell table:style-name="ce18" table:formula="of:=VLOOKUP([.$B153];[$Sun.A$2:$Sun.C$367];2)" office:value-type="string" office:string-value="6:46:00" calcext:value-type="string">
            <text:p>6:46:00</text:p>
          </table:table-cell>
          <table:table-cell table:style-name="ce18" table:formula="of:=VLOOKUP([.$A153]-DATE(YEAR([.$A153]);1;0);[$Sun.A$2:$Sun.C$367];3)" office:value-type="string" office:string-value="19:15:00" calcext:value-type="string">
            <text:p>19:15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3]" office:value-type="date" office:date-value="2023-03-27" calcext:value-type="date">
            <text:p>2023-03-27</text:p>
          </table:table-cell>
          <table:table-cell table:style-name="ce18" table:formula="of:=[.$F153]" office:value-type="string" office:string-value="6:46:00" calcext:value-type="string">
            <text:p>6:46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3]);ISBLANK([.$N153]));&quot;None&quot;;CONCATENATE([.$M153];[.$N153];&quot;&quot;))" office:value-type="string" office:string-value="Walkx" calcext:value-type="string">
            <text:p>Walkx</text:p>
          </table:table-cell>
          <table:table-cell table:formula="of:=IF(ISBLANK([.$N153]);&quot;XXXXXXXXXXXXXXX&quot;;CONCATENATE(IF([.$N153]=&quot;t&quot;;&quot;[TBD: &quot;;&quot;&quot;);IF(ISBLANK([.$H153]);&quot;&quot;;[.$H153]); IF([.$N153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3]);&quot;XXXXXXXXXXXXXX&quot;;CONCATENATE(IF(ISBLANK([.$I153]);;TEXT([.$I153];&quot;YYYY-MM-DD&quot;));IF(ISBLANK([.$J153]);;CONCATENATE(&quot;T&quot;;;TEXT([.$J153];&quot;HH:MM:SS&quot;)))))" office:value-type="string" office:string-value="2023-03-27T06:46:00" calcext:value-type="string">
            <text:p>2023-03-27T06:46:00</text:p>
          </table:table-cell>
          <table:table-cell table:style-name="ce25" table:formula="of:=IF(ISBLANK([.$N153]);&quot;XXXXXXXXXXX&quot;;CONCATENATE(IF(ISBLANK([.$K153]);;TEXT([.$K153];&quot;YYYY-MM-DD&quot;));IF(ISBLANK([.$L153]);;CONCATENATE(&quot;T&quot;;;TEXT([.$L153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29" calcext:value-type="date">
            <text:p>2023-03-29</text:p>
          </table:table-cell>
          <table:table-cell table:style-name="ce11" table:formula="of:=[.$A154]-DATE(YEAR([.$A154]);1;0)" office:value-type="float" office:value="88" calcext:value-type="float">
            <text:p>88</text:p>
          </table:table-cell>
          <table:table-cell table:style-name="ce15" table:formula="of:=TEXT([.$A154];&quot;MMM&quot;)" office:value-type="string" office:string-value="Mar" calcext:value-type="string">
            <text:p>Mar</text:p>
          </table:table-cell>
          <table:table-cell table:style-name="ce15" table:formula="of:=DAY([.A154])" office:value-type="float" office:value="29" calcext:value-type="float">
            <text:p>29</text:p>
          </table:table-cell>
          <table:table-cell table:style-name="ce15" table:formula="of:=TEXT([.$A154];&quot;DDD&quot;)" office:value-type="string" office:string-value="Wed" calcext:value-type="string">
            <text:p>Wed</text:p>
          </table:table-cell>
          <table:table-cell table:style-name="ce18" table:formula="of:=VLOOKUP([.$B154];[$Sun.A$2:$Sun.C$367];2)" office:value-type="string" office:string-value="6:43:00" calcext:value-type="string">
            <text:p>6:43:00</text:p>
          </table:table-cell>
          <table:table-cell table:style-name="ce18" table:formula="of:=VLOOKUP([.$A154]-DATE(YEAR([.$A154]);1;0);[$Sun.A$2:$Sun.C$367];3)" office:value-type="string" office:string-value="19:17:00" calcext:value-type="string">
            <text:p>19:17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4]" office:value-type="date" office:date-value="2023-03-29" calcext:value-type="date">
            <text:p>2023-03-29</text:p>
          </table:table-cell>
          <table:table-cell table:style-name="ce18" table:formula="of:=[.$F154]" office:value-type="string" office:string-value="6:43:00" calcext:value-type="string">
            <text:p>6:43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4]);ISBLANK([.$N154]));&quot;None&quot;;CONCATENATE([.$M154];[.$N154];&quot;&quot;))" office:value-type="string" office:string-value="Walkx" calcext:value-type="string">
            <text:p>Walkx</text:p>
          </table:table-cell>
          <table:table-cell table:formula="of:=IF(ISBLANK([.$N154]);&quot;XXXXXXXXXXXXXXX&quot;;CONCATENATE(IF([.$N154]=&quot;t&quot;;&quot;[TBD: &quot;;&quot;&quot;);IF(ISBLANK([.$H154]);&quot;&quot;;[.$H154]); IF([.$N154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4]);&quot;XXXXXXXXXXXXXX&quot;;CONCATENATE(IF(ISBLANK([.$I154]);;TEXT([.$I154];&quot;YYYY-MM-DD&quot;));IF(ISBLANK([.$J154]);;CONCATENATE(&quot;T&quot;;;TEXT([.$J154];&quot;HH:MM:SS&quot;)))))" office:value-type="string" office:string-value="2023-03-29T06:43:00" calcext:value-type="string">
            <text:p>2023-03-29T06:43:00</text:p>
          </table:table-cell>
          <table:table-cell table:style-name="ce25" table:formula="of:=IF(ISBLANK([.$N154]);&quot;XXXXXXXXXXX&quot;;CONCATENATE(IF(ISBLANK([.$K154]);;TEXT([.$K154];&quot;YYYY-MM-DD&quot;));IF(ISBLANK([.$L154]);;CONCATENATE(&quot;T&quot;;;TEXT([.$L154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table:style-name="ce4" office:value-type="date" office:date-value="2023-03-31" calcext:value-type="date">
            <text:p>2023-03-31</text:p>
          </table:table-cell>
          <table:table-cell table:style-name="ce11" table:formula="of:=[.$A155]-DATE(YEAR([.$A155]);1;0)" office:value-type="float" office:value="90" calcext:value-type="float">
            <text:p>90</text:p>
          </table:table-cell>
          <table:table-cell table:style-name="ce15" table:formula="of:=TEXT([.$A155];&quot;MMM&quot;)" office:value-type="string" office:string-value="Mar" calcext:value-type="string">
            <text:p>Mar</text:p>
          </table:table-cell>
          <table:table-cell table:style-name="ce15" table:formula="of:=DAY([.A155])" office:value-type="float" office:value="31" calcext:value-type="float">
            <text:p>31</text:p>
          </table:table-cell>
          <table:table-cell table:style-name="ce15" table:formula="of:=TEXT([.$A155];&quot;DDD&quot;)" office:value-type="string" office:string-value="Fri" calcext:value-type="string">
            <text:p>Fri</text:p>
          </table:table-cell>
          <table:table-cell table:style-name="ce18" table:formula="of:=VLOOKUP([.$B155];[$Sun.A$2:$Sun.C$367];2)" office:value-type="string" office:string-value="6:40:00" calcext:value-type="string">
            <text:p>6:40:00</text:p>
          </table:table-cell>
          <table:table-cell table:style-name="ce18" table:formula="of:=VLOOKUP([.$A155]-DATE(YEAR([.$A155]);1;0);[$Sun.A$2:$Sun.C$367];3)" office:value-type="string" office:string-value="19:19:00" calcext:value-type="string">
            <text:p>19:19:00</text:p>
          </table:table-cell>
          <table:table-cell table:style-name="ce15" office:value-type="string" calcext:value-type="string">
            <text:p>Short Walk</text:p>
          </table:table-cell>
          <table:table-cell table:style-name="ce4" table:formula="of:=[.$A155]" office:value-type="date" office:date-value="2023-03-31" calcext:value-type="date">
            <text:p>2023-03-31</text:p>
          </table:table-cell>
          <table:table-cell table:style-name="ce18" table:formula="of:=[.$F155]" office:value-type="string" office:string-value="6:40:00" calcext:value-type="string">
            <text:p>6:40:00</text:p>
          </table:table-cell>
          <table:table-cell table:style-name="ce4"/>
          <table:table-cell table:style-name="ce18"/>
          <table:table-cell table:style-name="ce15" office:value-type="string" calcext:value-type="string">
            <text:p>Walk</text:p>
          </table:table-cell>
          <table:table-cell table:style-name="ce15" office:value-type="string" calcext:value-type="string">
            <text:p>x</text:p>
          </table:table-cell>
          <table:table-cell table:style-name="ce21" office:value-type="string" calcext:value-type="string">
            <text:p>#find-us</text:p>
          </table:table-cell>
          <table:table-cell table:style-name="ce21"/>
          <table:table-cell table:style-name="ce21" table:formula="of:=IF(AND(ISBLANK([.$M155]);ISBLANK([.$N155]));&quot;None&quot;;CONCATENATE([.$M155];[.$N155];&quot;&quot;))" office:value-type="string" office:string-value="Walkx" calcext:value-type="string">
            <text:p>Walkx</text:p>
          </table:table-cell>
          <table:table-cell table:formula="of:=IF(ISBLANK([.$N155]);&quot;XXXXXXXXXXXXXXX&quot;;CONCATENATE(IF([.$N155]=&quot;t&quot;;&quot;[TBD: &quot;;&quot;&quot;);IF(ISBLANK([.$H155]);&quot;&quot;;[.$H155]); IF([.$N155]=&quot;t&quot;;&quot;?]&quot;;&quot;&quot;)))" office:value-type="string" office:string-value="Short Walk" calcext:value-type="string">
            <text:p>Short Walk</text:p>
          </table:table-cell>
          <table:table-cell table:style-name="ce25" table:formula="of:=IF(ISBLANK([.$N155]);&quot;XXXXXXXXXXXXXX&quot;;CONCATENATE(IF(ISBLANK([.$I155]);;TEXT([.$I155];&quot;YYYY-MM-DD&quot;));IF(ISBLANK([.$J155]);;CONCATENATE(&quot;T&quot;;;TEXT([.$J155];&quot;HH:MM:SS&quot;)))))" office:value-type="string" office:string-value="2023-03-31T06:40:00" calcext:value-type="string">
            <text:p>2023-03-31T06:40:00</text:p>
          </table:table-cell>
          <table:table-cell table:style-name="ce25" table:formula="of:=IF(ISBLANK([.$N155]);&quot;XXXXXXXXXXX&quot;;CONCATENATE(IF(ISBLANK([.$K155]);;TEXT([.$K155];&quot;YYYY-MM-DD&quot;));IF(ISBLANK([.$L155]);;CONCATENATE(&quot;T&quot;;;TEXT([.$L155];&quot;HH:MM:SS&quot;)))))">
            <text:p/>
          </table:table-cell>
          <table:table-cell table:style-name="ce15" table:number-columns-repeated="16361"/>
          <table:table-cell table:style-name="ce28" table:number-columns-repeated="3"/>
        </table:table-row>
        <table:table-row table:style-name="ro2">
          <table:table-cell office:value-type="date" office:date-value="2023-09-03" calcext:value-type="date">
            <text:p>2023-09-03</text:p>
          </table:table-cell>
          <table:table-cell table:formula="of:=[.$A156]-DATE(YEAR([.$A156]);1;0)" office:value-type="float" office:value="246" calcext:value-type="float">
            <text:p>246</text:p>
          </table:table-cell>
          <table:table-cell table:formula="of:=TEXT([.$A156];&quot;MMM&quot;)" office:value-type="string" office:string-value="Sep" calcext:value-type="string">
            <text:p>Sep</text:p>
          </table:table-cell>
          <table:table-cell table:formula="of:=DAY([.A156])" office:value-type="float" office:value="3" calcext:value-type="float">
            <text:p>3</text:p>
          </table:table-cell>
          <table:table-cell table:formula="of:=TEXT([.$A156];&quot;DDD&quot;)" office:value-type="string" office:string-value="Sun" calcext:value-type="string">
            <text:p>Sun</text:p>
          </table:table-cell>
          <table:table-cell table:formula="of:=VLOOKUP([.$B156];[$Sun.A$2:$Sun.C$367];2)" office:value-type="string" office:string-value="6:25:00" calcext:value-type="string">
            <text:p>6:25:00</text:p>
          </table:table-cell>
          <table:table-cell table:formula="of:=VLOOKUP([.$A156]-DATE(YEAR([.$A156]);1;0);[$Sun.A$2:$Sun.C$367];3)" office:value-type="string" office:string-value="19:25:00" calcext:value-type="string">
            <text:p>19:25:00</text:p>
          </table:table-cell>
          <table:table-cell office:value-type="string" calcext:value-type="string">
            <text:p>Backpacking</text:p>
          </table:table-cell>
          <table:table-cell table:style-name="ce6" table:formula="of:=[.$A156]" office:value-type="date" office:date-value="2023-09-03" calcext:value-type="date">
            <text:p>2023-09-03</text:p>
          </table:table-cell>
          <table:table-cell/>
          <table:table-cell office:value-type="date" office:date-value="2022-09-06" calcext:value-type="date">
            <text:p>2022-09-06</text:p>
          </table:table-cell>
          <table:table-cell/>
          <table:table-cell office:value-type="string" calcext:value-type="string">
            <text:p>Tri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find-us</text:p>
          </table:table-cell>
          <table:table-cell/>
          <table:table-cell table:style-name="ce22" table:formula="of:=IF(AND(ISBLANK([.$M156]);ISBLANK([.$N156]));&quot;None&quot;;CONCATENATE([.$M156];[.$N156];&quot;&quot;))" office:value-type="string" office:string-value="Tript" calcext:value-type="string">
            <text:p>Tript</text:p>
          </table:table-cell>
          <table:table-cell table:formula="of:=IF(ISBLANK([.$N156]);&quot;XXXXXXXXXXXXXXX&quot;;CONCATENATE(IF([.$N156]=&quot;t&quot;;&quot;[TBD: &quot;;&quot;&quot;);IF(ISBLANK([.$H156]);&quot;&quot;;[.$H156]); IF([.$N156]=&quot;t&quot;;&quot;?]&quot;;&quot;&quot;)))" office:value-type="string" office:string-value="[TBD: Backpacking?]" calcext:value-type="string">
            <text:p>[TBD: Backpacking?]</text:p>
          </table:table-cell>
          <table:table-cell table:style-name="ce8" table:formula="of:=IF(ISBLANK([.$N156]);&quot;XXXXXXXXXXXXXX&quot;;CONCATENATE(IF(ISBLANK([.$I156]);;TEXT([.$I156];&quot;YYYY-MM-DD&quot;));IF(ISBLANK([.$J156]);;CONCATENATE(&quot;T&quot;;;TEXT([.$J156];&quot;HH:MM:SS&quot;)))))" office:value-type="string" office:string-value="2023-09-03" calcext:value-type="string">
            <text:p>2023-09-03</text:p>
          </table:table-cell>
          <table:table-cell table:style-name="ce8" table:formula="of:=IF(ISBLANK([.$N156]);&quot;XXXXXXXXXXX&quot;;CONCATENATE(IF(ISBLANK([.$K156]);;TEXT([.$K156];&quot;YYYY-MM-DD&quot;));IF(ISBLANK([.$L156]);;CONCATENATE(&quot;T&quot;;;TEXT([.$L156];&quot;HH:MM:SS&quot;)))))" office:value-type="string" office:string-value="2022-09-06" calcext:value-type="string">
            <text:p>2022-09-06</text:p>
          </table:table-cell>
          <table:table-cell table:number-columns-repeated="16364"/>
        </table:table-row>
        <table:table-row table:style-name="ro2" table:number-rows-repeated="104841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Events.A1:Events.XFD1048576">
            <calcext:condition calcext:apply-style-name="TS-Walk-Style" calcext:value="formula-is([.$Q1]=&quot;Walkx&quot;)" calcext:base-cell-address="Events.A1"/>
            <calcext:condition calcext:apply-style-name="TS-Walk-Tentative" calcext:value="formula-is([.$Q1]=&quot;Walkt&quot;)" calcext:base-cell-address="Events.A1"/>
            <calcext:condition calcext:apply-style-name="TS-Walk-Hidden" calcext:value="formula-is([.$Q1]=&quot;Walk&quot;)" calcext:base-cell-address="Events.A1"/>
            <calcext:condition calcext:apply-style-name="TS-Hike" calcext:value="formula-is([.$Q1]=&quot;Hikex&quot;)" calcext:base-cell-address="Events.A1"/>
            <calcext:condition calcext:apply-style-name="TS-Hike-Tentative" calcext:value="formula-is([.$Q1]=&quot;Hiket&quot;)" calcext:base-cell-address="Events.A1"/>
            <calcext:condition calcext:apply-style-name="TS-Hike-Hidden" calcext:value="formula-is([.$Q1]=&quot;Hike&quot;)" calcext:base-cell-address="Events.A1"/>
            <calcext:condition calcext:apply-style-name="TS-Trip" calcext:value="formula-is([.$Q1]=&quot;Tripx&quot;)" calcext:base-cell-address="Events.A1"/>
            <calcext:condition calcext:apply-style-name="TS-Trip-Tentative" calcext:value="formula-is([.$Q1]=&quot;Tript&quot;)" calcext:base-cell-address="Events.A1"/>
            <calcext:condition calcext:apply-style-name="TS-Trip-Hidden" calcext:value="formula-is([.$Q1]=&quot;Trip&quot;)" calcext:base-cell-address="Events.A1"/>
            <calcext:condition calcext:apply-style-name="TS-Holiday" calcext:value="formula-is([.$Q1]=&quot;Holidayx&quot;)" calcext:base-cell-address="Events.A1"/>
            <calcext:condition calcext:apply-style-name="TS-Holiday-Tentative" calcext:value="formula-is([.$Q1]=&quot;Holidayt&quot;)" calcext:base-cell-address="Events.A1"/>
            <calcext:condition calcext:apply-style-name="Untitled1" calcext:value="formula-is([.$Q1]=&quot;Holiday&quot;)" calcext:base-cell-address="Events.A1"/>
            <calcext:condition calcext:apply-style-name="TS-Special" calcext:value="formula-is([.$Q1]=&quot;Specialx&quot;)" calcext:base-cell-address="Events.A1"/>
            <calcext:condition calcext:apply-style-name="TS-Special-Tentative" calcext:value="formula-is([.$Q1]=&quot;Specialt&quot;)" calcext:base-cell-address="Events.A1"/>
            <calcext:condition calcext:apply-style-name="TS-Special-Hidden" calcext:value="formula-is([.$Q1]=&quot;Special&quot;)" calcext:base-cell-address="Events.A1"/>
          </calcext:conditional-format>
        </calcext:conditional-formats>
      </table:table>
      <table:table table:name="Sun" table:style-name="ta1">
        <table:table-column table:style-name="co20" table:default-cell-style-name="ce79"/>
        <table:table-column table:style-name="co21" table:default-cell-style-name="ce79"/>
        <table:table-column table:style-name="co22" table:default-cell-style-name="ce79"/>
        <table:table-row table:style-name="ro3">
          <table:table-cell table:style-name="ce80" office:value-type="string" calcext:value-type="string">
            <text:p>DayOfYear</text:p>
          </table:table-cell>
          <table:table-cell table:style-name="ce80" office:value-type="string" calcext:value-type="string">
            <text:p>sunrise</text:p>
          </table:table-cell>
          <table:table-cell table:style-name="ce80" office:value-type="string" calcext:value-type="string">
            <text:p>sun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9: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0: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1: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2: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6:43: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4: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5:0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6:0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7:0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8:0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49: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0:0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1:0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52:0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53:0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54:0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55:0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56:0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58: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59:0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7:00:0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7:01:0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7:02:0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3" office:value-type="string" calcext:value-type="string">
            <text:p>7:12:00</text:p>
          </table:table-cell>
          <table:table-cell table:style-name="ce83" office:value-type="string" calcext:value-type="string">
            <text:p>17:04:0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7:05:0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7:06:0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7:07:0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7:08: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7:10: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7:11:0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7:12:0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7:13:0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7:15: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7:16:0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7:17:0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7:18:0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7:20:0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7:21:0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3" office:value-type="string" calcext:value-type="string">
            <text:p>6:57:00</text:p>
          </table:table-cell>
          <table:table-cell table:style-name="ce83" office:value-type="string" calcext:value-type="string">
            <text:p>17:22:0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7:23: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7:24:0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7:26:00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7:27:00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7:28:00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7:29:0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7:30:00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7:32:0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7:33: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7:34:0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7:35:0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7:36:0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7:38:0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7:39:0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7:40:0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7:41:0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7:42:0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7:43:0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7:45:0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7:46:0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7:47:00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7:48:0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3" office:value-type="string" calcext:value-type="string">
            <text:p>6:26:00</text:p>
          </table:table-cell>
          <table:table-cell table:style-name="ce83" office:value-type="string" calcext:value-type="string">
            <text:p>17:49:00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7:50:00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7:51:0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7:53:00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7:54:00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7:55:00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8:56:00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8:57:00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8:58:00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8:59:00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9:00:00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9:01:00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9:02:0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9:03:00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9:04:00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9:06:00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9:07:0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9:08:00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9:09:00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9:10:0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9:11:00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9:12:00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9:13:00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3" office:value-type="string" calcext:value-type="string">
            <text:p>6:48:00</text:p>
          </table:table-cell>
          <table:table-cell table:style-name="ce83" office:value-type="string" calcext:value-type="string">
            <text:p>19:14:00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9:15:00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9:16:00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9:17:00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9:18:00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9:19:00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20:00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9:21:00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9:22:0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9:23:00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9:25:0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9:26:00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9:27:00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9:28:0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83" office:value-type="string" calcext:value-type="string">
            <text:p>6:25:00</text:p>
          </table:table-cell>
          <table:table-cell table:style-name="ce83" office:value-type="string" calcext:value-type="string">
            <text:p>19:29:00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9:30:00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9:31:00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9:32:00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9:33:00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9:34:00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83" office:value-type="string" calcext:value-type="string">
            <text:p>6:16:00</text:p>
          </table:table-cell>
          <table:table-cell table:style-name="ce83" office:value-type="string" calcext:value-type="string">
            <text:p>19:35:00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83" office:value-type="string" calcext:value-type="string">
            <text:p>6:14:00</text:p>
          </table:table-cell>
          <table:table-cell table:style-name="ce83" office:value-type="string" calcext:value-type="string">
            <text:p>19:36:00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83" office:value-type="string" calcext:value-type="string">
            <text:p>6:13:00</text:p>
          </table:table-cell>
          <table:table-cell table:style-name="ce83" office:value-type="string" calcext:value-type="string">
            <text:p>19:37:0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83" office:value-type="string" calcext:value-type="string">
            <text:p>6:11:00</text:p>
          </table:table-cell>
          <table:table-cell table:style-name="ce83" office:value-type="string" calcext:value-type="string">
            <text:p>19:38:00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83" office:value-type="string" calcext:value-type="string">
            <text:p>6:10:00</text:p>
          </table:table-cell>
          <table:table-cell table:style-name="ce83" office:value-type="string" calcext:value-type="string">
            <text:p>19:39:0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83" office:value-type="string" calcext:value-type="string">
            <text:p>6:09:00</text:p>
          </table:table-cell>
          <table:table-cell table:style-name="ce83" office:value-type="string" calcext:value-type="string">
            <text:p>19:40:00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83" office:value-type="string" calcext:value-type="string">
            <text:p>6:07:00</text:p>
          </table:table-cell>
          <table:table-cell table:style-name="ce83" office:value-type="string" calcext:value-type="string">
            <text:p>19:41:00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83" office:value-type="string" calcext:value-type="string">
            <text:p>6:06:00</text:p>
          </table:table-cell>
          <table:table-cell table:style-name="ce83" office:value-type="string" calcext:value-type="string">
            <text:p>19:42:00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83" office:value-type="string" calcext:value-type="string">
            <text:p>6:04:00</text:p>
          </table:table-cell>
          <table:table-cell table:style-name="ce83" office:value-type="string" calcext:value-type="string">
            <text:p>19:43:00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83" office:value-type="string" calcext:value-type="string">
            <text:p>6:03:00</text:p>
          </table:table-cell>
          <table:table-cell table:style-name="ce83" office:value-type="string" calcext:value-type="string">
            <text:p>19:44:00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83" office:value-type="string" calcext:value-type="string">
            <text:p>6:01:00</text:p>
          </table:table-cell>
          <table:table-cell table:style-name="ce83" office:value-type="string" calcext:value-type="string">
            <text:p>19:45:00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83" office:value-type="string" calcext:value-type="string">
            <text:p>6:00:00</text:p>
          </table:table-cell>
          <table:table-cell table:style-name="ce83" office:value-type="string" calcext:value-type="string">
            <text:p>19:46:00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83" office:value-type="string" calcext:value-type="string">
            <text:p>5:59:00</text:p>
          </table:table-cell>
          <table:table-cell table:style-name="ce83" office:value-type="string" calcext:value-type="string">
            <text:p>19:48:00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83" office:value-type="string" calcext:value-type="string">
            <text:p>5:57:00</text:p>
          </table:table-cell>
          <table:table-cell table:style-name="ce83" office:value-type="string" calcext:value-type="string">
            <text:p>19:49:00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83" office:value-type="string" calcext:value-type="string">
            <text:p>5:56:00</text:p>
          </table:table-cell>
          <table:table-cell table:style-name="ce83" office:value-type="string" calcext:value-type="string">
            <text:p>19:50:00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19:51:00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83" office:value-type="string" calcext:value-type="string">
            <text:p>5:53:00</text:p>
          </table:table-cell>
          <table:table-cell table:style-name="ce83" office:value-type="string" calcext:value-type="string">
            <text:p>19:52:00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83" office:value-type="string" calcext:value-type="string">
            <text:p>5:52:00</text:p>
          </table:table-cell>
          <table:table-cell table:style-name="ce83" office:value-type="string" calcext:value-type="string">
            <text:p>19:53:0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83" office:value-type="string" calcext:value-type="string">
            <text:p>5:51:00</text:p>
          </table:table-cell>
          <table:table-cell table:style-name="ce83" office:value-type="string" calcext:value-type="string">
            <text:p>19:54:00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83" office:value-type="string" calcext:value-type="string">
            <text:p>5:50:00</text:p>
          </table:table-cell>
          <table:table-cell table:style-name="ce83" office:value-type="string" calcext:value-type="string">
            <text:p>19:55:0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83" office:value-type="string" calcext:value-type="string">
            <text:p>5:49:00</text:p>
          </table:table-cell>
          <table:table-cell table:style-name="ce83" office:value-type="string" calcext:value-type="string">
            <text:p>19:56:00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83" office:value-type="string" calcext:value-type="string">
            <text:p>5:47:00</text:p>
          </table:table-cell>
          <table:table-cell table:style-name="ce83" office:value-type="string" calcext:value-type="string">
            <text:p>19:57:00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83" office:value-type="string" calcext:value-type="string">
            <text:p>5:46:00</text:p>
          </table:table-cell>
          <table:table-cell table:style-name="ce83" office:value-type="string" calcext:value-type="string">
            <text:p>19:58:00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83" office:value-type="string" calcext:value-type="string">
            <text:p>5:45:00</text:p>
          </table:table-cell>
          <table:table-cell table:style-name="ce83" office:value-type="string" calcext:value-type="string">
            <text:p>19:59:00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83" office:value-type="string" calcext:value-type="string">
            <text:p>5:44:00</text:p>
          </table:table-cell>
          <table:table-cell table:style-name="ce83" office:value-type="string" calcext:value-type="string">
            <text:p>20:00:00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01:00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83" office:value-type="string" calcext:value-type="string">
            <text:p>5:42:00</text:p>
          </table:table-cell>
          <table:table-cell table:style-name="ce83" office:value-type="string" calcext:value-type="string">
            <text:p>20:02:00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83" office:value-type="string" calcext:value-type="string">
            <text:p>5:41:00</text:p>
          </table:table-cell>
          <table:table-cell table:style-name="ce83" office:value-type="string" calcext:value-type="string">
            <text:p>20:03:00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83" office:value-type="string" calcext:value-type="string">
            <text:p>5:40:00</text:p>
          </table:table-cell>
          <table:table-cell table:style-name="ce83" office:value-type="string" calcext:value-type="string">
            <text:p>20:04:00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83" office:value-type="string" calcext:value-type="string">
            <text:p>5:39:00</text:p>
          </table:table-cell>
          <table:table-cell table:style-name="ce83" office:value-type="string" calcext:value-type="string">
            <text:p>20:05:00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06:00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83" office:value-type="string" calcext:value-type="string">
            <text:p>5:37:00</text:p>
          </table:table-cell>
          <table:table-cell table:style-name="ce83" office:value-type="string" calcext:value-type="string">
            <text:p>20:07:00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83" office:value-type="string" calcext:value-type="string">
            <text:p>5:36:00</text:p>
          </table:table-cell>
          <table:table-cell table:style-name="ce83" office:value-type="string" calcext:value-type="string">
            <text:p>20:08:0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09:00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10:0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83" office:value-type="string" calcext:value-type="string">
            <text:p>5:33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12:00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13:00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14:00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83" office:value-type="string" calcext:value-type="string">
            <text:p>5:30:00</text:p>
          </table:table-cell>
          <table:table-cell table:style-name="ce83" office:value-type="string" calcext:value-type="string">
            <text:p>20:15:00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16:00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18:0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19:00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20:00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22:00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83" office:value-type="string" calcext:value-type="string">
            <text:p>5:24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83" office:value-type="string" calcext:value-type="string">
            <text:p>5:25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83" office:value-type="string" calcext:value-type="string">
            <text:p>5:26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83" office:value-type="string" calcext:value-type="string">
            <text:p>5:27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83" office:value-type="string" calcext:value-type="string">
            <text:p>5:28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31: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83" office:value-type="string" calcext:value-type="string">
            <text:p>5:29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83" office:value-type="string" calcext:value-type="string">
            <text:p>5:30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83" office:value-type="string" calcext:value-type="string">
            <text:p>5:31:00</text:p>
          </table:table-cell>
          <table:table-cell table:style-name="ce83" office:value-type="string" calcext:value-type="string">
            <text:p>20:30:00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83" office:value-type="string" calcext:value-type="string">
            <text:p>5:32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83" office:value-type="string" calcext:value-type="string">
            <text:p>5:33:00</text:p>
          </table:table-cell>
          <table:table-cell table:style-name="ce83" office:value-type="string" calcext:value-type="string">
            <text:p>20:29:00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83" office:value-type="string" calcext:value-type="string">
            <text:p>5:34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28:00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83" office:value-type="string" calcext:value-type="string">
            <text:p>5:35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83" office:value-type="string" calcext:value-type="string">
            <text:p>5:36:00</text:p>
          </table:table-cell>
          <table:table-cell table:style-name="ce83" office:value-type="string" calcext:value-type="string">
            <text:p>20:27:00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83" office:value-type="string" calcext:value-type="string">
            <text:p>5:37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26:00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83" office:value-type="string" calcext:value-type="string">
            <text:p>5:38:00</text:p>
          </table:table-cell>
          <table:table-cell table:style-name="ce83" office:value-type="string" calcext:value-type="string">
            <text:p>20:25:00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83" office:value-type="string" calcext:value-type="string">
            <text:p>5:39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83" office:value-type="string" calcext:value-type="string">
            <text:p>5:40:00</text:p>
          </table:table-cell>
          <table:table-cell table:style-name="ce83" office:value-type="string" calcext:value-type="string">
            <text:p>20:24:0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83" office:value-type="string" calcext:value-type="string">
            <text:p>5:41:00</text:p>
          </table:table-cell>
          <table:table-cell table:style-name="ce83" office:value-type="string" calcext:value-type="string">
            <text:p>20:23:00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83" office:value-type="string" calcext:value-type="string">
            <text:p>5:42:00</text:p>
          </table:table-cell>
          <table:table-cell table:style-name="ce83" office:value-type="string" calcext:value-type="string">
            <text:p>20:22:00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83" office:value-type="string" calcext:value-type="string">
            <text:p>5:43:00</text:p>
          </table:table-cell>
          <table:table-cell table:style-name="ce83" office:value-type="string" calcext:value-type="string">
            <text:p>20:21:00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83" office:value-type="string" calcext:value-type="string">
            <text:p>5:44:00</text:p>
          </table:table-cell>
          <table:table-cell table:style-name="ce83" office:value-type="string" calcext:value-type="string">
            <text:p>20:20:00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83" office:value-type="string" calcext:value-type="string">
            <text:p>5:45:00</text:p>
          </table:table-cell>
          <table:table-cell table:style-name="ce83" office:value-type="string" calcext:value-type="string">
            <text:p>20:19:00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83" office:value-type="string" calcext:value-type="string">
            <text:p>5:46:00</text:p>
          </table:table-cell>
          <table:table-cell table:style-name="ce83" office:value-type="string" calcext:value-type="string">
            <text:p>20:18:00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83" office:value-type="string" calcext:value-type="string">
            <text:p>5:47:00</text:p>
          </table:table-cell>
          <table:table-cell table:style-name="ce83" office:value-type="string" calcext:value-type="string">
            <text:p>20:17:00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83" office:value-type="string" calcext:value-type="string">
            <text:p>5:48:00</text:p>
          </table:table-cell>
          <table:table-cell table:style-name="ce83" office:value-type="string" calcext:value-type="string">
            <text:p>20:16:00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83" office:value-type="string" calcext:value-type="string">
            <text:p>5:49:00</text:p>
          </table:table-cell>
          <table:table-cell table:style-name="ce83" office:value-type="string" calcext:value-type="string">
            <text:p>20:15:00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83" office:value-type="string" calcext:value-type="string">
            <text:p>5:50:00</text:p>
          </table:table-cell>
          <table:table-cell table:style-name="ce83" office:value-type="string" calcext:value-type="string">
            <text:p>20:14:00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83" office:value-type="string" calcext:value-type="string">
            <text:p>5:51:00</text:p>
          </table:table-cell>
          <table:table-cell table:style-name="ce83" office:value-type="string" calcext:value-type="string">
            <text:p>20:13:00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83" office:value-type="string" calcext:value-type="string">
            <text:p>5:52:00</text:p>
          </table:table-cell>
          <table:table-cell table:style-name="ce83" office:value-type="string" calcext:value-type="string">
            <text:p>20:12:0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83" office:value-type="string" calcext:value-type="string">
            <text:p>5:53:00</text:p>
          </table:table-cell>
          <table:table-cell table:style-name="ce83" office:value-type="string" calcext:value-type="string">
            <text:p>20:11:0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83" office:value-type="string" calcext:value-type="string">
            <text:p>5:54:00</text:p>
          </table:table-cell>
          <table:table-cell table:style-name="ce83" office:value-type="string" calcext:value-type="string">
            <text:p>20:10:00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20:09:00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83" office:value-type="string" calcext:value-type="string">
            <text:p>5:55:00</text:p>
          </table:table-cell>
          <table:table-cell table:style-name="ce83" office:value-type="string" calcext:value-type="string">
            <text:p>20:08:00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83" office:value-type="string" calcext:value-type="string">
            <text:p>5:56:00</text:p>
          </table:table-cell>
          <table:table-cell table:style-name="ce83" office:value-type="string" calcext:value-type="string">
            <text:p>20:07:00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83" office:value-type="string" calcext:value-type="string">
            <text:p>5:57:00</text:p>
          </table:table-cell>
          <table:table-cell table:style-name="ce83" office:value-type="string" calcext:value-type="string">
            <text:p>20:05:00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83" office:value-type="string" calcext:value-type="string">
            <text:p>5:58:00</text:p>
          </table:table-cell>
          <table:table-cell table:style-name="ce83" office:value-type="string" calcext:value-type="string">
            <text:p>20:04:0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83" office:value-type="string" calcext:value-type="string">
            <text:p>5:59:00</text:p>
          </table:table-cell>
          <table:table-cell table:style-name="ce83" office:value-type="string" calcext:value-type="string">
            <text:p>20:03:00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83" office:value-type="string" calcext:value-type="string">
            <text:p>6:00:00</text:p>
          </table:table-cell>
          <table:table-cell table:style-name="ce83" office:value-type="string" calcext:value-type="string">
            <text:p>20:02:00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83" office:value-type="string" calcext:value-type="string">
            <text:p>6:01:00</text:p>
          </table:table-cell>
          <table:table-cell table:style-name="ce83" office:value-type="string" calcext:value-type="string">
            <text:p>20:00:00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83" office:value-type="string" calcext:value-type="string">
            <text:p>6:02:00</text:p>
          </table:table-cell>
          <table:table-cell table:style-name="ce83" office:value-type="string" calcext:value-type="string">
            <text:p>19:59:00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83" office:value-type="string" calcext:value-type="string">
            <text:p>6:03:00</text:p>
          </table:table-cell>
          <table:table-cell table:style-name="ce83" office:value-type="string" calcext:value-type="string">
            <text:p>19:58:00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83" office:value-type="string" calcext:value-type="string">
            <text:p>6:04:00</text:p>
          </table:table-cell>
          <table:table-cell table:style-name="ce83" office:value-type="string" calcext:value-type="string">
            <text:p>19:56:00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83" office:value-type="string" calcext:value-type="string">
            <text:p>6:05:00</text:p>
          </table:table-cell>
          <table:table-cell table:style-name="ce83" office:value-type="string" calcext:value-type="string">
            <text:p>19:55:00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83" office:value-type="string" calcext:value-type="string">
            <text:p>6:06:00</text:p>
          </table:table-cell>
          <table:table-cell table:style-name="ce83" office:value-type="string" calcext:value-type="string">
            <text:p>19:54:00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83" office:value-type="string" calcext:value-type="string">
            <text:p>6:07:00</text:p>
          </table:table-cell>
          <table:table-cell table:style-name="ce83" office:value-type="string" calcext:value-type="string">
            <text:p>19:52:0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83" office:value-type="string" calcext:value-type="string">
            <text:p>6:08:00</text:p>
          </table:table-cell>
          <table:table-cell table:style-name="ce83" office:value-type="string" calcext:value-type="string">
            <text:p>19:51:00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83" office:value-type="string" calcext:value-type="string">
            <text:p>6:09:00</text:p>
          </table:table-cell>
          <table:table-cell table:style-name="ce83" office:value-type="string" calcext:value-type="string">
            <text:p>19:49:00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83" office:value-type="string" calcext:value-type="string">
            <text:p>6:10:00</text:p>
          </table:table-cell>
          <table:table-cell table:style-name="ce83" office:value-type="string" calcext:value-type="string">
            <text:p>19:48:00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83" office:value-type="string" calcext:value-type="string">
            <text:p>6:11:00</text:p>
          </table:table-cell>
          <table:table-cell table:style-name="ce83" office:value-type="string" calcext:value-type="string">
            <text:p>19:47:00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83" office:value-type="string" calcext:value-type="string">
            <text:p>6:12:00</text:p>
          </table:table-cell>
          <table:table-cell table:style-name="ce83" office:value-type="string" calcext:value-type="string">
            <text:p>19:45:00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83" office:value-type="string" calcext:value-type="string">
            <text:p>6:13:00</text:p>
          </table:table-cell>
          <table:table-cell table:style-name="ce83" office:value-type="string" calcext:value-type="string">
            <text:p>19:44:00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83" office:value-type="string" calcext:value-type="string">
            <text:p>6:14:00</text:p>
          </table:table-cell>
          <table:table-cell table:style-name="ce83" office:value-type="string" calcext:value-type="string">
            <text:p>19:42:00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83" office:value-type="string" calcext:value-type="string">
            <text:p>6:15:00</text:p>
          </table:table-cell>
          <table:table-cell table:style-name="ce83" office:value-type="string" calcext:value-type="string">
            <text:p>19:41:00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83" office:value-type="string" calcext:value-type="string">
            <text:p>6:16:00</text:p>
          </table:table-cell>
          <table:table-cell table:style-name="ce83" office:value-type="string" calcext:value-type="string">
            <text:p>19:39:00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83" office:value-type="string" calcext:value-type="string">
            <text:p>6:17:00</text:p>
          </table:table-cell>
          <table:table-cell table:style-name="ce83" office:value-type="string" calcext:value-type="string">
            <text:p>19:37:00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83" office:value-type="string" calcext:value-type="string">
            <text:p>6:18:00</text:p>
          </table:table-cell>
          <table:table-cell table:style-name="ce83" office:value-type="string" calcext:value-type="string">
            <text:p>19:36:00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83" office:value-type="string" calcext:value-type="string">
            <text:p>6:19:00</text:p>
          </table:table-cell>
          <table:table-cell table:style-name="ce83" office:value-type="string" calcext:value-type="string">
            <text:p>19:34:00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83" office:value-type="string" calcext:value-type="string">
            <text:p>6:20:00</text:p>
          </table:table-cell>
          <table:table-cell table:style-name="ce83" office:value-type="string" calcext:value-type="string">
            <text:p>19:33:00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83" office:value-type="string" calcext:value-type="string">
            <text:p>6:21:00</text:p>
          </table:table-cell>
          <table:table-cell table:style-name="ce83" office:value-type="string" calcext:value-type="string">
            <text:p>19:31:00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83" office:value-type="string" calcext:value-type="string">
            <text:p>6:22:00</text:p>
          </table:table-cell>
          <table:table-cell table:style-name="ce83" office:value-type="string" calcext:value-type="string">
            <text:p>19:30:00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83" office:value-type="string" calcext:value-type="string">
            <text:p>6:23:00</text:p>
          </table:table-cell>
          <table:table-cell table:style-name="ce83" office:value-type="string" calcext:value-type="string">
            <text:p>19:28:0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83" office:value-type="string" calcext:value-type="string">
            <text:p>6:24:00</text:p>
          </table:table-cell>
          <table:table-cell table:style-name="ce83" office:value-type="string" calcext:value-type="string">
            <text:p>19:26:00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83" office:value-type="string" calcext:value-type="string">
            <text:p>6:25:00</text:p>
          </table:table-cell>
          <table:table-cell table:style-name="ce83" office:value-type="string" calcext:value-type="string">
            <text:p>19:25:00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83" office:value-type="string" calcext:value-type="string">
            <text:p>6:26:00</text:p>
          </table:table-cell>
          <table:table-cell table:style-name="ce83" office:value-type="string" calcext:value-type="string">
            <text:p>19:23:00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9:21:00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83" office:value-type="string" calcext:value-type="string">
            <text:p>6:28:00</text:p>
          </table:table-cell>
          <table:table-cell table:style-name="ce83" office:value-type="string" calcext:value-type="string">
            <text:p>19:20:0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9:18:00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9:16:00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83" office:value-type="string" calcext:value-type="string">
            <text:p>6:31:00</text:p>
          </table:table-cell>
          <table:table-cell table:style-name="ce83" office:value-type="string" calcext:value-type="string">
            <text:p>19:15:00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9:13:00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9:11:00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83" office:value-type="string" calcext:value-type="string">
            <text:p>6:34:00</text:p>
          </table:table-cell>
          <table:table-cell table:style-name="ce83" office:value-type="string" calcext:value-type="string">
            <text:p>19:10:00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9:08:0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9:06:00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9:05:00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03:00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9:01:00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9:00:00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8:58:00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83" office:value-type="string" calcext:value-type="string">
            <text:p>6:41:00</text:p>
          </table:table-cell>
          <table:table-cell table:style-name="ce83" office:value-type="string" calcext:value-type="string">
            <text:p>18:56:00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8:55:00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8:53:00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83" office:value-type="string" calcext:value-type="string">
            <text:p>6:44:00</text:p>
          </table:table-cell>
          <table:table-cell table:style-name="ce83" office:value-type="string" calcext:value-type="string">
            <text:p>18:51:00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8:49:00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8:48:00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8:46:00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83" office:value-type="string" calcext:value-type="string">
            <text:p>6:48:00</text:p>
          </table:table-cell>
          <table:table-cell table:style-name="ce83" office:value-type="string" calcext:value-type="string">
            <text:p>18:44:00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8:43:00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8:41:00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8:39:00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83" office:value-type="string" calcext:value-type="string">
            <text:p>6:52:00</text:p>
          </table:table-cell>
          <table:table-cell table:style-name="ce83" office:value-type="string" calcext:value-type="string">
            <text:p>18:38:00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8:36:00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8:34:00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8:33:00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8:31:00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8:30:00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8:28:00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8:26:00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8:25:00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8:23:00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8:22:00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8:20:00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8:18:00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8:17:00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8:15:00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8:14:00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8:12:00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8:11:00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8:09:00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8:08:00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8:07:00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8:05:00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8:04:00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8:02:00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8:01:00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8:00:00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83" office:value-type="string" calcext:value-type="string">
            <text:p>7:20:00</text:p>
          </table:table-cell>
          <table:table-cell table:style-name="ce83" office:value-type="string" calcext:value-type="string">
            <text:p>17:58:00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83" office:value-type="string" calcext:value-type="string">
            <text:p>7:22:00</text:p>
          </table:table-cell>
          <table:table-cell table:style-name="ce83" office:value-type="string" calcext:value-type="string">
            <text:p>17:57:00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83" office:value-type="string" calcext:value-type="string">
            <text:p>7:23:00</text:p>
          </table:table-cell>
          <table:table-cell table:style-name="ce83" office:value-type="string" calcext:value-type="string">
            <text:p>17:56:00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83" office:value-type="string" calcext:value-type="string">
            <text:p>7:24:00</text:p>
          </table:table-cell>
          <table:table-cell table:style-name="ce83" office:value-type="string" calcext:value-type="string">
            <text:p>17:54:00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83" office:value-type="string" calcext:value-type="string">
            <text:p>7:25:00</text:p>
          </table:table-cell>
          <table:table-cell table:style-name="ce83" office:value-type="string" calcext:value-type="string">
            <text:p>17:53:00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83" office:value-type="string" calcext:value-type="string">
            <text:p>7:26:00</text:p>
          </table:table-cell>
          <table:table-cell table:style-name="ce83" office:value-type="string" calcext:value-type="string">
            <text:p>17:52:00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83" office:value-type="string" calcext:value-type="string">
            <text:p>6:27:00</text:p>
          </table:table-cell>
          <table:table-cell table:style-name="ce83" office:value-type="string" calcext:value-type="string">
            <text:p>16:51:00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83" office:value-type="string" calcext:value-type="string">
            <text:p>6:29:00</text:p>
          </table:table-cell>
          <table:table-cell table:style-name="ce83" office:value-type="string" calcext:value-type="string">
            <text:p>16:50:00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83" office:value-type="string" calcext:value-type="string">
            <text:p>6:30:00</text:p>
          </table:table-cell>
          <table:table-cell table:style-name="ce83" office:value-type="string" calcext:value-type="string">
            <text:p>16:48:00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83" office:value-type="string" calcext:value-type="string">
            <text:p>6:31:00</text:p>
          </table:table-cell>
          <table:table-cell table:style-name="ce83" office:value-type="string" calcext:value-type="string">
            <text:p>16:47:0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83" office:value-type="string" calcext:value-type="string">
            <text:p>6:32:00</text:p>
          </table:table-cell>
          <table:table-cell table:style-name="ce83" office:value-type="string" calcext:value-type="string">
            <text:p>16:46:00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83" office:value-type="string" calcext:value-type="string">
            <text:p>6:33:00</text:p>
          </table:table-cell>
          <table:table-cell table:style-name="ce83" office:value-type="string" calcext:value-type="string">
            <text:p>16:45:00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83" office:value-type="string" calcext:value-type="string">
            <text:p>6:35:00</text:p>
          </table:table-cell>
          <table:table-cell table:style-name="ce83" office:value-type="string" calcext:value-type="string">
            <text:p>16:44:00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83" office:value-type="string" calcext:value-type="string">
            <text:p>6:36:00</text:p>
          </table:table-cell>
          <table:table-cell table:style-name="ce83" office:value-type="string" calcext:value-type="string">
            <text:p>16:43:00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83" office:value-type="string" calcext:value-type="string">
            <text:p>6:37:00</text:p>
          </table:table-cell>
          <table:table-cell table:style-name="ce83" office:value-type="string" calcext:value-type="string">
            <text:p>16:42:00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83" office:value-type="string" calcext:value-type="string">
            <text:p>6:38:00</text:p>
          </table:table-cell>
          <table:table-cell table:style-name="ce83" office:value-type="string" calcext:value-type="string">
            <text:p>16:41:00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83" office:value-type="string" calcext:value-type="string">
            <text:p>6:39:00</text:p>
          </table:table-cell>
          <table:table-cell table:style-name="ce83" office:value-type="string" calcext:value-type="string">
            <text:p>16:40:00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83" office:value-type="string" calcext:value-type="string">
            <text:p>6:40:00</text:p>
          </table:table-cell>
          <table:table-cell table:style-name="ce83" office:value-type="string" calcext:value-type="string">
            <text:p>16:39:00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83" office:value-type="string" calcext:value-type="string">
            <text:p>6:42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83" office:value-type="string" calcext:value-type="string">
            <text:p>6:43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83" office:value-type="string" calcext:value-type="string">
            <text:p>6:44:00</text:p>
          </table:table-cell>
          <table:table-cell table:style-name="ce83" office:value-type="string" calcext:value-type="string">
            <text:p>16:37:00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83" office:value-type="string" calcext:value-type="string">
            <text:p>6:45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83" office:value-type="string" calcext:value-type="string">
            <text:p>6:46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83" office:value-type="string" calcext:value-type="string">
            <text:p>6:47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83" office:value-type="string" calcext:value-type="string">
            <text:p>6:49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83" office:value-type="string" calcext:value-type="string">
            <text:p>6:50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83" office:value-type="string" calcext:value-type="string">
            <text:p>6:51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83" office:value-type="string" calcext:value-type="string">
            <text:p>6:52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83" office:value-type="string" calcext:value-type="string">
            <text:p>6:53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83" office:value-type="string" calcext:value-type="string">
            <text:p>6:54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83" office:value-type="string" calcext:value-type="string">
            <text:p>6:55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83" office:value-type="string" calcext:value-type="string">
            <text:p>6:56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83" office:value-type="string" calcext:value-type="string">
            <text:p>6:57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83" office:value-type="string" calcext:value-type="string">
            <text:p>6:58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83" office:value-type="string" calcext:value-type="string">
            <text:p>6:59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83" office:value-type="string" calcext:value-type="string">
            <text:p>7:00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83" office:value-type="string" calcext:value-type="string">
            <text:p>7:01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83" office:value-type="string" calcext:value-type="string">
            <text:p>7:02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83" office:value-type="string" calcext:value-type="string">
            <text:p>7:03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83" office:value-type="string" calcext:value-type="string">
            <text:p>7:04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83" office:value-type="string" calcext:value-type="string">
            <text:p>7:05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83" office:value-type="string" calcext:value-type="string">
            <text:p>7:06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83" office:value-type="string" calcext:value-type="string">
            <text:p>7:07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83" office:value-type="string" calcext:value-type="string">
            <text:p>7:08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83" office:value-type="string" calcext:value-type="string">
            <text:p>7:09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83" office:value-type="string" calcext:value-type="string">
            <text:p>7:10:00</text:p>
          </table:table-cell>
          <table:table-cell table:style-name="ce83" office:value-type="string" calcext:value-type="string">
            <text:p>16:28:00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83" office:value-type="string" calcext:value-type="string">
            <text:p>7:11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83" office:value-type="string" calcext:value-type="string">
            <text:p>7:12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83" office:value-type="string" calcext:value-type="string">
            <text:p>7:13:00</text:p>
          </table:table-cell>
          <table:table-cell table:style-name="ce83" office:value-type="string" calcext:value-type="string">
            <text:p>16:29:00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83" office:value-type="string" calcext:value-type="string">
            <text:p>7:14:00</text:p>
          </table:table-cell>
          <table:table-cell table:style-name="ce83" office:value-type="string" calcext:value-type="string">
            <text:p>16:30:00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83" office:value-type="string" calcext:value-type="string">
            <text:p>7:15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83" office:value-type="string" calcext:value-type="string">
            <text:p>7:16:00</text:p>
          </table:table-cell>
          <table:table-cell table:style-name="ce83" office:value-type="string" calcext:value-type="string">
            <text:p>16:31:00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2:00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83" office:value-type="string" calcext:value-type="string">
            <text:p>7:17:00</text:p>
          </table:table-cell>
          <table:table-cell table:style-name="ce83" office:value-type="string" calcext:value-type="string">
            <text:p>16:33:0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4:00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83" office:value-type="string" calcext:value-type="string">
            <text:p>7:18:00</text:p>
          </table:table-cell>
          <table:table-cell table:style-name="ce83" office:value-type="string" calcext:value-type="string">
            <text:p>16:35:00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6:0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7:0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83" office:value-type="string" calcext:value-type="string">
            <text:p>7:19:00</text:p>
          </table:table-cell>
          <table:table-cell table:style-name="ce83" office:value-type="string" calcext:value-type="string">
            <text:p>16:38:00</text:p>
          </table:table-cell>
        </table:table-row>
        <table:table-row table:style-name="ro2" table:number-rows-repeated="104820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0" table:target-range-address="Events.A1:Events.T1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9">
      <number:number number:decimal-places="8" number:min-decimal-places="8" number:min-integer-digits="1"/>
    </number:number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">
      <number:number number:decimal-places="1" number:min-decimal-places="1" number:min-integer-digits="1" number:grouping="true"/>
    </number:number-style>
    <number:number-style style:name="N14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P0" style:volatile="true">
      <number:hours/>
      <number:text>:</number:text>
      <number:minutes number:style="long"/>
      <number:text>:</number:text>
      <number:seconds number:style="long"/>
    </number:time-style>
    <number:text-style style:name="N132">
      <number:text-content/>
      <style:map style:condition="value()&lt;=1.7976931348623157E+308" style:apply-style-name="N132P0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55">
      <number:year number:style="long"/>
      <number:text>-</number:text>
      <number:month number:textual="true"/>
      <number:text>-</number:text>
      <number:day/>
      <number:text>-</number:text>
      <number:month number:textual="true"/>
    </number:date-style>
    <number:number-style style:name="N126">
      <number:number number:decimal-places="1" number:min-decimal-places="1" number:min-integer-digits="1"/>
    </number:number-style>
    <number:date-style style:name="N154">
      <number:year number:style="long"/>
      <number:text>-</number:text>
      <number:month number:textual="true"/>
      <number:text>-</number:text>
      <number:day/>
      <number:text>-</number:text>
      <number:day-of-week/>
    </number:date-style>
    <number:time-style style:name="N125">
      <number:minutes number:style="long"/>
      <number:text>:</number:text>
      <number:seconds number:style="long" number:decimal-places="1"/>
    </number:time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time-style style:name="N122P0" style:volatile="true">
      <number:hours/>
      <number:text>:</number:text>
      <number:minutes number:style="long"/>
    </number:time-style>
    <number:text-style style:name="N122">
      <number:text-content/>
      <style:map style:condition="value()&lt;=1.7976931348623157E+308" style:apply-style-name="N122P0"/>
    </number:text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S-Walk-Style" style:family="table-cell" style:parent-style-name="Default">
      <style:table-cell-properties fo:background-color="#c8bf6a"/>
    </style:style>
    <style:style style:name="TS-Walk-Tentative" style:family="table-cell" style:parent-style-name="Default">
      <style:table-cell-properties fo:background-color="#e9e5c3"/>
    </style:style>
    <style:style style:name="TS-Walk-Hidden" style:family="table-cell" style:parent-style-name="Default">
      <style:table-cell-properties fo:background-color="#e9e5c3"/>
      <style:text-properties fo:color="#808080" style:text-line-through-style="solid" style:text-line-through-type="single"/>
    </style:style>
    <style:style style:name="TS-Hike" style:family="table-cell" style:parent-style-name="Default">
      <style:table-cell-properties fo:background-color="#ff9c33"/>
    </style:style>
    <style:style style:name="TS-Hike-Tentative" style:family="table-cell" style:parent-style-name="Default">
      <style:table-cell-properties fo:background-color="#ffd7ad"/>
    </style:style>
    <style:style style:name="TS-Hike-Hidden" style:family="table-cell" style:parent-style-name="Default">
      <style:table-cell-properties fo:background-color="#ffd7ad"/>
      <style:text-properties fo:color="#808080" style:text-line-through-style="solid" style:text-line-through-type="single"/>
    </style:style>
    <style:style style:name="TS-Trip" style:family="table-cell" style:parent-style-name="Default">
      <style:table-cell-properties fo:background-color="#53dfcf"/>
    </style:style>
    <style:style style:name="TS-Trip-Tentative" style:family="table-cell" style:parent-style-name="Default">
      <style:table-cell-properties fo:background-color="#baf2ec"/>
    </style:style>
    <style:style style:name="TS-Trip-Hidden" style:family="table-cell" style:parent-style-name="Default">
      <style:table-cell-properties fo:background-color="#baf2ec"/>
      <style:text-properties fo:color="#808080" style:text-line-through-style="solid" style:text-line-through-type="single"/>
    </style:style>
    <style:style style:name="TS-Holiday" style:family="table-cell" style:parent-style-name="Default">
      <style:table-cell-properties fo:background-color="#dd00bb"/>
    </style:style>
    <style:style style:name="TS-Holiday-Tentative" style:family="table-cell" style:parent-style-name="Default">
      <style:table-cell-properties fo:background-color="#f199e4"/>
    </style:style>
    <style:style style:name="Untitled1" style:family="table-cell" style:parent-style-name="Default"/>
    <style:style style:name="TS-Special" style:family="table-cell" style:parent-style-name="Default">
      <style:table-cell-properties fo:background-color="#ff1900"/>
    </style:style>
    <style:style style:name="TS-Special-Tentative" style:family="table-cell" style:parent-style-name="Default">
      <style:table-cell-properties fo:background-color="#ffa399"/>
    </style:style>
    <style:style style:name="TS-Special-Hidden" style:family="table-cell" style:parent-style-name="Default">
      <style:table-cell-properties fo:background-color="#ffa399"/>
      <style:text-properties fo:color="#b2b2b2" style:text-line-through-style="solid" style:text-line-through-type="single"/>
    </style:style>
    <style:style style:name="Untitled2" style:family="table-cell" style:parent-style-name="Default">
      <style:text-properties fo:font-size="8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9:12:59.158636229</meta:creation-date>
    <dc:date>2022-09-24T07:57:13.218743620</dc:date>
    <meta:editing-duration>P3DT7H51M34S</meta:editing-duration>
    <meta:editing-cycles>65</meta:editing-cycles>
    <meta:generator>LibreOffice/7.4.1.1$Linux_X86_64 LibreOffice_project/40$Build-1</meta:generator>
    <meta:document-statistic meta:table-count="2" meta:cell-count="3700" meta:object-count="0"/>
  </office:meta>
</office:document-meta>
</file>